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6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1">
      <style:graphic-properties fo:wrap-option="no-wrap" fo:padding-top="0.04921in" fo:padding-bottom="0.04921in" fo:padding-left="0.09843in" fo:padding-right="0.09843in" draw:textarea-vertical-align="middle" draw:textarea-horizontal-align="center" draw:fill="solid" draw:fill-color="#81d41a" draw:opacity="100%" draw:stroke="solid" svg:stroke-width="0in" svg:stroke-color="#3465a4" svg:stroke-opacity="100%" draw:auto-grow-width="false" draw:auto-grow-height="false"/>
      <style:paragraph-properties style:font-independent-line-spacing="fals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no-wrap" fo:padding-top="0.04921in" fo:padding-bottom="0.04921in" fo:padding-left="0.09843in" fo:padding-right="0.09843in" draw:textarea-vertical-align="middle" draw:textarea-horizontal-align="left" draw:fill="solid" draw:fill-color="#000000" draw:opacity="100%" draw:stroke="solid" svg:stroke-width="0in" svg:stroke-color="#3465a4" svg:stroke-opacity="100%" draw:auto-grow-width="false" draw:auto-grow-height="false"/>
      <style:paragraph-properties style:font-independent-line-spacing="fals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7">
      <style:graphic-properties fo:wrap-option="no-wrap" fo:padding-top="0.04921in" fo:padding-bottom="0.04921in" fo:padding-left="0.09843in" fo:padding-right="0.09843in" draw:textarea-vertical-align="middle" draw:textarea-horizontal-align="center" draw:fill="solid" draw:fill-color="#ffff00" draw:opacity="100%" draw:stroke="solid" svg:stroke-width="0in" svg:stroke-color="#3465a4" svg:stroke-opacity="100%" draw:auto-grow-width="false" draw:auto-grow-height="false"/>
      <style:paragraph-properties style:font-independent-line-spacing="false" style:writing-mode="lr-tb"/>
    </style:style>
    <style:style style:family="graphic" style:name="a710">
      <style:graphic-properties fo:wrap-option="no-wrap" fo:padding-top="0.04921in" fo:padding-bottom="0.04921in" fo:padding-left="0.09843in" fo:padding-right="0.09843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3">
      <style:graphic-properties fo:wrap-option="no-wrap" fo:padding-top="0.04921in" fo:padding-bottom="0.04921in" fo:padding-left="0.09843in" fo:padding-right="0.09843in" draw:textarea-vertical-align="middle" draw:textarea-horizontal-align="left" draw:fill="solid" draw:fill-color="#000000" draw:opacity="100%" draw:stroke="solid" svg:stroke-width="0in" svg:stroke-color="#3465a4" svg:stroke-opacity="100%" draw:auto-grow-width="false" draw:auto-grow-height="false"/>
      <style:paragraph-properties style:font-independent-line-spacing="false" style:writing-mode="lr-tb"/>
    </style:style>
    <style:style style:family="paragraph" style:name="a7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6">
      <style:graphic-properties fo:wrap-option="no-wrap" fo:padding-top="0.04921in" fo:padding-bottom="0.04921in" fo:padding-left="0.09843in" fo:padding-right="0.09843in" draw:textarea-vertical-align="middle" draw:textarea-horizontal-align="left" draw:fill="solid" draw:fill-color="#000000" draw:opacity="100%" draw:stroke="solid" svg:stroke-width="0in" svg:stroke-color="#3465a4" svg:stroke-opacity="100%" draw:auto-grow-width="false" draw:auto-grow-height="false"/>
      <style:paragraph-properties style:font-independent-line-spacing="false" style:writing-mode="lr-tb"/>
    </style:style>
    <style:style style:family="graphic" style:name="a784">
      <style:graphic-properties fo:wrap-option="no-wrap" fo:padding-top="0.04921in" fo:padding-bottom="0.04921in" fo:padding-left="0.09843in" fo:padding-right="0.09843in" draw:textarea-vertical-align="middle" draw:textarea-horizontal-align="center" draw:fill="solid" draw:fill-color="#999999" draw:opacity="100%" draw:stroke="solid" svg:stroke-width="0in" svg:stroke-color="#3465a4" svg:stroke-opacity="100%" draw:auto-grow-width="false" draw:auto-grow-height="false"/>
      <style:paragraph-properties style:font-independent-line-spacing="fals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no-wrap" fo:padding-top="0.04921in" fo:padding-bottom="0.04921in" fo:padding-left="0.09843in" fo:padding-right="0.09843in" draw:textarea-vertical-align="middle" draw:textarea-horizontal-align="left" draw:fill="solid" draw:fill-color="#000000" draw:opacity="100%" draw:stroke="solid" svg:stroke-width="0in" svg:stroke-color="#3465a4" svg:stroke-opacity="100%" draw:auto-grow-width="false" draw:auto-grow-height="false"/>
      <style:paragraph-properties style:font-independent-line-spacing="false" style:writing-mode="lr-tb"/>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9">
      <style:graphic-properties fo:wrap-option="no-wrap" fo:padding-top="0.04921in" fo:padding-bottom="0.04921in" fo:padding-left="0.09843in" fo:padding-right="0.09843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graphic" style:name="a670">
      <style:graphic-properties fo:wrap-option="no-wrap" fo:padding-top="0.04921in" fo:padding-bottom="0.04921in" fo:padding-left="0.09843in" fo:padding-right="0.09843in" draw:textarea-vertical-align="middle" draw:textarea-horizontal-align="left" draw:fill="solid" draw:fill-color="#000000" draw:opacity="100%" draw:stroke="solid" svg:stroke-width="0in" svg:stroke-color="#3465a4" svg:stroke-opacity="100%" draw:auto-grow-width="false" draw:auto-grow-height="false"/>
      <style:paragraph-properties style:font-independent-line-spacing="false"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fo:wrap-option="no-wrap" fo:padding-top="0.04921in" fo:padding-bottom="0.04921in" fo:padding-left="0.09843in" fo:padding-right="0.09843in" draw:textarea-vertical-align="middle" draw:textarea-horizontal-align="center" draw:fill="solid" draw:fill-color="#81d41a" draw:opacity="100%" draw:stroke="solid" svg:stroke-width="0in" svg:stroke-color="#3465a4" svg:stroke-opacity="100%" draw:auto-grow-width="false" draw:auto-grow-height="false"/>
      <style:paragraph-properties style:font-independent-line-spacing="fals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77">
      <style:graphic-properties draw:fill="solid" draw:fill-color="#729fcf" draw:opacity="100%" draw:stroke="solid" svg:stroke-width="0.02778in" svg:stroke-color="#3465a4" svg:stroke-opacity="100%" style:protect=""/>
    </style:style>
    <style:style style:family="presentation" style:name="a6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2">
      <style:graphic-properties fo:wrap-option="no-wrap" fo:padding-top="0.04921in" fo:padding-bottom="0.04921in" fo:padding-left="0.09843in" fo:padding-right="0.09843in" draw:textarea-vertical-align="middle" draw:textarea-horizontal-align="left" draw:fill="solid" draw:fill-color="#000000" draw:opacity="100%" draw:stroke="solid" svg:stroke-width="0in" svg:stroke-color="#3465a4" svg:stroke-opacity="100%" draw:auto-grow-width="false" draw:auto-grow-height="false"/>
      <style:paragraph-properties style:font-independent-line-spacing="false" style:writing-mode="lr-tb"/>
    </style:style>
    <style:style style:family="paragraph" style:name="a7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2">
      <style:graphic-properties fo:wrap-option="no-wrap" fo:padding-top="0.04921in" fo:padding-bottom="0.04921in" fo:padding-left="0.09843in" fo:padding-right="0.09843in" draw:textarea-vertical-align="middle" draw:textarea-horizontal-align="left" draw:fill="solid" draw:fill-color="#000000" draw:opacity="100%" draw:stroke="solid" svg:stroke-width="0in" svg:stroke-color="#3465a4" svg:stroke-opacity="100%" draw:auto-grow-width="false" draw:auto-grow-height="false"/>
      <style:paragraph-properties style:font-independent-line-spacing="false" style:writing-mode="lr-tb"/>
    </style:style>
    <style:style style:family="paragraph" style:name="a7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5">
      <style:graphic-properties fo:wrap-option="no-wrap" fo:padding-top="0.04921in" fo:padding-bottom="0.04921in" fo:padding-left="0.09843in" fo:padding-right="0.09843in" draw:textarea-vertical-align="middle" draw:textarea-horizontal-align="left" draw:fill="solid" draw:fill-color="#000000" draw:opacity="100%" draw:stroke="solid" svg:stroke-width="0in" svg:stroke-color="#3465a4" svg:stroke-opacity="100%" draw:auto-grow-width="false" draw:auto-grow-height="false"/>
      <style:paragraph-properties style:font-independent-line-spacing="false" style:writing-mode="lr-tb"/>
    </style:style>
    <style:style style:family="paragraph" style:name="a7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5">
      <style:graphic-properties fo:wrap-option="no-wrap" fo:padding-top="0.04921in" fo:padding-bottom="0.04921in" fo:padding-left="0.09843in" fo:padding-right="0.09843in" draw:textarea-vertical-align="middle" draw:textarea-horizontal-align="left" draw:fill="solid" draw:fill-color="#000000" draw:opacity="100%" draw:stroke="solid" svg:stroke-width="0in" svg:stroke-color="#3465a4" svg:stroke-opacity="100%" draw:auto-grow-width="false" draw:auto-grow-height="false"/>
      <style:paragraph-properties style:font-independent-line-spacing="false" style:writing-mode="lr-tb"/>
    </style:style>
    <style:style style:family="paragraph" style:name="a7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draw:fill="solid" draw:fill-color="#729fcf" draw:opacity="100%" draw:stroke="solid" svg:stroke-width="0.02778in" svg:stroke-color="#3465a4" svg:stroke-opacity="100%" style:protect=""/>
    </style:style>
    <style:style style:family="graphic" style:name="a798">
      <style:graphic-properties fo:wrap-option="no-wrap" fo:padding-top="0.04921in" fo:padding-bottom="0.04921in" fo:padding-left="0.09843in" fo:padding-right="0.09843in" draw:textarea-vertical-align="middle" draw:textarea-horizontal-align="left" draw:fill="solid" draw:fill-color="#000000" draw:opacity="100%" draw:stroke="solid" svg:stroke-width="0in" svg:stroke-color="#3465a4" svg:stroke-opacity="100%" draw:auto-grow-width="false" draw:auto-grow-height="false"/>
      <style:paragraph-properties style:font-independent-line-spacing="false" style:writing-mode="lr-tb"/>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no-wrap" fo:padding-top="0.04921in" fo:padding-bottom="0.04921in" fo:padding-left="0.09843in" fo:padding-right="0.09843in" draw:textarea-vertical-align="top" draw:textarea-horizontal-align="center" draw:fill="solid" draw:fill-color="#729fcf" draw:opacity="100%" draw:stroke="solid" svg:stroke-width="0in" svg:stroke-color="#5983b0" svg:stroke-opacity="100%" draw:auto-grow-width="false" draw:auto-grow-height="false"/>
      <style:paragraph-properties style:font-independent-line-spacing="false" style:writing-mode="lr-tb"/>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8">
      <style:graphic-properties fo:wrap-option="no-wrap" fo:padding-top="0.04921in" fo:padding-bottom="0.04921in" fo:padding-left="0.09843in" fo:padding-right="0.09843in" draw:textarea-vertical-align="top" draw:textarea-horizontal-align="center" draw:fill="solid" draw:fill-color="#ff8000" draw:opacity="100%" draw:stroke="solid" svg:stroke-width="0in" svg:stroke-color="#ff8000" svg:stroke-opacity="100%" draw:auto-grow-width="false" draw:auto-grow-height="false"/>
      <style:paragraph-properties style:font-independent-line-spacing="false" style:writing-mode="lr-tb"/>
    </style:style>
    <style:style style:family="presentation" style:name="a7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3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no-wrap" fo:padding-top="0.04921in" fo:padding-bottom="0.04921in" fo:padding-left="0.09843in" fo:padding-right="0.09843in" draw:textarea-vertical-align="top" draw:textarea-horizontal-align="center" draw:fill="solid" draw:fill-color="#ff8000" draw:opacity="100%" draw:stroke="solid" svg:stroke-width="0in" svg:stroke-color="#5983b0" svg:stroke-opacity="100%" draw:auto-grow-width="false" draw:auto-grow-height="false"/>
      <style:paragraph-properties style:font-independent-line-spacing="fals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1">
      <style:graphic-properties fo:wrap-option="no-wrap" fo:padding-top="0.04921in" fo:padding-bottom="0.04921in" fo:padding-left="0.09843in" fo:padding-right="0.09843in" draw:textarea-vertical-align="middle" draw:textarea-horizontal-align="left" draw:fill="solid" draw:fill-color="#000000" draw:opacity="100%" draw:stroke="solid" svg:stroke-width="0in" svg:stroke-color="#3465a4" svg:stroke-opacity="100%" draw:auto-grow-width="false" draw:auto-grow-height="false"/>
      <style:paragraph-properties style:font-independent-line-spacing="false" style:writing-mode="lr-tb"/>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4">
      <style:graphic-properties fo:wrap-option="no-wrap" fo:padding-top="0.04921in" fo:padding-bottom="0.04921in" fo:padding-left="0.09843in" fo:padding-right="0.09843in" draw:textarea-vertical-align="middle" draw:textarea-horizontal-align="center" draw:fill="solid" draw:fill-color="#81d41a" draw:opacity="100%" draw:stroke="solid" svg:stroke-width="0in" svg:stroke-color="#3465a4" svg:stroke-opacity="100%" draw:auto-grow-width="false" draw:auto-grow-height="false"/>
      <style:paragraph-properties style:font-independent-line-spacing="fals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0">
      <style:graphic-properties fo:wrap-option="no-wrap" fo:padding-top="0.04921in" fo:padding-bottom="0.04921in" fo:padding-left="0.09843in" fo:padding-right="0.09843in" draw:textarea-vertical-align="top" draw:textarea-horizontal-align="center" draw:fill="solid" draw:fill-color="#729fcf" draw:opacity="100%" draw:stroke="solid" svg:stroke-width="0in" svg:stroke-color="#5983b0" svg:stroke-opacity="100%" draw:auto-grow-width="false" draw:auto-grow-height="false"/>
      <style:paragraph-properties style:font-independent-line-spacing="false" style:writing-mode="lr-tb"/>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no-wrap" fo:padding-top="0.04921in" fo:padding-bottom="0.04921in" fo:padding-left="0.09843in" fo:padding-right="0.09843in" draw:textarea-vertical-align="top" draw:textarea-horizontal-align="center" draw:fill="solid" draw:fill-color="#ff8000" draw:opacity="100%" draw:stroke="solid" svg:stroke-width="0in" svg:stroke-color="#ff8000" svg:stroke-opacity="100%" draw:auto-grow-width="false" draw:auto-grow-height="false"/>
      <style:paragraph-properties style:font-independent-line-spacing="fals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0">
      <style:graphic-properties fo:wrap-option="no-wrap" fo:padding-top="0.04921in" fo:padding-bottom="0.04921in" fo:padding-left="0.09843in" fo:padding-right="0.09843in" draw:textarea-vertical-align="middle" draw:textarea-horizontal-align="center" draw:fill="solid" draw:fill-color="#81d41a" draw:opacity="100%" draw:stroke="solid" svg:stroke-width="0in" svg:stroke-color="#3465a4" svg:stroke-opacity="100%" draw:auto-grow-width="false" draw:auto-grow-height="false"/>
      <style:paragraph-properties style:font-independent-line-spacing="fals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3">
      <style:graphic-properties fo:wrap-option="no-wrap" fo:padding-top="0.04921in" fo:padding-bottom="0.04921in" fo:padding-left="0.09843in" fo:padding-right="0.09843in" draw:textarea-vertical-align="middle" draw:textarea-horizontal-align="left" draw:fill="solid" draw:fill-color="#000000" draw:opacity="100%" draw:stroke="solid" svg:stroke-width="0in" svg:stroke-color="#3465a4" svg:stroke-opacity="100%" draw:auto-grow-width="false" draw:auto-grow-height="false"/>
      <style:paragraph-properties style:font-independent-line-spacing="fals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6">
      <style:graphic-properties fo:wrap-option="no-wrap" fo:padding-top="0.04921in" fo:padding-bottom="0.04921in" fo:padding-left="0.09843in" fo:padding-right="0.09843in" draw:textarea-vertical-align="middle" draw:textarea-horizontal-align="left" draw:fill="solid" draw:fill-color="#000000" draw:opacity="100%" draw:stroke="solid" svg:stroke-width="0in" svg:stroke-color="#3465a4" svg:stroke-opacity="100%" draw:auto-grow-width="false" draw:auto-grow-height="false"/>
      <style:paragraph-properties style:font-independent-line-spacing="false" style:writing-mode="lr-tb"/>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9">
      <style:graphic-properties fo:wrap-option="no-wrap" fo:padding-top="0.04921in" fo:padding-bottom="0.04921in" fo:padding-left="0.09843in" fo:padding-right="0.09843in" draw:textarea-vertical-align="middle" draw:textarea-horizontal-align="left" draw:fill="solid" draw:fill-color="#000000" draw:opacity="100%" draw:stroke="solid" svg:stroke-width="0in" svg:stroke-color="#3465a4" svg:stroke-opacity="100%" draw:auto-grow-width="false" draw:auto-grow-height="false"/>
      <style:paragraph-properties style:font-independent-line-spacing="false" style:writing-mode="lr-tb"/>
    </style:style>
    <style:style style:family="graphic" style:name="a801">
      <style:graphic-properties fo:wrap-option="no-wrap" fo:padding-top="0.04921in" fo:padding-bottom="0.04921in" fo:padding-left="0.09843in" fo:padding-right="0.09843in" draw:textarea-vertical-align="middle" draw:textarea-horizontal-align="left" draw:fill="solid" draw:fill-color="#000000" draw:opacity="100%" draw:stroke="solid" svg:stroke-width="0in" svg:stroke-color="#3465a4" svg:stroke-opacity="100%" draw:auto-grow-width="false" draw:auto-grow-height="false"/>
      <style:paragraph-properties style:font-independent-line-spacing="fals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6">
      <style:graphic-properties fo:wrap-option="no-wrap" fo:padding-top="0.04921in" fo:padding-bottom="0.04921in" fo:padding-left="0.09843in" fo:padding-right="0.09843in" draw:textarea-vertical-align="middle" draw:textarea-horizontal-align="center" draw:fill="solid" draw:fill-color="#999999" draw:opacity="100%" draw:stroke="solid" svg:stroke-width="0in" svg:stroke-color="#3465a4" svg:stroke-opacity="100%" draw:auto-grow-width="false" draw:auto-grow-height="false"/>
      <style:paragraph-properties style:font-independent-line-spacing="false" style:writing-mode="lr-tb"/>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9">
      <style:graphic-properties fo:wrap-option="no-wrap" fo:padding-top="0.04921in" fo:padding-bottom="0.04921in" fo:padding-left="0.09843in" fo:padding-right="0.09843in" draw:textarea-vertical-align="middle" draw:textarea-horizontal-align="center" draw:fill="solid" draw:fill-color="#ffffff" draw:opacity="100%" draw:stroke="solid" svg:stroke-width="0in" svg:stroke-color="#000000" svg:stroke-opacity="100%" draw:auto-grow-width="false" draw:auto-grow-height="false"/>
      <style:paragraph-properties style:font-independent-line-spacing="false" style:writing-mode="lr-tb"/>
    </style:style>
    <style:style style:family="graphic" style:name="a640">
      <style:graphic-properties fo:wrap-option="no-wrap" fo:padding-top="0.04921in" fo:padding-bottom="0.04921in" fo:padding-left="0.09843in" fo:padding-right="0.09843in" draw:textarea-vertical-align="top" draw:textarea-horizontal-align="center" draw:fill="solid" draw:fill-color="#729fcf" draw:opacity="100%" draw:stroke="solid" svg:stroke-width="0in" svg:stroke-color="#5983b0" svg:stroke-opacity="100%" draw:auto-grow-width="false" draw:auto-grow-height="false"/>
      <style:paragraph-properties style:font-independent-line-spacing="false" style:writing-mode="lr-tb"/>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3">
      <style:graphic-properties fo:wrap-option="no-wrap" fo:padding-top="0.04921in" fo:padding-bottom="0.04921in" fo:padding-left="0.09843in" fo:padding-right="0.09843in" draw:textarea-vertical-align="top" draw:textarea-horizontal-align="center" draw:fill="solid" draw:fill-color="#ff8000" draw:opacity="100%" draw:stroke="solid" svg:stroke-width="0in" svg:stroke-color="#ff8000" svg:stroke-opacity="100%" draw:auto-grow-width="false" draw:auto-grow-height="false"/>
      <style:paragraph-properties style:font-independent-line-spacing="fals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fo:wrap-option="no-wrap" fo:padding-top="0.04921in" fo:padding-bottom="0.04921in" fo:padding-left="0.09843in" fo:padding-right="0.09843in" draw:textarea-vertical-align="middle" draw:textarea-horizontal-align="center" draw:fill="solid" draw:fill-color="#81d41a" draw:opacity="100%" draw:stroke="solid" svg:stroke-width="0in" svg:stroke-color="#3465a4" svg:stroke-opacity="100%" draw:auto-grow-width="false" draw:auto-grow-height="false"/>
      <style:paragraph-properties style:font-independent-line-spacing="fals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9">
      <style:graphic-properties fo:wrap-option="no-wrap" fo:padding-top="0.04921in" fo:padding-bottom="0.04921in" fo:padding-left="0.09843in" fo:padding-right="0.09843in" draw:textarea-vertical-align="middle" draw:textarea-horizontal-align="center" draw:fill="solid" draw:fill-color="#81d41a" draw:opacity="100%" draw:stroke="solid" svg:stroke-width="0in" svg:stroke-color="#3465a4" svg:stroke-opacity="100%" draw:auto-grow-width="false" draw:auto-grow-height="false"/>
      <style:paragraph-properties style:font-independent-line-spacing="false" style:writing-mode="lr-tb"/>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2">
      <style:graphic-properties fo:wrap-option="no-wrap" fo:padding-top="0.04921in" fo:padding-bottom="0.04921in" fo:padding-left="0.09843in" fo:padding-right="0.09843in" draw:textarea-vertical-align="middle" draw:textarea-horizontal-align="left" draw:fill="solid" draw:fill-color="#000000" draw:opacity="100%" draw:stroke="solid" svg:stroke-width="0in" svg:stroke-color="#3465a4" svg:stroke-opacity="100%" draw:auto-grow-width="false" draw:auto-grow-height="false"/>
      <style:paragraph-properties style:font-independent-line-spacing="fals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5">
      <style:graphic-properties fo:wrap-option="no-wrap" fo:padding-top="0.04921in" fo:padding-bottom="0.04921in" fo:padding-left="0.09843in" fo:padding-right="0.09843in" draw:textarea-vertical-align="middle" draw:textarea-horizontal-align="left" draw:fill="solid" draw:fill-color="#000000" draw:opacity="100%" draw:stroke="solid" svg:stroke-width="0in" svg:stroke-color="#3465a4" svg:stroke-opacity="100%" draw:auto-grow-width="false" draw:auto-grow-height="false"/>
      <style:paragraph-properties style:font-independent-line-spacing="fals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8">
      <style:graphic-properties fo:wrap-option="no-wrap" fo:padding-top="0.04921in" fo:padding-bottom="0.04921in" fo:padding-left="0.09843in" fo:padding-right="0.09843in" draw:textarea-vertical-align="middle" draw:textarea-horizontal-align="left" draw:fill="solid" draw:fill-color="#000000" draw:opacity="100%" draw:stroke="solid" svg:stroke-width="0in" svg:stroke-color="#3465a4" svg:stroke-opacity="100%" draw:auto-grow-width="false" draw:auto-grow-height="false"/>
      <style:paragraph-properties style:font-independent-line-spacing="false" style:writing-mode="lr-tb"/>
    </style:style>
    <style:style style:family="paragraph" style:name="a81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6">
      <style:graphic-properties fo:wrap-option="no-wrap" fo:padding-top="0.04921in" fo:padding-bottom="0.04921in" fo:padding-left="0.09843in" fo:padding-right="0.09843in" draw:textarea-vertical-align="middle" draw:textarea-horizontal-align="center" draw:fill="solid" draw:fill-color="#ffffff" draw:opacity="100%" draw:stroke="solid" svg:stroke-width="0in" svg:stroke-color="#000000" svg:stroke-opacity="100%" draw:auto-grow-width="false" draw:auto-grow-height="false"/>
      <style:paragraph-properties style:font-independent-line-spacing="fals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2">
      <style:graphic-properties fo:wrap-option="no-wrap" fo:padding-top="0.04921in" fo:padding-bottom="0.04921in" fo:padding-left="0.09843in" fo:padding-right="0.09843in" draw:textarea-vertical-align="middle" draw:textarea-horizontal-align="left" draw:fill="solid" draw:fill-color="#000000" draw:opacity="100%" draw:stroke="solid" svg:stroke-width="0in" svg:stroke-color="#3465a4" svg:stroke-opacity="100%" draw:auto-grow-width="false" draw:auto-grow-height="false"/>
      <style:paragraph-properties style:font-independent-line-spacing="false" style:writing-mode="lr-tb"/>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5">
      <style:graphic-properties fo:wrap-option="no-wrap" fo:padding-top="0.04921in" fo:padding-bottom="0.04921in" fo:padding-left="0.09843in" fo:padding-right="0.09843in" draw:textarea-vertical-align="middle" draw:textarea-horizontal-align="left" draw:fill="solid" draw:fill-color="#000000" draw:opacity="100%" draw:stroke="solid" svg:stroke-width="0in" svg:stroke-color="#3465a4" svg:stroke-opacity="100%" draw:auto-grow-width="false" draw:auto-grow-height="false"/>
      <style:paragraph-properties style:font-independent-line-spacing="fals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0">
      <style:graphic-properties fo:wrap-option="no-wrap" fo:padding-top="0.04921in" fo:padding-bottom="0.04921in" fo:padding-left="0.09843in" fo:padding-right="0.09843in" draw:textarea-vertical-align="middle" draw:textarea-horizontal-align="center" draw:fill="solid" draw:fill-color="#81d41a" draw:opacity="100%" draw:stroke="solid" svg:stroke-width="0in" svg:stroke-color="#3465a4" svg:stroke-opacity="100%" draw:auto-grow-width="false" draw:auto-grow-height="false"/>
      <style:paragraph-properties style:font-independent-line-spacing="false" style:writing-mode="lr-tb"/>
    </style:style>
    <style:style style:family="graphic" style:name="a658">
      <style:graphic-properties fo:wrap-option="no-wrap" fo:padding-top="0.04921in" fo:padding-bottom="0.04921in" fo:padding-left="0.09843in" fo:padding-right="0.09843in" draw:textarea-vertical-align="middle" draw:textarea-horizontal-align="center" draw:fill="solid" draw:fill-color="#ffff00" draw:opacity="100%" draw:stroke="solid" svg:stroke-width="0in" svg:stroke-color="#3465a4" svg:stroke-opacity="100%" draw:auto-grow-width="false" draw:auto-grow-height="false"/>
      <style:paragraph-properties style:font-independent-line-spacing="fals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5">
      <style:graphic-properties fo:wrap-option="no-wrap" fo:padding-top="0.04921in" fo:padding-bottom="0.04921in" fo:padding-left="0.09843in" fo:padding-right="0.09843in" draw:textarea-vertical-align="middle" draw:textarea-horizontal-align="center" draw:fill="solid" draw:fill-color="#999999" draw:opacity="100%" draw:stroke="solid" svg:stroke-width="0in" svg:stroke-color="#3465a4" svg:stroke-opacity="100%" draw:auto-grow-width="false" draw:auto-grow-height="false"/>
      <style:paragraph-properties style:font-independent-line-spacing="false" style:writing-mode="lr-tb"/>
    </style:style>
    <style:style style:family="graphic" style:name="a773">
      <style:graphic-properties fo:wrap-option="no-wrap" fo:padding-top="0.04921in" fo:padding-bottom="0.04921in" fo:padding-left="0.09843in" fo:padding-right="0.09843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1">
      <style:graphic-properties fo:wrap-option="no-wrap" fo:padding-top="0.04921in" fo:padding-bottom="0.04921in" fo:padding-left="0.09843in" fo:padding-right="0.09843in" draw:textarea-vertical-align="middle" draw:textarea-horizontal-align="center" draw:fill="solid" draw:fill-color="#ffffff" draw:opacity="100%" draw:stroke="solid" svg:stroke-width="0in" svg:stroke-color="#000000" svg:stroke-opacity="100%" draw:auto-grow-width="false" draw:auto-grow-height="false"/>
      <style:paragraph-properties style:font-independent-line-spacing="false" style:writing-mode="lr-tb"/>
    </style:style>
    <style:style style:family="graphic" style:name="a779">
      <style:graphic-properties fo:wrap-option="no-wrap" fo:padding-top="0.04921in" fo:padding-bottom="0.04921in" fo:padding-left="0.09843in" fo:padding-right="0.09843in" draw:textarea-vertical-align="middle" draw:textarea-horizontal-align="center" draw:fill="solid" draw:fill-color="#81d41a" draw:opacity="100%" draw:stroke="solid" svg:stroke-width="0in" svg:stroke-color="#3465a4" svg:stroke-opacity="100%" draw:auto-grow-width="false" draw:auto-grow-height="false"/>
      <style:paragraph-properties style:font-independent-line-spacing="fals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25">
      <style:graphic-properties draw:fill="solid" draw:fill-color="#729fcf" draw:opacity="100%" draw:stroke="solid" svg:stroke-width="0.02778in" svg:stroke-color="#3465a4" svg:stroke-opacity="100%" style:protect=""/>
    </style:style>
    <style:style style:family="presentation" style:name="a8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office:automatic-styles>
  <office:body>
    <office:presentation>
      <draw:page draw:name="page1" draw:style-name="a637" draw:master-page-name="Master1-Layout7-blank-白紙" presentation:presentation-page-layout-name="Master1-PPL7" draw:id="Slide-256">
        <draw:custom-shape svg:x="1.1811in" svg:y="0.59055in" svg:width="3.74016in" svg:height="4.92126in" draw:id="id73" draw:style-name="a640" draw:name="フリーフォーム 1">
          <svg:title/>
          <svg:desc/>
          <text:p text:style-name="a639" text:class-names="" text:cond-style-name=""><text:span text:style-name="a638" text:class-names="">デスクトップアプリ</text:span></text:p>
          <draw:enhanced-geometry xmlns:dr3d="urn:oasis:names:tc:opendocument:xmlns:dr3d:1.0" draw:type="non-primitive" svg:viewBox="0 0 21600 21600" draw:enhanced-path="M ?f12 ?f14 A ?f110 ?f111 ?f112 ?f113 ?f12 ?f14 ?f107 ?f109  W ?f114 ?f115 ?f116 ?f117 ?f12 ?f14 ?f107 ?f109 L ?f15 ?f12 A ?f157 ?f158 ?f159 ?f160 ?f15 ?f12 ?f154 ?f156  W ?f161 ?f162 ?f163 ?f164 ?f15 ?f12 ?f154 ?f156 L ?f13 ?f15 A ?f204 ?f205 ?f206 ?f207 ?f13 ?f15 ?f201 ?f203  W ?f208 ?f209 ?f210 ?f211 ?f13 ?f15 ?f201 ?f203 L ?f14 ?f13 A ?f251 ?f252 ?f253 ?f254 ?f14 ?f13 ?f248 ?f250  W ?f255 ?f256 ?f257 ?f258 ?f14 ?f13 ?f248 ?f250 Z N" draw:text-areas="?f16 ?f16 ?f17 ?f17" draw:glue-points="?f65 ?f66 ?f67 ?f68 ?f65 ?f69 ?f70 ?f68" draw:glue-point-leaving-directions="-0, -0, -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f12 + 2540"/>
            <draw:equation draw:name="f15" draw:formula="?f13 - 2540"/>
            <draw:equation draw:name="f16" draw:formula="?f12 + 800"/>
            <draw:equation draw:name="f17" draw:formula="?f13 - 800"/>
            <draw:equation draw:name="f18" draw:formula="0 - ?f2"/>
            <draw:equation draw:name="f19" draw:formula="?f14 - ?f12"/>
            <draw:equation draw:name="f20" draw:formula="0 - ?f14"/>
            <draw:equation draw:name="f21" draw:formula="21600 - ?f15"/>
            <draw:equation draw:name="f22" draw:formula="?f15 - ?f13"/>
            <draw:equation draw:name="f23" draw:formula="10800 * ?f10"/>
            <draw:equation draw:name="f24" draw:formula="0 * ?f11"/>
            <draw:equation draw:name="f25" draw:formula="0 * ?f10"/>
            <draw:equation draw:name="f26" draw:formula="10800 * ?f11"/>
            <draw:equation draw:name="f27" draw:formula="21600 * ?f11"/>
            <draw:equation draw:name="f28" draw:formula="21600 * ?f10"/>
            <draw:equation draw:name="f29" draw:formula="abs(?f19)"/>
            <draw:equation draw:name="f30" draw:formula="abs(?f20)"/>
            <draw:equation draw:name="f31" draw:formula="if(?f19, ?f18, ?f2)"/>
            <draw:equation draw:name="f32" draw:formula="if(?f19, ?f2, ?f18)"/>
            <draw:equation draw:name="f33" draw:formula="if(?f20, 0, ?f1)"/>
            <draw:equation draw:name="f34" draw:formula="if(?f20, ?f1, 0)"/>
            <draw:equation draw:name="f35" draw:formula="abs(?f21)"/>
            <draw:equation draw:name="f36" draw:formula="if(?f21, ?f18, ?f2)"/>
            <draw:equation draw:name="f37" draw:formula="if(?f21, ?f2, ?f18)"/>
            <draw:equation draw:name="f38" draw:formula="if(?f21, ?f0, ?f2)"/>
            <draw:equation draw:name="f39" draw:formula="if(?f21, ?f2, ?f0)"/>
            <draw:equation draw:name="f40" draw:formula="abs(?f22)"/>
            <draw:equation draw:name="f41" draw:formula="if(?f22, ?f18, ?f2)"/>
            <draw:equation draw:name="f42" draw:formula="if(?f22, ?f2, ?f18)"/>
            <draw:equation draw:name="f43" draw:formula="if(?f21, 0, ?f1)"/>
            <draw:equation draw:name="f44" draw:formula="if(?f21, ?f1, 0)"/>
            <draw:equation draw:name="f45" draw:formula="if(?f20, ?f18, ?f2)"/>
            <draw:equation draw:name="f46" draw:formula="if(?f20, ?f2, ?f18)"/>
            <draw:equation draw:name="f47" draw:formula="if(?f20, ?f0, ?f2)"/>
            <draw:equation draw:name="f48" draw:formula="if(?f20, ?f2, ?f0)"/>
            <draw:equation draw:name="f49" draw:formula="if(?f19, ?f34, ?f33)"/>
            <draw:equation draw:name="f50" draw:formula="if(?f19, ?f33, ?f34)"/>
            <draw:equation draw:name="f51" draw:formula="if(?f20, ?f31, ?f32)"/>
            <draw:equation draw:name="f52" draw:formula="if(?f21, ?f39, ?f38)"/>
            <draw:equation draw:name="f53" draw:formula="if(?f21, ?f38, ?f39)"/>
            <draw:equation draw:name="f54" draw:formula="if(?f19, ?f37, ?f36)"/>
            <draw:equation draw:name="f55" draw:formula="if(?f22, ?f44, ?f43)"/>
            <draw:equation draw:name="f56" draw:formula="if(?f22, ?f43, ?f44)"/>
            <draw:equation draw:name="f57" draw:formula="if(?f21, ?f41, ?f42)"/>
            <draw:equation draw:name="f58" draw:formula="if(?f20, ?f48, ?f47)"/>
            <draw:equation draw:name="f59" draw:formula="if(?f20, ?f47, ?f48)"/>
            <draw:equation draw:name="f60" draw:formula="if(?f22, ?f46, ?f45)"/>
            <draw:equation draw:name="f61" draw:formula="if(?f20, ?f49, ?f50)"/>
            <draw:equation draw:name="f62" draw:formula="if(?f19, ?f53, ?f52)"/>
            <draw:equation draw:name="f63" draw:formula="if(?f21, ?f55, ?f56)"/>
            <draw:equation draw:name="f64" draw:formula="if(?f22, ?f59, ?f58)"/>
            <draw:equation draw:name="f65" draw:formula="?f23 / ?f10"/>
            <draw:equation draw:name="f66" draw:formula="?f24 / ?f11"/>
            <draw:equation draw:name="f67" draw:formula="?f25 / ?f10"/>
            <draw:equation draw:name="f68" draw:formula="?f26 / ?f11"/>
            <draw:equation draw:name="f69" draw:formula="?f27 / ?f11"/>
            <draw:equation draw:name="f70" draw:formula="?f28 / ?f10"/>
            <draw:equation draw:name="f71" draw:formula="21550000 - ?f51"/>
            <draw:equation draw:name="f72" draw:formula="if(?f71, ?f51, 21550000)"/>
            <draw:equation draw:name="f73" draw:formula="-21550000 - ?f72"/>
            <draw:equation draw:name="f74" draw:formula="if(?f73, -21550000, ?f72)"/>
            <draw:equation draw:name="f75" draw:formula="?f61 + ?f74"/>
            <draw:equation draw:name="f76" draw:formula="?f61 + ?f2"/>
            <draw:equation draw:name="f77" draw:formula="?f76 * ?f9 / ?f1"/>
            <draw:equation draw:name="f78" draw:formula="0 - ?f77"/>
            <draw:equation draw:name="f79" draw:formula="cos(?f78)"/>
            <draw:equation draw:name="f80" draw:formula="0 - ?f79"/>
            <draw:equation draw:name="f81" draw:formula="?f80 * ?f29"/>
            <draw:equation draw:name="f82" draw:formula="sin(?f78)"/>
            <draw:equation draw:name="f83" draw:formula="0 - ?f82"/>
            <draw:equation draw:name="f84" draw:formula="?f83 * ?f30"/>
            <draw:equation draw:name="f85" draw:formula="sqrt(?f81 * ?f81 + ?f84 * ?f84 + 0 * 0)"/>
            <draw:equation draw:name="f86" draw:formula="?f29 * ?f30 / ?f85"/>
            <draw:equation draw:name="f87" draw:formula="?f83 * ?f86"/>
            <draw:equation draw:name="f88" draw:formula="?f12 - ?f87"/>
            <draw:equation draw:name="f89" draw:formula="?f80 * ?f86"/>
            <draw:equation draw:name="f90" draw:formula="?f14 - ?f89"/>
            <draw:equation draw:name="f91" draw:formula="?f88 - ?f29"/>
            <draw:equation draw:name="f92" draw:formula="?f90 - ?f30"/>
            <draw:equation draw:name="f93" draw:formula="?f88 + ?f29"/>
            <draw:equation draw:name="f94" draw:formula="?f90 + ?f30"/>
            <draw:equation draw:name="f95" draw:formula="?f75 + ?f2"/>
            <draw:equation draw:name="f96" draw:formula="?f95 * ?f9 / ?f1"/>
            <draw:equation draw:name="f97" draw:formula="0 - ?f96"/>
            <draw:equation draw:name="f98" draw:formula="cos(?f97)"/>
            <draw:equation draw:name="f99" draw:formula="0 - ?f98"/>
            <draw:equation draw:name="f100" draw:formula="?f99 * ?f29"/>
            <draw:equation draw:name="f101" draw:formula="sin(?f97)"/>
            <draw:equation draw:name="f102" draw:formula="0 - ?f101"/>
            <draw:equation draw:name="f103" draw:formula="?f102 * ?f30"/>
            <draw:equation draw:name="f104" draw:formula="sqrt(?f100 * ?f100 + ?f103 * ?f103 + 0 * 0)"/>
            <draw:equation draw:name="f105" draw:formula="?f29 * ?f30 / ?f104"/>
            <draw:equation draw:name="f106" draw:formula="?f102 * ?f105"/>
            <draw:equation draw:name="f107" draw:formula="?f88 + ?f106"/>
            <draw:equation draw:name="f108" draw:formula="?f99 * ?f105"/>
            <draw:equation draw:name="f109" draw:formula="?f90 + ?f108"/>
            <draw:equation draw:name="f110" draw:formula="if(?f74, ?f12, ?f91)"/>
            <draw:equation draw:name="f111" draw:formula="if(?f74, ?f14, ?f92)"/>
            <draw:equation draw:name="f112" draw:formula="if(?f74, ?f12, ?f93)"/>
            <draw:equation draw:name="f113" draw:formula="if(?f74, ?f14, ?f94)"/>
            <draw:equation draw:name="f114" draw:formula="if(?f74, ?f91, ?f107)"/>
            <draw:equation draw:name="f115" draw:formula="if(?f74, ?f92, ?f109)"/>
            <draw:equation draw:name="f116" draw:formula="if(?f74, ?f93, ?f107)"/>
            <draw:equation draw:name="f117" draw:formula="if(?f74, ?f94, ?f109)"/>
            <draw:equation draw:name="f118" draw:formula="21550000 - ?f54"/>
            <draw:equation draw:name="f119" draw:formula="if(?f118, ?f54, 21550000)"/>
            <draw:equation draw:name="f120" draw:formula="-21550000 - ?f119"/>
            <draw:equation draw:name="f121" draw:formula="if(?f120, -21550000, ?f119)"/>
            <draw:equation draw:name="f122" draw:formula="?f62 + ?f121"/>
            <draw:equation draw:name="f123" draw:formula="?f62 + ?f2"/>
            <draw:equation draw:name="f124" draw:formula="?f123 * ?f9 / ?f1"/>
            <draw:equation draw:name="f125" draw:formula="0 - ?f124"/>
            <draw:equation draw:name="f126" draw:formula="cos(?f125)"/>
            <draw:equation draw:name="f127" draw:formula="0 - ?f126"/>
            <draw:equation draw:name="f128" draw:formula="?f127 * ?f35"/>
            <draw:equation draw:name="f129" draw:formula="sin(?f125)"/>
            <draw:equation draw:name="f130" draw:formula="0 - ?f129"/>
            <draw:equation draw:name="f131" draw:formula="?f130 * ?f29"/>
            <draw:equation draw:name="f132" draw:formula="sqrt(?f128 * ?f128 + ?f131 * ?f131 + 0 * 0)"/>
            <draw:equation draw:name="f133" draw:formula="?f35 * ?f29 / ?f132"/>
            <draw:equation draw:name="f134" draw:formula="?f130 * ?f133"/>
            <draw:equation draw:name="f135" draw:formula="?f15 - ?f134"/>
            <draw:equation draw:name="f136" draw:formula="?f127 * ?f133"/>
            <draw:equation draw:name="f137" draw:formula="?f12 - ?f136"/>
            <draw:equation draw:name="f138" draw:formula="?f135 - ?f35"/>
            <draw:equation draw:name="f139" draw:formula="?f137 - ?f29"/>
            <draw:equation draw:name="f140" draw:formula="?f135 + ?f35"/>
            <draw:equation draw:name="f141" draw:formula="?f137 + ?f29"/>
            <draw:equation draw:name="f142" draw:formula="?f122 + ?f2"/>
            <draw:equation draw:name="f143" draw:formula="?f142 * ?f9 / ?f1"/>
            <draw:equation draw:name="f144" draw:formula="0 - ?f143"/>
            <draw:equation draw:name="f145" draw:formula="cos(?f144)"/>
            <draw:equation draw:name="f146" draw:formula="0 - ?f145"/>
            <draw:equation draw:name="f147" draw:formula="?f146 * ?f35"/>
            <draw:equation draw:name="f148" draw:formula="sin(?f144)"/>
            <draw:equation draw:name="f149" draw:formula="0 - ?f148"/>
            <draw:equation draw:name="f150" draw:formula="?f149 * ?f29"/>
            <draw:equation draw:name="f151" draw:formula="sqrt(?f147 * ?f147 + ?f150 * ?f150 + 0 * 0)"/>
            <draw:equation draw:name="f152" draw:formula="?f35 * ?f29 / ?f151"/>
            <draw:equation draw:name="f153" draw:formula="?f149 * ?f152"/>
            <draw:equation draw:name="f154" draw:formula="?f135 + ?f153"/>
            <draw:equation draw:name="f155" draw:formula="?f146 * ?f152"/>
            <draw:equation draw:name="f156" draw:formula="?f137 + ?f155"/>
            <draw:equation draw:name="f157" draw:formula="if(?f121, ?f15, ?f138)"/>
            <draw:equation draw:name="f158" draw:formula="if(?f121, ?f12, ?f139)"/>
            <draw:equation draw:name="f159" draw:formula="if(?f121, ?f15, ?f140)"/>
            <draw:equation draw:name="f160" draw:formula="if(?f121, ?f12, ?f141)"/>
            <draw:equation draw:name="f161" draw:formula="if(?f121, ?f138, ?f154)"/>
            <draw:equation draw:name="f162" draw:formula="if(?f121, ?f139, ?f156)"/>
            <draw:equation draw:name="f163" draw:formula="if(?f121, ?f140, ?f154)"/>
            <draw:equation draw:name="f164" draw:formula="if(?f121, ?f141, ?f156)"/>
            <draw:equation draw:name="f165" draw:formula="21550000 - ?f57"/>
            <draw:equation draw:name="f166" draw:formula="if(?f165, ?f57, 21550000)"/>
            <draw:equation draw:name="f167" draw:formula="-21550000 - ?f166"/>
            <draw:equation draw:name="f168" draw:formula="if(?f167, -21550000, ?f166)"/>
            <draw:equation draw:name="f169" draw:formula="?f63 + ?f168"/>
            <draw:equation draw:name="f170" draw:formula="?f63 + ?f2"/>
            <draw:equation draw:name="f171" draw:formula="?f170 * ?f9 / ?f1"/>
            <draw:equation draw:name="f172" draw:formula="0 - ?f171"/>
            <draw:equation draw:name="f173" draw:formula="cos(?f172)"/>
            <draw:equation draw:name="f174" draw:formula="0 - ?f173"/>
            <draw:equation draw:name="f175" draw:formula="?f174 * ?f40"/>
            <draw:equation draw:name="f176" draw:formula="sin(?f172)"/>
            <draw:equation draw:name="f177" draw:formula="0 - ?f176"/>
            <draw:equation draw:name="f178" draw:formula="?f177 * ?f35"/>
            <draw:equation draw:name="f179" draw:formula="sqrt(?f175 * ?f175 + ?f178 * ?f178 + 0 * 0)"/>
            <draw:equation draw:name="f180" draw:formula="?f40 * ?f35 / ?f179"/>
            <draw:equation draw:name="f181" draw:formula="?f177 * ?f180"/>
            <draw:equation draw:name="f182" draw:formula="?f13 - ?f181"/>
            <draw:equation draw:name="f183" draw:formula="?f174 * ?f180"/>
            <draw:equation draw:name="f184" draw:formula="?f15 - ?f183"/>
            <draw:equation draw:name="f185" draw:formula="?f182 - ?f40"/>
            <draw:equation draw:name="f186" draw:formula="?f184 - ?f35"/>
            <draw:equation draw:name="f187" draw:formula="?f182 + ?f40"/>
            <draw:equation draw:name="f188" draw:formula="?f184 + ?f35"/>
            <draw:equation draw:name="f189" draw:formula="?f169 + ?f2"/>
            <draw:equation draw:name="f190" draw:formula="?f189 * ?f9 / ?f1"/>
            <draw:equation draw:name="f191" draw:formula="0 - ?f190"/>
            <draw:equation draw:name="f192" draw:formula="cos(?f191)"/>
            <draw:equation draw:name="f193" draw:formula="0 - ?f192"/>
            <draw:equation draw:name="f194" draw:formula="?f193 * ?f40"/>
            <draw:equation draw:name="f195" draw:formula="sin(?f191)"/>
            <draw:equation draw:name="f196" draw:formula="0 - ?f195"/>
            <draw:equation draw:name="f197" draw:formula="?f196 * ?f35"/>
            <draw:equation draw:name="f198" draw:formula="sqrt(?f194 * ?f194 + ?f197 * ?f197 + 0 * 0)"/>
            <draw:equation draw:name="f199" draw:formula="?f40 * ?f35 / ?f198"/>
            <draw:equation draw:name="f200" draw:formula="?f196 * ?f199"/>
            <draw:equation draw:name="f201" draw:formula="?f182 + ?f200"/>
            <draw:equation draw:name="f202" draw:formula="?f193 * ?f199"/>
            <draw:equation draw:name="f203" draw:formula="?f184 + ?f202"/>
            <draw:equation draw:name="f204" draw:formula="if(?f168, ?f13, ?f185)"/>
            <draw:equation draw:name="f205" draw:formula="if(?f168, ?f15, ?f186)"/>
            <draw:equation draw:name="f206" draw:formula="if(?f168, ?f13, ?f187)"/>
            <draw:equation draw:name="f207" draw:formula="if(?f168, ?f15, ?f188)"/>
            <draw:equation draw:name="f208" draw:formula="if(?f168, ?f185, ?f201)"/>
            <draw:equation draw:name="f209" draw:formula="if(?f168, ?f186, ?f203)"/>
            <draw:equation draw:name="f210" draw:formula="if(?f168, ?f187, ?f201)"/>
            <draw:equation draw:name="f211" draw:formula="if(?f168, ?f188, ?f203)"/>
            <draw:equation draw:name="f212" draw:formula="21550000 - ?f60"/>
            <draw:equation draw:name="f213" draw:formula="if(?f212, ?f60, 21550000)"/>
            <draw:equation draw:name="f214" draw:formula="-21550000 - ?f213"/>
            <draw:equation draw:name="f215" draw:formula="if(?f214, -21550000, ?f213)"/>
            <draw:equation draw:name="f216" draw:formula="?f64 + ?f215"/>
            <draw:equation draw:name="f217" draw:formula="?f64 + ?f2"/>
            <draw:equation draw:name="f218" draw:formula="?f217 * ?f9 / ?f1"/>
            <draw:equation draw:name="f219" draw:formula="0 - ?f218"/>
            <draw:equation draw:name="f220" draw:formula="cos(?f219)"/>
            <draw:equation draw:name="f221" draw:formula="0 - ?f220"/>
            <draw:equation draw:name="f222" draw:formula="?f221 * ?f30"/>
            <draw:equation draw:name="f223" draw:formula="sin(?f219)"/>
            <draw:equation draw:name="f224" draw:formula="0 - ?f223"/>
            <draw:equation draw:name="f225" draw:formula="?f224 * ?f40"/>
            <draw:equation draw:name="f226" draw:formula="sqrt(?f222 * ?f222 + ?f225 * ?f225 + 0 * 0)"/>
            <draw:equation draw:name="f227" draw:formula="?f30 * ?f40 / ?f226"/>
            <draw:equation draw:name="f228" draw:formula="?f224 * ?f227"/>
            <draw:equation draw:name="f229" draw:formula="?f14 - ?f228"/>
            <draw:equation draw:name="f230" draw:formula="?f221 * ?f227"/>
            <draw:equation draw:name="f231" draw:formula="?f13 - ?f230"/>
            <draw:equation draw:name="f232" draw:formula="?f229 - ?f30"/>
            <draw:equation draw:name="f233" draw:formula="?f231 - ?f40"/>
            <draw:equation draw:name="f234" draw:formula="?f229 + ?f30"/>
            <draw:equation draw:name="f235" draw:formula="?f231 + ?f40"/>
            <draw:equation draw:name="f236" draw:formula="?f216 + ?f2"/>
            <draw:equation draw:name="f237" draw:formula="?f236 * ?f9 / ?f1"/>
            <draw:equation draw:name="f238" draw:formula="0 - ?f237"/>
            <draw:equation draw:name="f239" draw:formula="cos(?f238)"/>
            <draw:equation draw:name="f240" draw:formula="0 - ?f239"/>
            <draw:equation draw:name="f241" draw:formula="?f240 * ?f30"/>
            <draw:equation draw:name="f242" draw:formula="sin(?f238)"/>
            <draw:equation draw:name="f243" draw:formula="0 - ?f242"/>
            <draw:equation draw:name="f244" draw:formula="?f243 * ?f40"/>
            <draw:equation draw:name="f245" draw:formula="sqrt(?f241 * ?f241 + ?f244 * ?f244 + 0 * 0)"/>
            <draw:equation draw:name="f246" draw:formula="?f30 * ?f40 / ?f245"/>
            <draw:equation draw:name="f247" draw:formula="?f243 * ?f246"/>
            <draw:equation draw:name="f248" draw:formula="?f229 + ?f247"/>
            <draw:equation draw:name="f249" draw:formula="?f240 * ?f246"/>
            <draw:equation draw:name="f250" draw:formula="?f231 + ?f249"/>
            <draw:equation draw:name="f251" draw:formula="if(?f215, ?f14, ?f232)"/>
            <draw:equation draw:name="f252" draw:formula="if(?f215, ?f13, ?f233)"/>
            <draw:equation draw:name="f253" draw:formula="if(?f215, ?f14, ?f234)"/>
            <draw:equation draw:name="f254" draw:formula="if(?f215, ?f13, ?f235)"/>
            <draw:equation draw:name="f255" draw:formula="if(?f215, ?f232, ?f248)"/>
            <draw:equation draw:name="f256" draw:formula="if(?f215, ?f233, ?f250)"/>
            <draw:equation draw:name="f257" draw:formula="if(?f215, ?f234, ?f248)"/>
            <draw:equation draw:name="f258" draw:formula="if(?f215, ?f235, ?f250)"/>
          </draw:enhanced-geometry>
        </draw:custom-shape>
        <draw:custom-shape svg:x="6.88976in" svg:y="0.59055in" svg:width="3.74016in" svg:height="4.92126in" draw:id="id74" draw:style-name="a643" draw:name="フリーフォーム 2">
          <svg:title/>
          <svg:desc/>
          <text:p text:style-name="a642" text:class-names="" text:cond-style-name=""><text:span text:style-name="a641" text:class-names="">Webアプリ</text:span></text:p>
          <draw:enhanced-geometry xmlns:dr3d="urn:oasis:names:tc:opendocument:xmlns:dr3d:1.0" draw:type="non-primitive" svg:viewBox="0 0 21600 21600" draw:enhanced-path="M ?f12 ?f14 A ?f110 ?f111 ?f112 ?f113 ?f12 ?f14 ?f107 ?f109  W ?f114 ?f115 ?f116 ?f117 ?f12 ?f14 ?f107 ?f109 L ?f15 ?f12 A ?f157 ?f158 ?f159 ?f160 ?f15 ?f12 ?f154 ?f156  W ?f161 ?f162 ?f163 ?f164 ?f15 ?f12 ?f154 ?f156 L ?f13 ?f15 A ?f204 ?f205 ?f206 ?f207 ?f13 ?f15 ?f201 ?f203  W ?f208 ?f209 ?f210 ?f211 ?f13 ?f15 ?f201 ?f203 L ?f14 ?f13 A ?f251 ?f252 ?f253 ?f254 ?f14 ?f13 ?f248 ?f250  W ?f255 ?f256 ?f257 ?f258 ?f14 ?f13 ?f248 ?f250 Z N" draw:text-areas="?f16 ?f16 ?f17 ?f17" draw:glue-points="?f65 ?f66 ?f67 ?f68 ?f65 ?f69 ?f70 ?f68" draw:glue-point-leaving-directions="-0, -0, -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f12 + 2540"/>
            <draw:equation draw:name="f15" draw:formula="?f13 - 2540"/>
            <draw:equation draw:name="f16" draw:formula="?f12 + 800"/>
            <draw:equation draw:name="f17" draw:formula="?f13 - 800"/>
            <draw:equation draw:name="f18" draw:formula="0 - ?f2"/>
            <draw:equation draw:name="f19" draw:formula="?f14 - ?f12"/>
            <draw:equation draw:name="f20" draw:formula="0 - ?f14"/>
            <draw:equation draw:name="f21" draw:formula="21600 - ?f15"/>
            <draw:equation draw:name="f22" draw:formula="?f15 - ?f13"/>
            <draw:equation draw:name="f23" draw:formula="10800 * ?f10"/>
            <draw:equation draw:name="f24" draw:formula="0 * ?f11"/>
            <draw:equation draw:name="f25" draw:formula="0 * ?f10"/>
            <draw:equation draw:name="f26" draw:formula="10800 * ?f11"/>
            <draw:equation draw:name="f27" draw:formula="21600 * ?f11"/>
            <draw:equation draw:name="f28" draw:formula="21600 * ?f10"/>
            <draw:equation draw:name="f29" draw:formula="abs(?f19)"/>
            <draw:equation draw:name="f30" draw:formula="abs(?f20)"/>
            <draw:equation draw:name="f31" draw:formula="if(?f19, ?f18, ?f2)"/>
            <draw:equation draw:name="f32" draw:formula="if(?f19, ?f2, ?f18)"/>
            <draw:equation draw:name="f33" draw:formula="if(?f20, 0, ?f1)"/>
            <draw:equation draw:name="f34" draw:formula="if(?f20, ?f1, 0)"/>
            <draw:equation draw:name="f35" draw:formula="abs(?f21)"/>
            <draw:equation draw:name="f36" draw:formula="if(?f21, ?f18, ?f2)"/>
            <draw:equation draw:name="f37" draw:formula="if(?f21, ?f2, ?f18)"/>
            <draw:equation draw:name="f38" draw:formula="if(?f21, ?f0, ?f2)"/>
            <draw:equation draw:name="f39" draw:formula="if(?f21, ?f2, ?f0)"/>
            <draw:equation draw:name="f40" draw:formula="abs(?f22)"/>
            <draw:equation draw:name="f41" draw:formula="if(?f22, ?f18, ?f2)"/>
            <draw:equation draw:name="f42" draw:formula="if(?f22, ?f2, ?f18)"/>
            <draw:equation draw:name="f43" draw:formula="if(?f21, 0, ?f1)"/>
            <draw:equation draw:name="f44" draw:formula="if(?f21, ?f1, 0)"/>
            <draw:equation draw:name="f45" draw:formula="if(?f20, ?f18, ?f2)"/>
            <draw:equation draw:name="f46" draw:formula="if(?f20, ?f2, ?f18)"/>
            <draw:equation draw:name="f47" draw:formula="if(?f20, ?f0, ?f2)"/>
            <draw:equation draw:name="f48" draw:formula="if(?f20, ?f2, ?f0)"/>
            <draw:equation draw:name="f49" draw:formula="if(?f19, ?f34, ?f33)"/>
            <draw:equation draw:name="f50" draw:formula="if(?f19, ?f33, ?f34)"/>
            <draw:equation draw:name="f51" draw:formula="if(?f20, ?f31, ?f32)"/>
            <draw:equation draw:name="f52" draw:formula="if(?f21, ?f39, ?f38)"/>
            <draw:equation draw:name="f53" draw:formula="if(?f21, ?f38, ?f39)"/>
            <draw:equation draw:name="f54" draw:formula="if(?f19, ?f37, ?f36)"/>
            <draw:equation draw:name="f55" draw:formula="if(?f22, ?f44, ?f43)"/>
            <draw:equation draw:name="f56" draw:formula="if(?f22, ?f43, ?f44)"/>
            <draw:equation draw:name="f57" draw:formula="if(?f21, ?f41, ?f42)"/>
            <draw:equation draw:name="f58" draw:formula="if(?f20, ?f48, ?f47)"/>
            <draw:equation draw:name="f59" draw:formula="if(?f20, ?f47, ?f48)"/>
            <draw:equation draw:name="f60" draw:formula="if(?f22, ?f46, ?f45)"/>
            <draw:equation draw:name="f61" draw:formula="if(?f20, ?f49, ?f50)"/>
            <draw:equation draw:name="f62" draw:formula="if(?f19, ?f53, ?f52)"/>
            <draw:equation draw:name="f63" draw:formula="if(?f21, ?f55, ?f56)"/>
            <draw:equation draw:name="f64" draw:formula="if(?f22, ?f59, ?f58)"/>
            <draw:equation draw:name="f65" draw:formula="?f23 / ?f10"/>
            <draw:equation draw:name="f66" draw:formula="?f24 / ?f11"/>
            <draw:equation draw:name="f67" draw:formula="?f25 / ?f10"/>
            <draw:equation draw:name="f68" draw:formula="?f26 / ?f11"/>
            <draw:equation draw:name="f69" draw:formula="?f27 / ?f11"/>
            <draw:equation draw:name="f70" draw:formula="?f28 / ?f10"/>
            <draw:equation draw:name="f71" draw:formula="21550000 - ?f51"/>
            <draw:equation draw:name="f72" draw:formula="if(?f71, ?f51, 21550000)"/>
            <draw:equation draw:name="f73" draw:formula="-21550000 - ?f72"/>
            <draw:equation draw:name="f74" draw:formula="if(?f73, -21550000, ?f72)"/>
            <draw:equation draw:name="f75" draw:formula="?f61 + ?f74"/>
            <draw:equation draw:name="f76" draw:formula="?f61 + ?f2"/>
            <draw:equation draw:name="f77" draw:formula="?f76 * ?f9 / ?f1"/>
            <draw:equation draw:name="f78" draw:formula="0 - ?f77"/>
            <draw:equation draw:name="f79" draw:formula="cos(?f78)"/>
            <draw:equation draw:name="f80" draw:formula="0 - ?f79"/>
            <draw:equation draw:name="f81" draw:formula="?f80 * ?f29"/>
            <draw:equation draw:name="f82" draw:formula="sin(?f78)"/>
            <draw:equation draw:name="f83" draw:formula="0 - ?f82"/>
            <draw:equation draw:name="f84" draw:formula="?f83 * ?f30"/>
            <draw:equation draw:name="f85" draw:formula="sqrt(?f81 * ?f81 + ?f84 * ?f84 + 0 * 0)"/>
            <draw:equation draw:name="f86" draw:formula="?f29 * ?f30 / ?f85"/>
            <draw:equation draw:name="f87" draw:formula="?f83 * ?f86"/>
            <draw:equation draw:name="f88" draw:formula="?f12 - ?f87"/>
            <draw:equation draw:name="f89" draw:formula="?f80 * ?f86"/>
            <draw:equation draw:name="f90" draw:formula="?f14 - ?f89"/>
            <draw:equation draw:name="f91" draw:formula="?f88 - ?f29"/>
            <draw:equation draw:name="f92" draw:formula="?f90 - ?f30"/>
            <draw:equation draw:name="f93" draw:formula="?f88 + ?f29"/>
            <draw:equation draw:name="f94" draw:formula="?f90 + ?f30"/>
            <draw:equation draw:name="f95" draw:formula="?f75 + ?f2"/>
            <draw:equation draw:name="f96" draw:formula="?f95 * ?f9 / ?f1"/>
            <draw:equation draw:name="f97" draw:formula="0 - ?f96"/>
            <draw:equation draw:name="f98" draw:formula="cos(?f97)"/>
            <draw:equation draw:name="f99" draw:formula="0 - ?f98"/>
            <draw:equation draw:name="f100" draw:formula="?f99 * ?f29"/>
            <draw:equation draw:name="f101" draw:formula="sin(?f97)"/>
            <draw:equation draw:name="f102" draw:formula="0 - ?f101"/>
            <draw:equation draw:name="f103" draw:formula="?f102 * ?f30"/>
            <draw:equation draw:name="f104" draw:formula="sqrt(?f100 * ?f100 + ?f103 * ?f103 + 0 * 0)"/>
            <draw:equation draw:name="f105" draw:formula="?f29 * ?f30 / ?f104"/>
            <draw:equation draw:name="f106" draw:formula="?f102 * ?f105"/>
            <draw:equation draw:name="f107" draw:formula="?f88 + ?f106"/>
            <draw:equation draw:name="f108" draw:formula="?f99 * ?f105"/>
            <draw:equation draw:name="f109" draw:formula="?f90 + ?f108"/>
            <draw:equation draw:name="f110" draw:formula="if(?f74, ?f12, ?f91)"/>
            <draw:equation draw:name="f111" draw:formula="if(?f74, ?f14, ?f92)"/>
            <draw:equation draw:name="f112" draw:formula="if(?f74, ?f12, ?f93)"/>
            <draw:equation draw:name="f113" draw:formula="if(?f74, ?f14, ?f94)"/>
            <draw:equation draw:name="f114" draw:formula="if(?f74, ?f91, ?f107)"/>
            <draw:equation draw:name="f115" draw:formula="if(?f74, ?f92, ?f109)"/>
            <draw:equation draw:name="f116" draw:formula="if(?f74, ?f93, ?f107)"/>
            <draw:equation draw:name="f117" draw:formula="if(?f74, ?f94, ?f109)"/>
            <draw:equation draw:name="f118" draw:formula="21550000 - ?f54"/>
            <draw:equation draw:name="f119" draw:formula="if(?f118, ?f54, 21550000)"/>
            <draw:equation draw:name="f120" draw:formula="-21550000 - ?f119"/>
            <draw:equation draw:name="f121" draw:formula="if(?f120, -21550000, ?f119)"/>
            <draw:equation draw:name="f122" draw:formula="?f62 + ?f121"/>
            <draw:equation draw:name="f123" draw:formula="?f62 + ?f2"/>
            <draw:equation draw:name="f124" draw:formula="?f123 * ?f9 / ?f1"/>
            <draw:equation draw:name="f125" draw:formula="0 - ?f124"/>
            <draw:equation draw:name="f126" draw:formula="cos(?f125)"/>
            <draw:equation draw:name="f127" draw:formula="0 - ?f126"/>
            <draw:equation draw:name="f128" draw:formula="?f127 * ?f35"/>
            <draw:equation draw:name="f129" draw:formula="sin(?f125)"/>
            <draw:equation draw:name="f130" draw:formula="0 - ?f129"/>
            <draw:equation draw:name="f131" draw:formula="?f130 * ?f29"/>
            <draw:equation draw:name="f132" draw:formula="sqrt(?f128 * ?f128 + ?f131 * ?f131 + 0 * 0)"/>
            <draw:equation draw:name="f133" draw:formula="?f35 * ?f29 / ?f132"/>
            <draw:equation draw:name="f134" draw:formula="?f130 * ?f133"/>
            <draw:equation draw:name="f135" draw:formula="?f15 - ?f134"/>
            <draw:equation draw:name="f136" draw:formula="?f127 * ?f133"/>
            <draw:equation draw:name="f137" draw:formula="?f12 - ?f136"/>
            <draw:equation draw:name="f138" draw:formula="?f135 - ?f35"/>
            <draw:equation draw:name="f139" draw:formula="?f137 - ?f29"/>
            <draw:equation draw:name="f140" draw:formula="?f135 + ?f35"/>
            <draw:equation draw:name="f141" draw:formula="?f137 + ?f29"/>
            <draw:equation draw:name="f142" draw:formula="?f122 + ?f2"/>
            <draw:equation draw:name="f143" draw:formula="?f142 * ?f9 / ?f1"/>
            <draw:equation draw:name="f144" draw:formula="0 - ?f143"/>
            <draw:equation draw:name="f145" draw:formula="cos(?f144)"/>
            <draw:equation draw:name="f146" draw:formula="0 - ?f145"/>
            <draw:equation draw:name="f147" draw:formula="?f146 * ?f35"/>
            <draw:equation draw:name="f148" draw:formula="sin(?f144)"/>
            <draw:equation draw:name="f149" draw:formula="0 - ?f148"/>
            <draw:equation draw:name="f150" draw:formula="?f149 * ?f29"/>
            <draw:equation draw:name="f151" draw:formula="sqrt(?f147 * ?f147 + ?f150 * ?f150 + 0 * 0)"/>
            <draw:equation draw:name="f152" draw:formula="?f35 * ?f29 / ?f151"/>
            <draw:equation draw:name="f153" draw:formula="?f149 * ?f152"/>
            <draw:equation draw:name="f154" draw:formula="?f135 + ?f153"/>
            <draw:equation draw:name="f155" draw:formula="?f146 * ?f152"/>
            <draw:equation draw:name="f156" draw:formula="?f137 + ?f155"/>
            <draw:equation draw:name="f157" draw:formula="if(?f121, ?f15, ?f138)"/>
            <draw:equation draw:name="f158" draw:formula="if(?f121, ?f12, ?f139)"/>
            <draw:equation draw:name="f159" draw:formula="if(?f121, ?f15, ?f140)"/>
            <draw:equation draw:name="f160" draw:formula="if(?f121, ?f12, ?f141)"/>
            <draw:equation draw:name="f161" draw:formula="if(?f121, ?f138, ?f154)"/>
            <draw:equation draw:name="f162" draw:formula="if(?f121, ?f139, ?f156)"/>
            <draw:equation draw:name="f163" draw:formula="if(?f121, ?f140, ?f154)"/>
            <draw:equation draw:name="f164" draw:formula="if(?f121, ?f141, ?f156)"/>
            <draw:equation draw:name="f165" draw:formula="21550000 - ?f57"/>
            <draw:equation draw:name="f166" draw:formula="if(?f165, ?f57, 21550000)"/>
            <draw:equation draw:name="f167" draw:formula="-21550000 - ?f166"/>
            <draw:equation draw:name="f168" draw:formula="if(?f167, -21550000, ?f166)"/>
            <draw:equation draw:name="f169" draw:formula="?f63 + ?f168"/>
            <draw:equation draw:name="f170" draw:formula="?f63 + ?f2"/>
            <draw:equation draw:name="f171" draw:formula="?f170 * ?f9 / ?f1"/>
            <draw:equation draw:name="f172" draw:formula="0 - ?f171"/>
            <draw:equation draw:name="f173" draw:formula="cos(?f172)"/>
            <draw:equation draw:name="f174" draw:formula="0 - ?f173"/>
            <draw:equation draw:name="f175" draw:formula="?f174 * ?f40"/>
            <draw:equation draw:name="f176" draw:formula="sin(?f172)"/>
            <draw:equation draw:name="f177" draw:formula="0 - ?f176"/>
            <draw:equation draw:name="f178" draw:formula="?f177 * ?f35"/>
            <draw:equation draw:name="f179" draw:formula="sqrt(?f175 * ?f175 + ?f178 * ?f178 + 0 * 0)"/>
            <draw:equation draw:name="f180" draw:formula="?f40 * ?f35 / ?f179"/>
            <draw:equation draw:name="f181" draw:formula="?f177 * ?f180"/>
            <draw:equation draw:name="f182" draw:formula="?f13 - ?f181"/>
            <draw:equation draw:name="f183" draw:formula="?f174 * ?f180"/>
            <draw:equation draw:name="f184" draw:formula="?f15 - ?f183"/>
            <draw:equation draw:name="f185" draw:formula="?f182 - ?f40"/>
            <draw:equation draw:name="f186" draw:formula="?f184 - ?f35"/>
            <draw:equation draw:name="f187" draw:formula="?f182 + ?f40"/>
            <draw:equation draw:name="f188" draw:formula="?f184 + ?f35"/>
            <draw:equation draw:name="f189" draw:formula="?f169 + ?f2"/>
            <draw:equation draw:name="f190" draw:formula="?f189 * ?f9 / ?f1"/>
            <draw:equation draw:name="f191" draw:formula="0 - ?f190"/>
            <draw:equation draw:name="f192" draw:formula="cos(?f191)"/>
            <draw:equation draw:name="f193" draw:formula="0 - ?f192"/>
            <draw:equation draw:name="f194" draw:formula="?f193 * ?f40"/>
            <draw:equation draw:name="f195" draw:formula="sin(?f191)"/>
            <draw:equation draw:name="f196" draw:formula="0 - ?f195"/>
            <draw:equation draw:name="f197" draw:formula="?f196 * ?f35"/>
            <draw:equation draw:name="f198" draw:formula="sqrt(?f194 * ?f194 + ?f197 * ?f197 + 0 * 0)"/>
            <draw:equation draw:name="f199" draw:formula="?f40 * ?f35 / ?f198"/>
            <draw:equation draw:name="f200" draw:formula="?f196 * ?f199"/>
            <draw:equation draw:name="f201" draw:formula="?f182 + ?f200"/>
            <draw:equation draw:name="f202" draw:formula="?f193 * ?f199"/>
            <draw:equation draw:name="f203" draw:formula="?f184 + ?f202"/>
            <draw:equation draw:name="f204" draw:formula="if(?f168, ?f13, ?f185)"/>
            <draw:equation draw:name="f205" draw:formula="if(?f168, ?f15, ?f186)"/>
            <draw:equation draw:name="f206" draw:formula="if(?f168, ?f13, ?f187)"/>
            <draw:equation draw:name="f207" draw:formula="if(?f168, ?f15, ?f188)"/>
            <draw:equation draw:name="f208" draw:formula="if(?f168, ?f185, ?f201)"/>
            <draw:equation draw:name="f209" draw:formula="if(?f168, ?f186, ?f203)"/>
            <draw:equation draw:name="f210" draw:formula="if(?f168, ?f187, ?f201)"/>
            <draw:equation draw:name="f211" draw:formula="if(?f168, ?f188, ?f203)"/>
            <draw:equation draw:name="f212" draw:formula="21550000 - ?f60"/>
            <draw:equation draw:name="f213" draw:formula="if(?f212, ?f60, 21550000)"/>
            <draw:equation draw:name="f214" draw:formula="-21550000 - ?f213"/>
            <draw:equation draw:name="f215" draw:formula="if(?f214, -21550000, ?f213)"/>
            <draw:equation draw:name="f216" draw:formula="?f64 + ?f215"/>
            <draw:equation draw:name="f217" draw:formula="?f64 + ?f2"/>
            <draw:equation draw:name="f218" draw:formula="?f217 * ?f9 / ?f1"/>
            <draw:equation draw:name="f219" draw:formula="0 - ?f218"/>
            <draw:equation draw:name="f220" draw:formula="cos(?f219)"/>
            <draw:equation draw:name="f221" draw:formula="0 - ?f220"/>
            <draw:equation draw:name="f222" draw:formula="?f221 * ?f30"/>
            <draw:equation draw:name="f223" draw:formula="sin(?f219)"/>
            <draw:equation draw:name="f224" draw:formula="0 - ?f223"/>
            <draw:equation draw:name="f225" draw:formula="?f224 * ?f40"/>
            <draw:equation draw:name="f226" draw:formula="sqrt(?f222 * ?f222 + ?f225 * ?f225 + 0 * 0)"/>
            <draw:equation draw:name="f227" draw:formula="?f30 * ?f40 / ?f226"/>
            <draw:equation draw:name="f228" draw:formula="?f224 * ?f227"/>
            <draw:equation draw:name="f229" draw:formula="?f14 - ?f228"/>
            <draw:equation draw:name="f230" draw:formula="?f221 * ?f227"/>
            <draw:equation draw:name="f231" draw:formula="?f13 - ?f230"/>
            <draw:equation draw:name="f232" draw:formula="?f229 - ?f30"/>
            <draw:equation draw:name="f233" draw:formula="?f231 - ?f40"/>
            <draw:equation draw:name="f234" draw:formula="?f229 + ?f30"/>
            <draw:equation draw:name="f235" draw:formula="?f231 + ?f40"/>
            <draw:equation draw:name="f236" draw:formula="?f216 + ?f2"/>
            <draw:equation draw:name="f237" draw:formula="?f236 * ?f9 / ?f1"/>
            <draw:equation draw:name="f238" draw:formula="0 - ?f237"/>
            <draw:equation draw:name="f239" draw:formula="cos(?f238)"/>
            <draw:equation draw:name="f240" draw:formula="0 - ?f239"/>
            <draw:equation draw:name="f241" draw:formula="?f240 * ?f30"/>
            <draw:equation draw:name="f242" draw:formula="sin(?f238)"/>
            <draw:equation draw:name="f243" draw:formula="0 - ?f242"/>
            <draw:equation draw:name="f244" draw:formula="?f243 * ?f40"/>
            <draw:equation draw:name="f245" draw:formula="sqrt(?f241 * ?f241 + ?f244 * ?f244 + 0 * 0)"/>
            <draw:equation draw:name="f246" draw:formula="?f30 * ?f40 / ?f245"/>
            <draw:equation draw:name="f247" draw:formula="?f243 * ?f246"/>
            <draw:equation draw:name="f248" draw:formula="?f229 + ?f247"/>
            <draw:equation draw:name="f249" draw:formula="?f240 * ?f246"/>
            <draw:equation draw:name="f250" draw:formula="?f231 + ?f249"/>
            <draw:equation draw:name="f251" draw:formula="if(?f215, ?f14, ?f232)"/>
            <draw:equation draw:name="f252" draw:formula="if(?f215, ?f13, ?f233)"/>
            <draw:equation draw:name="f253" draw:formula="if(?f215, ?f14, ?f234)"/>
            <draw:equation draw:name="f254" draw:formula="if(?f215, ?f13, ?f235)"/>
            <draw:equation draw:name="f255" draw:formula="if(?f215, ?f232, ?f248)"/>
            <draw:equation draw:name="f256" draw:formula="if(?f215, ?f233, ?f250)"/>
            <draw:equation draw:name="f257" draw:formula="if(?f215, ?f234, ?f248)"/>
            <draw:equation draw:name="f258" draw:formula="if(?f215, ?f235, ?f250)"/>
          </draw:enhanced-geometry>
        </draw:custom-shape>
        <draw:custom-shape svg:x="2.16535in" svg:y="1.77165in" svg:width="1.5748in" svg:height="0.7874in" draw:id="id75" draw:style-name="a646" draw:name="フリーフォーム 3">
          <svg:title/>
          <svg:desc/>
          <text:p text:style-name="a645" text:class-names="" text:cond-style-name=""><text:span text:style-name="a644" text:class-names="">相関図作成</text:span></text:p>
          <draw:enhanced-geometry xmlns:dr3d="urn:oasis:names:tc:opendocument:xmlns:dr3d:1.0" draw:type="non-primitive" svg:viewBox="0 0 21600 21600" draw:enhanced-path="M ?f12 ?f14 A ?f110 ?f111 ?f112 ?f113 ?f12 ?f14 ?f107 ?f109  W ?f114 ?f115 ?f116 ?f117 ?f12 ?f14 ?f107 ?f109 L ?f15 ?f12 A ?f157 ?f158 ?f159 ?f160 ?f15 ?f12 ?f154 ?f156  W ?f161 ?f162 ?f163 ?f164 ?f15 ?f12 ?f154 ?f156 L ?f13 ?f15 A ?f204 ?f205 ?f206 ?f207 ?f13 ?f15 ?f201 ?f203  W ?f208 ?f209 ?f210 ?f211 ?f13 ?f15 ?f201 ?f203 L ?f14 ?f13 A ?f251 ?f252 ?f253 ?f254 ?f14 ?f13 ?f248 ?f250  W ?f255 ?f256 ?f257 ?f258 ?f14 ?f13 ?f248 ?f250 Z N" draw:text-areas="?f16 ?f16 ?f17 ?f17" draw:glue-points="?f65 ?f66 ?f67 ?f68 ?f65 ?f69 ?f70 ?f68" draw:glue-point-leaving-directions="-0, -0, -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f12 + 2540"/>
            <draw:equation draw:name="f15" draw:formula="?f13 - 2540"/>
            <draw:equation draw:name="f16" draw:formula="?f12 + 800"/>
            <draw:equation draw:name="f17" draw:formula="?f13 - 800"/>
            <draw:equation draw:name="f18" draw:formula="0 - ?f2"/>
            <draw:equation draw:name="f19" draw:formula="?f14 - ?f12"/>
            <draw:equation draw:name="f20" draw:formula="0 - ?f14"/>
            <draw:equation draw:name="f21" draw:formula="21600 - ?f15"/>
            <draw:equation draw:name="f22" draw:formula="?f15 - ?f13"/>
            <draw:equation draw:name="f23" draw:formula="10800 * ?f10"/>
            <draw:equation draw:name="f24" draw:formula="0 * ?f11"/>
            <draw:equation draw:name="f25" draw:formula="0 * ?f10"/>
            <draw:equation draw:name="f26" draw:formula="10800 * ?f11"/>
            <draw:equation draw:name="f27" draw:formula="21600 * ?f11"/>
            <draw:equation draw:name="f28" draw:formula="21600 * ?f10"/>
            <draw:equation draw:name="f29" draw:formula="abs(?f19)"/>
            <draw:equation draw:name="f30" draw:formula="abs(?f20)"/>
            <draw:equation draw:name="f31" draw:formula="if(?f19, ?f18, ?f2)"/>
            <draw:equation draw:name="f32" draw:formula="if(?f19, ?f2, ?f18)"/>
            <draw:equation draw:name="f33" draw:formula="if(?f20, 0, ?f1)"/>
            <draw:equation draw:name="f34" draw:formula="if(?f20, ?f1, 0)"/>
            <draw:equation draw:name="f35" draw:formula="abs(?f21)"/>
            <draw:equation draw:name="f36" draw:formula="if(?f21, ?f18, ?f2)"/>
            <draw:equation draw:name="f37" draw:formula="if(?f21, ?f2, ?f18)"/>
            <draw:equation draw:name="f38" draw:formula="if(?f21, ?f0, ?f2)"/>
            <draw:equation draw:name="f39" draw:formula="if(?f21, ?f2, ?f0)"/>
            <draw:equation draw:name="f40" draw:formula="abs(?f22)"/>
            <draw:equation draw:name="f41" draw:formula="if(?f22, ?f18, ?f2)"/>
            <draw:equation draw:name="f42" draw:formula="if(?f22, ?f2, ?f18)"/>
            <draw:equation draw:name="f43" draw:formula="if(?f21, 0, ?f1)"/>
            <draw:equation draw:name="f44" draw:formula="if(?f21, ?f1, 0)"/>
            <draw:equation draw:name="f45" draw:formula="if(?f20, ?f18, ?f2)"/>
            <draw:equation draw:name="f46" draw:formula="if(?f20, ?f2, ?f18)"/>
            <draw:equation draw:name="f47" draw:formula="if(?f20, ?f0, ?f2)"/>
            <draw:equation draw:name="f48" draw:formula="if(?f20, ?f2, ?f0)"/>
            <draw:equation draw:name="f49" draw:formula="if(?f19, ?f34, ?f33)"/>
            <draw:equation draw:name="f50" draw:formula="if(?f19, ?f33, ?f34)"/>
            <draw:equation draw:name="f51" draw:formula="if(?f20, ?f31, ?f32)"/>
            <draw:equation draw:name="f52" draw:formula="if(?f21, ?f39, ?f38)"/>
            <draw:equation draw:name="f53" draw:formula="if(?f21, ?f38, ?f39)"/>
            <draw:equation draw:name="f54" draw:formula="if(?f19, ?f37, ?f36)"/>
            <draw:equation draw:name="f55" draw:formula="if(?f22, ?f44, ?f43)"/>
            <draw:equation draw:name="f56" draw:formula="if(?f22, ?f43, ?f44)"/>
            <draw:equation draw:name="f57" draw:formula="if(?f21, ?f41, ?f42)"/>
            <draw:equation draw:name="f58" draw:formula="if(?f20, ?f48, ?f47)"/>
            <draw:equation draw:name="f59" draw:formula="if(?f20, ?f47, ?f48)"/>
            <draw:equation draw:name="f60" draw:formula="if(?f22, ?f46, ?f45)"/>
            <draw:equation draw:name="f61" draw:formula="if(?f20, ?f49, ?f50)"/>
            <draw:equation draw:name="f62" draw:formula="if(?f19, ?f53, ?f52)"/>
            <draw:equation draw:name="f63" draw:formula="if(?f21, ?f55, ?f56)"/>
            <draw:equation draw:name="f64" draw:formula="if(?f22, ?f59, ?f58)"/>
            <draw:equation draw:name="f65" draw:formula="?f23 / ?f10"/>
            <draw:equation draw:name="f66" draw:formula="?f24 / ?f11"/>
            <draw:equation draw:name="f67" draw:formula="?f25 / ?f10"/>
            <draw:equation draw:name="f68" draw:formula="?f26 / ?f11"/>
            <draw:equation draw:name="f69" draw:formula="?f27 / ?f11"/>
            <draw:equation draw:name="f70" draw:formula="?f28 / ?f10"/>
            <draw:equation draw:name="f71" draw:formula="21550000 - ?f51"/>
            <draw:equation draw:name="f72" draw:formula="if(?f71, ?f51, 21550000)"/>
            <draw:equation draw:name="f73" draw:formula="-21550000 - ?f72"/>
            <draw:equation draw:name="f74" draw:formula="if(?f73, -21550000, ?f72)"/>
            <draw:equation draw:name="f75" draw:formula="?f61 + ?f74"/>
            <draw:equation draw:name="f76" draw:formula="?f61 + ?f2"/>
            <draw:equation draw:name="f77" draw:formula="?f76 * ?f9 / ?f1"/>
            <draw:equation draw:name="f78" draw:formula="0 - ?f77"/>
            <draw:equation draw:name="f79" draw:formula="cos(?f78)"/>
            <draw:equation draw:name="f80" draw:formula="0 - ?f79"/>
            <draw:equation draw:name="f81" draw:formula="?f80 * ?f29"/>
            <draw:equation draw:name="f82" draw:formula="sin(?f78)"/>
            <draw:equation draw:name="f83" draw:formula="0 - ?f82"/>
            <draw:equation draw:name="f84" draw:formula="?f83 * ?f30"/>
            <draw:equation draw:name="f85" draw:formula="sqrt(?f81 * ?f81 + ?f84 * ?f84 + 0 * 0)"/>
            <draw:equation draw:name="f86" draw:formula="?f29 * ?f30 / ?f85"/>
            <draw:equation draw:name="f87" draw:formula="?f83 * ?f86"/>
            <draw:equation draw:name="f88" draw:formula="?f12 - ?f87"/>
            <draw:equation draw:name="f89" draw:formula="?f80 * ?f86"/>
            <draw:equation draw:name="f90" draw:formula="?f14 - ?f89"/>
            <draw:equation draw:name="f91" draw:formula="?f88 - ?f29"/>
            <draw:equation draw:name="f92" draw:formula="?f90 - ?f30"/>
            <draw:equation draw:name="f93" draw:formula="?f88 + ?f29"/>
            <draw:equation draw:name="f94" draw:formula="?f90 + ?f30"/>
            <draw:equation draw:name="f95" draw:formula="?f75 + ?f2"/>
            <draw:equation draw:name="f96" draw:formula="?f95 * ?f9 / ?f1"/>
            <draw:equation draw:name="f97" draw:formula="0 - ?f96"/>
            <draw:equation draw:name="f98" draw:formula="cos(?f97)"/>
            <draw:equation draw:name="f99" draw:formula="0 - ?f98"/>
            <draw:equation draw:name="f100" draw:formula="?f99 * ?f29"/>
            <draw:equation draw:name="f101" draw:formula="sin(?f97)"/>
            <draw:equation draw:name="f102" draw:formula="0 - ?f101"/>
            <draw:equation draw:name="f103" draw:formula="?f102 * ?f30"/>
            <draw:equation draw:name="f104" draw:formula="sqrt(?f100 * ?f100 + ?f103 * ?f103 + 0 * 0)"/>
            <draw:equation draw:name="f105" draw:formula="?f29 * ?f30 / ?f104"/>
            <draw:equation draw:name="f106" draw:formula="?f102 * ?f105"/>
            <draw:equation draw:name="f107" draw:formula="?f88 + ?f106"/>
            <draw:equation draw:name="f108" draw:formula="?f99 * ?f105"/>
            <draw:equation draw:name="f109" draw:formula="?f90 + ?f108"/>
            <draw:equation draw:name="f110" draw:formula="if(?f74, ?f12, ?f91)"/>
            <draw:equation draw:name="f111" draw:formula="if(?f74, ?f14, ?f92)"/>
            <draw:equation draw:name="f112" draw:formula="if(?f74, ?f12, ?f93)"/>
            <draw:equation draw:name="f113" draw:formula="if(?f74, ?f14, ?f94)"/>
            <draw:equation draw:name="f114" draw:formula="if(?f74, ?f91, ?f107)"/>
            <draw:equation draw:name="f115" draw:formula="if(?f74, ?f92, ?f109)"/>
            <draw:equation draw:name="f116" draw:formula="if(?f74, ?f93, ?f107)"/>
            <draw:equation draw:name="f117" draw:formula="if(?f74, ?f94, ?f109)"/>
            <draw:equation draw:name="f118" draw:formula="21550000 - ?f54"/>
            <draw:equation draw:name="f119" draw:formula="if(?f118, ?f54, 21550000)"/>
            <draw:equation draw:name="f120" draw:formula="-21550000 - ?f119"/>
            <draw:equation draw:name="f121" draw:formula="if(?f120, -21550000, ?f119)"/>
            <draw:equation draw:name="f122" draw:formula="?f62 + ?f121"/>
            <draw:equation draw:name="f123" draw:formula="?f62 + ?f2"/>
            <draw:equation draw:name="f124" draw:formula="?f123 * ?f9 / ?f1"/>
            <draw:equation draw:name="f125" draw:formula="0 - ?f124"/>
            <draw:equation draw:name="f126" draw:formula="cos(?f125)"/>
            <draw:equation draw:name="f127" draw:formula="0 - ?f126"/>
            <draw:equation draw:name="f128" draw:formula="?f127 * ?f35"/>
            <draw:equation draw:name="f129" draw:formula="sin(?f125)"/>
            <draw:equation draw:name="f130" draw:formula="0 - ?f129"/>
            <draw:equation draw:name="f131" draw:formula="?f130 * ?f29"/>
            <draw:equation draw:name="f132" draw:formula="sqrt(?f128 * ?f128 + ?f131 * ?f131 + 0 * 0)"/>
            <draw:equation draw:name="f133" draw:formula="?f35 * ?f29 / ?f132"/>
            <draw:equation draw:name="f134" draw:formula="?f130 * ?f133"/>
            <draw:equation draw:name="f135" draw:formula="?f15 - ?f134"/>
            <draw:equation draw:name="f136" draw:formula="?f127 * ?f133"/>
            <draw:equation draw:name="f137" draw:formula="?f12 - ?f136"/>
            <draw:equation draw:name="f138" draw:formula="?f135 - ?f35"/>
            <draw:equation draw:name="f139" draw:formula="?f137 - ?f29"/>
            <draw:equation draw:name="f140" draw:formula="?f135 + ?f35"/>
            <draw:equation draw:name="f141" draw:formula="?f137 + ?f29"/>
            <draw:equation draw:name="f142" draw:formula="?f122 + ?f2"/>
            <draw:equation draw:name="f143" draw:formula="?f142 * ?f9 / ?f1"/>
            <draw:equation draw:name="f144" draw:formula="0 - ?f143"/>
            <draw:equation draw:name="f145" draw:formula="cos(?f144)"/>
            <draw:equation draw:name="f146" draw:formula="0 - ?f145"/>
            <draw:equation draw:name="f147" draw:formula="?f146 * ?f35"/>
            <draw:equation draw:name="f148" draw:formula="sin(?f144)"/>
            <draw:equation draw:name="f149" draw:formula="0 - ?f148"/>
            <draw:equation draw:name="f150" draw:formula="?f149 * ?f29"/>
            <draw:equation draw:name="f151" draw:formula="sqrt(?f147 * ?f147 + ?f150 * ?f150 + 0 * 0)"/>
            <draw:equation draw:name="f152" draw:formula="?f35 * ?f29 / ?f151"/>
            <draw:equation draw:name="f153" draw:formula="?f149 * ?f152"/>
            <draw:equation draw:name="f154" draw:formula="?f135 + ?f153"/>
            <draw:equation draw:name="f155" draw:formula="?f146 * ?f152"/>
            <draw:equation draw:name="f156" draw:formula="?f137 + ?f155"/>
            <draw:equation draw:name="f157" draw:formula="if(?f121, ?f15, ?f138)"/>
            <draw:equation draw:name="f158" draw:formula="if(?f121, ?f12, ?f139)"/>
            <draw:equation draw:name="f159" draw:formula="if(?f121, ?f15, ?f140)"/>
            <draw:equation draw:name="f160" draw:formula="if(?f121, ?f12, ?f141)"/>
            <draw:equation draw:name="f161" draw:formula="if(?f121, ?f138, ?f154)"/>
            <draw:equation draw:name="f162" draw:formula="if(?f121, ?f139, ?f156)"/>
            <draw:equation draw:name="f163" draw:formula="if(?f121, ?f140, ?f154)"/>
            <draw:equation draw:name="f164" draw:formula="if(?f121, ?f141, ?f156)"/>
            <draw:equation draw:name="f165" draw:formula="21550000 - ?f57"/>
            <draw:equation draw:name="f166" draw:formula="if(?f165, ?f57, 21550000)"/>
            <draw:equation draw:name="f167" draw:formula="-21550000 - ?f166"/>
            <draw:equation draw:name="f168" draw:formula="if(?f167, -21550000, ?f166)"/>
            <draw:equation draw:name="f169" draw:formula="?f63 + ?f168"/>
            <draw:equation draw:name="f170" draw:formula="?f63 + ?f2"/>
            <draw:equation draw:name="f171" draw:formula="?f170 * ?f9 / ?f1"/>
            <draw:equation draw:name="f172" draw:formula="0 - ?f171"/>
            <draw:equation draw:name="f173" draw:formula="cos(?f172)"/>
            <draw:equation draw:name="f174" draw:formula="0 - ?f173"/>
            <draw:equation draw:name="f175" draw:formula="?f174 * ?f40"/>
            <draw:equation draw:name="f176" draw:formula="sin(?f172)"/>
            <draw:equation draw:name="f177" draw:formula="0 - ?f176"/>
            <draw:equation draw:name="f178" draw:formula="?f177 * ?f35"/>
            <draw:equation draw:name="f179" draw:formula="sqrt(?f175 * ?f175 + ?f178 * ?f178 + 0 * 0)"/>
            <draw:equation draw:name="f180" draw:formula="?f40 * ?f35 / ?f179"/>
            <draw:equation draw:name="f181" draw:formula="?f177 * ?f180"/>
            <draw:equation draw:name="f182" draw:formula="?f13 - ?f181"/>
            <draw:equation draw:name="f183" draw:formula="?f174 * ?f180"/>
            <draw:equation draw:name="f184" draw:formula="?f15 - ?f183"/>
            <draw:equation draw:name="f185" draw:formula="?f182 - ?f40"/>
            <draw:equation draw:name="f186" draw:formula="?f184 - ?f35"/>
            <draw:equation draw:name="f187" draw:formula="?f182 + ?f40"/>
            <draw:equation draw:name="f188" draw:formula="?f184 + ?f35"/>
            <draw:equation draw:name="f189" draw:formula="?f169 + ?f2"/>
            <draw:equation draw:name="f190" draw:formula="?f189 * ?f9 / ?f1"/>
            <draw:equation draw:name="f191" draw:formula="0 - ?f190"/>
            <draw:equation draw:name="f192" draw:formula="cos(?f191)"/>
            <draw:equation draw:name="f193" draw:formula="0 - ?f192"/>
            <draw:equation draw:name="f194" draw:formula="?f193 * ?f40"/>
            <draw:equation draw:name="f195" draw:formula="sin(?f191)"/>
            <draw:equation draw:name="f196" draw:formula="0 - ?f195"/>
            <draw:equation draw:name="f197" draw:formula="?f196 * ?f35"/>
            <draw:equation draw:name="f198" draw:formula="sqrt(?f194 * ?f194 + ?f197 * ?f197 + 0 * 0)"/>
            <draw:equation draw:name="f199" draw:formula="?f40 * ?f35 / ?f198"/>
            <draw:equation draw:name="f200" draw:formula="?f196 * ?f199"/>
            <draw:equation draw:name="f201" draw:formula="?f182 + ?f200"/>
            <draw:equation draw:name="f202" draw:formula="?f193 * ?f199"/>
            <draw:equation draw:name="f203" draw:formula="?f184 + ?f202"/>
            <draw:equation draw:name="f204" draw:formula="if(?f168, ?f13, ?f185)"/>
            <draw:equation draw:name="f205" draw:formula="if(?f168, ?f15, ?f186)"/>
            <draw:equation draw:name="f206" draw:formula="if(?f168, ?f13, ?f187)"/>
            <draw:equation draw:name="f207" draw:formula="if(?f168, ?f15, ?f188)"/>
            <draw:equation draw:name="f208" draw:formula="if(?f168, ?f185, ?f201)"/>
            <draw:equation draw:name="f209" draw:formula="if(?f168, ?f186, ?f203)"/>
            <draw:equation draw:name="f210" draw:formula="if(?f168, ?f187, ?f201)"/>
            <draw:equation draw:name="f211" draw:formula="if(?f168, ?f188, ?f203)"/>
            <draw:equation draw:name="f212" draw:formula="21550000 - ?f60"/>
            <draw:equation draw:name="f213" draw:formula="if(?f212, ?f60, 21550000)"/>
            <draw:equation draw:name="f214" draw:formula="-21550000 - ?f213"/>
            <draw:equation draw:name="f215" draw:formula="if(?f214, -21550000, ?f213)"/>
            <draw:equation draw:name="f216" draw:formula="?f64 + ?f215"/>
            <draw:equation draw:name="f217" draw:formula="?f64 + ?f2"/>
            <draw:equation draw:name="f218" draw:formula="?f217 * ?f9 / ?f1"/>
            <draw:equation draw:name="f219" draw:formula="0 - ?f218"/>
            <draw:equation draw:name="f220" draw:formula="cos(?f219)"/>
            <draw:equation draw:name="f221" draw:formula="0 - ?f220"/>
            <draw:equation draw:name="f222" draw:formula="?f221 * ?f30"/>
            <draw:equation draw:name="f223" draw:formula="sin(?f219)"/>
            <draw:equation draw:name="f224" draw:formula="0 - ?f223"/>
            <draw:equation draw:name="f225" draw:formula="?f224 * ?f40"/>
            <draw:equation draw:name="f226" draw:formula="sqrt(?f222 * ?f222 + ?f225 * ?f225 + 0 * 0)"/>
            <draw:equation draw:name="f227" draw:formula="?f30 * ?f40 / ?f226"/>
            <draw:equation draw:name="f228" draw:formula="?f224 * ?f227"/>
            <draw:equation draw:name="f229" draw:formula="?f14 - ?f228"/>
            <draw:equation draw:name="f230" draw:formula="?f221 * ?f227"/>
            <draw:equation draw:name="f231" draw:formula="?f13 - ?f230"/>
            <draw:equation draw:name="f232" draw:formula="?f229 - ?f30"/>
            <draw:equation draw:name="f233" draw:formula="?f231 - ?f40"/>
            <draw:equation draw:name="f234" draw:formula="?f229 + ?f30"/>
            <draw:equation draw:name="f235" draw:formula="?f231 + ?f40"/>
            <draw:equation draw:name="f236" draw:formula="?f216 + ?f2"/>
            <draw:equation draw:name="f237" draw:formula="?f236 * ?f9 / ?f1"/>
            <draw:equation draw:name="f238" draw:formula="0 - ?f237"/>
            <draw:equation draw:name="f239" draw:formula="cos(?f238)"/>
            <draw:equation draw:name="f240" draw:formula="0 - ?f239"/>
            <draw:equation draw:name="f241" draw:formula="?f240 * ?f30"/>
            <draw:equation draw:name="f242" draw:formula="sin(?f238)"/>
            <draw:equation draw:name="f243" draw:formula="0 - ?f242"/>
            <draw:equation draw:name="f244" draw:formula="?f243 * ?f40"/>
            <draw:equation draw:name="f245" draw:formula="sqrt(?f241 * ?f241 + ?f244 * ?f244 + 0 * 0)"/>
            <draw:equation draw:name="f246" draw:formula="?f30 * ?f40 / ?f245"/>
            <draw:equation draw:name="f247" draw:formula="?f243 * ?f246"/>
            <draw:equation draw:name="f248" draw:formula="?f229 + ?f247"/>
            <draw:equation draw:name="f249" draw:formula="?f240 * ?f246"/>
            <draw:equation draw:name="f250" draw:formula="?f231 + ?f249"/>
            <draw:equation draw:name="f251" draw:formula="if(?f215, ?f14, ?f232)"/>
            <draw:equation draw:name="f252" draw:formula="if(?f215, ?f13, ?f233)"/>
            <draw:equation draw:name="f253" draw:formula="if(?f215, ?f14, ?f234)"/>
            <draw:equation draw:name="f254" draw:formula="if(?f215, ?f13, ?f235)"/>
            <draw:equation draw:name="f255" draw:formula="if(?f215, ?f232, ?f248)"/>
            <draw:equation draw:name="f256" draw:formula="if(?f215, ?f233, ?f250)"/>
            <draw:equation draw:name="f257" draw:formula="if(?f215, ?f234, ?f248)"/>
            <draw:equation draw:name="f258" draw:formula="if(?f215, ?f235, ?f250)"/>
          </draw:enhanced-geometry>
        </draw:custom-shape>
        <draw:custom-shape svg:x="7.87402in" svg:y="1.77165in" svg:width="1.5748in" svg:height="0.7874in" draw:id="id76" draw:style-name="a649" draw:name="フリーフォーム 4">
          <svg:title/>
          <svg:desc/>
          <text:p text:style-name="a648" text:class-names="" text:cond-style-name=""><text:span text:style-name="a647" text:class-names="">相関図投稿</text:span></text:p>
          <draw:enhanced-geometry xmlns:dr3d="urn:oasis:names:tc:opendocument:xmlns:dr3d:1.0" draw:type="non-primitive" svg:viewBox="0 0 21600 21600" draw:enhanced-path="M ?f12 ?f14 A ?f110 ?f111 ?f112 ?f113 ?f12 ?f14 ?f107 ?f109  W ?f114 ?f115 ?f116 ?f117 ?f12 ?f14 ?f107 ?f109 L ?f15 ?f12 A ?f157 ?f158 ?f159 ?f160 ?f15 ?f12 ?f154 ?f156  W ?f161 ?f162 ?f163 ?f164 ?f15 ?f12 ?f154 ?f156 L ?f13 ?f15 A ?f204 ?f205 ?f206 ?f207 ?f13 ?f15 ?f201 ?f203  W ?f208 ?f209 ?f210 ?f211 ?f13 ?f15 ?f201 ?f203 L ?f14 ?f13 A ?f251 ?f252 ?f253 ?f254 ?f14 ?f13 ?f248 ?f250  W ?f255 ?f256 ?f257 ?f258 ?f14 ?f13 ?f248 ?f250 Z N" draw:text-areas="?f16 ?f16 ?f17 ?f17" draw:glue-points="?f65 ?f66 ?f67 ?f68 ?f65 ?f69 ?f70 ?f68" draw:glue-point-leaving-directions="-0, -0, -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f12 + 2540"/>
            <draw:equation draw:name="f15" draw:formula="?f13 - 2540"/>
            <draw:equation draw:name="f16" draw:formula="?f12 + 800"/>
            <draw:equation draw:name="f17" draw:formula="?f13 - 800"/>
            <draw:equation draw:name="f18" draw:formula="0 - ?f2"/>
            <draw:equation draw:name="f19" draw:formula="?f14 - ?f12"/>
            <draw:equation draw:name="f20" draw:formula="0 - ?f14"/>
            <draw:equation draw:name="f21" draw:formula="21600 - ?f15"/>
            <draw:equation draw:name="f22" draw:formula="?f15 - ?f13"/>
            <draw:equation draw:name="f23" draw:formula="10800 * ?f10"/>
            <draw:equation draw:name="f24" draw:formula="0 * ?f11"/>
            <draw:equation draw:name="f25" draw:formula="0 * ?f10"/>
            <draw:equation draw:name="f26" draw:formula="10800 * ?f11"/>
            <draw:equation draw:name="f27" draw:formula="21600 * ?f11"/>
            <draw:equation draw:name="f28" draw:formula="21600 * ?f10"/>
            <draw:equation draw:name="f29" draw:formula="abs(?f19)"/>
            <draw:equation draw:name="f30" draw:formula="abs(?f20)"/>
            <draw:equation draw:name="f31" draw:formula="if(?f19, ?f18, ?f2)"/>
            <draw:equation draw:name="f32" draw:formula="if(?f19, ?f2, ?f18)"/>
            <draw:equation draw:name="f33" draw:formula="if(?f20, 0, ?f1)"/>
            <draw:equation draw:name="f34" draw:formula="if(?f20, ?f1, 0)"/>
            <draw:equation draw:name="f35" draw:formula="abs(?f21)"/>
            <draw:equation draw:name="f36" draw:formula="if(?f21, ?f18, ?f2)"/>
            <draw:equation draw:name="f37" draw:formula="if(?f21, ?f2, ?f18)"/>
            <draw:equation draw:name="f38" draw:formula="if(?f21, ?f0, ?f2)"/>
            <draw:equation draw:name="f39" draw:formula="if(?f21, ?f2, ?f0)"/>
            <draw:equation draw:name="f40" draw:formula="abs(?f22)"/>
            <draw:equation draw:name="f41" draw:formula="if(?f22, ?f18, ?f2)"/>
            <draw:equation draw:name="f42" draw:formula="if(?f22, ?f2, ?f18)"/>
            <draw:equation draw:name="f43" draw:formula="if(?f21, 0, ?f1)"/>
            <draw:equation draw:name="f44" draw:formula="if(?f21, ?f1, 0)"/>
            <draw:equation draw:name="f45" draw:formula="if(?f20, ?f18, ?f2)"/>
            <draw:equation draw:name="f46" draw:formula="if(?f20, ?f2, ?f18)"/>
            <draw:equation draw:name="f47" draw:formula="if(?f20, ?f0, ?f2)"/>
            <draw:equation draw:name="f48" draw:formula="if(?f20, ?f2, ?f0)"/>
            <draw:equation draw:name="f49" draw:formula="if(?f19, ?f34, ?f33)"/>
            <draw:equation draw:name="f50" draw:formula="if(?f19, ?f33, ?f34)"/>
            <draw:equation draw:name="f51" draw:formula="if(?f20, ?f31, ?f32)"/>
            <draw:equation draw:name="f52" draw:formula="if(?f21, ?f39, ?f38)"/>
            <draw:equation draw:name="f53" draw:formula="if(?f21, ?f38, ?f39)"/>
            <draw:equation draw:name="f54" draw:formula="if(?f19, ?f37, ?f36)"/>
            <draw:equation draw:name="f55" draw:formula="if(?f22, ?f44, ?f43)"/>
            <draw:equation draw:name="f56" draw:formula="if(?f22, ?f43, ?f44)"/>
            <draw:equation draw:name="f57" draw:formula="if(?f21, ?f41, ?f42)"/>
            <draw:equation draw:name="f58" draw:formula="if(?f20, ?f48, ?f47)"/>
            <draw:equation draw:name="f59" draw:formula="if(?f20, ?f47, ?f48)"/>
            <draw:equation draw:name="f60" draw:formula="if(?f22, ?f46, ?f45)"/>
            <draw:equation draw:name="f61" draw:formula="if(?f20, ?f49, ?f50)"/>
            <draw:equation draw:name="f62" draw:formula="if(?f19, ?f53, ?f52)"/>
            <draw:equation draw:name="f63" draw:formula="if(?f21, ?f55, ?f56)"/>
            <draw:equation draw:name="f64" draw:formula="if(?f22, ?f59, ?f58)"/>
            <draw:equation draw:name="f65" draw:formula="?f23 / ?f10"/>
            <draw:equation draw:name="f66" draw:formula="?f24 / ?f11"/>
            <draw:equation draw:name="f67" draw:formula="?f25 / ?f10"/>
            <draw:equation draw:name="f68" draw:formula="?f26 / ?f11"/>
            <draw:equation draw:name="f69" draw:formula="?f27 / ?f11"/>
            <draw:equation draw:name="f70" draw:formula="?f28 / ?f10"/>
            <draw:equation draw:name="f71" draw:formula="21550000 - ?f51"/>
            <draw:equation draw:name="f72" draw:formula="if(?f71, ?f51, 21550000)"/>
            <draw:equation draw:name="f73" draw:formula="-21550000 - ?f72"/>
            <draw:equation draw:name="f74" draw:formula="if(?f73, -21550000, ?f72)"/>
            <draw:equation draw:name="f75" draw:formula="?f61 + ?f74"/>
            <draw:equation draw:name="f76" draw:formula="?f61 + ?f2"/>
            <draw:equation draw:name="f77" draw:formula="?f76 * ?f9 / ?f1"/>
            <draw:equation draw:name="f78" draw:formula="0 - ?f77"/>
            <draw:equation draw:name="f79" draw:formula="cos(?f78)"/>
            <draw:equation draw:name="f80" draw:formula="0 - ?f79"/>
            <draw:equation draw:name="f81" draw:formula="?f80 * ?f29"/>
            <draw:equation draw:name="f82" draw:formula="sin(?f78)"/>
            <draw:equation draw:name="f83" draw:formula="0 - ?f82"/>
            <draw:equation draw:name="f84" draw:formula="?f83 * ?f30"/>
            <draw:equation draw:name="f85" draw:formula="sqrt(?f81 * ?f81 + ?f84 * ?f84 + 0 * 0)"/>
            <draw:equation draw:name="f86" draw:formula="?f29 * ?f30 / ?f85"/>
            <draw:equation draw:name="f87" draw:formula="?f83 * ?f86"/>
            <draw:equation draw:name="f88" draw:formula="?f12 - ?f87"/>
            <draw:equation draw:name="f89" draw:formula="?f80 * ?f86"/>
            <draw:equation draw:name="f90" draw:formula="?f14 - ?f89"/>
            <draw:equation draw:name="f91" draw:formula="?f88 - ?f29"/>
            <draw:equation draw:name="f92" draw:formula="?f90 - ?f30"/>
            <draw:equation draw:name="f93" draw:formula="?f88 + ?f29"/>
            <draw:equation draw:name="f94" draw:formula="?f90 + ?f30"/>
            <draw:equation draw:name="f95" draw:formula="?f75 + ?f2"/>
            <draw:equation draw:name="f96" draw:formula="?f95 * ?f9 / ?f1"/>
            <draw:equation draw:name="f97" draw:formula="0 - ?f96"/>
            <draw:equation draw:name="f98" draw:formula="cos(?f97)"/>
            <draw:equation draw:name="f99" draw:formula="0 - ?f98"/>
            <draw:equation draw:name="f100" draw:formula="?f99 * ?f29"/>
            <draw:equation draw:name="f101" draw:formula="sin(?f97)"/>
            <draw:equation draw:name="f102" draw:formula="0 - ?f101"/>
            <draw:equation draw:name="f103" draw:formula="?f102 * ?f30"/>
            <draw:equation draw:name="f104" draw:formula="sqrt(?f100 * ?f100 + ?f103 * ?f103 + 0 * 0)"/>
            <draw:equation draw:name="f105" draw:formula="?f29 * ?f30 / ?f104"/>
            <draw:equation draw:name="f106" draw:formula="?f102 * ?f105"/>
            <draw:equation draw:name="f107" draw:formula="?f88 + ?f106"/>
            <draw:equation draw:name="f108" draw:formula="?f99 * ?f105"/>
            <draw:equation draw:name="f109" draw:formula="?f90 + ?f108"/>
            <draw:equation draw:name="f110" draw:formula="if(?f74, ?f12, ?f91)"/>
            <draw:equation draw:name="f111" draw:formula="if(?f74, ?f14, ?f92)"/>
            <draw:equation draw:name="f112" draw:formula="if(?f74, ?f12, ?f93)"/>
            <draw:equation draw:name="f113" draw:formula="if(?f74, ?f14, ?f94)"/>
            <draw:equation draw:name="f114" draw:formula="if(?f74, ?f91, ?f107)"/>
            <draw:equation draw:name="f115" draw:formula="if(?f74, ?f92, ?f109)"/>
            <draw:equation draw:name="f116" draw:formula="if(?f74, ?f93, ?f107)"/>
            <draw:equation draw:name="f117" draw:formula="if(?f74, ?f94, ?f109)"/>
            <draw:equation draw:name="f118" draw:formula="21550000 - ?f54"/>
            <draw:equation draw:name="f119" draw:formula="if(?f118, ?f54, 21550000)"/>
            <draw:equation draw:name="f120" draw:formula="-21550000 - ?f119"/>
            <draw:equation draw:name="f121" draw:formula="if(?f120, -21550000, ?f119)"/>
            <draw:equation draw:name="f122" draw:formula="?f62 + ?f121"/>
            <draw:equation draw:name="f123" draw:formula="?f62 + ?f2"/>
            <draw:equation draw:name="f124" draw:formula="?f123 * ?f9 / ?f1"/>
            <draw:equation draw:name="f125" draw:formula="0 - ?f124"/>
            <draw:equation draw:name="f126" draw:formula="cos(?f125)"/>
            <draw:equation draw:name="f127" draw:formula="0 - ?f126"/>
            <draw:equation draw:name="f128" draw:formula="?f127 * ?f35"/>
            <draw:equation draw:name="f129" draw:formula="sin(?f125)"/>
            <draw:equation draw:name="f130" draw:formula="0 - ?f129"/>
            <draw:equation draw:name="f131" draw:formula="?f130 * ?f29"/>
            <draw:equation draw:name="f132" draw:formula="sqrt(?f128 * ?f128 + ?f131 * ?f131 + 0 * 0)"/>
            <draw:equation draw:name="f133" draw:formula="?f35 * ?f29 / ?f132"/>
            <draw:equation draw:name="f134" draw:formula="?f130 * ?f133"/>
            <draw:equation draw:name="f135" draw:formula="?f15 - ?f134"/>
            <draw:equation draw:name="f136" draw:formula="?f127 * ?f133"/>
            <draw:equation draw:name="f137" draw:formula="?f12 - ?f136"/>
            <draw:equation draw:name="f138" draw:formula="?f135 - ?f35"/>
            <draw:equation draw:name="f139" draw:formula="?f137 - ?f29"/>
            <draw:equation draw:name="f140" draw:formula="?f135 + ?f35"/>
            <draw:equation draw:name="f141" draw:formula="?f137 + ?f29"/>
            <draw:equation draw:name="f142" draw:formula="?f122 + ?f2"/>
            <draw:equation draw:name="f143" draw:formula="?f142 * ?f9 / ?f1"/>
            <draw:equation draw:name="f144" draw:formula="0 - ?f143"/>
            <draw:equation draw:name="f145" draw:formula="cos(?f144)"/>
            <draw:equation draw:name="f146" draw:formula="0 - ?f145"/>
            <draw:equation draw:name="f147" draw:formula="?f146 * ?f35"/>
            <draw:equation draw:name="f148" draw:formula="sin(?f144)"/>
            <draw:equation draw:name="f149" draw:formula="0 - ?f148"/>
            <draw:equation draw:name="f150" draw:formula="?f149 * ?f29"/>
            <draw:equation draw:name="f151" draw:formula="sqrt(?f147 * ?f147 + ?f150 * ?f150 + 0 * 0)"/>
            <draw:equation draw:name="f152" draw:formula="?f35 * ?f29 / ?f151"/>
            <draw:equation draw:name="f153" draw:formula="?f149 * ?f152"/>
            <draw:equation draw:name="f154" draw:formula="?f135 + ?f153"/>
            <draw:equation draw:name="f155" draw:formula="?f146 * ?f152"/>
            <draw:equation draw:name="f156" draw:formula="?f137 + ?f155"/>
            <draw:equation draw:name="f157" draw:formula="if(?f121, ?f15, ?f138)"/>
            <draw:equation draw:name="f158" draw:formula="if(?f121, ?f12, ?f139)"/>
            <draw:equation draw:name="f159" draw:formula="if(?f121, ?f15, ?f140)"/>
            <draw:equation draw:name="f160" draw:formula="if(?f121, ?f12, ?f141)"/>
            <draw:equation draw:name="f161" draw:formula="if(?f121, ?f138, ?f154)"/>
            <draw:equation draw:name="f162" draw:formula="if(?f121, ?f139, ?f156)"/>
            <draw:equation draw:name="f163" draw:formula="if(?f121, ?f140, ?f154)"/>
            <draw:equation draw:name="f164" draw:formula="if(?f121, ?f141, ?f156)"/>
            <draw:equation draw:name="f165" draw:formula="21550000 - ?f57"/>
            <draw:equation draw:name="f166" draw:formula="if(?f165, ?f57, 21550000)"/>
            <draw:equation draw:name="f167" draw:formula="-21550000 - ?f166"/>
            <draw:equation draw:name="f168" draw:formula="if(?f167, -21550000, ?f166)"/>
            <draw:equation draw:name="f169" draw:formula="?f63 + ?f168"/>
            <draw:equation draw:name="f170" draw:formula="?f63 + ?f2"/>
            <draw:equation draw:name="f171" draw:formula="?f170 * ?f9 / ?f1"/>
            <draw:equation draw:name="f172" draw:formula="0 - ?f171"/>
            <draw:equation draw:name="f173" draw:formula="cos(?f172)"/>
            <draw:equation draw:name="f174" draw:formula="0 - ?f173"/>
            <draw:equation draw:name="f175" draw:formula="?f174 * ?f40"/>
            <draw:equation draw:name="f176" draw:formula="sin(?f172)"/>
            <draw:equation draw:name="f177" draw:formula="0 - ?f176"/>
            <draw:equation draw:name="f178" draw:formula="?f177 * ?f35"/>
            <draw:equation draw:name="f179" draw:formula="sqrt(?f175 * ?f175 + ?f178 * ?f178 + 0 * 0)"/>
            <draw:equation draw:name="f180" draw:formula="?f40 * ?f35 / ?f179"/>
            <draw:equation draw:name="f181" draw:formula="?f177 * ?f180"/>
            <draw:equation draw:name="f182" draw:formula="?f13 - ?f181"/>
            <draw:equation draw:name="f183" draw:formula="?f174 * ?f180"/>
            <draw:equation draw:name="f184" draw:formula="?f15 - ?f183"/>
            <draw:equation draw:name="f185" draw:formula="?f182 - ?f40"/>
            <draw:equation draw:name="f186" draw:formula="?f184 - ?f35"/>
            <draw:equation draw:name="f187" draw:formula="?f182 + ?f40"/>
            <draw:equation draw:name="f188" draw:formula="?f184 + ?f35"/>
            <draw:equation draw:name="f189" draw:formula="?f169 + ?f2"/>
            <draw:equation draw:name="f190" draw:formula="?f189 * ?f9 / ?f1"/>
            <draw:equation draw:name="f191" draw:formula="0 - ?f190"/>
            <draw:equation draw:name="f192" draw:formula="cos(?f191)"/>
            <draw:equation draw:name="f193" draw:formula="0 - ?f192"/>
            <draw:equation draw:name="f194" draw:formula="?f193 * ?f40"/>
            <draw:equation draw:name="f195" draw:formula="sin(?f191)"/>
            <draw:equation draw:name="f196" draw:formula="0 - ?f195"/>
            <draw:equation draw:name="f197" draw:formula="?f196 * ?f35"/>
            <draw:equation draw:name="f198" draw:formula="sqrt(?f194 * ?f194 + ?f197 * ?f197 + 0 * 0)"/>
            <draw:equation draw:name="f199" draw:formula="?f40 * ?f35 / ?f198"/>
            <draw:equation draw:name="f200" draw:formula="?f196 * ?f199"/>
            <draw:equation draw:name="f201" draw:formula="?f182 + ?f200"/>
            <draw:equation draw:name="f202" draw:formula="?f193 * ?f199"/>
            <draw:equation draw:name="f203" draw:formula="?f184 + ?f202"/>
            <draw:equation draw:name="f204" draw:formula="if(?f168, ?f13, ?f185)"/>
            <draw:equation draw:name="f205" draw:formula="if(?f168, ?f15, ?f186)"/>
            <draw:equation draw:name="f206" draw:formula="if(?f168, ?f13, ?f187)"/>
            <draw:equation draw:name="f207" draw:formula="if(?f168, ?f15, ?f188)"/>
            <draw:equation draw:name="f208" draw:formula="if(?f168, ?f185, ?f201)"/>
            <draw:equation draw:name="f209" draw:formula="if(?f168, ?f186, ?f203)"/>
            <draw:equation draw:name="f210" draw:formula="if(?f168, ?f187, ?f201)"/>
            <draw:equation draw:name="f211" draw:formula="if(?f168, ?f188, ?f203)"/>
            <draw:equation draw:name="f212" draw:formula="21550000 - ?f60"/>
            <draw:equation draw:name="f213" draw:formula="if(?f212, ?f60, 21550000)"/>
            <draw:equation draw:name="f214" draw:formula="-21550000 - ?f213"/>
            <draw:equation draw:name="f215" draw:formula="if(?f214, -21550000, ?f213)"/>
            <draw:equation draw:name="f216" draw:formula="?f64 + ?f215"/>
            <draw:equation draw:name="f217" draw:formula="?f64 + ?f2"/>
            <draw:equation draw:name="f218" draw:formula="?f217 * ?f9 / ?f1"/>
            <draw:equation draw:name="f219" draw:formula="0 - ?f218"/>
            <draw:equation draw:name="f220" draw:formula="cos(?f219)"/>
            <draw:equation draw:name="f221" draw:formula="0 - ?f220"/>
            <draw:equation draw:name="f222" draw:formula="?f221 * ?f30"/>
            <draw:equation draw:name="f223" draw:formula="sin(?f219)"/>
            <draw:equation draw:name="f224" draw:formula="0 - ?f223"/>
            <draw:equation draw:name="f225" draw:formula="?f224 * ?f40"/>
            <draw:equation draw:name="f226" draw:formula="sqrt(?f222 * ?f222 + ?f225 * ?f225 + 0 * 0)"/>
            <draw:equation draw:name="f227" draw:formula="?f30 * ?f40 / ?f226"/>
            <draw:equation draw:name="f228" draw:formula="?f224 * ?f227"/>
            <draw:equation draw:name="f229" draw:formula="?f14 - ?f228"/>
            <draw:equation draw:name="f230" draw:formula="?f221 * ?f227"/>
            <draw:equation draw:name="f231" draw:formula="?f13 - ?f230"/>
            <draw:equation draw:name="f232" draw:formula="?f229 - ?f30"/>
            <draw:equation draw:name="f233" draw:formula="?f231 - ?f40"/>
            <draw:equation draw:name="f234" draw:formula="?f229 + ?f30"/>
            <draw:equation draw:name="f235" draw:formula="?f231 + ?f40"/>
            <draw:equation draw:name="f236" draw:formula="?f216 + ?f2"/>
            <draw:equation draw:name="f237" draw:formula="?f236 * ?f9 / ?f1"/>
            <draw:equation draw:name="f238" draw:formula="0 - ?f237"/>
            <draw:equation draw:name="f239" draw:formula="cos(?f238)"/>
            <draw:equation draw:name="f240" draw:formula="0 - ?f239"/>
            <draw:equation draw:name="f241" draw:formula="?f240 * ?f30"/>
            <draw:equation draw:name="f242" draw:formula="sin(?f238)"/>
            <draw:equation draw:name="f243" draw:formula="0 - ?f242"/>
            <draw:equation draw:name="f244" draw:formula="?f243 * ?f40"/>
            <draw:equation draw:name="f245" draw:formula="sqrt(?f241 * ?f241 + ?f244 * ?f244 + 0 * 0)"/>
            <draw:equation draw:name="f246" draw:formula="?f30 * ?f40 / ?f245"/>
            <draw:equation draw:name="f247" draw:formula="?f243 * ?f246"/>
            <draw:equation draw:name="f248" draw:formula="?f229 + ?f247"/>
            <draw:equation draw:name="f249" draw:formula="?f240 * ?f246"/>
            <draw:equation draw:name="f250" draw:formula="?f231 + ?f249"/>
            <draw:equation draw:name="f251" draw:formula="if(?f215, ?f14, ?f232)"/>
            <draw:equation draw:name="f252" draw:formula="if(?f215, ?f13, ?f233)"/>
            <draw:equation draw:name="f253" draw:formula="if(?f215, ?f14, ?f234)"/>
            <draw:equation draw:name="f254" draw:formula="if(?f215, ?f13, ?f235)"/>
            <draw:equation draw:name="f255" draw:formula="if(?f215, ?f232, ?f248)"/>
            <draw:equation draw:name="f256" draw:formula="if(?f215, ?f233, ?f250)"/>
            <draw:equation draw:name="f257" draw:formula="if(?f215, ?f234, ?f248)"/>
            <draw:equation draw:name="f258" draw:formula="if(?f215, ?f235, ?f250)"/>
          </draw:enhanced-geometry>
        </draw:custom-shape>
        <draw:custom-shape svg:x="3.93701in" svg:y="1.9685in" svg:width="0.7874in" svg:height="0.3937in" draw:id="id77" draw:style-name="a652" draw:name="フリーフォーム 5">
          <svg:title/>
          <svg:desc/>
          <text:p text:style-name="a651" text:class-names="" text:cond-style-name=""><text:span text:style-name="a650" text:class-names=""/></text:p>
          <draw:enhanced-geometry xmlns:dr3d="urn:oasis:names:tc:opendocument:xmlns:dr3d:1.0" draw:type="non-primitive" svg:viewBox="0 0 21600 21600" draw:enhanced-path="M ?f8 ?f12 L ?f11 ?f12 ?f11 ?f8 ?f9 ?f10 ?f11 ?f9 ?f11 ?f13 ?f8 ?f13 Z N" draw:text-areas="?f21 ?f12 ?f18 ?f13" draw:modifiers="162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21600 - ?f11"/>
            <draw:equation draw:name="f16" draw:formula="?f15 * ?f12"/>
            <draw:equation draw:name="f17" draw:formula="?f16 / 10800"/>
            <draw:equation draw:name="f18" draw:formula="?f11 + ?f17"/>
            <draw:equation draw:name="f19" draw:formula="$0 / ?f6"/>
            <draw:equation draw:name="f20" draw:formula="$1 / ?f7"/>
            <draw:equation draw:name="f21" draw:formula="?f14 / ?f6"/>
            <draw:handle draw:handle-position="$0 $1" draw:handle-range-x-minimum="0" draw:handle-range-x-maximum="21600" draw:handle-range-y-minimum="0" draw:handle-range-y-maximum="10800"/>
          </draw:enhanced-geometry>
        </draw:custom-shape>
        <draw:custom-shape svg:x="6.88976in" svg:y="1.9685in" svg:width="0.7874in" svg:height="0.3937in" draw:id="id78" draw:style-name="a655" draw:name="フリーフォーム 6">
          <svg:title/>
          <svg:desc/>
          <text:p text:style-name="a654" text:class-names="" text:cond-style-name=""><text:span text:style-name="a653" text:class-names=""/></text:p>
          <draw:enhanced-geometry xmlns:dr3d="urn:oasis:names:tc:opendocument:xmlns:dr3d:1.0" draw:type="non-primitive" svg:viewBox="0 0 21600 21600" draw:enhanced-path="M ?f8 ?f12 L ?f11 ?f12 ?f11 ?f8 ?f9 ?f10 ?f11 ?f9 ?f11 ?f13 ?f8 ?f13 Z N" draw:text-areas="?f21 ?f12 ?f18 ?f13" draw:modifiers="162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21600 - ?f11"/>
            <draw:equation draw:name="f16" draw:formula="?f15 * ?f12"/>
            <draw:equation draw:name="f17" draw:formula="?f16 / 10800"/>
            <draw:equation draw:name="f18" draw:formula="?f11 + ?f17"/>
            <draw:equation draw:name="f19" draw:formula="$0 / ?f6"/>
            <draw:equation draw:name="f20" draw:formula="$1 / ?f7"/>
            <draw:equation draw:name="f21" draw:formula="?f14 / ?f6"/>
            <draw:handle draw:handle-position="$0 $1" draw:handle-range-x-minimum="0" draw:handle-range-x-maximum="21600" draw:handle-range-y-minimum="0" draw:handle-range-y-maximum="10800"/>
          </draw:enhanced-geometry>
        </draw:custom-shape>
        <draw:custom-shape svg:x="5.03937in" svg:y="1.77165in" svg:width="1.5748in" svg:height="0.7874in" draw:id="id79" draw:style-name="a658" draw:name="フリーフォーム 7">
          <svg:title/>
          <svg:desc/>
          <text:p text:style-name="a657" text:class-names="" text:cond-style-name=""><text:span text:style-name="a656" text:class-names="">認証</text:span></text:p>
          <draw:enhanced-geometry xmlns:dr3d="urn:oasis:names:tc:opendocument:xmlns:dr3d:1.0" draw:type="non-primitive" svg:viewBox="0 0 21600 21600" draw:enhanced-path="M ?f12 ?f14 A ?f110 ?f111 ?f112 ?f113 ?f12 ?f14 ?f107 ?f109  W ?f114 ?f115 ?f116 ?f117 ?f12 ?f14 ?f107 ?f109 L ?f15 ?f12 A ?f157 ?f158 ?f159 ?f160 ?f15 ?f12 ?f154 ?f156  W ?f161 ?f162 ?f163 ?f164 ?f15 ?f12 ?f154 ?f156 L ?f13 ?f15 A ?f204 ?f205 ?f206 ?f207 ?f13 ?f15 ?f201 ?f203  W ?f208 ?f209 ?f210 ?f211 ?f13 ?f15 ?f201 ?f203 L ?f14 ?f13 A ?f251 ?f252 ?f253 ?f254 ?f14 ?f13 ?f248 ?f250  W ?f255 ?f256 ?f257 ?f258 ?f14 ?f13 ?f248 ?f250 Z N" draw:text-areas="?f16 ?f16 ?f17 ?f17" draw:glue-points="?f65 ?f66 ?f67 ?f68 ?f65 ?f69 ?f70 ?f68" draw:glue-point-leaving-directions="-0, -0, -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f12 + 2540"/>
            <draw:equation draw:name="f15" draw:formula="?f13 - 2540"/>
            <draw:equation draw:name="f16" draw:formula="?f12 + 800"/>
            <draw:equation draw:name="f17" draw:formula="?f13 - 800"/>
            <draw:equation draw:name="f18" draw:formula="0 - ?f2"/>
            <draw:equation draw:name="f19" draw:formula="?f14 - ?f12"/>
            <draw:equation draw:name="f20" draw:formula="0 - ?f14"/>
            <draw:equation draw:name="f21" draw:formula="21600 - ?f15"/>
            <draw:equation draw:name="f22" draw:formula="?f15 - ?f13"/>
            <draw:equation draw:name="f23" draw:formula="10800 * ?f10"/>
            <draw:equation draw:name="f24" draw:formula="0 * ?f11"/>
            <draw:equation draw:name="f25" draw:formula="0 * ?f10"/>
            <draw:equation draw:name="f26" draw:formula="10800 * ?f11"/>
            <draw:equation draw:name="f27" draw:formula="21600 * ?f11"/>
            <draw:equation draw:name="f28" draw:formula="21600 * ?f10"/>
            <draw:equation draw:name="f29" draw:formula="abs(?f19)"/>
            <draw:equation draw:name="f30" draw:formula="abs(?f20)"/>
            <draw:equation draw:name="f31" draw:formula="if(?f19, ?f18, ?f2)"/>
            <draw:equation draw:name="f32" draw:formula="if(?f19, ?f2, ?f18)"/>
            <draw:equation draw:name="f33" draw:formula="if(?f20, 0, ?f1)"/>
            <draw:equation draw:name="f34" draw:formula="if(?f20, ?f1, 0)"/>
            <draw:equation draw:name="f35" draw:formula="abs(?f21)"/>
            <draw:equation draw:name="f36" draw:formula="if(?f21, ?f18, ?f2)"/>
            <draw:equation draw:name="f37" draw:formula="if(?f21, ?f2, ?f18)"/>
            <draw:equation draw:name="f38" draw:formula="if(?f21, ?f0, ?f2)"/>
            <draw:equation draw:name="f39" draw:formula="if(?f21, ?f2, ?f0)"/>
            <draw:equation draw:name="f40" draw:formula="abs(?f22)"/>
            <draw:equation draw:name="f41" draw:formula="if(?f22, ?f18, ?f2)"/>
            <draw:equation draw:name="f42" draw:formula="if(?f22, ?f2, ?f18)"/>
            <draw:equation draw:name="f43" draw:formula="if(?f21, 0, ?f1)"/>
            <draw:equation draw:name="f44" draw:formula="if(?f21, ?f1, 0)"/>
            <draw:equation draw:name="f45" draw:formula="if(?f20, ?f18, ?f2)"/>
            <draw:equation draw:name="f46" draw:formula="if(?f20, ?f2, ?f18)"/>
            <draw:equation draw:name="f47" draw:formula="if(?f20, ?f0, ?f2)"/>
            <draw:equation draw:name="f48" draw:formula="if(?f20, ?f2, ?f0)"/>
            <draw:equation draw:name="f49" draw:formula="if(?f19, ?f34, ?f33)"/>
            <draw:equation draw:name="f50" draw:formula="if(?f19, ?f33, ?f34)"/>
            <draw:equation draw:name="f51" draw:formula="if(?f20, ?f31, ?f32)"/>
            <draw:equation draw:name="f52" draw:formula="if(?f21, ?f39, ?f38)"/>
            <draw:equation draw:name="f53" draw:formula="if(?f21, ?f38, ?f39)"/>
            <draw:equation draw:name="f54" draw:formula="if(?f19, ?f37, ?f36)"/>
            <draw:equation draw:name="f55" draw:formula="if(?f22, ?f44, ?f43)"/>
            <draw:equation draw:name="f56" draw:formula="if(?f22, ?f43, ?f44)"/>
            <draw:equation draw:name="f57" draw:formula="if(?f21, ?f41, ?f42)"/>
            <draw:equation draw:name="f58" draw:formula="if(?f20, ?f48, ?f47)"/>
            <draw:equation draw:name="f59" draw:formula="if(?f20, ?f47, ?f48)"/>
            <draw:equation draw:name="f60" draw:formula="if(?f22, ?f46, ?f45)"/>
            <draw:equation draw:name="f61" draw:formula="if(?f20, ?f49, ?f50)"/>
            <draw:equation draw:name="f62" draw:formula="if(?f19, ?f53, ?f52)"/>
            <draw:equation draw:name="f63" draw:formula="if(?f21, ?f55, ?f56)"/>
            <draw:equation draw:name="f64" draw:formula="if(?f22, ?f59, ?f58)"/>
            <draw:equation draw:name="f65" draw:formula="?f23 / ?f10"/>
            <draw:equation draw:name="f66" draw:formula="?f24 / ?f11"/>
            <draw:equation draw:name="f67" draw:formula="?f25 / ?f10"/>
            <draw:equation draw:name="f68" draw:formula="?f26 / ?f11"/>
            <draw:equation draw:name="f69" draw:formula="?f27 / ?f11"/>
            <draw:equation draw:name="f70" draw:formula="?f28 / ?f10"/>
            <draw:equation draw:name="f71" draw:formula="21550000 - ?f51"/>
            <draw:equation draw:name="f72" draw:formula="if(?f71, ?f51, 21550000)"/>
            <draw:equation draw:name="f73" draw:formula="-21550000 - ?f72"/>
            <draw:equation draw:name="f74" draw:formula="if(?f73, -21550000, ?f72)"/>
            <draw:equation draw:name="f75" draw:formula="?f61 + ?f74"/>
            <draw:equation draw:name="f76" draw:formula="?f61 + ?f2"/>
            <draw:equation draw:name="f77" draw:formula="?f76 * ?f9 / ?f1"/>
            <draw:equation draw:name="f78" draw:formula="0 - ?f77"/>
            <draw:equation draw:name="f79" draw:formula="cos(?f78)"/>
            <draw:equation draw:name="f80" draw:formula="0 - ?f79"/>
            <draw:equation draw:name="f81" draw:formula="?f80 * ?f29"/>
            <draw:equation draw:name="f82" draw:formula="sin(?f78)"/>
            <draw:equation draw:name="f83" draw:formula="0 - ?f82"/>
            <draw:equation draw:name="f84" draw:formula="?f83 * ?f30"/>
            <draw:equation draw:name="f85" draw:formula="sqrt(?f81 * ?f81 + ?f84 * ?f84 + 0 * 0)"/>
            <draw:equation draw:name="f86" draw:formula="?f29 * ?f30 / ?f85"/>
            <draw:equation draw:name="f87" draw:formula="?f83 * ?f86"/>
            <draw:equation draw:name="f88" draw:formula="?f12 - ?f87"/>
            <draw:equation draw:name="f89" draw:formula="?f80 * ?f86"/>
            <draw:equation draw:name="f90" draw:formula="?f14 - ?f89"/>
            <draw:equation draw:name="f91" draw:formula="?f88 - ?f29"/>
            <draw:equation draw:name="f92" draw:formula="?f90 - ?f30"/>
            <draw:equation draw:name="f93" draw:formula="?f88 + ?f29"/>
            <draw:equation draw:name="f94" draw:formula="?f90 + ?f30"/>
            <draw:equation draw:name="f95" draw:formula="?f75 + ?f2"/>
            <draw:equation draw:name="f96" draw:formula="?f95 * ?f9 / ?f1"/>
            <draw:equation draw:name="f97" draw:formula="0 - ?f96"/>
            <draw:equation draw:name="f98" draw:formula="cos(?f97)"/>
            <draw:equation draw:name="f99" draw:formula="0 - ?f98"/>
            <draw:equation draw:name="f100" draw:formula="?f99 * ?f29"/>
            <draw:equation draw:name="f101" draw:formula="sin(?f97)"/>
            <draw:equation draw:name="f102" draw:formula="0 - ?f101"/>
            <draw:equation draw:name="f103" draw:formula="?f102 * ?f30"/>
            <draw:equation draw:name="f104" draw:formula="sqrt(?f100 * ?f100 + ?f103 * ?f103 + 0 * 0)"/>
            <draw:equation draw:name="f105" draw:formula="?f29 * ?f30 / ?f104"/>
            <draw:equation draw:name="f106" draw:formula="?f102 * ?f105"/>
            <draw:equation draw:name="f107" draw:formula="?f88 + ?f106"/>
            <draw:equation draw:name="f108" draw:formula="?f99 * ?f105"/>
            <draw:equation draw:name="f109" draw:formula="?f90 + ?f108"/>
            <draw:equation draw:name="f110" draw:formula="if(?f74, ?f12, ?f91)"/>
            <draw:equation draw:name="f111" draw:formula="if(?f74, ?f14, ?f92)"/>
            <draw:equation draw:name="f112" draw:formula="if(?f74, ?f12, ?f93)"/>
            <draw:equation draw:name="f113" draw:formula="if(?f74, ?f14, ?f94)"/>
            <draw:equation draw:name="f114" draw:formula="if(?f74, ?f91, ?f107)"/>
            <draw:equation draw:name="f115" draw:formula="if(?f74, ?f92, ?f109)"/>
            <draw:equation draw:name="f116" draw:formula="if(?f74, ?f93, ?f107)"/>
            <draw:equation draw:name="f117" draw:formula="if(?f74, ?f94, ?f109)"/>
            <draw:equation draw:name="f118" draw:formula="21550000 - ?f54"/>
            <draw:equation draw:name="f119" draw:formula="if(?f118, ?f54, 21550000)"/>
            <draw:equation draw:name="f120" draw:formula="-21550000 - ?f119"/>
            <draw:equation draw:name="f121" draw:formula="if(?f120, -21550000, ?f119)"/>
            <draw:equation draw:name="f122" draw:formula="?f62 + ?f121"/>
            <draw:equation draw:name="f123" draw:formula="?f62 + ?f2"/>
            <draw:equation draw:name="f124" draw:formula="?f123 * ?f9 / ?f1"/>
            <draw:equation draw:name="f125" draw:formula="0 - ?f124"/>
            <draw:equation draw:name="f126" draw:formula="cos(?f125)"/>
            <draw:equation draw:name="f127" draw:formula="0 - ?f126"/>
            <draw:equation draw:name="f128" draw:formula="?f127 * ?f35"/>
            <draw:equation draw:name="f129" draw:formula="sin(?f125)"/>
            <draw:equation draw:name="f130" draw:formula="0 - ?f129"/>
            <draw:equation draw:name="f131" draw:formula="?f130 * ?f29"/>
            <draw:equation draw:name="f132" draw:formula="sqrt(?f128 * ?f128 + ?f131 * ?f131 + 0 * 0)"/>
            <draw:equation draw:name="f133" draw:formula="?f35 * ?f29 / ?f132"/>
            <draw:equation draw:name="f134" draw:formula="?f130 * ?f133"/>
            <draw:equation draw:name="f135" draw:formula="?f15 - ?f134"/>
            <draw:equation draw:name="f136" draw:formula="?f127 * ?f133"/>
            <draw:equation draw:name="f137" draw:formula="?f12 - ?f136"/>
            <draw:equation draw:name="f138" draw:formula="?f135 - ?f35"/>
            <draw:equation draw:name="f139" draw:formula="?f137 - ?f29"/>
            <draw:equation draw:name="f140" draw:formula="?f135 + ?f35"/>
            <draw:equation draw:name="f141" draw:formula="?f137 + ?f29"/>
            <draw:equation draw:name="f142" draw:formula="?f122 + ?f2"/>
            <draw:equation draw:name="f143" draw:formula="?f142 * ?f9 / ?f1"/>
            <draw:equation draw:name="f144" draw:formula="0 - ?f143"/>
            <draw:equation draw:name="f145" draw:formula="cos(?f144)"/>
            <draw:equation draw:name="f146" draw:formula="0 - ?f145"/>
            <draw:equation draw:name="f147" draw:formula="?f146 * ?f35"/>
            <draw:equation draw:name="f148" draw:formula="sin(?f144)"/>
            <draw:equation draw:name="f149" draw:formula="0 - ?f148"/>
            <draw:equation draw:name="f150" draw:formula="?f149 * ?f29"/>
            <draw:equation draw:name="f151" draw:formula="sqrt(?f147 * ?f147 + ?f150 * ?f150 + 0 * 0)"/>
            <draw:equation draw:name="f152" draw:formula="?f35 * ?f29 / ?f151"/>
            <draw:equation draw:name="f153" draw:formula="?f149 * ?f152"/>
            <draw:equation draw:name="f154" draw:formula="?f135 + ?f153"/>
            <draw:equation draw:name="f155" draw:formula="?f146 * ?f152"/>
            <draw:equation draw:name="f156" draw:formula="?f137 + ?f155"/>
            <draw:equation draw:name="f157" draw:formula="if(?f121, ?f15, ?f138)"/>
            <draw:equation draw:name="f158" draw:formula="if(?f121, ?f12, ?f139)"/>
            <draw:equation draw:name="f159" draw:formula="if(?f121, ?f15, ?f140)"/>
            <draw:equation draw:name="f160" draw:formula="if(?f121, ?f12, ?f141)"/>
            <draw:equation draw:name="f161" draw:formula="if(?f121, ?f138, ?f154)"/>
            <draw:equation draw:name="f162" draw:formula="if(?f121, ?f139, ?f156)"/>
            <draw:equation draw:name="f163" draw:formula="if(?f121, ?f140, ?f154)"/>
            <draw:equation draw:name="f164" draw:formula="if(?f121, ?f141, ?f156)"/>
            <draw:equation draw:name="f165" draw:formula="21550000 - ?f57"/>
            <draw:equation draw:name="f166" draw:formula="if(?f165, ?f57, 21550000)"/>
            <draw:equation draw:name="f167" draw:formula="-21550000 - ?f166"/>
            <draw:equation draw:name="f168" draw:formula="if(?f167, -21550000, ?f166)"/>
            <draw:equation draw:name="f169" draw:formula="?f63 + ?f168"/>
            <draw:equation draw:name="f170" draw:formula="?f63 + ?f2"/>
            <draw:equation draw:name="f171" draw:formula="?f170 * ?f9 / ?f1"/>
            <draw:equation draw:name="f172" draw:formula="0 - ?f171"/>
            <draw:equation draw:name="f173" draw:formula="cos(?f172)"/>
            <draw:equation draw:name="f174" draw:formula="0 - ?f173"/>
            <draw:equation draw:name="f175" draw:formula="?f174 * ?f40"/>
            <draw:equation draw:name="f176" draw:formula="sin(?f172)"/>
            <draw:equation draw:name="f177" draw:formula="0 - ?f176"/>
            <draw:equation draw:name="f178" draw:formula="?f177 * ?f35"/>
            <draw:equation draw:name="f179" draw:formula="sqrt(?f175 * ?f175 + ?f178 * ?f178 + 0 * 0)"/>
            <draw:equation draw:name="f180" draw:formula="?f40 * ?f35 / ?f179"/>
            <draw:equation draw:name="f181" draw:formula="?f177 * ?f180"/>
            <draw:equation draw:name="f182" draw:formula="?f13 - ?f181"/>
            <draw:equation draw:name="f183" draw:formula="?f174 * ?f180"/>
            <draw:equation draw:name="f184" draw:formula="?f15 - ?f183"/>
            <draw:equation draw:name="f185" draw:formula="?f182 - ?f40"/>
            <draw:equation draw:name="f186" draw:formula="?f184 - ?f35"/>
            <draw:equation draw:name="f187" draw:formula="?f182 + ?f40"/>
            <draw:equation draw:name="f188" draw:formula="?f184 + ?f35"/>
            <draw:equation draw:name="f189" draw:formula="?f169 + ?f2"/>
            <draw:equation draw:name="f190" draw:formula="?f189 * ?f9 / ?f1"/>
            <draw:equation draw:name="f191" draw:formula="0 - ?f190"/>
            <draw:equation draw:name="f192" draw:formula="cos(?f191)"/>
            <draw:equation draw:name="f193" draw:formula="0 - ?f192"/>
            <draw:equation draw:name="f194" draw:formula="?f193 * ?f40"/>
            <draw:equation draw:name="f195" draw:formula="sin(?f191)"/>
            <draw:equation draw:name="f196" draw:formula="0 - ?f195"/>
            <draw:equation draw:name="f197" draw:formula="?f196 * ?f35"/>
            <draw:equation draw:name="f198" draw:formula="sqrt(?f194 * ?f194 + ?f197 * ?f197 + 0 * 0)"/>
            <draw:equation draw:name="f199" draw:formula="?f40 * ?f35 / ?f198"/>
            <draw:equation draw:name="f200" draw:formula="?f196 * ?f199"/>
            <draw:equation draw:name="f201" draw:formula="?f182 + ?f200"/>
            <draw:equation draw:name="f202" draw:formula="?f193 * ?f199"/>
            <draw:equation draw:name="f203" draw:formula="?f184 + ?f202"/>
            <draw:equation draw:name="f204" draw:formula="if(?f168, ?f13, ?f185)"/>
            <draw:equation draw:name="f205" draw:formula="if(?f168, ?f15, ?f186)"/>
            <draw:equation draw:name="f206" draw:formula="if(?f168, ?f13, ?f187)"/>
            <draw:equation draw:name="f207" draw:formula="if(?f168, ?f15, ?f188)"/>
            <draw:equation draw:name="f208" draw:formula="if(?f168, ?f185, ?f201)"/>
            <draw:equation draw:name="f209" draw:formula="if(?f168, ?f186, ?f203)"/>
            <draw:equation draw:name="f210" draw:formula="if(?f168, ?f187, ?f201)"/>
            <draw:equation draw:name="f211" draw:formula="if(?f168, ?f188, ?f203)"/>
            <draw:equation draw:name="f212" draw:formula="21550000 - ?f60"/>
            <draw:equation draw:name="f213" draw:formula="if(?f212, ?f60, 21550000)"/>
            <draw:equation draw:name="f214" draw:formula="-21550000 - ?f213"/>
            <draw:equation draw:name="f215" draw:formula="if(?f214, -21550000, ?f213)"/>
            <draw:equation draw:name="f216" draw:formula="?f64 + ?f215"/>
            <draw:equation draw:name="f217" draw:formula="?f64 + ?f2"/>
            <draw:equation draw:name="f218" draw:formula="?f217 * ?f9 / ?f1"/>
            <draw:equation draw:name="f219" draw:formula="0 - ?f218"/>
            <draw:equation draw:name="f220" draw:formula="cos(?f219)"/>
            <draw:equation draw:name="f221" draw:formula="0 - ?f220"/>
            <draw:equation draw:name="f222" draw:formula="?f221 * ?f30"/>
            <draw:equation draw:name="f223" draw:formula="sin(?f219)"/>
            <draw:equation draw:name="f224" draw:formula="0 - ?f223"/>
            <draw:equation draw:name="f225" draw:formula="?f224 * ?f40"/>
            <draw:equation draw:name="f226" draw:formula="sqrt(?f222 * ?f222 + ?f225 * ?f225 + 0 * 0)"/>
            <draw:equation draw:name="f227" draw:formula="?f30 * ?f40 / ?f226"/>
            <draw:equation draw:name="f228" draw:formula="?f224 * ?f227"/>
            <draw:equation draw:name="f229" draw:formula="?f14 - ?f228"/>
            <draw:equation draw:name="f230" draw:formula="?f221 * ?f227"/>
            <draw:equation draw:name="f231" draw:formula="?f13 - ?f230"/>
            <draw:equation draw:name="f232" draw:formula="?f229 - ?f30"/>
            <draw:equation draw:name="f233" draw:formula="?f231 - ?f40"/>
            <draw:equation draw:name="f234" draw:formula="?f229 + ?f30"/>
            <draw:equation draw:name="f235" draw:formula="?f231 + ?f40"/>
            <draw:equation draw:name="f236" draw:formula="?f216 + ?f2"/>
            <draw:equation draw:name="f237" draw:formula="?f236 * ?f9 / ?f1"/>
            <draw:equation draw:name="f238" draw:formula="0 - ?f237"/>
            <draw:equation draw:name="f239" draw:formula="cos(?f238)"/>
            <draw:equation draw:name="f240" draw:formula="0 - ?f239"/>
            <draw:equation draw:name="f241" draw:formula="?f240 * ?f30"/>
            <draw:equation draw:name="f242" draw:formula="sin(?f238)"/>
            <draw:equation draw:name="f243" draw:formula="0 - ?f242"/>
            <draw:equation draw:name="f244" draw:formula="?f243 * ?f40"/>
            <draw:equation draw:name="f245" draw:formula="sqrt(?f241 * ?f241 + ?f244 * ?f244 + 0 * 0)"/>
            <draw:equation draw:name="f246" draw:formula="?f30 * ?f40 / ?f245"/>
            <draw:equation draw:name="f247" draw:formula="?f243 * ?f246"/>
            <draw:equation draw:name="f248" draw:formula="?f229 + ?f247"/>
            <draw:equation draw:name="f249" draw:formula="?f240 * ?f246"/>
            <draw:equation draw:name="f250" draw:formula="?f231 + ?f249"/>
            <draw:equation draw:name="f251" draw:formula="if(?f215, ?f14, ?f232)"/>
            <draw:equation draw:name="f252" draw:formula="if(?f215, ?f13, ?f233)"/>
            <draw:equation draw:name="f253" draw:formula="if(?f215, ?f14, ?f234)"/>
            <draw:equation draw:name="f254" draw:formula="if(?f215, ?f13, ?f235)"/>
            <draw:equation draw:name="f255" draw:formula="if(?f215, ?f232, ?f248)"/>
            <draw:equation draw:name="f256" draw:formula="if(?f215, ?f233, ?f250)"/>
            <draw:equation draw:name="f257" draw:formula="if(?f215, ?f234, ?f248)"/>
            <draw:equation draw:name="f258" draw:formula="if(?f215, ?f235, ?f250)"/>
          </draw:enhanced-geometry>
        </draw:custom-shape>
        <draw:custom-shape svg:x="7.87402in" svg:y="3.34646in" svg:width="1.5748in" svg:height="0.7874in" draw:id="id80" draw:style-name="a661" draw:name="フリーフォーム 8">
          <svg:title/>
          <svg:desc/>
          <text:p text:style-name="a660" text:class-names="" text:cond-style-name=""><text:span text:style-name="a659" text:class-names="">相関図閲覧</text:span></text:p>
          <draw:enhanced-geometry xmlns:dr3d="urn:oasis:names:tc:opendocument:xmlns:dr3d:1.0" draw:type="non-primitive" svg:viewBox="0 0 21600 21600" draw:enhanced-path="M ?f12 ?f14 A ?f110 ?f111 ?f112 ?f113 ?f12 ?f14 ?f107 ?f109  W ?f114 ?f115 ?f116 ?f117 ?f12 ?f14 ?f107 ?f109 L ?f15 ?f12 A ?f157 ?f158 ?f159 ?f160 ?f15 ?f12 ?f154 ?f156  W ?f161 ?f162 ?f163 ?f164 ?f15 ?f12 ?f154 ?f156 L ?f13 ?f15 A ?f204 ?f205 ?f206 ?f207 ?f13 ?f15 ?f201 ?f203  W ?f208 ?f209 ?f210 ?f211 ?f13 ?f15 ?f201 ?f203 L ?f14 ?f13 A ?f251 ?f252 ?f253 ?f254 ?f14 ?f13 ?f248 ?f250  W ?f255 ?f256 ?f257 ?f258 ?f14 ?f13 ?f248 ?f250 Z N" draw:text-areas="?f16 ?f16 ?f17 ?f17" draw:glue-points="?f65 ?f66 ?f67 ?f68 ?f65 ?f69 ?f70 ?f68" draw:glue-point-leaving-directions="-0, -0, -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f12 + 2540"/>
            <draw:equation draw:name="f15" draw:formula="?f13 - 2540"/>
            <draw:equation draw:name="f16" draw:formula="?f12 + 800"/>
            <draw:equation draw:name="f17" draw:formula="?f13 - 800"/>
            <draw:equation draw:name="f18" draw:formula="0 - ?f2"/>
            <draw:equation draw:name="f19" draw:formula="?f14 - ?f12"/>
            <draw:equation draw:name="f20" draw:formula="0 - ?f14"/>
            <draw:equation draw:name="f21" draw:formula="21600 - ?f15"/>
            <draw:equation draw:name="f22" draw:formula="?f15 - ?f13"/>
            <draw:equation draw:name="f23" draw:formula="10800 * ?f10"/>
            <draw:equation draw:name="f24" draw:formula="0 * ?f11"/>
            <draw:equation draw:name="f25" draw:formula="0 * ?f10"/>
            <draw:equation draw:name="f26" draw:formula="10800 * ?f11"/>
            <draw:equation draw:name="f27" draw:formula="21600 * ?f11"/>
            <draw:equation draw:name="f28" draw:formula="21600 * ?f10"/>
            <draw:equation draw:name="f29" draw:formula="abs(?f19)"/>
            <draw:equation draw:name="f30" draw:formula="abs(?f20)"/>
            <draw:equation draw:name="f31" draw:formula="if(?f19, ?f18, ?f2)"/>
            <draw:equation draw:name="f32" draw:formula="if(?f19, ?f2, ?f18)"/>
            <draw:equation draw:name="f33" draw:formula="if(?f20, 0, ?f1)"/>
            <draw:equation draw:name="f34" draw:formula="if(?f20, ?f1, 0)"/>
            <draw:equation draw:name="f35" draw:formula="abs(?f21)"/>
            <draw:equation draw:name="f36" draw:formula="if(?f21, ?f18, ?f2)"/>
            <draw:equation draw:name="f37" draw:formula="if(?f21, ?f2, ?f18)"/>
            <draw:equation draw:name="f38" draw:formula="if(?f21, ?f0, ?f2)"/>
            <draw:equation draw:name="f39" draw:formula="if(?f21, ?f2, ?f0)"/>
            <draw:equation draw:name="f40" draw:formula="abs(?f22)"/>
            <draw:equation draw:name="f41" draw:formula="if(?f22, ?f18, ?f2)"/>
            <draw:equation draw:name="f42" draw:formula="if(?f22, ?f2, ?f18)"/>
            <draw:equation draw:name="f43" draw:formula="if(?f21, 0, ?f1)"/>
            <draw:equation draw:name="f44" draw:formula="if(?f21, ?f1, 0)"/>
            <draw:equation draw:name="f45" draw:formula="if(?f20, ?f18, ?f2)"/>
            <draw:equation draw:name="f46" draw:formula="if(?f20, ?f2, ?f18)"/>
            <draw:equation draw:name="f47" draw:formula="if(?f20, ?f0, ?f2)"/>
            <draw:equation draw:name="f48" draw:formula="if(?f20, ?f2, ?f0)"/>
            <draw:equation draw:name="f49" draw:formula="if(?f19, ?f34, ?f33)"/>
            <draw:equation draw:name="f50" draw:formula="if(?f19, ?f33, ?f34)"/>
            <draw:equation draw:name="f51" draw:formula="if(?f20, ?f31, ?f32)"/>
            <draw:equation draw:name="f52" draw:formula="if(?f21, ?f39, ?f38)"/>
            <draw:equation draw:name="f53" draw:formula="if(?f21, ?f38, ?f39)"/>
            <draw:equation draw:name="f54" draw:formula="if(?f19, ?f37, ?f36)"/>
            <draw:equation draw:name="f55" draw:formula="if(?f22, ?f44, ?f43)"/>
            <draw:equation draw:name="f56" draw:formula="if(?f22, ?f43, ?f44)"/>
            <draw:equation draw:name="f57" draw:formula="if(?f21, ?f41, ?f42)"/>
            <draw:equation draw:name="f58" draw:formula="if(?f20, ?f48, ?f47)"/>
            <draw:equation draw:name="f59" draw:formula="if(?f20, ?f47, ?f48)"/>
            <draw:equation draw:name="f60" draw:formula="if(?f22, ?f46, ?f45)"/>
            <draw:equation draw:name="f61" draw:formula="if(?f20, ?f49, ?f50)"/>
            <draw:equation draw:name="f62" draw:formula="if(?f19, ?f53, ?f52)"/>
            <draw:equation draw:name="f63" draw:formula="if(?f21, ?f55, ?f56)"/>
            <draw:equation draw:name="f64" draw:formula="if(?f22, ?f59, ?f58)"/>
            <draw:equation draw:name="f65" draw:formula="?f23 / ?f10"/>
            <draw:equation draw:name="f66" draw:formula="?f24 / ?f11"/>
            <draw:equation draw:name="f67" draw:formula="?f25 / ?f10"/>
            <draw:equation draw:name="f68" draw:formula="?f26 / ?f11"/>
            <draw:equation draw:name="f69" draw:formula="?f27 / ?f11"/>
            <draw:equation draw:name="f70" draw:formula="?f28 / ?f10"/>
            <draw:equation draw:name="f71" draw:formula="21550000 - ?f51"/>
            <draw:equation draw:name="f72" draw:formula="if(?f71, ?f51, 21550000)"/>
            <draw:equation draw:name="f73" draw:formula="-21550000 - ?f72"/>
            <draw:equation draw:name="f74" draw:formula="if(?f73, -21550000, ?f72)"/>
            <draw:equation draw:name="f75" draw:formula="?f61 + ?f74"/>
            <draw:equation draw:name="f76" draw:formula="?f61 + ?f2"/>
            <draw:equation draw:name="f77" draw:formula="?f76 * ?f9 / ?f1"/>
            <draw:equation draw:name="f78" draw:formula="0 - ?f77"/>
            <draw:equation draw:name="f79" draw:formula="cos(?f78)"/>
            <draw:equation draw:name="f80" draw:formula="0 - ?f79"/>
            <draw:equation draw:name="f81" draw:formula="?f80 * ?f29"/>
            <draw:equation draw:name="f82" draw:formula="sin(?f78)"/>
            <draw:equation draw:name="f83" draw:formula="0 - ?f82"/>
            <draw:equation draw:name="f84" draw:formula="?f83 * ?f30"/>
            <draw:equation draw:name="f85" draw:formula="sqrt(?f81 * ?f81 + ?f84 * ?f84 + 0 * 0)"/>
            <draw:equation draw:name="f86" draw:formula="?f29 * ?f30 / ?f85"/>
            <draw:equation draw:name="f87" draw:formula="?f83 * ?f86"/>
            <draw:equation draw:name="f88" draw:formula="?f12 - ?f87"/>
            <draw:equation draw:name="f89" draw:formula="?f80 * ?f86"/>
            <draw:equation draw:name="f90" draw:formula="?f14 - ?f89"/>
            <draw:equation draw:name="f91" draw:formula="?f88 - ?f29"/>
            <draw:equation draw:name="f92" draw:formula="?f90 - ?f30"/>
            <draw:equation draw:name="f93" draw:formula="?f88 + ?f29"/>
            <draw:equation draw:name="f94" draw:formula="?f90 + ?f30"/>
            <draw:equation draw:name="f95" draw:formula="?f75 + ?f2"/>
            <draw:equation draw:name="f96" draw:formula="?f95 * ?f9 / ?f1"/>
            <draw:equation draw:name="f97" draw:formula="0 - ?f96"/>
            <draw:equation draw:name="f98" draw:formula="cos(?f97)"/>
            <draw:equation draw:name="f99" draw:formula="0 - ?f98"/>
            <draw:equation draw:name="f100" draw:formula="?f99 * ?f29"/>
            <draw:equation draw:name="f101" draw:formula="sin(?f97)"/>
            <draw:equation draw:name="f102" draw:formula="0 - ?f101"/>
            <draw:equation draw:name="f103" draw:formula="?f102 * ?f30"/>
            <draw:equation draw:name="f104" draw:formula="sqrt(?f100 * ?f100 + ?f103 * ?f103 + 0 * 0)"/>
            <draw:equation draw:name="f105" draw:formula="?f29 * ?f30 / ?f104"/>
            <draw:equation draw:name="f106" draw:formula="?f102 * ?f105"/>
            <draw:equation draw:name="f107" draw:formula="?f88 + ?f106"/>
            <draw:equation draw:name="f108" draw:formula="?f99 * ?f105"/>
            <draw:equation draw:name="f109" draw:formula="?f90 + ?f108"/>
            <draw:equation draw:name="f110" draw:formula="if(?f74, ?f12, ?f91)"/>
            <draw:equation draw:name="f111" draw:formula="if(?f74, ?f14, ?f92)"/>
            <draw:equation draw:name="f112" draw:formula="if(?f74, ?f12, ?f93)"/>
            <draw:equation draw:name="f113" draw:formula="if(?f74, ?f14, ?f94)"/>
            <draw:equation draw:name="f114" draw:formula="if(?f74, ?f91, ?f107)"/>
            <draw:equation draw:name="f115" draw:formula="if(?f74, ?f92, ?f109)"/>
            <draw:equation draw:name="f116" draw:formula="if(?f74, ?f93, ?f107)"/>
            <draw:equation draw:name="f117" draw:formula="if(?f74, ?f94, ?f109)"/>
            <draw:equation draw:name="f118" draw:formula="21550000 - ?f54"/>
            <draw:equation draw:name="f119" draw:formula="if(?f118, ?f54, 21550000)"/>
            <draw:equation draw:name="f120" draw:formula="-21550000 - ?f119"/>
            <draw:equation draw:name="f121" draw:formula="if(?f120, -21550000, ?f119)"/>
            <draw:equation draw:name="f122" draw:formula="?f62 + ?f121"/>
            <draw:equation draw:name="f123" draw:formula="?f62 + ?f2"/>
            <draw:equation draw:name="f124" draw:formula="?f123 * ?f9 / ?f1"/>
            <draw:equation draw:name="f125" draw:formula="0 - ?f124"/>
            <draw:equation draw:name="f126" draw:formula="cos(?f125)"/>
            <draw:equation draw:name="f127" draw:formula="0 - ?f126"/>
            <draw:equation draw:name="f128" draw:formula="?f127 * ?f35"/>
            <draw:equation draw:name="f129" draw:formula="sin(?f125)"/>
            <draw:equation draw:name="f130" draw:formula="0 - ?f129"/>
            <draw:equation draw:name="f131" draw:formula="?f130 * ?f29"/>
            <draw:equation draw:name="f132" draw:formula="sqrt(?f128 * ?f128 + ?f131 * ?f131 + 0 * 0)"/>
            <draw:equation draw:name="f133" draw:formula="?f35 * ?f29 / ?f132"/>
            <draw:equation draw:name="f134" draw:formula="?f130 * ?f133"/>
            <draw:equation draw:name="f135" draw:formula="?f15 - ?f134"/>
            <draw:equation draw:name="f136" draw:formula="?f127 * ?f133"/>
            <draw:equation draw:name="f137" draw:formula="?f12 - ?f136"/>
            <draw:equation draw:name="f138" draw:formula="?f135 - ?f35"/>
            <draw:equation draw:name="f139" draw:formula="?f137 - ?f29"/>
            <draw:equation draw:name="f140" draw:formula="?f135 + ?f35"/>
            <draw:equation draw:name="f141" draw:formula="?f137 + ?f29"/>
            <draw:equation draw:name="f142" draw:formula="?f122 + ?f2"/>
            <draw:equation draw:name="f143" draw:formula="?f142 * ?f9 / ?f1"/>
            <draw:equation draw:name="f144" draw:formula="0 - ?f143"/>
            <draw:equation draw:name="f145" draw:formula="cos(?f144)"/>
            <draw:equation draw:name="f146" draw:formula="0 - ?f145"/>
            <draw:equation draw:name="f147" draw:formula="?f146 * ?f35"/>
            <draw:equation draw:name="f148" draw:formula="sin(?f144)"/>
            <draw:equation draw:name="f149" draw:formula="0 - ?f148"/>
            <draw:equation draw:name="f150" draw:formula="?f149 * ?f29"/>
            <draw:equation draw:name="f151" draw:formula="sqrt(?f147 * ?f147 + ?f150 * ?f150 + 0 * 0)"/>
            <draw:equation draw:name="f152" draw:formula="?f35 * ?f29 / ?f151"/>
            <draw:equation draw:name="f153" draw:formula="?f149 * ?f152"/>
            <draw:equation draw:name="f154" draw:formula="?f135 + ?f153"/>
            <draw:equation draw:name="f155" draw:formula="?f146 * ?f152"/>
            <draw:equation draw:name="f156" draw:formula="?f137 + ?f155"/>
            <draw:equation draw:name="f157" draw:formula="if(?f121, ?f15, ?f138)"/>
            <draw:equation draw:name="f158" draw:formula="if(?f121, ?f12, ?f139)"/>
            <draw:equation draw:name="f159" draw:formula="if(?f121, ?f15, ?f140)"/>
            <draw:equation draw:name="f160" draw:formula="if(?f121, ?f12, ?f141)"/>
            <draw:equation draw:name="f161" draw:formula="if(?f121, ?f138, ?f154)"/>
            <draw:equation draw:name="f162" draw:formula="if(?f121, ?f139, ?f156)"/>
            <draw:equation draw:name="f163" draw:formula="if(?f121, ?f140, ?f154)"/>
            <draw:equation draw:name="f164" draw:formula="if(?f121, ?f141, ?f156)"/>
            <draw:equation draw:name="f165" draw:formula="21550000 - ?f57"/>
            <draw:equation draw:name="f166" draw:formula="if(?f165, ?f57, 21550000)"/>
            <draw:equation draw:name="f167" draw:formula="-21550000 - ?f166"/>
            <draw:equation draw:name="f168" draw:formula="if(?f167, -21550000, ?f166)"/>
            <draw:equation draw:name="f169" draw:formula="?f63 + ?f168"/>
            <draw:equation draw:name="f170" draw:formula="?f63 + ?f2"/>
            <draw:equation draw:name="f171" draw:formula="?f170 * ?f9 / ?f1"/>
            <draw:equation draw:name="f172" draw:formula="0 - ?f171"/>
            <draw:equation draw:name="f173" draw:formula="cos(?f172)"/>
            <draw:equation draw:name="f174" draw:formula="0 - ?f173"/>
            <draw:equation draw:name="f175" draw:formula="?f174 * ?f40"/>
            <draw:equation draw:name="f176" draw:formula="sin(?f172)"/>
            <draw:equation draw:name="f177" draw:formula="0 - ?f176"/>
            <draw:equation draw:name="f178" draw:formula="?f177 * ?f35"/>
            <draw:equation draw:name="f179" draw:formula="sqrt(?f175 * ?f175 + ?f178 * ?f178 + 0 * 0)"/>
            <draw:equation draw:name="f180" draw:formula="?f40 * ?f35 / ?f179"/>
            <draw:equation draw:name="f181" draw:formula="?f177 * ?f180"/>
            <draw:equation draw:name="f182" draw:formula="?f13 - ?f181"/>
            <draw:equation draw:name="f183" draw:formula="?f174 * ?f180"/>
            <draw:equation draw:name="f184" draw:formula="?f15 - ?f183"/>
            <draw:equation draw:name="f185" draw:formula="?f182 - ?f40"/>
            <draw:equation draw:name="f186" draw:formula="?f184 - ?f35"/>
            <draw:equation draw:name="f187" draw:formula="?f182 + ?f40"/>
            <draw:equation draw:name="f188" draw:formula="?f184 + ?f35"/>
            <draw:equation draw:name="f189" draw:formula="?f169 + ?f2"/>
            <draw:equation draw:name="f190" draw:formula="?f189 * ?f9 / ?f1"/>
            <draw:equation draw:name="f191" draw:formula="0 - ?f190"/>
            <draw:equation draw:name="f192" draw:formula="cos(?f191)"/>
            <draw:equation draw:name="f193" draw:formula="0 - ?f192"/>
            <draw:equation draw:name="f194" draw:formula="?f193 * ?f40"/>
            <draw:equation draw:name="f195" draw:formula="sin(?f191)"/>
            <draw:equation draw:name="f196" draw:formula="0 - ?f195"/>
            <draw:equation draw:name="f197" draw:formula="?f196 * ?f35"/>
            <draw:equation draw:name="f198" draw:formula="sqrt(?f194 * ?f194 + ?f197 * ?f197 + 0 * 0)"/>
            <draw:equation draw:name="f199" draw:formula="?f40 * ?f35 / ?f198"/>
            <draw:equation draw:name="f200" draw:formula="?f196 * ?f199"/>
            <draw:equation draw:name="f201" draw:formula="?f182 + ?f200"/>
            <draw:equation draw:name="f202" draw:formula="?f193 * ?f199"/>
            <draw:equation draw:name="f203" draw:formula="?f184 + ?f202"/>
            <draw:equation draw:name="f204" draw:formula="if(?f168, ?f13, ?f185)"/>
            <draw:equation draw:name="f205" draw:formula="if(?f168, ?f15, ?f186)"/>
            <draw:equation draw:name="f206" draw:formula="if(?f168, ?f13, ?f187)"/>
            <draw:equation draw:name="f207" draw:formula="if(?f168, ?f15, ?f188)"/>
            <draw:equation draw:name="f208" draw:formula="if(?f168, ?f185, ?f201)"/>
            <draw:equation draw:name="f209" draw:formula="if(?f168, ?f186, ?f203)"/>
            <draw:equation draw:name="f210" draw:formula="if(?f168, ?f187, ?f201)"/>
            <draw:equation draw:name="f211" draw:formula="if(?f168, ?f188, ?f203)"/>
            <draw:equation draw:name="f212" draw:formula="21550000 - ?f60"/>
            <draw:equation draw:name="f213" draw:formula="if(?f212, ?f60, 21550000)"/>
            <draw:equation draw:name="f214" draw:formula="-21550000 - ?f213"/>
            <draw:equation draw:name="f215" draw:formula="if(?f214, -21550000, ?f213)"/>
            <draw:equation draw:name="f216" draw:formula="?f64 + ?f215"/>
            <draw:equation draw:name="f217" draw:formula="?f64 + ?f2"/>
            <draw:equation draw:name="f218" draw:formula="?f217 * ?f9 / ?f1"/>
            <draw:equation draw:name="f219" draw:formula="0 - ?f218"/>
            <draw:equation draw:name="f220" draw:formula="cos(?f219)"/>
            <draw:equation draw:name="f221" draw:formula="0 - ?f220"/>
            <draw:equation draw:name="f222" draw:formula="?f221 * ?f30"/>
            <draw:equation draw:name="f223" draw:formula="sin(?f219)"/>
            <draw:equation draw:name="f224" draw:formula="0 - ?f223"/>
            <draw:equation draw:name="f225" draw:formula="?f224 * ?f40"/>
            <draw:equation draw:name="f226" draw:formula="sqrt(?f222 * ?f222 + ?f225 * ?f225 + 0 * 0)"/>
            <draw:equation draw:name="f227" draw:formula="?f30 * ?f40 / ?f226"/>
            <draw:equation draw:name="f228" draw:formula="?f224 * ?f227"/>
            <draw:equation draw:name="f229" draw:formula="?f14 - ?f228"/>
            <draw:equation draw:name="f230" draw:formula="?f221 * ?f227"/>
            <draw:equation draw:name="f231" draw:formula="?f13 - ?f230"/>
            <draw:equation draw:name="f232" draw:formula="?f229 - ?f30"/>
            <draw:equation draw:name="f233" draw:formula="?f231 - ?f40"/>
            <draw:equation draw:name="f234" draw:formula="?f229 + ?f30"/>
            <draw:equation draw:name="f235" draw:formula="?f231 + ?f40"/>
            <draw:equation draw:name="f236" draw:formula="?f216 + ?f2"/>
            <draw:equation draw:name="f237" draw:formula="?f236 * ?f9 / ?f1"/>
            <draw:equation draw:name="f238" draw:formula="0 - ?f237"/>
            <draw:equation draw:name="f239" draw:formula="cos(?f238)"/>
            <draw:equation draw:name="f240" draw:formula="0 - ?f239"/>
            <draw:equation draw:name="f241" draw:formula="?f240 * ?f30"/>
            <draw:equation draw:name="f242" draw:formula="sin(?f238)"/>
            <draw:equation draw:name="f243" draw:formula="0 - ?f242"/>
            <draw:equation draw:name="f244" draw:formula="?f243 * ?f40"/>
            <draw:equation draw:name="f245" draw:formula="sqrt(?f241 * ?f241 + ?f244 * ?f244 + 0 * 0)"/>
            <draw:equation draw:name="f246" draw:formula="?f30 * ?f40 / ?f245"/>
            <draw:equation draw:name="f247" draw:formula="?f243 * ?f246"/>
            <draw:equation draw:name="f248" draw:formula="?f229 + ?f247"/>
            <draw:equation draw:name="f249" draw:formula="?f240 * ?f246"/>
            <draw:equation draw:name="f250" draw:formula="?f231 + ?f249"/>
            <draw:equation draw:name="f251" draw:formula="if(?f215, ?f14, ?f232)"/>
            <draw:equation draw:name="f252" draw:formula="if(?f215, ?f13, ?f233)"/>
            <draw:equation draw:name="f253" draw:formula="if(?f215, ?f14, ?f234)"/>
            <draw:equation draw:name="f254" draw:formula="if(?f215, ?f13, ?f235)"/>
            <draw:equation draw:name="f255" draw:formula="if(?f215, ?f232, ?f248)"/>
            <draw:equation draw:name="f256" draw:formula="if(?f215, ?f233, ?f250)"/>
            <draw:equation draw:name="f257" draw:formula="if(?f215, ?f234, ?f248)"/>
            <draw:equation draw:name="f258" draw:formula="if(?f215, ?f235, ?f250)"/>
          </draw:enhanced-geometry>
        </draw:custom-shape>
        <draw:custom-shape svg:x="6.88976in" svg:y="3.54331in" svg:width="0.7874in" svg:height="0.3937in" draw:id="id81" draw:style-name="a664" draw:name="フリーフォーム 9">
          <svg:title/>
          <svg:desc/>
          <text:p text:style-name="a663" text:class-names="" text:cond-style-name=""><text:span text:style-name="a662" text:class-names=""/></text:p>
          <draw:enhanced-geometry xmlns:dr3d="urn:oasis:names:tc:opendocument:xmlns:dr3d:1.0" draw:type="non-primitive" svg:viewBox="0 0 21600 21600" draw:enhanced-path="M ?f9 ?f12 L ?f11 ?f12 ?f11 ?f8 ?f8 ?f10 ?f11 ?f9 ?f11 ?f13 ?f9 ?f13 Z N" draw:text-areas="?f17 ?f12 ?f20 ?f13" draw:modifiers="54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21600 * ?f6"/>
            <draw:equation draw:name="f15" draw:formula="?f11 * ?f12"/>
            <draw:equation draw:name="f16" draw:formula="?f15 / 10800"/>
            <draw:equation draw:name="f17" draw:formula="?f11 - ?f16"/>
            <draw:equation draw:name="f18" draw:formula="$0 / ?f6"/>
            <draw:equation draw:name="f19" draw:formula="$1 / ?f7"/>
            <draw:equation draw:name="f20" draw:formula="?f14 / ?f6"/>
            <draw:handle draw:handle-position="$0 $1" draw:handle-range-x-minimum="0" draw:handle-range-x-maximum="21600" draw:handle-range-y-minimum="0" draw:handle-range-y-maximum="10800"/>
          </draw:enhanced-geometry>
        </draw:custom-shape>
        <draw:custom-shape svg:x="5.11811in" svg:y="3.34646in" svg:width="1.5748in" svg:height="0.7874in" draw:id="id82" draw:style-name="a667" draw:name="フリーフォーム 10">
          <svg:title/>
          <svg:desc/>
          <text:p text:style-name="a666" text:class-names="" text:cond-style-name=""><text:span text:style-name="a665" text:class-names="">認証</text:span></text:p>
          <draw:enhanced-geometry xmlns:dr3d="urn:oasis:names:tc:opendocument:xmlns:dr3d:1.0" draw:type="non-primitive" svg:viewBox="0 0 21600 21600" draw:enhanced-path="M ?f12 ?f14 A ?f110 ?f111 ?f112 ?f113 ?f12 ?f14 ?f107 ?f109  W ?f114 ?f115 ?f116 ?f117 ?f12 ?f14 ?f107 ?f109 L ?f15 ?f12 A ?f157 ?f158 ?f159 ?f160 ?f15 ?f12 ?f154 ?f156  W ?f161 ?f162 ?f163 ?f164 ?f15 ?f12 ?f154 ?f156 L ?f13 ?f15 A ?f204 ?f205 ?f206 ?f207 ?f13 ?f15 ?f201 ?f203  W ?f208 ?f209 ?f210 ?f211 ?f13 ?f15 ?f201 ?f203 L ?f14 ?f13 A ?f251 ?f252 ?f253 ?f254 ?f14 ?f13 ?f248 ?f250  W ?f255 ?f256 ?f257 ?f258 ?f14 ?f13 ?f248 ?f250 Z N" draw:text-areas="?f16 ?f16 ?f17 ?f17" draw:glue-points="?f65 ?f66 ?f67 ?f68 ?f65 ?f69 ?f70 ?f68" draw:glue-point-leaving-directions="-0, -0, -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f12 + 2540"/>
            <draw:equation draw:name="f15" draw:formula="?f13 - 2540"/>
            <draw:equation draw:name="f16" draw:formula="?f12 + 800"/>
            <draw:equation draw:name="f17" draw:formula="?f13 - 800"/>
            <draw:equation draw:name="f18" draw:formula="0 - ?f2"/>
            <draw:equation draw:name="f19" draw:formula="?f14 - ?f12"/>
            <draw:equation draw:name="f20" draw:formula="0 - ?f14"/>
            <draw:equation draw:name="f21" draw:formula="21600 - ?f15"/>
            <draw:equation draw:name="f22" draw:formula="?f15 - ?f13"/>
            <draw:equation draw:name="f23" draw:formula="10800 * ?f10"/>
            <draw:equation draw:name="f24" draw:formula="0 * ?f11"/>
            <draw:equation draw:name="f25" draw:formula="0 * ?f10"/>
            <draw:equation draw:name="f26" draw:formula="10800 * ?f11"/>
            <draw:equation draw:name="f27" draw:formula="21600 * ?f11"/>
            <draw:equation draw:name="f28" draw:formula="21600 * ?f10"/>
            <draw:equation draw:name="f29" draw:formula="abs(?f19)"/>
            <draw:equation draw:name="f30" draw:formula="abs(?f20)"/>
            <draw:equation draw:name="f31" draw:formula="if(?f19, ?f18, ?f2)"/>
            <draw:equation draw:name="f32" draw:formula="if(?f19, ?f2, ?f18)"/>
            <draw:equation draw:name="f33" draw:formula="if(?f20, 0, ?f1)"/>
            <draw:equation draw:name="f34" draw:formula="if(?f20, ?f1, 0)"/>
            <draw:equation draw:name="f35" draw:formula="abs(?f21)"/>
            <draw:equation draw:name="f36" draw:formula="if(?f21, ?f18, ?f2)"/>
            <draw:equation draw:name="f37" draw:formula="if(?f21, ?f2, ?f18)"/>
            <draw:equation draw:name="f38" draw:formula="if(?f21, ?f0, ?f2)"/>
            <draw:equation draw:name="f39" draw:formula="if(?f21, ?f2, ?f0)"/>
            <draw:equation draw:name="f40" draw:formula="abs(?f22)"/>
            <draw:equation draw:name="f41" draw:formula="if(?f22, ?f18, ?f2)"/>
            <draw:equation draw:name="f42" draw:formula="if(?f22, ?f2, ?f18)"/>
            <draw:equation draw:name="f43" draw:formula="if(?f21, 0, ?f1)"/>
            <draw:equation draw:name="f44" draw:formula="if(?f21, ?f1, 0)"/>
            <draw:equation draw:name="f45" draw:formula="if(?f20, ?f18, ?f2)"/>
            <draw:equation draw:name="f46" draw:formula="if(?f20, ?f2, ?f18)"/>
            <draw:equation draw:name="f47" draw:formula="if(?f20, ?f0, ?f2)"/>
            <draw:equation draw:name="f48" draw:formula="if(?f20, ?f2, ?f0)"/>
            <draw:equation draw:name="f49" draw:formula="if(?f19, ?f34, ?f33)"/>
            <draw:equation draw:name="f50" draw:formula="if(?f19, ?f33, ?f34)"/>
            <draw:equation draw:name="f51" draw:formula="if(?f20, ?f31, ?f32)"/>
            <draw:equation draw:name="f52" draw:formula="if(?f21, ?f39, ?f38)"/>
            <draw:equation draw:name="f53" draw:formula="if(?f21, ?f38, ?f39)"/>
            <draw:equation draw:name="f54" draw:formula="if(?f19, ?f37, ?f36)"/>
            <draw:equation draw:name="f55" draw:formula="if(?f22, ?f44, ?f43)"/>
            <draw:equation draw:name="f56" draw:formula="if(?f22, ?f43, ?f44)"/>
            <draw:equation draw:name="f57" draw:formula="if(?f21, ?f41, ?f42)"/>
            <draw:equation draw:name="f58" draw:formula="if(?f20, ?f48, ?f47)"/>
            <draw:equation draw:name="f59" draw:formula="if(?f20, ?f47, ?f48)"/>
            <draw:equation draw:name="f60" draw:formula="if(?f22, ?f46, ?f45)"/>
            <draw:equation draw:name="f61" draw:formula="if(?f20, ?f49, ?f50)"/>
            <draw:equation draw:name="f62" draw:formula="if(?f19, ?f53, ?f52)"/>
            <draw:equation draw:name="f63" draw:formula="if(?f21, ?f55, ?f56)"/>
            <draw:equation draw:name="f64" draw:formula="if(?f22, ?f59, ?f58)"/>
            <draw:equation draw:name="f65" draw:formula="?f23 / ?f10"/>
            <draw:equation draw:name="f66" draw:formula="?f24 / ?f11"/>
            <draw:equation draw:name="f67" draw:formula="?f25 / ?f10"/>
            <draw:equation draw:name="f68" draw:formula="?f26 / ?f11"/>
            <draw:equation draw:name="f69" draw:formula="?f27 / ?f11"/>
            <draw:equation draw:name="f70" draw:formula="?f28 / ?f10"/>
            <draw:equation draw:name="f71" draw:formula="21550000 - ?f51"/>
            <draw:equation draw:name="f72" draw:formula="if(?f71, ?f51, 21550000)"/>
            <draw:equation draw:name="f73" draw:formula="-21550000 - ?f72"/>
            <draw:equation draw:name="f74" draw:formula="if(?f73, -21550000, ?f72)"/>
            <draw:equation draw:name="f75" draw:formula="?f61 + ?f74"/>
            <draw:equation draw:name="f76" draw:formula="?f61 + ?f2"/>
            <draw:equation draw:name="f77" draw:formula="?f76 * ?f9 / ?f1"/>
            <draw:equation draw:name="f78" draw:formula="0 - ?f77"/>
            <draw:equation draw:name="f79" draw:formula="cos(?f78)"/>
            <draw:equation draw:name="f80" draw:formula="0 - ?f79"/>
            <draw:equation draw:name="f81" draw:formula="?f80 * ?f29"/>
            <draw:equation draw:name="f82" draw:formula="sin(?f78)"/>
            <draw:equation draw:name="f83" draw:formula="0 - ?f82"/>
            <draw:equation draw:name="f84" draw:formula="?f83 * ?f30"/>
            <draw:equation draw:name="f85" draw:formula="sqrt(?f81 * ?f81 + ?f84 * ?f84 + 0 * 0)"/>
            <draw:equation draw:name="f86" draw:formula="?f29 * ?f30 / ?f85"/>
            <draw:equation draw:name="f87" draw:formula="?f83 * ?f86"/>
            <draw:equation draw:name="f88" draw:formula="?f12 - ?f87"/>
            <draw:equation draw:name="f89" draw:formula="?f80 * ?f86"/>
            <draw:equation draw:name="f90" draw:formula="?f14 - ?f89"/>
            <draw:equation draw:name="f91" draw:formula="?f88 - ?f29"/>
            <draw:equation draw:name="f92" draw:formula="?f90 - ?f30"/>
            <draw:equation draw:name="f93" draw:formula="?f88 + ?f29"/>
            <draw:equation draw:name="f94" draw:formula="?f90 + ?f30"/>
            <draw:equation draw:name="f95" draw:formula="?f75 + ?f2"/>
            <draw:equation draw:name="f96" draw:formula="?f95 * ?f9 / ?f1"/>
            <draw:equation draw:name="f97" draw:formula="0 - ?f96"/>
            <draw:equation draw:name="f98" draw:formula="cos(?f97)"/>
            <draw:equation draw:name="f99" draw:formula="0 - ?f98"/>
            <draw:equation draw:name="f100" draw:formula="?f99 * ?f29"/>
            <draw:equation draw:name="f101" draw:formula="sin(?f97)"/>
            <draw:equation draw:name="f102" draw:formula="0 - ?f101"/>
            <draw:equation draw:name="f103" draw:formula="?f102 * ?f30"/>
            <draw:equation draw:name="f104" draw:formula="sqrt(?f100 * ?f100 + ?f103 * ?f103 + 0 * 0)"/>
            <draw:equation draw:name="f105" draw:formula="?f29 * ?f30 / ?f104"/>
            <draw:equation draw:name="f106" draw:formula="?f102 * ?f105"/>
            <draw:equation draw:name="f107" draw:formula="?f88 + ?f106"/>
            <draw:equation draw:name="f108" draw:formula="?f99 * ?f105"/>
            <draw:equation draw:name="f109" draw:formula="?f90 + ?f108"/>
            <draw:equation draw:name="f110" draw:formula="if(?f74, ?f12, ?f91)"/>
            <draw:equation draw:name="f111" draw:formula="if(?f74, ?f14, ?f92)"/>
            <draw:equation draw:name="f112" draw:formula="if(?f74, ?f12, ?f93)"/>
            <draw:equation draw:name="f113" draw:formula="if(?f74, ?f14, ?f94)"/>
            <draw:equation draw:name="f114" draw:formula="if(?f74, ?f91, ?f107)"/>
            <draw:equation draw:name="f115" draw:formula="if(?f74, ?f92, ?f109)"/>
            <draw:equation draw:name="f116" draw:formula="if(?f74, ?f93, ?f107)"/>
            <draw:equation draw:name="f117" draw:formula="if(?f74, ?f94, ?f109)"/>
            <draw:equation draw:name="f118" draw:formula="21550000 - ?f54"/>
            <draw:equation draw:name="f119" draw:formula="if(?f118, ?f54, 21550000)"/>
            <draw:equation draw:name="f120" draw:formula="-21550000 - ?f119"/>
            <draw:equation draw:name="f121" draw:formula="if(?f120, -21550000, ?f119)"/>
            <draw:equation draw:name="f122" draw:formula="?f62 + ?f121"/>
            <draw:equation draw:name="f123" draw:formula="?f62 + ?f2"/>
            <draw:equation draw:name="f124" draw:formula="?f123 * ?f9 / ?f1"/>
            <draw:equation draw:name="f125" draw:formula="0 - ?f124"/>
            <draw:equation draw:name="f126" draw:formula="cos(?f125)"/>
            <draw:equation draw:name="f127" draw:formula="0 - ?f126"/>
            <draw:equation draw:name="f128" draw:formula="?f127 * ?f35"/>
            <draw:equation draw:name="f129" draw:formula="sin(?f125)"/>
            <draw:equation draw:name="f130" draw:formula="0 - ?f129"/>
            <draw:equation draw:name="f131" draw:formula="?f130 * ?f29"/>
            <draw:equation draw:name="f132" draw:formula="sqrt(?f128 * ?f128 + ?f131 * ?f131 + 0 * 0)"/>
            <draw:equation draw:name="f133" draw:formula="?f35 * ?f29 / ?f132"/>
            <draw:equation draw:name="f134" draw:formula="?f130 * ?f133"/>
            <draw:equation draw:name="f135" draw:formula="?f15 - ?f134"/>
            <draw:equation draw:name="f136" draw:formula="?f127 * ?f133"/>
            <draw:equation draw:name="f137" draw:formula="?f12 - ?f136"/>
            <draw:equation draw:name="f138" draw:formula="?f135 - ?f35"/>
            <draw:equation draw:name="f139" draw:formula="?f137 - ?f29"/>
            <draw:equation draw:name="f140" draw:formula="?f135 + ?f35"/>
            <draw:equation draw:name="f141" draw:formula="?f137 + ?f29"/>
            <draw:equation draw:name="f142" draw:formula="?f122 + ?f2"/>
            <draw:equation draw:name="f143" draw:formula="?f142 * ?f9 / ?f1"/>
            <draw:equation draw:name="f144" draw:formula="0 - ?f143"/>
            <draw:equation draw:name="f145" draw:formula="cos(?f144)"/>
            <draw:equation draw:name="f146" draw:formula="0 - ?f145"/>
            <draw:equation draw:name="f147" draw:formula="?f146 * ?f35"/>
            <draw:equation draw:name="f148" draw:formula="sin(?f144)"/>
            <draw:equation draw:name="f149" draw:formula="0 - ?f148"/>
            <draw:equation draw:name="f150" draw:formula="?f149 * ?f29"/>
            <draw:equation draw:name="f151" draw:formula="sqrt(?f147 * ?f147 + ?f150 * ?f150 + 0 * 0)"/>
            <draw:equation draw:name="f152" draw:formula="?f35 * ?f29 / ?f151"/>
            <draw:equation draw:name="f153" draw:formula="?f149 * ?f152"/>
            <draw:equation draw:name="f154" draw:formula="?f135 + ?f153"/>
            <draw:equation draw:name="f155" draw:formula="?f146 * ?f152"/>
            <draw:equation draw:name="f156" draw:formula="?f137 + ?f155"/>
            <draw:equation draw:name="f157" draw:formula="if(?f121, ?f15, ?f138)"/>
            <draw:equation draw:name="f158" draw:formula="if(?f121, ?f12, ?f139)"/>
            <draw:equation draw:name="f159" draw:formula="if(?f121, ?f15, ?f140)"/>
            <draw:equation draw:name="f160" draw:formula="if(?f121, ?f12, ?f141)"/>
            <draw:equation draw:name="f161" draw:formula="if(?f121, ?f138, ?f154)"/>
            <draw:equation draw:name="f162" draw:formula="if(?f121, ?f139, ?f156)"/>
            <draw:equation draw:name="f163" draw:formula="if(?f121, ?f140, ?f154)"/>
            <draw:equation draw:name="f164" draw:formula="if(?f121, ?f141, ?f156)"/>
            <draw:equation draw:name="f165" draw:formula="21550000 - ?f57"/>
            <draw:equation draw:name="f166" draw:formula="if(?f165, ?f57, 21550000)"/>
            <draw:equation draw:name="f167" draw:formula="-21550000 - ?f166"/>
            <draw:equation draw:name="f168" draw:formula="if(?f167, -21550000, ?f166)"/>
            <draw:equation draw:name="f169" draw:formula="?f63 + ?f168"/>
            <draw:equation draw:name="f170" draw:formula="?f63 + ?f2"/>
            <draw:equation draw:name="f171" draw:formula="?f170 * ?f9 / ?f1"/>
            <draw:equation draw:name="f172" draw:formula="0 - ?f171"/>
            <draw:equation draw:name="f173" draw:formula="cos(?f172)"/>
            <draw:equation draw:name="f174" draw:formula="0 - ?f173"/>
            <draw:equation draw:name="f175" draw:formula="?f174 * ?f40"/>
            <draw:equation draw:name="f176" draw:formula="sin(?f172)"/>
            <draw:equation draw:name="f177" draw:formula="0 - ?f176"/>
            <draw:equation draw:name="f178" draw:formula="?f177 * ?f35"/>
            <draw:equation draw:name="f179" draw:formula="sqrt(?f175 * ?f175 + ?f178 * ?f178 + 0 * 0)"/>
            <draw:equation draw:name="f180" draw:formula="?f40 * ?f35 / ?f179"/>
            <draw:equation draw:name="f181" draw:formula="?f177 * ?f180"/>
            <draw:equation draw:name="f182" draw:formula="?f13 - ?f181"/>
            <draw:equation draw:name="f183" draw:formula="?f174 * ?f180"/>
            <draw:equation draw:name="f184" draw:formula="?f15 - ?f183"/>
            <draw:equation draw:name="f185" draw:formula="?f182 - ?f40"/>
            <draw:equation draw:name="f186" draw:formula="?f184 - ?f35"/>
            <draw:equation draw:name="f187" draw:formula="?f182 + ?f40"/>
            <draw:equation draw:name="f188" draw:formula="?f184 + ?f35"/>
            <draw:equation draw:name="f189" draw:formula="?f169 + ?f2"/>
            <draw:equation draw:name="f190" draw:formula="?f189 * ?f9 / ?f1"/>
            <draw:equation draw:name="f191" draw:formula="0 - ?f190"/>
            <draw:equation draw:name="f192" draw:formula="cos(?f191)"/>
            <draw:equation draw:name="f193" draw:formula="0 - ?f192"/>
            <draw:equation draw:name="f194" draw:formula="?f193 * ?f40"/>
            <draw:equation draw:name="f195" draw:formula="sin(?f191)"/>
            <draw:equation draw:name="f196" draw:formula="0 - ?f195"/>
            <draw:equation draw:name="f197" draw:formula="?f196 * ?f35"/>
            <draw:equation draw:name="f198" draw:formula="sqrt(?f194 * ?f194 + ?f197 * ?f197 + 0 * 0)"/>
            <draw:equation draw:name="f199" draw:formula="?f40 * ?f35 / ?f198"/>
            <draw:equation draw:name="f200" draw:formula="?f196 * ?f199"/>
            <draw:equation draw:name="f201" draw:formula="?f182 + ?f200"/>
            <draw:equation draw:name="f202" draw:formula="?f193 * ?f199"/>
            <draw:equation draw:name="f203" draw:formula="?f184 + ?f202"/>
            <draw:equation draw:name="f204" draw:formula="if(?f168, ?f13, ?f185)"/>
            <draw:equation draw:name="f205" draw:formula="if(?f168, ?f15, ?f186)"/>
            <draw:equation draw:name="f206" draw:formula="if(?f168, ?f13, ?f187)"/>
            <draw:equation draw:name="f207" draw:formula="if(?f168, ?f15, ?f188)"/>
            <draw:equation draw:name="f208" draw:formula="if(?f168, ?f185, ?f201)"/>
            <draw:equation draw:name="f209" draw:formula="if(?f168, ?f186, ?f203)"/>
            <draw:equation draw:name="f210" draw:formula="if(?f168, ?f187, ?f201)"/>
            <draw:equation draw:name="f211" draw:formula="if(?f168, ?f188, ?f203)"/>
            <draw:equation draw:name="f212" draw:formula="21550000 - ?f60"/>
            <draw:equation draw:name="f213" draw:formula="if(?f212, ?f60, 21550000)"/>
            <draw:equation draw:name="f214" draw:formula="-21550000 - ?f213"/>
            <draw:equation draw:name="f215" draw:formula="if(?f214, -21550000, ?f213)"/>
            <draw:equation draw:name="f216" draw:formula="?f64 + ?f215"/>
            <draw:equation draw:name="f217" draw:formula="?f64 + ?f2"/>
            <draw:equation draw:name="f218" draw:formula="?f217 * ?f9 / ?f1"/>
            <draw:equation draw:name="f219" draw:formula="0 - ?f218"/>
            <draw:equation draw:name="f220" draw:formula="cos(?f219)"/>
            <draw:equation draw:name="f221" draw:formula="0 - ?f220"/>
            <draw:equation draw:name="f222" draw:formula="?f221 * ?f30"/>
            <draw:equation draw:name="f223" draw:formula="sin(?f219)"/>
            <draw:equation draw:name="f224" draw:formula="0 - ?f223"/>
            <draw:equation draw:name="f225" draw:formula="?f224 * ?f40"/>
            <draw:equation draw:name="f226" draw:formula="sqrt(?f222 * ?f222 + ?f225 * ?f225 + 0 * 0)"/>
            <draw:equation draw:name="f227" draw:formula="?f30 * ?f40 / ?f226"/>
            <draw:equation draw:name="f228" draw:formula="?f224 * ?f227"/>
            <draw:equation draw:name="f229" draw:formula="?f14 - ?f228"/>
            <draw:equation draw:name="f230" draw:formula="?f221 * ?f227"/>
            <draw:equation draw:name="f231" draw:formula="?f13 - ?f230"/>
            <draw:equation draw:name="f232" draw:formula="?f229 - ?f30"/>
            <draw:equation draw:name="f233" draw:formula="?f231 - ?f40"/>
            <draw:equation draw:name="f234" draw:formula="?f229 + ?f30"/>
            <draw:equation draw:name="f235" draw:formula="?f231 + ?f40"/>
            <draw:equation draw:name="f236" draw:formula="?f216 + ?f2"/>
            <draw:equation draw:name="f237" draw:formula="?f236 * ?f9 / ?f1"/>
            <draw:equation draw:name="f238" draw:formula="0 - ?f237"/>
            <draw:equation draw:name="f239" draw:formula="cos(?f238)"/>
            <draw:equation draw:name="f240" draw:formula="0 - ?f239"/>
            <draw:equation draw:name="f241" draw:formula="?f240 * ?f30"/>
            <draw:equation draw:name="f242" draw:formula="sin(?f238)"/>
            <draw:equation draw:name="f243" draw:formula="0 - ?f242"/>
            <draw:equation draw:name="f244" draw:formula="?f243 * ?f40"/>
            <draw:equation draw:name="f245" draw:formula="sqrt(?f241 * ?f241 + ?f244 * ?f244 + 0 * 0)"/>
            <draw:equation draw:name="f246" draw:formula="?f30 * ?f40 / ?f245"/>
            <draw:equation draw:name="f247" draw:formula="?f243 * ?f246"/>
            <draw:equation draw:name="f248" draw:formula="?f229 + ?f247"/>
            <draw:equation draw:name="f249" draw:formula="?f240 * ?f246"/>
            <draw:equation draw:name="f250" draw:formula="?f231 + ?f249"/>
            <draw:equation draw:name="f251" draw:formula="if(?f215, ?f14, ?f232)"/>
            <draw:equation draw:name="f252" draw:formula="if(?f215, ?f13, ?f233)"/>
            <draw:equation draw:name="f253" draw:formula="if(?f215, ?f14, ?f234)"/>
            <draw:equation draw:name="f254" draw:formula="if(?f215, ?f13, ?f235)"/>
            <draw:equation draw:name="f255" draw:formula="if(?f215, ?f232, ?f248)"/>
            <draw:equation draw:name="f256" draw:formula="if(?f215, ?f233, ?f250)"/>
            <draw:equation draw:name="f257" draw:formula="if(?f215, ?f234, ?f248)"/>
            <draw:equation draw:name="f258" draw:formula="if(?f215, ?f235, ?f250)"/>
          </draw:enhanced-geometry>
        </draw:custom-shape>
        <draw:custom-shape svg:x="3.93701in" svg:y="3.54331in" svg:width="0.7874in" svg:height="0.3937in" draw:id="id83" draw:style-name="a670" draw:name="フリーフォーム 11">
          <svg:title/>
          <svg:desc/>
          <text:p text:style-name="a669" text:class-names="" text:cond-style-name=""><text:span text:style-name="a668" text:class-names=""/></text:p>
          <draw:enhanced-geometry xmlns:dr3d="urn:oasis:names:tc:opendocument:xmlns:dr3d:1.0" draw:type="non-primitive" svg:viewBox="0 0 21600 21600" draw:enhanced-path="M ?f9 ?f12 L ?f11 ?f12 ?f11 ?f8 ?f8 ?f10 ?f11 ?f9 ?f11 ?f13 ?f9 ?f13 Z N" draw:text-areas="?f17 ?f12 ?f20 ?f13" draw:modifiers="54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21600 * ?f6"/>
            <draw:equation draw:name="f15" draw:formula="?f11 * ?f12"/>
            <draw:equation draw:name="f16" draw:formula="?f15 / 10800"/>
            <draw:equation draw:name="f17" draw:formula="?f11 - ?f16"/>
            <draw:equation draw:name="f18" draw:formula="$0 / ?f6"/>
            <draw:equation draw:name="f19" draw:formula="$1 / ?f7"/>
            <draw:equation draw:name="f20" draw:formula="?f14 / ?f6"/>
            <draw:handle draw:handle-position="$0 $1" draw:handle-range-x-minimum="0" draw:handle-range-x-maximum="21600" draw:handle-range-y-minimum="0" draw:handle-range-y-maximum="10800"/>
          </draw:enhanced-geometry>
        </draw:custom-shape>
        <draw:custom-shape svg:x="2.16535in" svg:y="3.34646in" svg:width="1.5748in" svg:height="0.7874in" draw:id="id84" draw:style-name="a673" draw:name="フリーフォーム 12">
          <svg:title/>
          <svg:desc/>
          <text:p text:style-name="a672" text:class-names="" text:cond-style-name=""><text:span text:style-name="a671" text:class-names="">相関図修正</text:span></text:p>
          <draw:enhanced-geometry xmlns:dr3d="urn:oasis:names:tc:opendocument:xmlns:dr3d:1.0" draw:type="non-primitive" svg:viewBox="0 0 21600 21600" draw:enhanced-path="M ?f12 ?f14 A ?f110 ?f111 ?f112 ?f113 ?f12 ?f14 ?f107 ?f109  W ?f114 ?f115 ?f116 ?f117 ?f12 ?f14 ?f107 ?f109 L ?f15 ?f12 A ?f157 ?f158 ?f159 ?f160 ?f15 ?f12 ?f154 ?f156  W ?f161 ?f162 ?f163 ?f164 ?f15 ?f12 ?f154 ?f156 L ?f13 ?f15 A ?f204 ?f205 ?f206 ?f207 ?f13 ?f15 ?f201 ?f203  W ?f208 ?f209 ?f210 ?f211 ?f13 ?f15 ?f201 ?f203 L ?f14 ?f13 A ?f251 ?f252 ?f253 ?f254 ?f14 ?f13 ?f248 ?f250  W ?f255 ?f256 ?f257 ?f258 ?f14 ?f13 ?f248 ?f250 Z N" draw:text-areas="?f16 ?f16 ?f17 ?f17" draw:glue-points="?f65 ?f66 ?f67 ?f68 ?f65 ?f69 ?f70 ?f68" draw:glue-point-leaving-directions="-0, -0, -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f12 + 2540"/>
            <draw:equation draw:name="f15" draw:formula="?f13 - 2540"/>
            <draw:equation draw:name="f16" draw:formula="?f12 + 800"/>
            <draw:equation draw:name="f17" draw:formula="?f13 - 800"/>
            <draw:equation draw:name="f18" draw:formula="0 - ?f2"/>
            <draw:equation draw:name="f19" draw:formula="?f14 - ?f12"/>
            <draw:equation draw:name="f20" draw:formula="0 - ?f14"/>
            <draw:equation draw:name="f21" draw:formula="21600 - ?f15"/>
            <draw:equation draw:name="f22" draw:formula="?f15 - ?f13"/>
            <draw:equation draw:name="f23" draw:formula="10800 * ?f10"/>
            <draw:equation draw:name="f24" draw:formula="0 * ?f11"/>
            <draw:equation draw:name="f25" draw:formula="0 * ?f10"/>
            <draw:equation draw:name="f26" draw:formula="10800 * ?f11"/>
            <draw:equation draw:name="f27" draw:formula="21600 * ?f11"/>
            <draw:equation draw:name="f28" draw:formula="21600 * ?f10"/>
            <draw:equation draw:name="f29" draw:formula="abs(?f19)"/>
            <draw:equation draw:name="f30" draw:formula="abs(?f20)"/>
            <draw:equation draw:name="f31" draw:formula="if(?f19, ?f18, ?f2)"/>
            <draw:equation draw:name="f32" draw:formula="if(?f19, ?f2, ?f18)"/>
            <draw:equation draw:name="f33" draw:formula="if(?f20, 0, ?f1)"/>
            <draw:equation draw:name="f34" draw:formula="if(?f20, ?f1, 0)"/>
            <draw:equation draw:name="f35" draw:formula="abs(?f21)"/>
            <draw:equation draw:name="f36" draw:formula="if(?f21, ?f18, ?f2)"/>
            <draw:equation draw:name="f37" draw:formula="if(?f21, ?f2, ?f18)"/>
            <draw:equation draw:name="f38" draw:formula="if(?f21, ?f0, ?f2)"/>
            <draw:equation draw:name="f39" draw:formula="if(?f21, ?f2, ?f0)"/>
            <draw:equation draw:name="f40" draw:formula="abs(?f22)"/>
            <draw:equation draw:name="f41" draw:formula="if(?f22, ?f18, ?f2)"/>
            <draw:equation draw:name="f42" draw:formula="if(?f22, ?f2, ?f18)"/>
            <draw:equation draw:name="f43" draw:formula="if(?f21, 0, ?f1)"/>
            <draw:equation draw:name="f44" draw:formula="if(?f21, ?f1, 0)"/>
            <draw:equation draw:name="f45" draw:formula="if(?f20, ?f18, ?f2)"/>
            <draw:equation draw:name="f46" draw:formula="if(?f20, ?f2, ?f18)"/>
            <draw:equation draw:name="f47" draw:formula="if(?f20, ?f0, ?f2)"/>
            <draw:equation draw:name="f48" draw:formula="if(?f20, ?f2, ?f0)"/>
            <draw:equation draw:name="f49" draw:formula="if(?f19, ?f34, ?f33)"/>
            <draw:equation draw:name="f50" draw:formula="if(?f19, ?f33, ?f34)"/>
            <draw:equation draw:name="f51" draw:formula="if(?f20, ?f31, ?f32)"/>
            <draw:equation draw:name="f52" draw:formula="if(?f21, ?f39, ?f38)"/>
            <draw:equation draw:name="f53" draw:formula="if(?f21, ?f38, ?f39)"/>
            <draw:equation draw:name="f54" draw:formula="if(?f19, ?f37, ?f36)"/>
            <draw:equation draw:name="f55" draw:formula="if(?f22, ?f44, ?f43)"/>
            <draw:equation draw:name="f56" draw:formula="if(?f22, ?f43, ?f44)"/>
            <draw:equation draw:name="f57" draw:formula="if(?f21, ?f41, ?f42)"/>
            <draw:equation draw:name="f58" draw:formula="if(?f20, ?f48, ?f47)"/>
            <draw:equation draw:name="f59" draw:formula="if(?f20, ?f47, ?f48)"/>
            <draw:equation draw:name="f60" draw:formula="if(?f22, ?f46, ?f45)"/>
            <draw:equation draw:name="f61" draw:formula="if(?f20, ?f49, ?f50)"/>
            <draw:equation draw:name="f62" draw:formula="if(?f19, ?f53, ?f52)"/>
            <draw:equation draw:name="f63" draw:formula="if(?f21, ?f55, ?f56)"/>
            <draw:equation draw:name="f64" draw:formula="if(?f22, ?f59, ?f58)"/>
            <draw:equation draw:name="f65" draw:formula="?f23 / ?f10"/>
            <draw:equation draw:name="f66" draw:formula="?f24 / ?f11"/>
            <draw:equation draw:name="f67" draw:formula="?f25 / ?f10"/>
            <draw:equation draw:name="f68" draw:formula="?f26 / ?f11"/>
            <draw:equation draw:name="f69" draw:formula="?f27 / ?f11"/>
            <draw:equation draw:name="f70" draw:formula="?f28 / ?f10"/>
            <draw:equation draw:name="f71" draw:formula="21550000 - ?f51"/>
            <draw:equation draw:name="f72" draw:formula="if(?f71, ?f51, 21550000)"/>
            <draw:equation draw:name="f73" draw:formula="-21550000 - ?f72"/>
            <draw:equation draw:name="f74" draw:formula="if(?f73, -21550000, ?f72)"/>
            <draw:equation draw:name="f75" draw:formula="?f61 + ?f74"/>
            <draw:equation draw:name="f76" draw:formula="?f61 + ?f2"/>
            <draw:equation draw:name="f77" draw:formula="?f76 * ?f9 / ?f1"/>
            <draw:equation draw:name="f78" draw:formula="0 - ?f77"/>
            <draw:equation draw:name="f79" draw:formula="cos(?f78)"/>
            <draw:equation draw:name="f80" draw:formula="0 - ?f79"/>
            <draw:equation draw:name="f81" draw:formula="?f80 * ?f29"/>
            <draw:equation draw:name="f82" draw:formula="sin(?f78)"/>
            <draw:equation draw:name="f83" draw:formula="0 - ?f82"/>
            <draw:equation draw:name="f84" draw:formula="?f83 * ?f30"/>
            <draw:equation draw:name="f85" draw:formula="sqrt(?f81 * ?f81 + ?f84 * ?f84 + 0 * 0)"/>
            <draw:equation draw:name="f86" draw:formula="?f29 * ?f30 / ?f85"/>
            <draw:equation draw:name="f87" draw:formula="?f83 * ?f86"/>
            <draw:equation draw:name="f88" draw:formula="?f12 - ?f87"/>
            <draw:equation draw:name="f89" draw:formula="?f80 * ?f86"/>
            <draw:equation draw:name="f90" draw:formula="?f14 - ?f89"/>
            <draw:equation draw:name="f91" draw:formula="?f88 - ?f29"/>
            <draw:equation draw:name="f92" draw:formula="?f90 - ?f30"/>
            <draw:equation draw:name="f93" draw:formula="?f88 + ?f29"/>
            <draw:equation draw:name="f94" draw:formula="?f90 + ?f30"/>
            <draw:equation draw:name="f95" draw:formula="?f75 + ?f2"/>
            <draw:equation draw:name="f96" draw:formula="?f95 * ?f9 / ?f1"/>
            <draw:equation draw:name="f97" draw:formula="0 - ?f96"/>
            <draw:equation draw:name="f98" draw:formula="cos(?f97)"/>
            <draw:equation draw:name="f99" draw:formula="0 - ?f98"/>
            <draw:equation draw:name="f100" draw:formula="?f99 * ?f29"/>
            <draw:equation draw:name="f101" draw:formula="sin(?f97)"/>
            <draw:equation draw:name="f102" draw:formula="0 - ?f101"/>
            <draw:equation draw:name="f103" draw:formula="?f102 * ?f30"/>
            <draw:equation draw:name="f104" draw:formula="sqrt(?f100 * ?f100 + ?f103 * ?f103 + 0 * 0)"/>
            <draw:equation draw:name="f105" draw:formula="?f29 * ?f30 / ?f104"/>
            <draw:equation draw:name="f106" draw:formula="?f102 * ?f105"/>
            <draw:equation draw:name="f107" draw:formula="?f88 + ?f106"/>
            <draw:equation draw:name="f108" draw:formula="?f99 * ?f105"/>
            <draw:equation draw:name="f109" draw:formula="?f90 + ?f108"/>
            <draw:equation draw:name="f110" draw:formula="if(?f74, ?f12, ?f91)"/>
            <draw:equation draw:name="f111" draw:formula="if(?f74, ?f14, ?f92)"/>
            <draw:equation draw:name="f112" draw:formula="if(?f74, ?f12, ?f93)"/>
            <draw:equation draw:name="f113" draw:formula="if(?f74, ?f14, ?f94)"/>
            <draw:equation draw:name="f114" draw:formula="if(?f74, ?f91, ?f107)"/>
            <draw:equation draw:name="f115" draw:formula="if(?f74, ?f92, ?f109)"/>
            <draw:equation draw:name="f116" draw:formula="if(?f74, ?f93, ?f107)"/>
            <draw:equation draw:name="f117" draw:formula="if(?f74, ?f94, ?f109)"/>
            <draw:equation draw:name="f118" draw:formula="21550000 - ?f54"/>
            <draw:equation draw:name="f119" draw:formula="if(?f118, ?f54, 21550000)"/>
            <draw:equation draw:name="f120" draw:formula="-21550000 - ?f119"/>
            <draw:equation draw:name="f121" draw:formula="if(?f120, -21550000, ?f119)"/>
            <draw:equation draw:name="f122" draw:formula="?f62 + ?f121"/>
            <draw:equation draw:name="f123" draw:formula="?f62 + ?f2"/>
            <draw:equation draw:name="f124" draw:formula="?f123 * ?f9 / ?f1"/>
            <draw:equation draw:name="f125" draw:formula="0 - ?f124"/>
            <draw:equation draw:name="f126" draw:formula="cos(?f125)"/>
            <draw:equation draw:name="f127" draw:formula="0 - ?f126"/>
            <draw:equation draw:name="f128" draw:formula="?f127 * ?f35"/>
            <draw:equation draw:name="f129" draw:formula="sin(?f125)"/>
            <draw:equation draw:name="f130" draw:formula="0 - ?f129"/>
            <draw:equation draw:name="f131" draw:formula="?f130 * ?f29"/>
            <draw:equation draw:name="f132" draw:formula="sqrt(?f128 * ?f128 + ?f131 * ?f131 + 0 * 0)"/>
            <draw:equation draw:name="f133" draw:formula="?f35 * ?f29 / ?f132"/>
            <draw:equation draw:name="f134" draw:formula="?f130 * ?f133"/>
            <draw:equation draw:name="f135" draw:formula="?f15 - ?f134"/>
            <draw:equation draw:name="f136" draw:formula="?f127 * ?f133"/>
            <draw:equation draw:name="f137" draw:formula="?f12 - ?f136"/>
            <draw:equation draw:name="f138" draw:formula="?f135 - ?f35"/>
            <draw:equation draw:name="f139" draw:formula="?f137 - ?f29"/>
            <draw:equation draw:name="f140" draw:formula="?f135 + ?f35"/>
            <draw:equation draw:name="f141" draw:formula="?f137 + ?f29"/>
            <draw:equation draw:name="f142" draw:formula="?f122 + ?f2"/>
            <draw:equation draw:name="f143" draw:formula="?f142 * ?f9 / ?f1"/>
            <draw:equation draw:name="f144" draw:formula="0 - ?f143"/>
            <draw:equation draw:name="f145" draw:formula="cos(?f144)"/>
            <draw:equation draw:name="f146" draw:formula="0 - ?f145"/>
            <draw:equation draw:name="f147" draw:formula="?f146 * ?f35"/>
            <draw:equation draw:name="f148" draw:formula="sin(?f144)"/>
            <draw:equation draw:name="f149" draw:formula="0 - ?f148"/>
            <draw:equation draw:name="f150" draw:formula="?f149 * ?f29"/>
            <draw:equation draw:name="f151" draw:formula="sqrt(?f147 * ?f147 + ?f150 * ?f150 + 0 * 0)"/>
            <draw:equation draw:name="f152" draw:formula="?f35 * ?f29 / ?f151"/>
            <draw:equation draw:name="f153" draw:formula="?f149 * ?f152"/>
            <draw:equation draw:name="f154" draw:formula="?f135 + ?f153"/>
            <draw:equation draw:name="f155" draw:formula="?f146 * ?f152"/>
            <draw:equation draw:name="f156" draw:formula="?f137 + ?f155"/>
            <draw:equation draw:name="f157" draw:formula="if(?f121, ?f15, ?f138)"/>
            <draw:equation draw:name="f158" draw:formula="if(?f121, ?f12, ?f139)"/>
            <draw:equation draw:name="f159" draw:formula="if(?f121, ?f15, ?f140)"/>
            <draw:equation draw:name="f160" draw:formula="if(?f121, ?f12, ?f141)"/>
            <draw:equation draw:name="f161" draw:formula="if(?f121, ?f138, ?f154)"/>
            <draw:equation draw:name="f162" draw:formula="if(?f121, ?f139, ?f156)"/>
            <draw:equation draw:name="f163" draw:formula="if(?f121, ?f140, ?f154)"/>
            <draw:equation draw:name="f164" draw:formula="if(?f121, ?f141, ?f156)"/>
            <draw:equation draw:name="f165" draw:formula="21550000 - ?f57"/>
            <draw:equation draw:name="f166" draw:formula="if(?f165, ?f57, 21550000)"/>
            <draw:equation draw:name="f167" draw:formula="-21550000 - ?f166"/>
            <draw:equation draw:name="f168" draw:formula="if(?f167, -21550000, ?f166)"/>
            <draw:equation draw:name="f169" draw:formula="?f63 + ?f168"/>
            <draw:equation draw:name="f170" draw:formula="?f63 + ?f2"/>
            <draw:equation draw:name="f171" draw:formula="?f170 * ?f9 / ?f1"/>
            <draw:equation draw:name="f172" draw:formula="0 - ?f171"/>
            <draw:equation draw:name="f173" draw:formula="cos(?f172)"/>
            <draw:equation draw:name="f174" draw:formula="0 - ?f173"/>
            <draw:equation draw:name="f175" draw:formula="?f174 * ?f40"/>
            <draw:equation draw:name="f176" draw:formula="sin(?f172)"/>
            <draw:equation draw:name="f177" draw:formula="0 - ?f176"/>
            <draw:equation draw:name="f178" draw:formula="?f177 * ?f35"/>
            <draw:equation draw:name="f179" draw:formula="sqrt(?f175 * ?f175 + ?f178 * ?f178 + 0 * 0)"/>
            <draw:equation draw:name="f180" draw:formula="?f40 * ?f35 / ?f179"/>
            <draw:equation draw:name="f181" draw:formula="?f177 * ?f180"/>
            <draw:equation draw:name="f182" draw:formula="?f13 - ?f181"/>
            <draw:equation draw:name="f183" draw:formula="?f174 * ?f180"/>
            <draw:equation draw:name="f184" draw:formula="?f15 - ?f183"/>
            <draw:equation draw:name="f185" draw:formula="?f182 - ?f40"/>
            <draw:equation draw:name="f186" draw:formula="?f184 - ?f35"/>
            <draw:equation draw:name="f187" draw:formula="?f182 + ?f40"/>
            <draw:equation draw:name="f188" draw:formula="?f184 + ?f35"/>
            <draw:equation draw:name="f189" draw:formula="?f169 + ?f2"/>
            <draw:equation draw:name="f190" draw:formula="?f189 * ?f9 / ?f1"/>
            <draw:equation draw:name="f191" draw:formula="0 - ?f190"/>
            <draw:equation draw:name="f192" draw:formula="cos(?f191)"/>
            <draw:equation draw:name="f193" draw:formula="0 - ?f192"/>
            <draw:equation draw:name="f194" draw:formula="?f193 * ?f40"/>
            <draw:equation draw:name="f195" draw:formula="sin(?f191)"/>
            <draw:equation draw:name="f196" draw:formula="0 - ?f195"/>
            <draw:equation draw:name="f197" draw:formula="?f196 * ?f35"/>
            <draw:equation draw:name="f198" draw:formula="sqrt(?f194 * ?f194 + ?f197 * ?f197 + 0 * 0)"/>
            <draw:equation draw:name="f199" draw:formula="?f40 * ?f35 / ?f198"/>
            <draw:equation draw:name="f200" draw:formula="?f196 * ?f199"/>
            <draw:equation draw:name="f201" draw:formula="?f182 + ?f200"/>
            <draw:equation draw:name="f202" draw:formula="?f193 * ?f199"/>
            <draw:equation draw:name="f203" draw:formula="?f184 + ?f202"/>
            <draw:equation draw:name="f204" draw:formula="if(?f168, ?f13, ?f185)"/>
            <draw:equation draw:name="f205" draw:formula="if(?f168, ?f15, ?f186)"/>
            <draw:equation draw:name="f206" draw:formula="if(?f168, ?f13, ?f187)"/>
            <draw:equation draw:name="f207" draw:formula="if(?f168, ?f15, ?f188)"/>
            <draw:equation draw:name="f208" draw:formula="if(?f168, ?f185, ?f201)"/>
            <draw:equation draw:name="f209" draw:formula="if(?f168, ?f186, ?f203)"/>
            <draw:equation draw:name="f210" draw:formula="if(?f168, ?f187, ?f201)"/>
            <draw:equation draw:name="f211" draw:formula="if(?f168, ?f188, ?f203)"/>
            <draw:equation draw:name="f212" draw:formula="21550000 - ?f60"/>
            <draw:equation draw:name="f213" draw:formula="if(?f212, ?f60, 21550000)"/>
            <draw:equation draw:name="f214" draw:formula="-21550000 - ?f213"/>
            <draw:equation draw:name="f215" draw:formula="if(?f214, -21550000, ?f213)"/>
            <draw:equation draw:name="f216" draw:formula="?f64 + ?f215"/>
            <draw:equation draw:name="f217" draw:formula="?f64 + ?f2"/>
            <draw:equation draw:name="f218" draw:formula="?f217 * ?f9 / ?f1"/>
            <draw:equation draw:name="f219" draw:formula="0 - ?f218"/>
            <draw:equation draw:name="f220" draw:formula="cos(?f219)"/>
            <draw:equation draw:name="f221" draw:formula="0 - ?f220"/>
            <draw:equation draw:name="f222" draw:formula="?f221 * ?f30"/>
            <draw:equation draw:name="f223" draw:formula="sin(?f219)"/>
            <draw:equation draw:name="f224" draw:formula="0 - ?f223"/>
            <draw:equation draw:name="f225" draw:formula="?f224 * ?f40"/>
            <draw:equation draw:name="f226" draw:formula="sqrt(?f222 * ?f222 + ?f225 * ?f225 + 0 * 0)"/>
            <draw:equation draw:name="f227" draw:formula="?f30 * ?f40 / ?f226"/>
            <draw:equation draw:name="f228" draw:formula="?f224 * ?f227"/>
            <draw:equation draw:name="f229" draw:formula="?f14 - ?f228"/>
            <draw:equation draw:name="f230" draw:formula="?f221 * ?f227"/>
            <draw:equation draw:name="f231" draw:formula="?f13 - ?f230"/>
            <draw:equation draw:name="f232" draw:formula="?f229 - ?f30"/>
            <draw:equation draw:name="f233" draw:formula="?f231 - ?f40"/>
            <draw:equation draw:name="f234" draw:formula="?f229 + ?f30"/>
            <draw:equation draw:name="f235" draw:formula="?f231 + ?f40"/>
            <draw:equation draw:name="f236" draw:formula="?f216 + ?f2"/>
            <draw:equation draw:name="f237" draw:formula="?f236 * ?f9 / ?f1"/>
            <draw:equation draw:name="f238" draw:formula="0 - ?f237"/>
            <draw:equation draw:name="f239" draw:formula="cos(?f238)"/>
            <draw:equation draw:name="f240" draw:formula="0 - ?f239"/>
            <draw:equation draw:name="f241" draw:formula="?f240 * ?f30"/>
            <draw:equation draw:name="f242" draw:formula="sin(?f238)"/>
            <draw:equation draw:name="f243" draw:formula="0 - ?f242"/>
            <draw:equation draw:name="f244" draw:formula="?f243 * ?f40"/>
            <draw:equation draw:name="f245" draw:formula="sqrt(?f241 * ?f241 + ?f244 * ?f244 + 0 * 0)"/>
            <draw:equation draw:name="f246" draw:formula="?f30 * ?f40 / ?f245"/>
            <draw:equation draw:name="f247" draw:formula="?f243 * ?f246"/>
            <draw:equation draw:name="f248" draw:formula="?f229 + ?f247"/>
            <draw:equation draw:name="f249" draw:formula="?f240 * ?f246"/>
            <draw:equation draw:name="f250" draw:formula="?f231 + ?f249"/>
            <draw:equation draw:name="f251" draw:formula="if(?f215, ?f14, ?f232)"/>
            <draw:equation draw:name="f252" draw:formula="if(?f215, ?f13, ?f233)"/>
            <draw:equation draw:name="f253" draw:formula="if(?f215, ?f14, ?f234)"/>
            <draw:equation draw:name="f254" draw:formula="if(?f215, ?f13, ?f235)"/>
            <draw:equation draw:name="f255" draw:formula="if(?f215, ?f232, ?f248)"/>
            <draw:equation draw:name="f256" draw:formula="if(?f215, ?f233, ?f250)"/>
            <draw:equation draw:name="f257" draw:formula="if(?f215, ?f234, ?f248)"/>
            <draw:equation draw:name="f258" draw:formula="if(?f215, ?f235, ?f250)"/>
          </draw:enhanced-geometry>
        </draw:custom-shape>
        <presentation:notes draw:style-name="a679">
          <draw:frame draw:id="id85" draw:style-name="a676" draw:name="スライド番号プレースホルダー 6" svg:x="4.67953in" svg:y="11.10827in" svg:width="3.5878in" svg:height="0.58425in">
            <draw:text-box>
              <text:p text:style-name="a675" text:class-names="" text:cond-style-name=""><text:span text:style-name="a674" text:class-names=""><text:page-number style:num-format="1" text:fixed="false"/></text:span></text:p>
            </draw:text-box>
            <svg:title/>
            <svg:desc/>
          </draw:frame>
          <draw:page-thumbnail draw:page-number="1" svg:x="0.23785in" svg:y="0.88889in" svg:width="7.79167in" svg:height="4.38368in" presentation:class="page" draw:id="id86" presentation:style-name="a677" draw:name="スライド イメージ プレースホルダー 1">
            <svg:title/>
            <svg:desc/>
          </draw:page-thumbnail>
          <draw:frame draw:id="id87" presentation:style-name="a678" draw:name="ノート プレースホルダー 2" svg:x="0.82677in" svg:y="5.55394in" svg:width="6.61378in" svg:height="5.26142in" presentation:class="notes" presentation:placeholder="true">
            <draw:text-box/>
            <svg:title/>
            <svg:desc/>
          </draw:frame>
        </presentation:notes>
      </draw:page>
      <draw:page draw:name="page2" draw:style-name="a680" draw:master-page-name="Master1-Layout7-blank-白紙" presentation:presentation-page-layout-name="Master1-PPL7" draw:id="Slide-257">
        <draw:custom-shape svg:x="0.7874in" svg:y="0.59055in" svg:width="4.33071in" svg:height="4.92126in" draw:id="id88" draw:style-name="a683" draw:name="フリーフォーム 1">
          <svg:title/>
          <svg:desc/>
          <text:p text:style-name="a682" text:class-names="" text:cond-style-name=""><text:span text:style-name="a681" text:class-names="">デスクトップアプリ</text:span></text:p>
          <draw:enhanced-geometry xmlns:dr3d="urn:oasis:names:tc:opendocument:xmlns:dr3d:1.0" draw:type="non-primitive" svg:viewBox="0 0 21600 21600" draw:enhanced-path="M ?f12 ?f14 A ?f110 ?f111 ?f112 ?f113 ?f12 ?f14 ?f107 ?f109  W ?f114 ?f115 ?f116 ?f117 ?f12 ?f14 ?f107 ?f109 L ?f15 ?f12 A ?f157 ?f158 ?f159 ?f160 ?f15 ?f12 ?f154 ?f156  W ?f161 ?f162 ?f163 ?f164 ?f15 ?f12 ?f154 ?f156 L ?f13 ?f15 A ?f204 ?f205 ?f206 ?f207 ?f13 ?f15 ?f201 ?f203  W ?f208 ?f209 ?f210 ?f211 ?f13 ?f15 ?f201 ?f203 L ?f14 ?f13 A ?f251 ?f252 ?f253 ?f254 ?f14 ?f13 ?f248 ?f250  W ?f255 ?f256 ?f257 ?f258 ?f14 ?f13 ?f248 ?f250 Z N" draw:text-areas="?f16 ?f16 ?f17 ?f17" draw:glue-points="?f65 ?f66 ?f67 ?f68 ?f65 ?f69 ?f70 ?f68" draw:glue-point-leaving-directions="-0, -0, -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f12 + 2540"/>
            <draw:equation draw:name="f15" draw:formula="?f13 - 2540"/>
            <draw:equation draw:name="f16" draw:formula="?f12 + 800"/>
            <draw:equation draw:name="f17" draw:formula="?f13 - 800"/>
            <draw:equation draw:name="f18" draw:formula="0 - ?f2"/>
            <draw:equation draw:name="f19" draw:formula="?f14 - ?f12"/>
            <draw:equation draw:name="f20" draw:formula="0 - ?f14"/>
            <draw:equation draw:name="f21" draw:formula="21600 - ?f15"/>
            <draw:equation draw:name="f22" draw:formula="?f15 - ?f13"/>
            <draw:equation draw:name="f23" draw:formula="10800 * ?f10"/>
            <draw:equation draw:name="f24" draw:formula="0 * ?f11"/>
            <draw:equation draw:name="f25" draw:formula="0 * ?f10"/>
            <draw:equation draw:name="f26" draw:formula="10800 * ?f11"/>
            <draw:equation draw:name="f27" draw:formula="21600 * ?f11"/>
            <draw:equation draw:name="f28" draw:formula="21600 * ?f10"/>
            <draw:equation draw:name="f29" draw:formula="abs(?f19)"/>
            <draw:equation draw:name="f30" draw:formula="abs(?f20)"/>
            <draw:equation draw:name="f31" draw:formula="if(?f19, ?f18, ?f2)"/>
            <draw:equation draw:name="f32" draw:formula="if(?f19, ?f2, ?f18)"/>
            <draw:equation draw:name="f33" draw:formula="if(?f20, 0, ?f1)"/>
            <draw:equation draw:name="f34" draw:formula="if(?f20, ?f1, 0)"/>
            <draw:equation draw:name="f35" draw:formula="abs(?f21)"/>
            <draw:equation draw:name="f36" draw:formula="if(?f21, ?f18, ?f2)"/>
            <draw:equation draw:name="f37" draw:formula="if(?f21, ?f2, ?f18)"/>
            <draw:equation draw:name="f38" draw:formula="if(?f21, ?f0, ?f2)"/>
            <draw:equation draw:name="f39" draw:formula="if(?f21, ?f2, ?f0)"/>
            <draw:equation draw:name="f40" draw:formula="abs(?f22)"/>
            <draw:equation draw:name="f41" draw:formula="if(?f22, ?f18, ?f2)"/>
            <draw:equation draw:name="f42" draw:formula="if(?f22, ?f2, ?f18)"/>
            <draw:equation draw:name="f43" draw:formula="if(?f21, 0, ?f1)"/>
            <draw:equation draw:name="f44" draw:formula="if(?f21, ?f1, 0)"/>
            <draw:equation draw:name="f45" draw:formula="if(?f20, ?f18, ?f2)"/>
            <draw:equation draw:name="f46" draw:formula="if(?f20, ?f2, ?f18)"/>
            <draw:equation draw:name="f47" draw:formula="if(?f20, ?f0, ?f2)"/>
            <draw:equation draw:name="f48" draw:formula="if(?f20, ?f2, ?f0)"/>
            <draw:equation draw:name="f49" draw:formula="if(?f19, ?f34, ?f33)"/>
            <draw:equation draw:name="f50" draw:formula="if(?f19, ?f33, ?f34)"/>
            <draw:equation draw:name="f51" draw:formula="if(?f20, ?f31, ?f32)"/>
            <draw:equation draw:name="f52" draw:formula="if(?f21, ?f39, ?f38)"/>
            <draw:equation draw:name="f53" draw:formula="if(?f21, ?f38, ?f39)"/>
            <draw:equation draw:name="f54" draw:formula="if(?f19, ?f37, ?f36)"/>
            <draw:equation draw:name="f55" draw:formula="if(?f22, ?f44, ?f43)"/>
            <draw:equation draw:name="f56" draw:formula="if(?f22, ?f43, ?f44)"/>
            <draw:equation draw:name="f57" draw:formula="if(?f21, ?f41, ?f42)"/>
            <draw:equation draw:name="f58" draw:formula="if(?f20, ?f48, ?f47)"/>
            <draw:equation draw:name="f59" draw:formula="if(?f20, ?f47, ?f48)"/>
            <draw:equation draw:name="f60" draw:formula="if(?f22, ?f46, ?f45)"/>
            <draw:equation draw:name="f61" draw:formula="if(?f20, ?f49, ?f50)"/>
            <draw:equation draw:name="f62" draw:formula="if(?f19, ?f53, ?f52)"/>
            <draw:equation draw:name="f63" draw:formula="if(?f21, ?f55, ?f56)"/>
            <draw:equation draw:name="f64" draw:formula="if(?f22, ?f59, ?f58)"/>
            <draw:equation draw:name="f65" draw:formula="?f23 / ?f10"/>
            <draw:equation draw:name="f66" draw:formula="?f24 / ?f11"/>
            <draw:equation draw:name="f67" draw:formula="?f25 / ?f10"/>
            <draw:equation draw:name="f68" draw:formula="?f26 / ?f11"/>
            <draw:equation draw:name="f69" draw:formula="?f27 / ?f11"/>
            <draw:equation draw:name="f70" draw:formula="?f28 / ?f10"/>
            <draw:equation draw:name="f71" draw:formula="21550000 - ?f51"/>
            <draw:equation draw:name="f72" draw:formula="if(?f71, ?f51, 21550000)"/>
            <draw:equation draw:name="f73" draw:formula="-21550000 - ?f72"/>
            <draw:equation draw:name="f74" draw:formula="if(?f73, -21550000, ?f72)"/>
            <draw:equation draw:name="f75" draw:formula="?f61 + ?f74"/>
            <draw:equation draw:name="f76" draw:formula="?f61 + ?f2"/>
            <draw:equation draw:name="f77" draw:formula="?f76 * ?f9 / ?f1"/>
            <draw:equation draw:name="f78" draw:formula="0 - ?f77"/>
            <draw:equation draw:name="f79" draw:formula="cos(?f78)"/>
            <draw:equation draw:name="f80" draw:formula="0 - ?f79"/>
            <draw:equation draw:name="f81" draw:formula="?f80 * ?f29"/>
            <draw:equation draw:name="f82" draw:formula="sin(?f78)"/>
            <draw:equation draw:name="f83" draw:formula="0 - ?f82"/>
            <draw:equation draw:name="f84" draw:formula="?f83 * ?f30"/>
            <draw:equation draw:name="f85" draw:formula="sqrt(?f81 * ?f81 + ?f84 * ?f84 + 0 * 0)"/>
            <draw:equation draw:name="f86" draw:formula="?f29 * ?f30 / ?f85"/>
            <draw:equation draw:name="f87" draw:formula="?f83 * ?f86"/>
            <draw:equation draw:name="f88" draw:formula="?f12 - ?f87"/>
            <draw:equation draw:name="f89" draw:formula="?f80 * ?f86"/>
            <draw:equation draw:name="f90" draw:formula="?f14 - ?f89"/>
            <draw:equation draw:name="f91" draw:formula="?f88 - ?f29"/>
            <draw:equation draw:name="f92" draw:formula="?f90 - ?f30"/>
            <draw:equation draw:name="f93" draw:formula="?f88 + ?f29"/>
            <draw:equation draw:name="f94" draw:formula="?f90 + ?f30"/>
            <draw:equation draw:name="f95" draw:formula="?f75 + ?f2"/>
            <draw:equation draw:name="f96" draw:formula="?f95 * ?f9 / ?f1"/>
            <draw:equation draw:name="f97" draw:formula="0 - ?f96"/>
            <draw:equation draw:name="f98" draw:formula="cos(?f97)"/>
            <draw:equation draw:name="f99" draw:formula="0 - ?f98"/>
            <draw:equation draw:name="f100" draw:formula="?f99 * ?f29"/>
            <draw:equation draw:name="f101" draw:formula="sin(?f97)"/>
            <draw:equation draw:name="f102" draw:formula="0 - ?f101"/>
            <draw:equation draw:name="f103" draw:formula="?f102 * ?f30"/>
            <draw:equation draw:name="f104" draw:formula="sqrt(?f100 * ?f100 + ?f103 * ?f103 + 0 * 0)"/>
            <draw:equation draw:name="f105" draw:formula="?f29 * ?f30 / ?f104"/>
            <draw:equation draw:name="f106" draw:formula="?f102 * ?f105"/>
            <draw:equation draw:name="f107" draw:formula="?f88 + ?f106"/>
            <draw:equation draw:name="f108" draw:formula="?f99 * ?f105"/>
            <draw:equation draw:name="f109" draw:formula="?f90 + ?f108"/>
            <draw:equation draw:name="f110" draw:formula="if(?f74, ?f12, ?f91)"/>
            <draw:equation draw:name="f111" draw:formula="if(?f74, ?f14, ?f92)"/>
            <draw:equation draw:name="f112" draw:formula="if(?f74, ?f12, ?f93)"/>
            <draw:equation draw:name="f113" draw:formula="if(?f74, ?f14, ?f94)"/>
            <draw:equation draw:name="f114" draw:formula="if(?f74, ?f91, ?f107)"/>
            <draw:equation draw:name="f115" draw:formula="if(?f74, ?f92, ?f109)"/>
            <draw:equation draw:name="f116" draw:formula="if(?f74, ?f93, ?f107)"/>
            <draw:equation draw:name="f117" draw:formula="if(?f74, ?f94, ?f109)"/>
            <draw:equation draw:name="f118" draw:formula="21550000 - ?f54"/>
            <draw:equation draw:name="f119" draw:formula="if(?f118, ?f54, 21550000)"/>
            <draw:equation draw:name="f120" draw:formula="-21550000 - ?f119"/>
            <draw:equation draw:name="f121" draw:formula="if(?f120, -21550000, ?f119)"/>
            <draw:equation draw:name="f122" draw:formula="?f62 + ?f121"/>
            <draw:equation draw:name="f123" draw:formula="?f62 + ?f2"/>
            <draw:equation draw:name="f124" draw:formula="?f123 * ?f9 / ?f1"/>
            <draw:equation draw:name="f125" draw:formula="0 - ?f124"/>
            <draw:equation draw:name="f126" draw:formula="cos(?f125)"/>
            <draw:equation draw:name="f127" draw:formula="0 - ?f126"/>
            <draw:equation draw:name="f128" draw:formula="?f127 * ?f35"/>
            <draw:equation draw:name="f129" draw:formula="sin(?f125)"/>
            <draw:equation draw:name="f130" draw:formula="0 - ?f129"/>
            <draw:equation draw:name="f131" draw:formula="?f130 * ?f29"/>
            <draw:equation draw:name="f132" draw:formula="sqrt(?f128 * ?f128 + ?f131 * ?f131 + 0 * 0)"/>
            <draw:equation draw:name="f133" draw:formula="?f35 * ?f29 / ?f132"/>
            <draw:equation draw:name="f134" draw:formula="?f130 * ?f133"/>
            <draw:equation draw:name="f135" draw:formula="?f15 - ?f134"/>
            <draw:equation draw:name="f136" draw:formula="?f127 * ?f133"/>
            <draw:equation draw:name="f137" draw:formula="?f12 - ?f136"/>
            <draw:equation draw:name="f138" draw:formula="?f135 - ?f35"/>
            <draw:equation draw:name="f139" draw:formula="?f137 - ?f29"/>
            <draw:equation draw:name="f140" draw:formula="?f135 + ?f35"/>
            <draw:equation draw:name="f141" draw:formula="?f137 + ?f29"/>
            <draw:equation draw:name="f142" draw:formula="?f122 + ?f2"/>
            <draw:equation draw:name="f143" draw:formula="?f142 * ?f9 / ?f1"/>
            <draw:equation draw:name="f144" draw:formula="0 - ?f143"/>
            <draw:equation draw:name="f145" draw:formula="cos(?f144)"/>
            <draw:equation draw:name="f146" draw:formula="0 - ?f145"/>
            <draw:equation draw:name="f147" draw:formula="?f146 * ?f35"/>
            <draw:equation draw:name="f148" draw:formula="sin(?f144)"/>
            <draw:equation draw:name="f149" draw:formula="0 - ?f148"/>
            <draw:equation draw:name="f150" draw:formula="?f149 * ?f29"/>
            <draw:equation draw:name="f151" draw:formula="sqrt(?f147 * ?f147 + ?f150 * ?f150 + 0 * 0)"/>
            <draw:equation draw:name="f152" draw:formula="?f35 * ?f29 / ?f151"/>
            <draw:equation draw:name="f153" draw:formula="?f149 * ?f152"/>
            <draw:equation draw:name="f154" draw:formula="?f135 + ?f153"/>
            <draw:equation draw:name="f155" draw:formula="?f146 * ?f152"/>
            <draw:equation draw:name="f156" draw:formula="?f137 + ?f155"/>
            <draw:equation draw:name="f157" draw:formula="if(?f121, ?f15, ?f138)"/>
            <draw:equation draw:name="f158" draw:formula="if(?f121, ?f12, ?f139)"/>
            <draw:equation draw:name="f159" draw:formula="if(?f121, ?f15, ?f140)"/>
            <draw:equation draw:name="f160" draw:formula="if(?f121, ?f12, ?f141)"/>
            <draw:equation draw:name="f161" draw:formula="if(?f121, ?f138, ?f154)"/>
            <draw:equation draw:name="f162" draw:formula="if(?f121, ?f139, ?f156)"/>
            <draw:equation draw:name="f163" draw:formula="if(?f121, ?f140, ?f154)"/>
            <draw:equation draw:name="f164" draw:formula="if(?f121, ?f141, ?f156)"/>
            <draw:equation draw:name="f165" draw:formula="21550000 - ?f57"/>
            <draw:equation draw:name="f166" draw:formula="if(?f165, ?f57, 21550000)"/>
            <draw:equation draw:name="f167" draw:formula="-21550000 - ?f166"/>
            <draw:equation draw:name="f168" draw:formula="if(?f167, -21550000, ?f166)"/>
            <draw:equation draw:name="f169" draw:formula="?f63 + ?f168"/>
            <draw:equation draw:name="f170" draw:formula="?f63 + ?f2"/>
            <draw:equation draw:name="f171" draw:formula="?f170 * ?f9 / ?f1"/>
            <draw:equation draw:name="f172" draw:formula="0 - ?f171"/>
            <draw:equation draw:name="f173" draw:formula="cos(?f172)"/>
            <draw:equation draw:name="f174" draw:formula="0 - ?f173"/>
            <draw:equation draw:name="f175" draw:formula="?f174 * ?f40"/>
            <draw:equation draw:name="f176" draw:formula="sin(?f172)"/>
            <draw:equation draw:name="f177" draw:formula="0 - ?f176"/>
            <draw:equation draw:name="f178" draw:formula="?f177 * ?f35"/>
            <draw:equation draw:name="f179" draw:formula="sqrt(?f175 * ?f175 + ?f178 * ?f178 + 0 * 0)"/>
            <draw:equation draw:name="f180" draw:formula="?f40 * ?f35 / ?f179"/>
            <draw:equation draw:name="f181" draw:formula="?f177 * ?f180"/>
            <draw:equation draw:name="f182" draw:formula="?f13 - ?f181"/>
            <draw:equation draw:name="f183" draw:formula="?f174 * ?f180"/>
            <draw:equation draw:name="f184" draw:formula="?f15 - ?f183"/>
            <draw:equation draw:name="f185" draw:formula="?f182 - ?f40"/>
            <draw:equation draw:name="f186" draw:formula="?f184 - ?f35"/>
            <draw:equation draw:name="f187" draw:formula="?f182 + ?f40"/>
            <draw:equation draw:name="f188" draw:formula="?f184 + ?f35"/>
            <draw:equation draw:name="f189" draw:formula="?f169 + ?f2"/>
            <draw:equation draw:name="f190" draw:formula="?f189 * ?f9 / ?f1"/>
            <draw:equation draw:name="f191" draw:formula="0 - ?f190"/>
            <draw:equation draw:name="f192" draw:formula="cos(?f191)"/>
            <draw:equation draw:name="f193" draw:formula="0 - ?f192"/>
            <draw:equation draw:name="f194" draw:formula="?f193 * ?f40"/>
            <draw:equation draw:name="f195" draw:formula="sin(?f191)"/>
            <draw:equation draw:name="f196" draw:formula="0 - ?f195"/>
            <draw:equation draw:name="f197" draw:formula="?f196 * ?f35"/>
            <draw:equation draw:name="f198" draw:formula="sqrt(?f194 * ?f194 + ?f197 * ?f197 + 0 * 0)"/>
            <draw:equation draw:name="f199" draw:formula="?f40 * ?f35 / ?f198"/>
            <draw:equation draw:name="f200" draw:formula="?f196 * ?f199"/>
            <draw:equation draw:name="f201" draw:formula="?f182 + ?f200"/>
            <draw:equation draw:name="f202" draw:formula="?f193 * ?f199"/>
            <draw:equation draw:name="f203" draw:formula="?f184 + ?f202"/>
            <draw:equation draw:name="f204" draw:formula="if(?f168, ?f13, ?f185)"/>
            <draw:equation draw:name="f205" draw:formula="if(?f168, ?f15, ?f186)"/>
            <draw:equation draw:name="f206" draw:formula="if(?f168, ?f13, ?f187)"/>
            <draw:equation draw:name="f207" draw:formula="if(?f168, ?f15, ?f188)"/>
            <draw:equation draw:name="f208" draw:formula="if(?f168, ?f185, ?f201)"/>
            <draw:equation draw:name="f209" draw:formula="if(?f168, ?f186, ?f203)"/>
            <draw:equation draw:name="f210" draw:formula="if(?f168, ?f187, ?f201)"/>
            <draw:equation draw:name="f211" draw:formula="if(?f168, ?f188, ?f203)"/>
            <draw:equation draw:name="f212" draw:formula="21550000 - ?f60"/>
            <draw:equation draw:name="f213" draw:formula="if(?f212, ?f60, 21550000)"/>
            <draw:equation draw:name="f214" draw:formula="-21550000 - ?f213"/>
            <draw:equation draw:name="f215" draw:formula="if(?f214, -21550000, ?f213)"/>
            <draw:equation draw:name="f216" draw:formula="?f64 + ?f215"/>
            <draw:equation draw:name="f217" draw:formula="?f64 + ?f2"/>
            <draw:equation draw:name="f218" draw:formula="?f217 * ?f9 / ?f1"/>
            <draw:equation draw:name="f219" draw:formula="0 - ?f218"/>
            <draw:equation draw:name="f220" draw:formula="cos(?f219)"/>
            <draw:equation draw:name="f221" draw:formula="0 - ?f220"/>
            <draw:equation draw:name="f222" draw:formula="?f221 * ?f30"/>
            <draw:equation draw:name="f223" draw:formula="sin(?f219)"/>
            <draw:equation draw:name="f224" draw:formula="0 - ?f223"/>
            <draw:equation draw:name="f225" draw:formula="?f224 * ?f40"/>
            <draw:equation draw:name="f226" draw:formula="sqrt(?f222 * ?f222 + ?f225 * ?f225 + 0 * 0)"/>
            <draw:equation draw:name="f227" draw:formula="?f30 * ?f40 / ?f226"/>
            <draw:equation draw:name="f228" draw:formula="?f224 * ?f227"/>
            <draw:equation draw:name="f229" draw:formula="?f14 - ?f228"/>
            <draw:equation draw:name="f230" draw:formula="?f221 * ?f227"/>
            <draw:equation draw:name="f231" draw:formula="?f13 - ?f230"/>
            <draw:equation draw:name="f232" draw:formula="?f229 - ?f30"/>
            <draw:equation draw:name="f233" draw:formula="?f231 - ?f40"/>
            <draw:equation draw:name="f234" draw:formula="?f229 + ?f30"/>
            <draw:equation draw:name="f235" draw:formula="?f231 + ?f40"/>
            <draw:equation draw:name="f236" draw:formula="?f216 + ?f2"/>
            <draw:equation draw:name="f237" draw:formula="?f236 * ?f9 / ?f1"/>
            <draw:equation draw:name="f238" draw:formula="0 - ?f237"/>
            <draw:equation draw:name="f239" draw:formula="cos(?f238)"/>
            <draw:equation draw:name="f240" draw:formula="0 - ?f239"/>
            <draw:equation draw:name="f241" draw:formula="?f240 * ?f30"/>
            <draw:equation draw:name="f242" draw:formula="sin(?f238)"/>
            <draw:equation draw:name="f243" draw:formula="0 - ?f242"/>
            <draw:equation draw:name="f244" draw:formula="?f243 * ?f40"/>
            <draw:equation draw:name="f245" draw:formula="sqrt(?f241 * ?f241 + ?f244 * ?f244 + 0 * 0)"/>
            <draw:equation draw:name="f246" draw:formula="?f30 * ?f40 / ?f245"/>
            <draw:equation draw:name="f247" draw:formula="?f243 * ?f246"/>
            <draw:equation draw:name="f248" draw:formula="?f229 + ?f247"/>
            <draw:equation draw:name="f249" draw:formula="?f240 * ?f246"/>
            <draw:equation draw:name="f250" draw:formula="?f231 + ?f249"/>
            <draw:equation draw:name="f251" draw:formula="if(?f215, ?f14, ?f232)"/>
            <draw:equation draw:name="f252" draw:formula="if(?f215, ?f13, ?f233)"/>
            <draw:equation draw:name="f253" draw:formula="if(?f215, ?f14, ?f234)"/>
            <draw:equation draw:name="f254" draw:formula="if(?f215, ?f13, ?f235)"/>
            <draw:equation draw:name="f255" draw:formula="if(?f215, ?f232, ?f248)"/>
            <draw:equation draw:name="f256" draw:formula="if(?f215, ?f233, ?f250)"/>
            <draw:equation draw:name="f257" draw:formula="if(?f215, ?f234, ?f248)"/>
            <draw:equation draw:name="f258" draw:formula="if(?f215, ?f235, ?f250)"/>
          </draw:enhanced-geometry>
        </draw:custom-shape>
        <draw:custom-shape svg:x="6.88976in" svg:y="0.59055in" svg:width="3.74016in" svg:height="4.92126in" draw:id="id89" draw:style-name="a688" draw:name="フリーフォーム 2">
          <svg:title/>
          <svg:desc/>
          <text:p text:style-name="a685" text:class-names="" text:cond-style-name=""><text:span text:style-name="a684" text:class-names="">Mockサーバ</text:span></text:p>
          <text:p text:style-name="a687" text:class-names="" text:cond-style-name=""><text:span text:style-name="a686" text:class-names="">（Stoplight sutdio）</text:span></text:p>
          <draw:enhanced-geometry xmlns:dr3d="urn:oasis:names:tc:opendocument:xmlns:dr3d:1.0" draw:type="non-primitive" svg:viewBox="0 0 21600 21600" draw:enhanced-path="M ?f12 ?f14 A ?f110 ?f111 ?f112 ?f113 ?f12 ?f14 ?f107 ?f109  W ?f114 ?f115 ?f116 ?f117 ?f12 ?f14 ?f107 ?f109 L ?f15 ?f12 A ?f157 ?f158 ?f159 ?f160 ?f15 ?f12 ?f154 ?f156  W ?f161 ?f162 ?f163 ?f164 ?f15 ?f12 ?f154 ?f156 L ?f13 ?f15 A ?f204 ?f205 ?f206 ?f207 ?f13 ?f15 ?f201 ?f203  W ?f208 ?f209 ?f210 ?f211 ?f13 ?f15 ?f201 ?f203 L ?f14 ?f13 A ?f251 ?f252 ?f253 ?f254 ?f14 ?f13 ?f248 ?f250  W ?f255 ?f256 ?f257 ?f258 ?f14 ?f13 ?f248 ?f250 Z N" draw:text-areas="?f16 ?f16 ?f17 ?f17" draw:glue-points="?f65 ?f66 ?f67 ?f68 ?f65 ?f69 ?f70 ?f68" draw:glue-point-leaving-directions="-0, -0, -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f12 + 2540"/>
            <draw:equation draw:name="f15" draw:formula="?f13 - 2540"/>
            <draw:equation draw:name="f16" draw:formula="?f12 + 800"/>
            <draw:equation draw:name="f17" draw:formula="?f13 - 800"/>
            <draw:equation draw:name="f18" draw:formula="0 - ?f2"/>
            <draw:equation draw:name="f19" draw:formula="?f14 - ?f12"/>
            <draw:equation draw:name="f20" draw:formula="0 - ?f14"/>
            <draw:equation draw:name="f21" draw:formula="21600 - ?f15"/>
            <draw:equation draw:name="f22" draw:formula="?f15 - ?f13"/>
            <draw:equation draw:name="f23" draw:formula="10800 * ?f10"/>
            <draw:equation draw:name="f24" draw:formula="0 * ?f11"/>
            <draw:equation draw:name="f25" draw:formula="0 * ?f10"/>
            <draw:equation draw:name="f26" draw:formula="10800 * ?f11"/>
            <draw:equation draw:name="f27" draw:formula="21600 * ?f11"/>
            <draw:equation draw:name="f28" draw:formula="21600 * ?f10"/>
            <draw:equation draw:name="f29" draw:formula="abs(?f19)"/>
            <draw:equation draw:name="f30" draw:formula="abs(?f20)"/>
            <draw:equation draw:name="f31" draw:formula="if(?f19, ?f18, ?f2)"/>
            <draw:equation draw:name="f32" draw:formula="if(?f19, ?f2, ?f18)"/>
            <draw:equation draw:name="f33" draw:formula="if(?f20, 0, ?f1)"/>
            <draw:equation draw:name="f34" draw:formula="if(?f20, ?f1, 0)"/>
            <draw:equation draw:name="f35" draw:formula="abs(?f21)"/>
            <draw:equation draw:name="f36" draw:formula="if(?f21, ?f18, ?f2)"/>
            <draw:equation draw:name="f37" draw:formula="if(?f21, ?f2, ?f18)"/>
            <draw:equation draw:name="f38" draw:formula="if(?f21, ?f0, ?f2)"/>
            <draw:equation draw:name="f39" draw:formula="if(?f21, ?f2, ?f0)"/>
            <draw:equation draw:name="f40" draw:formula="abs(?f22)"/>
            <draw:equation draw:name="f41" draw:formula="if(?f22, ?f18, ?f2)"/>
            <draw:equation draw:name="f42" draw:formula="if(?f22, ?f2, ?f18)"/>
            <draw:equation draw:name="f43" draw:formula="if(?f21, 0, ?f1)"/>
            <draw:equation draw:name="f44" draw:formula="if(?f21, ?f1, 0)"/>
            <draw:equation draw:name="f45" draw:formula="if(?f20, ?f18, ?f2)"/>
            <draw:equation draw:name="f46" draw:formula="if(?f20, ?f2, ?f18)"/>
            <draw:equation draw:name="f47" draw:formula="if(?f20, ?f0, ?f2)"/>
            <draw:equation draw:name="f48" draw:formula="if(?f20, ?f2, ?f0)"/>
            <draw:equation draw:name="f49" draw:formula="if(?f19, ?f34, ?f33)"/>
            <draw:equation draw:name="f50" draw:formula="if(?f19, ?f33, ?f34)"/>
            <draw:equation draw:name="f51" draw:formula="if(?f20, ?f31, ?f32)"/>
            <draw:equation draw:name="f52" draw:formula="if(?f21, ?f39, ?f38)"/>
            <draw:equation draw:name="f53" draw:formula="if(?f21, ?f38, ?f39)"/>
            <draw:equation draw:name="f54" draw:formula="if(?f19, ?f37, ?f36)"/>
            <draw:equation draw:name="f55" draw:formula="if(?f22, ?f44, ?f43)"/>
            <draw:equation draw:name="f56" draw:formula="if(?f22, ?f43, ?f44)"/>
            <draw:equation draw:name="f57" draw:formula="if(?f21, ?f41, ?f42)"/>
            <draw:equation draw:name="f58" draw:formula="if(?f20, ?f48, ?f47)"/>
            <draw:equation draw:name="f59" draw:formula="if(?f20, ?f47, ?f48)"/>
            <draw:equation draw:name="f60" draw:formula="if(?f22, ?f46, ?f45)"/>
            <draw:equation draw:name="f61" draw:formula="if(?f20, ?f49, ?f50)"/>
            <draw:equation draw:name="f62" draw:formula="if(?f19, ?f53, ?f52)"/>
            <draw:equation draw:name="f63" draw:formula="if(?f21, ?f55, ?f56)"/>
            <draw:equation draw:name="f64" draw:formula="if(?f22, ?f59, ?f58)"/>
            <draw:equation draw:name="f65" draw:formula="?f23 / ?f10"/>
            <draw:equation draw:name="f66" draw:formula="?f24 / ?f11"/>
            <draw:equation draw:name="f67" draw:formula="?f25 / ?f10"/>
            <draw:equation draw:name="f68" draw:formula="?f26 / ?f11"/>
            <draw:equation draw:name="f69" draw:formula="?f27 / ?f11"/>
            <draw:equation draw:name="f70" draw:formula="?f28 / ?f10"/>
            <draw:equation draw:name="f71" draw:formula="21550000 - ?f51"/>
            <draw:equation draw:name="f72" draw:formula="if(?f71, ?f51, 21550000)"/>
            <draw:equation draw:name="f73" draw:formula="-21550000 - ?f72"/>
            <draw:equation draw:name="f74" draw:formula="if(?f73, -21550000, ?f72)"/>
            <draw:equation draw:name="f75" draw:formula="?f61 + ?f74"/>
            <draw:equation draw:name="f76" draw:formula="?f61 + ?f2"/>
            <draw:equation draw:name="f77" draw:formula="?f76 * ?f9 / ?f1"/>
            <draw:equation draw:name="f78" draw:formula="0 - ?f77"/>
            <draw:equation draw:name="f79" draw:formula="cos(?f78)"/>
            <draw:equation draw:name="f80" draw:formula="0 - ?f79"/>
            <draw:equation draw:name="f81" draw:formula="?f80 * ?f29"/>
            <draw:equation draw:name="f82" draw:formula="sin(?f78)"/>
            <draw:equation draw:name="f83" draw:formula="0 - ?f82"/>
            <draw:equation draw:name="f84" draw:formula="?f83 * ?f30"/>
            <draw:equation draw:name="f85" draw:formula="sqrt(?f81 * ?f81 + ?f84 * ?f84 + 0 * 0)"/>
            <draw:equation draw:name="f86" draw:formula="?f29 * ?f30 / ?f85"/>
            <draw:equation draw:name="f87" draw:formula="?f83 * ?f86"/>
            <draw:equation draw:name="f88" draw:formula="?f12 - ?f87"/>
            <draw:equation draw:name="f89" draw:formula="?f80 * ?f86"/>
            <draw:equation draw:name="f90" draw:formula="?f14 - ?f89"/>
            <draw:equation draw:name="f91" draw:formula="?f88 - ?f29"/>
            <draw:equation draw:name="f92" draw:formula="?f90 - ?f30"/>
            <draw:equation draw:name="f93" draw:formula="?f88 + ?f29"/>
            <draw:equation draw:name="f94" draw:formula="?f90 + ?f30"/>
            <draw:equation draw:name="f95" draw:formula="?f75 + ?f2"/>
            <draw:equation draw:name="f96" draw:formula="?f95 * ?f9 / ?f1"/>
            <draw:equation draw:name="f97" draw:formula="0 - ?f96"/>
            <draw:equation draw:name="f98" draw:formula="cos(?f97)"/>
            <draw:equation draw:name="f99" draw:formula="0 - ?f98"/>
            <draw:equation draw:name="f100" draw:formula="?f99 * ?f29"/>
            <draw:equation draw:name="f101" draw:formula="sin(?f97)"/>
            <draw:equation draw:name="f102" draw:formula="0 - ?f101"/>
            <draw:equation draw:name="f103" draw:formula="?f102 * ?f30"/>
            <draw:equation draw:name="f104" draw:formula="sqrt(?f100 * ?f100 + ?f103 * ?f103 + 0 * 0)"/>
            <draw:equation draw:name="f105" draw:formula="?f29 * ?f30 / ?f104"/>
            <draw:equation draw:name="f106" draw:formula="?f102 * ?f105"/>
            <draw:equation draw:name="f107" draw:formula="?f88 + ?f106"/>
            <draw:equation draw:name="f108" draw:formula="?f99 * ?f105"/>
            <draw:equation draw:name="f109" draw:formula="?f90 + ?f108"/>
            <draw:equation draw:name="f110" draw:formula="if(?f74, ?f12, ?f91)"/>
            <draw:equation draw:name="f111" draw:formula="if(?f74, ?f14, ?f92)"/>
            <draw:equation draw:name="f112" draw:formula="if(?f74, ?f12, ?f93)"/>
            <draw:equation draw:name="f113" draw:formula="if(?f74, ?f14, ?f94)"/>
            <draw:equation draw:name="f114" draw:formula="if(?f74, ?f91, ?f107)"/>
            <draw:equation draw:name="f115" draw:formula="if(?f74, ?f92, ?f109)"/>
            <draw:equation draw:name="f116" draw:formula="if(?f74, ?f93, ?f107)"/>
            <draw:equation draw:name="f117" draw:formula="if(?f74, ?f94, ?f109)"/>
            <draw:equation draw:name="f118" draw:formula="21550000 - ?f54"/>
            <draw:equation draw:name="f119" draw:formula="if(?f118, ?f54, 21550000)"/>
            <draw:equation draw:name="f120" draw:formula="-21550000 - ?f119"/>
            <draw:equation draw:name="f121" draw:formula="if(?f120, -21550000, ?f119)"/>
            <draw:equation draw:name="f122" draw:formula="?f62 + ?f121"/>
            <draw:equation draw:name="f123" draw:formula="?f62 + ?f2"/>
            <draw:equation draw:name="f124" draw:formula="?f123 * ?f9 / ?f1"/>
            <draw:equation draw:name="f125" draw:formula="0 - ?f124"/>
            <draw:equation draw:name="f126" draw:formula="cos(?f125)"/>
            <draw:equation draw:name="f127" draw:formula="0 - ?f126"/>
            <draw:equation draw:name="f128" draw:formula="?f127 * ?f35"/>
            <draw:equation draw:name="f129" draw:formula="sin(?f125)"/>
            <draw:equation draw:name="f130" draw:formula="0 - ?f129"/>
            <draw:equation draw:name="f131" draw:formula="?f130 * ?f29"/>
            <draw:equation draw:name="f132" draw:formula="sqrt(?f128 * ?f128 + ?f131 * ?f131 + 0 * 0)"/>
            <draw:equation draw:name="f133" draw:formula="?f35 * ?f29 / ?f132"/>
            <draw:equation draw:name="f134" draw:formula="?f130 * ?f133"/>
            <draw:equation draw:name="f135" draw:formula="?f15 - ?f134"/>
            <draw:equation draw:name="f136" draw:formula="?f127 * ?f133"/>
            <draw:equation draw:name="f137" draw:formula="?f12 - ?f136"/>
            <draw:equation draw:name="f138" draw:formula="?f135 - ?f35"/>
            <draw:equation draw:name="f139" draw:formula="?f137 - ?f29"/>
            <draw:equation draw:name="f140" draw:formula="?f135 + ?f35"/>
            <draw:equation draw:name="f141" draw:formula="?f137 + ?f29"/>
            <draw:equation draw:name="f142" draw:formula="?f122 + ?f2"/>
            <draw:equation draw:name="f143" draw:formula="?f142 * ?f9 / ?f1"/>
            <draw:equation draw:name="f144" draw:formula="0 - ?f143"/>
            <draw:equation draw:name="f145" draw:formula="cos(?f144)"/>
            <draw:equation draw:name="f146" draw:formula="0 - ?f145"/>
            <draw:equation draw:name="f147" draw:formula="?f146 * ?f35"/>
            <draw:equation draw:name="f148" draw:formula="sin(?f144)"/>
            <draw:equation draw:name="f149" draw:formula="0 - ?f148"/>
            <draw:equation draw:name="f150" draw:formula="?f149 * ?f29"/>
            <draw:equation draw:name="f151" draw:formula="sqrt(?f147 * ?f147 + ?f150 * ?f150 + 0 * 0)"/>
            <draw:equation draw:name="f152" draw:formula="?f35 * ?f29 / ?f151"/>
            <draw:equation draw:name="f153" draw:formula="?f149 * ?f152"/>
            <draw:equation draw:name="f154" draw:formula="?f135 + ?f153"/>
            <draw:equation draw:name="f155" draw:formula="?f146 * ?f152"/>
            <draw:equation draw:name="f156" draw:formula="?f137 + ?f155"/>
            <draw:equation draw:name="f157" draw:formula="if(?f121, ?f15, ?f138)"/>
            <draw:equation draw:name="f158" draw:formula="if(?f121, ?f12, ?f139)"/>
            <draw:equation draw:name="f159" draw:formula="if(?f121, ?f15, ?f140)"/>
            <draw:equation draw:name="f160" draw:formula="if(?f121, ?f12, ?f141)"/>
            <draw:equation draw:name="f161" draw:formula="if(?f121, ?f138, ?f154)"/>
            <draw:equation draw:name="f162" draw:formula="if(?f121, ?f139, ?f156)"/>
            <draw:equation draw:name="f163" draw:formula="if(?f121, ?f140, ?f154)"/>
            <draw:equation draw:name="f164" draw:formula="if(?f121, ?f141, ?f156)"/>
            <draw:equation draw:name="f165" draw:formula="21550000 - ?f57"/>
            <draw:equation draw:name="f166" draw:formula="if(?f165, ?f57, 21550000)"/>
            <draw:equation draw:name="f167" draw:formula="-21550000 - ?f166"/>
            <draw:equation draw:name="f168" draw:formula="if(?f167, -21550000, ?f166)"/>
            <draw:equation draw:name="f169" draw:formula="?f63 + ?f168"/>
            <draw:equation draw:name="f170" draw:formula="?f63 + ?f2"/>
            <draw:equation draw:name="f171" draw:formula="?f170 * ?f9 / ?f1"/>
            <draw:equation draw:name="f172" draw:formula="0 - ?f171"/>
            <draw:equation draw:name="f173" draw:formula="cos(?f172)"/>
            <draw:equation draw:name="f174" draw:formula="0 - ?f173"/>
            <draw:equation draw:name="f175" draw:formula="?f174 * ?f40"/>
            <draw:equation draw:name="f176" draw:formula="sin(?f172)"/>
            <draw:equation draw:name="f177" draw:formula="0 - ?f176"/>
            <draw:equation draw:name="f178" draw:formula="?f177 * ?f35"/>
            <draw:equation draw:name="f179" draw:formula="sqrt(?f175 * ?f175 + ?f178 * ?f178 + 0 * 0)"/>
            <draw:equation draw:name="f180" draw:formula="?f40 * ?f35 / ?f179"/>
            <draw:equation draw:name="f181" draw:formula="?f177 * ?f180"/>
            <draw:equation draw:name="f182" draw:formula="?f13 - ?f181"/>
            <draw:equation draw:name="f183" draw:formula="?f174 * ?f180"/>
            <draw:equation draw:name="f184" draw:formula="?f15 - ?f183"/>
            <draw:equation draw:name="f185" draw:formula="?f182 - ?f40"/>
            <draw:equation draw:name="f186" draw:formula="?f184 - ?f35"/>
            <draw:equation draw:name="f187" draw:formula="?f182 + ?f40"/>
            <draw:equation draw:name="f188" draw:formula="?f184 + ?f35"/>
            <draw:equation draw:name="f189" draw:formula="?f169 + ?f2"/>
            <draw:equation draw:name="f190" draw:formula="?f189 * ?f9 / ?f1"/>
            <draw:equation draw:name="f191" draw:formula="0 - ?f190"/>
            <draw:equation draw:name="f192" draw:formula="cos(?f191)"/>
            <draw:equation draw:name="f193" draw:formula="0 - ?f192"/>
            <draw:equation draw:name="f194" draw:formula="?f193 * ?f40"/>
            <draw:equation draw:name="f195" draw:formula="sin(?f191)"/>
            <draw:equation draw:name="f196" draw:formula="0 - ?f195"/>
            <draw:equation draw:name="f197" draw:formula="?f196 * ?f35"/>
            <draw:equation draw:name="f198" draw:formula="sqrt(?f194 * ?f194 + ?f197 * ?f197 + 0 * 0)"/>
            <draw:equation draw:name="f199" draw:formula="?f40 * ?f35 / ?f198"/>
            <draw:equation draw:name="f200" draw:formula="?f196 * ?f199"/>
            <draw:equation draw:name="f201" draw:formula="?f182 + ?f200"/>
            <draw:equation draw:name="f202" draw:formula="?f193 * ?f199"/>
            <draw:equation draw:name="f203" draw:formula="?f184 + ?f202"/>
            <draw:equation draw:name="f204" draw:formula="if(?f168, ?f13, ?f185)"/>
            <draw:equation draw:name="f205" draw:formula="if(?f168, ?f15, ?f186)"/>
            <draw:equation draw:name="f206" draw:formula="if(?f168, ?f13, ?f187)"/>
            <draw:equation draw:name="f207" draw:formula="if(?f168, ?f15, ?f188)"/>
            <draw:equation draw:name="f208" draw:formula="if(?f168, ?f185, ?f201)"/>
            <draw:equation draw:name="f209" draw:formula="if(?f168, ?f186, ?f203)"/>
            <draw:equation draw:name="f210" draw:formula="if(?f168, ?f187, ?f201)"/>
            <draw:equation draw:name="f211" draw:formula="if(?f168, ?f188, ?f203)"/>
            <draw:equation draw:name="f212" draw:formula="21550000 - ?f60"/>
            <draw:equation draw:name="f213" draw:formula="if(?f212, ?f60, 21550000)"/>
            <draw:equation draw:name="f214" draw:formula="-21550000 - ?f213"/>
            <draw:equation draw:name="f215" draw:formula="if(?f214, -21550000, ?f213)"/>
            <draw:equation draw:name="f216" draw:formula="?f64 + ?f215"/>
            <draw:equation draw:name="f217" draw:formula="?f64 + ?f2"/>
            <draw:equation draw:name="f218" draw:formula="?f217 * ?f9 / ?f1"/>
            <draw:equation draw:name="f219" draw:formula="0 - ?f218"/>
            <draw:equation draw:name="f220" draw:formula="cos(?f219)"/>
            <draw:equation draw:name="f221" draw:formula="0 - ?f220"/>
            <draw:equation draw:name="f222" draw:formula="?f221 * ?f30"/>
            <draw:equation draw:name="f223" draw:formula="sin(?f219)"/>
            <draw:equation draw:name="f224" draw:formula="0 - ?f223"/>
            <draw:equation draw:name="f225" draw:formula="?f224 * ?f40"/>
            <draw:equation draw:name="f226" draw:formula="sqrt(?f222 * ?f222 + ?f225 * ?f225 + 0 * 0)"/>
            <draw:equation draw:name="f227" draw:formula="?f30 * ?f40 / ?f226"/>
            <draw:equation draw:name="f228" draw:formula="?f224 * ?f227"/>
            <draw:equation draw:name="f229" draw:formula="?f14 - ?f228"/>
            <draw:equation draw:name="f230" draw:formula="?f221 * ?f227"/>
            <draw:equation draw:name="f231" draw:formula="?f13 - ?f230"/>
            <draw:equation draw:name="f232" draw:formula="?f229 - ?f30"/>
            <draw:equation draw:name="f233" draw:formula="?f231 - ?f40"/>
            <draw:equation draw:name="f234" draw:formula="?f229 + ?f30"/>
            <draw:equation draw:name="f235" draw:formula="?f231 + ?f40"/>
            <draw:equation draw:name="f236" draw:formula="?f216 + ?f2"/>
            <draw:equation draw:name="f237" draw:formula="?f236 * ?f9 / ?f1"/>
            <draw:equation draw:name="f238" draw:formula="0 - ?f237"/>
            <draw:equation draw:name="f239" draw:formula="cos(?f238)"/>
            <draw:equation draw:name="f240" draw:formula="0 - ?f239"/>
            <draw:equation draw:name="f241" draw:formula="?f240 * ?f30"/>
            <draw:equation draw:name="f242" draw:formula="sin(?f238)"/>
            <draw:equation draw:name="f243" draw:formula="0 - ?f242"/>
            <draw:equation draw:name="f244" draw:formula="?f243 * ?f40"/>
            <draw:equation draw:name="f245" draw:formula="sqrt(?f241 * ?f241 + ?f244 * ?f244 + 0 * 0)"/>
            <draw:equation draw:name="f246" draw:formula="?f30 * ?f40 / ?f245"/>
            <draw:equation draw:name="f247" draw:formula="?f243 * ?f246"/>
            <draw:equation draw:name="f248" draw:formula="?f229 + ?f247"/>
            <draw:equation draw:name="f249" draw:formula="?f240 * ?f246"/>
            <draw:equation draw:name="f250" draw:formula="?f231 + ?f249"/>
            <draw:equation draw:name="f251" draw:formula="if(?f215, ?f14, ?f232)"/>
            <draw:equation draw:name="f252" draw:formula="if(?f215, ?f13, ?f233)"/>
            <draw:equation draw:name="f253" draw:formula="if(?f215, ?f14, ?f234)"/>
            <draw:equation draw:name="f254" draw:formula="if(?f215, ?f13, ?f235)"/>
            <draw:equation draw:name="f255" draw:formula="if(?f215, ?f232, ?f248)"/>
            <draw:equation draw:name="f256" draw:formula="if(?f215, ?f233, ?f250)"/>
            <draw:equation draw:name="f257" draw:formula="if(?f215, ?f234, ?f248)"/>
            <draw:equation draw:name="f258" draw:formula="if(?f215, ?f235, ?f250)"/>
          </draw:enhanced-geometry>
        </draw:custom-shape>
        <draw:custom-shape svg:x="5.51181in" svg:y="1.9685in" svg:width="0.7874in" svg:height="0.3937in" draw:id="id90" draw:style-name="a691" draw:name="フリーフォーム 3">
          <svg:title/>
          <svg:desc/>
          <text:p text:style-name="a690" text:class-names="" text:cond-style-name=""><text:span text:style-name="a689" text:class-names=""/></text:p>
          <draw:enhanced-geometry xmlns:dr3d="urn:oasis:names:tc:opendocument:xmlns:dr3d:1.0" draw:type="non-primitive" svg:viewBox="0 0 21600 21600" draw:enhanced-path="M ?f8 ?f12 L ?f11 ?f12 ?f11 ?f8 ?f9 ?f10 ?f11 ?f9 ?f11 ?f13 ?f8 ?f13 Z N" draw:text-areas="?f21 ?f12 ?f18 ?f13" draw:modifiers="162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21600 - ?f11"/>
            <draw:equation draw:name="f16" draw:formula="?f15 * ?f12"/>
            <draw:equation draw:name="f17" draw:formula="?f16 / 10800"/>
            <draw:equation draw:name="f18" draw:formula="?f11 + ?f17"/>
            <draw:equation draw:name="f19" draw:formula="$0 / ?f6"/>
            <draw:equation draw:name="f20" draw:formula="$1 / ?f7"/>
            <draw:equation draw:name="f21" draw:formula="?f14 / ?f6"/>
            <draw:handle draw:handle-position="$0 $1" draw:handle-range-x-minimum="0" draw:handle-range-x-maximum="21600" draw:handle-range-y-minimum="0" draw:handle-range-y-maximum="10800"/>
          </draw:enhanced-geometry>
        </draw:custom-shape>
        <draw:custom-shape svg:x="7.87402in" svg:y="4.33071in" svg:width="1.5748in" svg:height="0.7874in" draw:id="id91" draw:style-name="a694" draw:name="フリーフォーム 4">
          <svg:title/>
          <svg:desc/>
          <text:p text:style-name="a693" text:class-names="" text:cond-style-name=""><text:span text:style-name="a692" text:class-names="">相関図閲覧</text:span></text:p>
          <draw:enhanced-geometry xmlns:dr3d="urn:oasis:names:tc:opendocument:xmlns:dr3d:1.0" draw:type="non-primitive" svg:viewBox="0 0 21600 21600" draw:enhanced-path="M ?f12 ?f14 A ?f110 ?f111 ?f112 ?f113 ?f12 ?f14 ?f107 ?f109  W ?f114 ?f115 ?f116 ?f117 ?f12 ?f14 ?f107 ?f109 L ?f15 ?f12 A ?f157 ?f158 ?f159 ?f160 ?f15 ?f12 ?f154 ?f156  W ?f161 ?f162 ?f163 ?f164 ?f15 ?f12 ?f154 ?f156 L ?f13 ?f15 A ?f204 ?f205 ?f206 ?f207 ?f13 ?f15 ?f201 ?f203  W ?f208 ?f209 ?f210 ?f211 ?f13 ?f15 ?f201 ?f203 L ?f14 ?f13 A ?f251 ?f252 ?f253 ?f254 ?f14 ?f13 ?f248 ?f250  W ?f255 ?f256 ?f257 ?f258 ?f14 ?f13 ?f248 ?f250 Z N" draw:text-areas="?f16 ?f16 ?f17 ?f17" draw:glue-points="?f65 ?f66 ?f67 ?f68 ?f65 ?f69 ?f70 ?f68" draw:glue-point-leaving-directions="-0, -0, -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f12 + 2540"/>
            <draw:equation draw:name="f15" draw:formula="?f13 - 2540"/>
            <draw:equation draw:name="f16" draw:formula="?f12 + 800"/>
            <draw:equation draw:name="f17" draw:formula="?f13 - 800"/>
            <draw:equation draw:name="f18" draw:formula="0 - ?f2"/>
            <draw:equation draw:name="f19" draw:formula="?f14 - ?f12"/>
            <draw:equation draw:name="f20" draw:formula="0 - ?f14"/>
            <draw:equation draw:name="f21" draw:formula="21600 - ?f15"/>
            <draw:equation draw:name="f22" draw:formula="?f15 - ?f13"/>
            <draw:equation draw:name="f23" draw:formula="10800 * ?f10"/>
            <draw:equation draw:name="f24" draw:formula="0 * ?f11"/>
            <draw:equation draw:name="f25" draw:formula="0 * ?f10"/>
            <draw:equation draw:name="f26" draw:formula="10800 * ?f11"/>
            <draw:equation draw:name="f27" draw:formula="21600 * ?f11"/>
            <draw:equation draw:name="f28" draw:formula="21600 * ?f10"/>
            <draw:equation draw:name="f29" draw:formula="abs(?f19)"/>
            <draw:equation draw:name="f30" draw:formula="abs(?f20)"/>
            <draw:equation draw:name="f31" draw:formula="if(?f19, ?f18, ?f2)"/>
            <draw:equation draw:name="f32" draw:formula="if(?f19, ?f2, ?f18)"/>
            <draw:equation draw:name="f33" draw:formula="if(?f20, 0, ?f1)"/>
            <draw:equation draw:name="f34" draw:formula="if(?f20, ?f1, 0)"/>
            <draw:equation draw:name="f35" draw:formula="abs(?f21)"/>
            <draw:equation draw:name="f36" draw:formula="if(?f21, ?f18, ?f2)"/>
            <draw:equation draw:name="f37" draw:formula="if(?f21, ?f2, ?f18)"/>
            <draw:equation draw:name="f38" draw:formula="if(?f21, ?f0, ?f2)"/>
            <draw:equation draw:name="f39" draw:formula="if(?f21, ?f2, ?f0)"/>
            <draw:equation draw:name="f40" draw:formula="abs(?f22)"/>
            <draw:equation draw:name="f41" draw:formula="if(?f22, ?f18, ?f2)"/>
            <draw:equation draw:name="f42" draw:formula="if(?f22, ?f2, ?f18)"/>
            <draw:equation draw:name="f43" draw:formula="if(?f21, 0, ?f1)"/>
            <draw:equation draw:name="f44" draw:formula="if(?f21, ?f1, 0)"/>
            <draw:equation draw:name="f45" draw:formula="if(?f20, ?f18, ?f2)"/>
            <draw:equation draw:name="f46" draw:formula="if(?f20, ?f2, ?f18)"/>
            <draw:equation draw:name="f47" draw:formula="if(?f20, ?f0, ?f2)"/>
            <draw:equation draw:name="f48" draw:formula="if(?f20, ?f2, ?f0)"/>
            <draw:equation draw:name="f49" draw:formula="if(?f19, ?f34, ?f33)"/>
            <draw:equation draw:name="f50" draw:formula="if(?f19, ?f33, ?f34)"/>
            <draw:equation draw:name="f51" draw:formula="if(?f20, ?f31, ?f32)"/>
            <draw:equation draw:name="f52" draw:formula="if(?f21, ?f39, ?f38)"/>
            <draw:equation draw:name="f53" draw:formula="if(?f21, ?f38, ?f39)"/>
            <draw:equation draw:name="f54" draw:formula="if(?f19, ?f37, ?f36)"/>
            <draw:equation draw:name="f55" draw:formula="if(?f22, ?f44, ?f43)"/>
            <draw:equation draw:name="f56" draw:formula="if(?f22, ?f43, ?f44)"/>
            <draw:equation draw:name="f57" draw:formula="if(?f21, ?f41, ?f42)"/>
            <draw:equation draw:name="f58" draw:formula="if(?f20, ?f48, ?f47)"/>
            <draw:equation draw:name="f59" draw:formula="if(?f20, ?f47, ?f48)"/>
            <draw:equation draw:name="f60" draw:formula="if(?f22, ?f46, ?f45)"/>
            <draw:equation draw:name="f61" draw:formula="if(?f20, ?f49, ?f50)"/>
            <draw:equation draw:name="f62" draw:formula="if(?f19, ?f53, ?f52)"/>
            <draw:equation draw:name="f63" draw:formula="if(?f21, ?f55, ?f56)"/>
            <draw:equation draw:name="f64" draw:formula="if(?f22, ?f59, ?f58)"/>
            <draw:equation draw:name="f65" draw:formula="?f23 / ?f10"/>
            <draw:equation draw:name="f66" draw:formula="?f24 / ?f11"/>
            <draw:equation draw:name="f67" draw:formula="?f25 / ?f10"/>
            <draw:equation draw:name="f68" draw:formula="?f26 / ?f11"/>
            <draw:equation draw:name="f69" draw:formula="?f27 / ?f11"/>
            <draw:equation draw:name="f70" draw:formula="?f28 / ?f10"/>
            <draw:equation draw:name="f71" draw:formula="21550000 - ?f51"/>
            <draw:equation draw:name="f72" draw:formula="if(?f71, ?f51, 21550000)"/>
            <draw:equation draw:name="f73" draw:formula="-21550000 - ?f72"/>
            <draw:equation draw:name="f74" draw:formula="if(?f73, -21550000, ?f72)"/>
            <draw:equation draw:name="f75" draw:formula="?f61 + ?f74"/>
            <draw:equation draw:name="f76" draw:formula="?f61 + ?f2"/>
            <draw:equation draw:name="f77" draw:formula="?f76 * ?f9 / ?f1"/>
            <draw:equation draw:name="f78" draw:formula="0 - ?f77"/>
            <draw:equation draw:name="f79" draw:formula="cos(?f78)"/>
            <draw:equation draw:name="f80" draw:formula="0 - ?f79"/>
            <draw:equation draw:name="f81" draw:formula="?f80 * ?f29"/>
            <draw:equation draw:name="f82" draw:formula="sin(?f78)"/>
            <draw:equation draw:name="f83" draw:formula="0 - ?f82"/>
            <draw:equation draw:name="f84" draw:formula="?f83 * ?f30"/>
            <draw:equation draw:name="f85" draw:formula="sqrt(?f81 * ?f81 + ?f84 * ?f84 + 0 * 0)"/>
            <draw:equation draw:name="f86" draw:formula="?f29 * ?f30 / ?f85"/>
            <draw:equation draw:name="f87" draw:formula="?f83 * ?f86"/>
            <draw:equation draw:name="f88" draw:formula="?f12 - ?f87"/>
            <draw:equation draw:name="f89" draw:formula="?f80 * ?f86"/>
            <draw:equation draw:name="f90" draw:formula="?f14 - ?f89"/>
            <draw:equation draw:name="f91" draw:formula="?f88 - ?f29"/>
            <draw:equation draw:name="f92" draw:formula="?f90 - ?f30"/>
            <draw:equation draw:name="f93" draw:formula="?f88 + ?f29"/>
            <draw:equation draw:name="f94" draw:formula="?f90 + ?f30"/>
            <draw:equation draw:name="f95" draw:formula="?f75 + ?f2"/>
            <draw:equation draw:name="f96" draw:formula="?f95 * ?f9 / ?f1"/>
            <draw:equation draw:name="f97" draw:formula="0 - ?f96"/>
            <draw:equation draw:name="f98" draw:formula="cos(?f97)"/>
            <draw:equation draw:name="f99" draw:formula="0 - ?f98"/>
            <draw:equation draw:name="f100" draw:formula="?f99 * ?f29"/>
            <draw:equation draw:name="f101" draw:formula="sin(?f97)"/>
            <draw:equation draw:name="f102" draw:formula="0 - ?f101"/>
            <draw:equation draw:name="f103" draw:formula="?f102 * ?f30"/>
            <draw:equation draw:name="f104" draw:formula="sqrt(?f100 * ?f100 + ?f103 * ?f103 + 0 * 0)"/>
            <draw:equation draw:name="f105" draw:formula="?f29 * ?f30 / ?f104"/>
            <draw:equation draw:name="f106" draw:formula="?f102 * ?f105"/>
            <draw:equation draw:name="f107" draw:formula="?f88 + ?f106"/>
            <draw:equation draw:name="f108" draw:formula="?f99 * ?f105"/>
            <draw:equation draw:name="f109" draw:formula="?f90 + ?f108"/>
            <draw:equation draw:name="f110" draw:formula="if(?f74, ?f12, ?f91)"/>
            <draw:equation draw:name="f111" draw:formula="if(?f74, ?f14, ?f92)"/>
            <draw:equation draw:name="f112" draw:formula="if(?f74, ?f12, ?f93)"/>
            <draw:equation draw:name="f113" draw:formula="if(?f74, ?f14, ?f94)"/>
            <draw:equation draw:name="f114" draw:formula="if(?f74, ?f91, ?f107)"/>
            <draw:equation draw:name="f115" draw:formula="if(?f74, ?f92, ?f109)"/>
            <draw:equation draw:name="f116" draw:formula="if(?f74, ?f93, ?f107)"/>
            <draw:equation draw:name="f117" draw:formula="if(?f74, ?f94, ?f109)"/>
            <draw:equation draw:name="f118" draw:formula="21550000 - ?f54"/>
            <draw:equation draw:name="f119" draw:formula="if(?f118, ?f54, 21550000)"/>
            <draw:equation draw:name="f120" draw:formula="-21550000 - ?f119"/>
            <draw:equation draw:name="f121" draw:formula="if(?f120, -21550000, ?f119)"/>
            <draw:equation draw:name="f122" draw:formula="?f62 + ?f121"/>
            <draw:equation draw:name="f123" draw:formula="?f62 + ?f2"/>
            <draw:equation draw:name="f124" draw:formula="?f123 * ?f9 / ?f1"/>
            <draw:equation draw:name="f125" draw:formula="0 - ?f124"/>
            <draw:equation draw:name="f126" draw:formula="cos(?f125)"/>
            <draw:equation draw:name="f127" draw:formula="0 - ?f126"/>
            <draw:equation draw:name="f128" draw:formula="?f127 * ?f35"/>
            <draw:equation draw:name="f129" draw:formula="sin(?f125)"/>
            <draw:equation draw:name="f130" draw:formula="0 - ?f129"/>
            <draw:equation draw:name="f131" draw:formula="?f130 * ?f29"/>
            <draw:equation draw:name="f132" draw:formula="sqrt(?f128 * ?f128 + ?f131 * ?f131 + 0 * 0)"/>
            <draw:equation draw:name="f133" draw:formula="?f35 * ?f29 / ?f132"/>
            <draw:equation draw:name="f134" draw:formula="?f130 * ?f133"/>
            <draw:equation draw:name="f135" draw:formula="?f15 - ?f134"/>
            <draw:equation draw:name="f136" draw:formula="?f127 * ?f133"/>
            <draw:equation draw:name="f137" draw:formula="?f12 - ?f136"/>
            <draw:equation draw:name="f138" draw:formula="?f135 - ?f35"/>
            <draw:equation draw:name="f139" draw:formula="?f137 - ?f29"/>
            <draw:equation draw:name="f140" draw:formula="?f135 + ?f35"/>
            <draw:equation draw:name="f141" draw:formula="?f137 + ?f29"/>
            <draw:equation draw:name="f142" draw:formula="?f122 + ?f2"/>
            <draw:equation draw:name="f143" draw:formula="?f142 * ?f9 / ?f1"/>
            <draw:equation draw:name="f144" draw:formula="0 - ?f143"/>
            <draw:equation draw:name="f145" draw:formula="cos(?f144)"/>
            <draw:equation draw:name="f146" draw:formula="0 - ?f145"/>
            <draw:equation draw:name="f147" draw:formula="?f146 * ?f35"/>
            <draw:equation draw:name="f148" draw:formula="sin(?f144)"/>
            <draw:equation draw:name="f149" draw:formula="0 - ?f148"/>
            <draw:equation draw:name="f150" draw:formula="?f149 * ?f29"/>
            <draw:equation draw:name="f151" draw:formula="sqrt(?f147 * ?f147 + ?f150 * ?f150 + 0 * 0)"/>
            <draw:equation draw:name="f152" draw:formula="?f35 * ?f29 / ?f151"/>
            <draw:equation draw:name="f153" draw:formula="?f149 * ?f152"/>
            <draw:equation draw:name="f154" draw:formula="?f135 + ?f153"/>
            <draw:equation draw:name="f155" draw:formula="?f146 * ?f152"/>
            <draw:equation draw:name="f156" draw:formula="?f137 + ?f155"/>
            <draw:equation draw:name="f157" draw:formula="if(?f121, ?f15, ?f138)"/>
            <draw:equation draw:name="f158" draw:formula="if(?f121, ?f12, ?f139)"/>
            <draw:equation draw:name="f159" draw:formula="if(?f121, ?f15, ?f140)"/>
            <draw:equation draw:name="f160" draw:formula="if(?f121, ?f12, ?f141)"/>
            <draw:equation draw:name="f161" draw:formula="if(?f121, ?f138, ?f154)"/>
            <draw:equation draw:name="f162" draw:formula="if(?f121, ?f139, ?f156)"/>
            <draw:equation draw:name="f163" draw:formula="if(?f121, ?f140, ?f154)"/>
            <draw:equation draw:name="f164" draw:formula="if(?f121, ?f141, ?f156)"/>
            <draw:equation draw:name="f165" draw:formula="21550000 - ?f57"/>
            <draw:equation draw:name="f166" draw:formula="if(?f165, ?f57, 21550000)"/>
            <draw:equation draw:name="f167" draw:formula="-21550000 - ?f166"/>
            <draw:equation draw:name="f168" draw:formula="if(?f167, -21550000, ?f166)"/>
            <draw:equation draw:name="f169" draw:formula="?f63 + ?f168"/>
            <draw:equation draw:name="f170" draw:formula="?f63 + ?f2"/>
            <draw:equation draw:name="f171" draw:formula="?f170 * ?f9 / ?f1"/>
            <draw:equation draw:name="f172" draw:formula="0 - ?f171"/>
            <draw:equation draw:name="f173" draw:formula="cos(?f172)"/>
            <draw:equation draw:name="f174" draw:formula="0 - ?f173"/>
            <draw:equation draw:name="f175" draw:formula="?f174 * ?f40"/>
            <draw:equation draw:name="f176" draw:formula="sin(?f172)"/>
            <draw:equation draw:name="f177" draw:formula="0 - ?f176"/>
            <draw:equation draw:name="f178" draw:formula="?f177 * ?f35"/>
            <draw:equation draw:name="f179" draw:formula="sqrt(?f175 * ?f175 + ?f178 * ?f178 + 0 * 0)"/>
            <draw:equation draw:name="f180" draw:formula="?f40 * ?f35 / ?f179"/>
            <draw:equation draw:name="f181" draw:formula="?f177 * ?f180"/>
            <draw:equation draw:name="f182" draw:formula="?f13 - ?f181"/>
            <draw:equation draw:name="f183" draw:formula="?f174 * ?f180"/>
            <draw:equation draw:name="f184" draw:formula="?f15 - ?f183"/>
            <draw:equation draw:name="f185" draw:formula="?f182 - ?f40"/>
            <draw:equation draw:name="f186" draw:formula="?f184 - ?f35"/>
            <draw:equation draw:name="f187" draw:formula="?f182 + ?f40"/>
            <draw:equation draw:name="f188" draw:formula="?f184 + ?f35"/>
            <draw:equation draw:name="f189" draw:formula="?f169 + ?f2"/>
            <draw:equation draw:name="f190" draw:formula="?f189 * ?f9 / ?f1"/>
            <draw:equation draw:name="f191" draw:formula="0 - ?f190"/>
            <draw:equation draw:name="f192" draw:formula="cos(?f191)"/>
            <draw:equation draw:name="f193" draw:formula="0 - ?f192"/>
            <draw:equation draw:name="f194" draw:formula="?f193 * ?f40"/>
            <draw:equation draw:name="f195" draw:formula="sin(?f191)"/>
            <draw:equation draw:name="f196" draw:formula="0 - ?f195"/>
            <draw:equation draw:name="f197" draw:formula="?f196 * ?f35"/>
            <draw:equation draw:name="f198" draw:formula="sqrt(?f194 * ?f194 + ?f197 * ?f197 + 0 * 0)"/>
            <draw:equation draw:name="f199" draw:formula="?f40 * ?f35 / ?f198"/>
            <draw:equation draw:name="f200" draw:formula="?f196 * ?f199"/>
            <draw:equation draw:name="f201" draw:formula="?f182 + ?f200"/>
            <draw:equation draw:name="f202" draw:formula="?f193 * ?f199"/>
            <draw:equation draw:name="f203" draw:formula="?f184 + ?f202"/>
            <draw:equation draw:name="f204" draw:formula="if(?f168, ?f13, ?f185)"/>
            <draw:equation draw:name="f205" draw:formula="if(?f168, ?f15, ?f186)"/>
            <draw:equation draw:name="f206" draw:formula="if(?f168, ?f13, ?f187)"/>
            <draw:equation draw:name="f207" draw:formula="if(?f168, ?f15, ?f188)"/>
            <draw:equation draw:name="f208" draw:formula="if(?f168, ?f185, ?f201)"/>
            <draw:equation draw:name="f209" draw:formula="if(?f168, ?f186, ?f203)"/>
            <draw:equation draw:name="f210" draw:formula="if(?f168, ?f187, ?f201)"/>
            <draw:equation draw:name="f211" draw:formula="if(?f168, ?f188, ?f203)"/>
            <draw:equation draw:name="f212" draw:formula="21550000 - ?f60"/>
            <draw:equation draw:name="f213" draw:formula="if(?f212, ?f60, 21550000)"/>
            <draw:equation draw:name="f214" draw:formula="-21550000 - ?f213"/>
            <draw:equation draw:name="f215" draw:formula="if(?f214, -21550000, ?f213)"/>
            <draw:equation draw:name="f216" draw:formula="?f64 + ?f215"/>
            <draw:equation draw:name="f217" draw:formula="?f64 + ?f2"/>
            <draw:equation draw:name="f218" draw:formula="?f217 * ?f9 / ?f1"/>
            <draw:equation draw:name="f219" draw:formula="0 - ?f218"/>
            <draw:equation draw:name="f220" draw:formula="cos(?f219)"/>
            <draw:equation draw:name="f221" draw:formula="0 - ?f220"/>
            <draw:equation draw:name="f222" draw:formula="?f221 * ?f30"/>
            <draw:equation draw:name="f223" draw:formula="sin(?f219)"/>
            <draw:equation draw:name="f224" draw:formula="0 - ?f223"/>
            <draw:equation draw:name="f225" draw:formula="?f224 * ?f40"/>
            <draw:equation draw:name="f226" draw:formula="sqrt(?f222 * ?f222 + ?f225 * ?f225 + 0 * 0)"/>
            <draw:equation draw:name="f227" draw:formula="?f30 * ?f40 / ?f226"/>
            <draw:equation draw:name="f228" draw:formula="?f224 * ?f227"/>
            <draw:equation draw:name="f229" draw:formula="?f14 - ?f228"/>
            <draw:equation draw:name="f230" draw:formula="?f221 * ?f227"/>
            <draw:equation draw:name="f231" draw:formula="?f13 - ?f230"/>
            <draw:equation draw:name="f232" draw:formula="?f229 - ?f30"/>
            <draw:equation draw:name="f233" draw:formula="?f231 - ?f40"/>
            <draw:equation draw:name="f234" draw:formula="?f229 + ?f30"/>
            <draw:equation draw:name="f235" draw:formula="?f231 + ?f40"/>
            <draw:equation draw:name="f236" draw:formula="?f216 + ?f2"/>
            <draw:equation draw:name="f237" draw:formula="?f236 * ?f9 / ?f1"/>
            <draw:equation draw:name="f238" draw:formula="0 - ?f237"/>
            <draw:equation draw:name="f239" draw:formula="cos(?f238)"/>
            <draw:equation draw:name="f240" draw:formula="0 - ?f239"/>
            <draw:equation draw:name="f241" draw:formula="?f240 * ?f30"/>
            <draw:equation draw:name="f242" draw:formula="sin(?f238)"/>
            <draw:equation draw:name="f243" draw:formula="0 - ?f242"/>
            <draw:equation draw:name="f244" draw:formula="?f243 * ?f40"/>
            <draw:equation draw:name="f245" draw:formula="sqrt(?f241 * ?f241 + ?f244 * ?f244 + 0 * 0)"/>
            <draw:equation draw:name="f246" draw:formula="?f30 * ?f40 / ?f245"/>
            <draw:equation draw:name="f247" draw:formula="?f243 * ?f246"/>
            <draw:equation draw:name="f248" draw:formula="?f229 + ?f247"/>
            <draw:equation draw:name="f249" draw:formula="?f240 * ?f246"/>
            <draw:equation draw:name="f250" draw:formula="?f231 + ?f249"/>
            <draw:equation draw:name="f251" draw:formula="if(?f215, ?f14, ?f232)"/>
            <draw:equation draw:name="f252" draw:formula="if(?f215, ?f13, ?f233)"/>
            <draw:equation draw:name="f253" draw:formula="if(?f215, ?f14, ?f234)"/>
            <draw:equation draw:name="f254" draw:formula="if(?f215, ?f13, ?f235)"/>
            <draw:equation draw:name="f255" draw:formula="if(?f215, ?f232, ?f248)"/>
            <draw:equation draw:name="f256" draw:formula="if(?f215, ?f233, ?f250)"/>
            <draw:equation draw:name="f257" draw:formula="if(?f215, ?f234, ?f248)"/>
            <draw:equation draw:name="f258" draw:formula="if(?f215, ?f235, ?f250)"/>
          </draw:enhanced-geometry>
        </draw:custom-shape>
        <draw:custom-shape svg:x="2.3622in" svg:y="3.93701in" svg:width="1.1811in" svg:height="0.7874in" draw:id="id92" draw:style-name="a700" draw:name="フリーフォーム 5">
          <svg:title/>
          <svg:desc/>
          <text:p text:style-name="a696" text:class-names="" text:cond-style-name=""><text:span text:style-name="a695" text:class-names="">API</text:span></text:p>
          <text:p text:style-name="a699" text:class-names="" text:cond-style-name=""><text:span text:style-name="a697" text:class-names="">（</text:span><text:span text:style-name="a698" text:class-names="">Python）</text:span></text:p>
          <draw:enhanced-geometry xmlns:dr3d="urn:oasis:names:tc:opendocument:xmlns:dr3d:1.0" draw:type="non-primitive" svg:viewBox="0 0 21600 21600" draw:enhanced-path="M ?f12 ?f14 A ?f110 ?f111 ?f112 ?f113 ?f12 ?f14 ?f107 ?f109  W ?f114 ?f115 ?f116 ?f117 ?f12 ?f14 ?f107 ?f109 L ?f15 ?f12 A ?f157 ?f158 ?f159 ?f160 ?f15 ?f12 ?f154 ?f156  W ?f161 ?f162 ?f163 ?f164 ?f15 ?f12 ?f154 ?f156 L ?f13 ?f15 A ?f204 ?f205 ?f206 ?f207 ?f13 ?f15 ?f201 ?f203  W ?f208 ?f209 ?f210 ?f211 ?f13 ?f15 ?f201 ?f203 L ?f14 ?f13 A ?f251 ?f252 ?f253 ?f254 ?f14 ?f13 ?f248 ?f250  W ?f255 ?f256 ?f257 ?f258 ?f14 ?f13 ?f248 ?f250 Z N" draw:text-areas="?f16 ?f16 ?f17 ?f17" draw:glue-points="?f65 ?f66 ?f67 ?f68 ?f65 ?f69 ?f70 ?f68" draw:glue-point-leaving-directions="-0, -0, -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f12 + 2540"/>
            <draw:equation draw:name="f15" draw:formula="?f13 - 2540"/>
            <draw:equation draw:name="f16" draw:formula="?f12 + 800"/>
            <draw:equation draw:name="f17" draw:formula="?f13 - 800"/>
            <draw:equation draw:name="f18" draw:formula="0 - ?f2"/>
            <draw:equation draw:name="f19" draw:formula="?f14 - ?f12"/>
            <draw:equation draw:name="f20" draw:formula="0 - ?f14"/>
            <draw:equation draw:name="f21" draw:formula="21600 - ?f15"/>
            <draw:equation draw:name="f22" draw:formula="?f15 - ?f13"/>
            <draw:equation draw:name="f23" draw:formula="10800 * ?f10"/>
            <draw:equation draw:name="f24" draw:formula="0 * ?f11"/>
            <draw:equation draw:name="f25" draw:formula="0 * ?f10"/>
            <draw:equation draw:name="f26" draw:formula="10800 * ?f11"/>
            <draw:equation draw:name="f27" draw:formula="21600 * ?f11"/>
            <draw:equation draw:name="f28" draw:formula="21600 * ?f10"/>
            <draw:equation draw:name="f29" draw:formula="abs(?f19)"/>
            <draw:equation draw:name="f30" draw:formula="abs(?f20)"/>
            <draw:equation draw:name="f31" draw:formula="if(?f19, ?f18, ?f2)"/>
            <draw:equation draw:name="f32" draw:formula="if(?f19, ?f2, ?f18)"/>
            <draw:equation draw:name="f33" draw:formula="if(?f20, 0, ?f1)"/>
            <draw:equation draw:name="f34" draw:formula="if(?f20, ?f1, 0)"/>
            <draw:equation draw:name="f35" draw:formula="abs(?f21)"/>
            <draw:equation draw:name="f36" draw:formula="if(?f21, ?f18, ?f2)"/>
            <draw:equation draw:name="f37" draw:formula="if(?f21, ?f2, ?f18)"/>
            <draw:equation draw:name="f38" draw:formula="if(?f21, ?f0, ?f2)"/>
            <draw:equation draw:name="f39" draw:formula="if(?f21, ?f2, ?f0)"/>
            <draw:equation draw:name="f40" draw:formula="abs(?f22)"/>
            <draw:equation draw:name="f41" draw:formula="if(?f22, ?f18, ?f2)"/>
            <draw:equation draw:name="f42" draw:formula="if(?f22, ?f2, ?f18)"/>
            <draw:equation draw:name="f43" draw:formula="if(?f21, 0, ?f1)"/>
            <draw:equation draw:name="f44" draw:formula="if(?f21, ?f1, 0)"/>
            <draw:equation draw:name="f45" draw:formula="if(?f20, ?f18, ?f2)"/>
            <draw:equation draw:name="f46" draw:formula="if(?f20, ?f2, ?f18)"/>
            <draw:equation draw:name="f47" draw:formula="if(?f20, ?f0, ?f2)"/>
            <draw:equation draw:name="f48" draw:formula="if(?f20, ?f2, ?f0)"/>
            <draw:equation draw:name="f49" draw:formula="if(?f19, ?f34, ?f33)"/>
            <draw:equation draw:name="f50" draw:formula="if(?f19, ?f33, ?f34)"/>
            <draw:equation draw:name="f51" draw:formula="if(?f20, ?f31, ?f32)"/>
            <draw:equation draw:name="f52" draw:formula="if(?f21, ?f39, ?f38)"/>
            <draw:equation draw:name="f53" draw:formula="if(?f21, ?f38, ?f39)"/>
            <draw:equation draw:name="f54" draw:formula="if(?f19, ?f37, ?f36)"/>
            <draw:equation draw:name="f55" draw:formula="if(?f22, ?f44, ?f43)"/>
            <draw:equation draw:name="f56" draw:formula="if(?f22, ?f43, ?f44)"/>
            <draw:equation draw:name="f57" draw:formula="if(?f21, ?f41, ?f42)"/>
            <draw:equation draw:name="f58" draw:formula="if(?f20, ?f48, ?f47)"/>
            <draw:equation draw:name="f59" draw:formula="if(?f20, ?f47, ?f48)"/>
            <draw:equation draw:name="f60" draw:formula="if(?f22, ?f46, ?f45)"/>
            <draw:equation draw:name="f61" draw:formula="if(?f20, ?f49, ?f50)"/>
            <draw:equation draw:name="f62" draw:formula="if(?f19, ?f53, ?f52)"/>
            <draw:equation draw:name="f63" draw:formula="if(?f21, ?f55, ?f56)"/>
            <draw:equation draw:name="f64" draw:formula="if(?f22, ?f59, ?f58)"/>
            <draw:equation draw:name="f65" draw:formula="?f23 / ?f10"/>
            <draw:equation draw:name="f66" draw:formula="?f24 / ?f11"/>
            <draw:equation draw:name="f67" draw:formula="?f25 / ?f10"/>
            <draw:equation draw:name="f68" draw:formula="?f26 / ?f11"/>
            <draw:equation draw:name="f69" draw:formula="?f27 / ?f11"/>
            <draw:equation draw:name="f70" draw:formula="?f28 / ?f10"/>
            <draw:equation draw:name="f71" draw:formula="21550000 - ?f51"/>
            <draw:equation draw:name="f72" draw:formula="if(?f71, ?f51, 21550000)"/>
            <draw:equation draw:name="f73" draw:formula="-21550000 - ?f72"/>
            <draw:equation draw:name="f74" draw:formula="if(?f73, -21550000, ?f72)"/>
            <draw:equation draw:name="f75" draw:formula="?f61 + ?f74"/>
            <draw:equation draw:name="f76" draw:formula="?f61 + ?f2"/>
            <draw:equation draw:name="f77" draw:formula="?f76 * ?f9 / ?f1"/>
            <draw:equation draw:name="f78" draw:formula="0 - ?f77"/>
            <draw:equation draw:name="f79" draw:formula="cos(?f78)"/>
            <draw:equation draw:name="f80" draw:formula="0 - ?f79"/>
            <draw:equation draw:name="f81" draw:formula="?f80 * ?f29"/>
            <draw:equation draw:name="f82" draw:formula="sin(?f78)"/>
            <draw:equation draw:name="f83" draw:formula="0 - ?f82"/>
            <draw:equation draw:name="f84" draw:formula="?f83 * ?f30"/>
            <draw:equation draw:name="f85" draw:formula="sqrt(?f81 * ?f81 + ?f84 * ?f84 + 0 * 0)"/>
            <draw:equation draw:name="f86" draw:formula="?f29 * ?f30 / ?f85"/>
            <draw:equation draw:name="f87" draw:formula="?f83 * ?f86"/>
            <draw:equation draw:name="f88" draw:formula="?f12 - ?f87"/>
            <draw:equation draw:name="f89" draw:formula="?f80 * ?f86"/>
            <draw:equation draw:name="f90" draw:formula="?f14 - ?f89"/>
            <draw:equation draw:name="f91" draw:formula="?f88 - ?f29"/>
            <draw:equation draw:name="f92" draw:formula="?f90 - ?f30"/>
            <draw:equation draw:name="f93" draw:formula="?f88 + ?f29"/>
            <draw:equation draw:name="f94" draw:formula="?f90 + ?f30"/>
            <draw:equation draw:name="f95" draw:formula="?f75 + ?f2"/>
            <draw:equation draw:name="f96" draw:formula="?f95 * ?f9 / ?f1"/>
            <draw:equation draw:name="f97" draw:formula="0 - ?f96"/>
            <draw:equation draw:name="f98" draw:formula="cos(?f97)"/>
            <draw:equation draw:name="f99" draw:formula="0 - ?f98"/>
            <draw:equation draw:name="f100" draw:formula="?f99 * ?f29"/>
            <draw:equation draw:name="f101" draw:formula="sin(?f97)"/>
            <draw:equation draw:name="f102" draw:formula="0 - ?f101"/>
            <draw:equation draw:name="f103" draw:formula="?f102 * ?f30"/>
            <draw:equation draw:name="f104" draw:formula="sqrt(?f100 * ?f100 + ?f103 * ?f103 + 0 * 0)"/>
            <draw:equation draw:name="f105" draw:formula="?f29 * ?f30 / ?f104"/>
            <draw:equation draw:name="f106" draw:formula="?f102 * ?f105"/>
            <draw:equation draw:name="f107" draw:formula="?f88 + ?f106"/>
            <draw:equation draw:name="f108" draw:formula="?f99 * ?f105"/>
            <draw:equation draw:name="f109" draw:formula="?f90 + ?f108"/>
            <draw:equation draw:name="f110" draw:formula="if(?f74, ?f12, ?f91)"/>
            <draw:equation draw:name="f111" draw:formula="if(?f74, ?f14, ?f92)"/>
            <draw:equation draw:name="f112" draw:formula="if(?f74, ?f12, ?f93)"/>
            <draw:equation draw:name="f113" draw:formula="if(?f74, ?f14, ?f94)"/>
            <draw:equation draw:name="f114" draw:formula="if(?f74, ?f91, ?f107)"/>
            <draw:equation draw:name="f115" draw:formula="if(?f74, ?f92, ?f109)"/>
            <draw:equation draw:name="f116" draw:formula="if(?f74, ?f93, ?f107)"/>
            <draw:equation draw:name="f117" draw:formula="if(?f74, ?f94, ?f109)"/>
            <draw:equation draw:name="f118" draw:formula="21550000 - ?f54"/>
            <draw:equation draw:name="f119" draw:formula="if(?f118, ?f54, 21550000)"/>
            <draw:equation draw:name="f120" draw:formula="-21550000 - ?f119"/>
            <draw:equation draw:name="f121" draw:formula="if(?f120, -21550000, ?f119)"/>
            <draw:equation draw:name="f122" draw:formula="?f62 + ?f121"/>
            <draw:equation draw:name="f123" draw:formula="?f62 + ?f2"/>
            <draw:equation draw:name="f124" draw:formula="?f123 * ?f9 / ?f1"/>
            <draw:equation draw:name="f125" draw:formula="0 - ?f124"/>
            <draw:equation draw:name="f126" draw:formula="cos(?f125)"/>
            <draw:equation draw:name="f127" draw:formula="0 - ?f126"/>
            <draw:equation draw:name="f128" draw:formula="?f127 * ?f35"/>
            <draw:equation draw:name="f129" draw:formula="sin(?f125)"/>
            <draw:equation draw:name="f130" draw:formula="0 - ?f129"/>
            <draw:equation draw:name="f131" draw:formula="?f130 * ?f29"/>
            <draw:equation draw:name="f132" draw:formula="sqrt(?f128 * ?f128 + ?f131 * ?f131 + 0 * 0)"/>
            <draw:equation draw:name="f133" draw:formula="?f35 * ?f29 / ?f132"/>
            <draw:equation draw:name="f134" draw:formula="?f130 * ?f133"/>
            <draw:equation draw:name="f135" draw:formula="?f15 - ?f134"/>
            <draw:equation draw:name="f136" draw:formula="?f127 * ?f133"/>
            <draw:equation draw:name="f137" draw:formula="?f12 - ?f136"/>
            <draw:equation draw:name="f138" draw:formula="?f135 - ?f35"/>
            <draw:equation draw:name="f139" draw:formula="?f137 - ?f29"/>
            <draw:equation draw:name="f140" draw:formula="?f135 + ?f35"/>
            <draw:equation draw:name="f141" draw:formula="?f137 + ?f29"/>
            <draw:equation draw:name="f142" draw:formula="?f122 + ?f2"/>
            <draw:equation draw:name="f143" draw:formula="?f142 * ?f9 / ?f1"/>
            <draw:equation draw:name="f144" draw:formula="0 - ?f143"/>
            <draw:equation draw:name="f145" draw:formula="cos(?f144)"/>
            <draw:equation draw:name="f146" draw:formula="0 - ?f145"/>
            <draw:equation draw:name="f147" draw:formula="?f146 * ?f35"/>
            <draw:equation draw:name="f148" draw:formula="sin(?f144)"/>
            <draw:equation draw:name="f149" draw:formula="0 - ?f148"/>
            <draw:equation draw:name="f150" draw:formula="?f149 * ?f29"/>
            <draw:equation draw:name="f151" draw:formula="sqrt(?f147 * ?f147 + ?f150 * ?f150 + 0 * 0)"/>
            <draw:equation draw:name="f152" draw:formula="?f35 * ?f29 / ?f151"/>
            <draw:equation draw:name="f153" draw:formula="?f149 * ?f152"/>
            <draw:equation draw:name="f154" draw:formula="?f135 + ?f153"/>
            <draw:equation draw:name="f155" draw:formula="?f146 * ?f152"/>
            <draw:equation draw:name="f156" draw:formula="?f137 + ?f155"/>
            <draw:equation draw:name="f157" draw:formula="if(?f121, ?f15, ?f138)"/>
            <draw:equation draw:name="f158" draw:formula="if(?f121, ?f12, ?f139)"/>
            <draw:equation draw:name="f159" draw:formula="if(?f121, ?f15, ?f140)"/>
            <draw:equation draw:name="f160" draw:formula="if(?f121, ?f12, ?f141)"/>
            <draw:equation draw:name="f161" draw:formula="if(?f121, ?f138, ?f154)"/>
            <draw:equation draw:name="f162" draw:formula="if(?f121, ?f139, ?f156)"/>
            <draw:equation draw:name="f163" draw:formula="if(?f121, ?f140, ?f154)"/>
            <draw:equation draw:name="f164" draw:formula="if(?f121, ?f141, ?f156)"/>
            <draw:equation draw:name="f165" draw:formula="21550000 - ?f57"/>
            <draw:equation draw:name="f166" draw:formula="if(?f165, ?f57, 21550000)"/>
            <draw:equation draw:name="f167" draw:formula="-21550000 - ?f166"/>
            <draw:equation draw:name="f168" draw:formula="if(?f167, -21550000, ?f166)"/>
            <draw:equation draw:name="f169" draw:formula="?f63 + ?f168"/>
            <draw:equation draw:name="f170" draw:formula="?f63 + ?f2"/>
            <draw:equation draw:name="f171" draw:formula="?f170 * ?f9 / ?f1"/>
            <draw:equation draw:name="f172" draw:formula="0 - ?f171"/>
            <draw:equation draw:name="f173" draw:formula="cos(?f172)"/>
            <draw:equation draw:name="f174" draw:formula="0 - ?f173"/>
            <draw:equation draw:name="f175" draw:formula="?f174 * ?f40"/>
            <draw:equation draw:name="f176" draw:formula="sin(?f172)"/>
            <draw:equation draw:name="f177" draw:formula="0 - ?f176"/>
            <draw:equation draw:name="f178" draw:formula="?f177 * ?f35"/>
            <draw:equation draw:name="f179" draw:formula="sqrt(?f175 * ?f175 + ?f178 * ?f178 + 0 * 0)"/>
            <draw:equation draw:name="f180" draw:formula="?f40 * ?f35 / ?f179"/>
            <draw:equation draw:name="f181" draw:formula="?f177 * ?f180"/>
            <draw:equation draw:name="f182" draw:formula="?f13 - ?f181"/>
            <draw:equation draw:name="f183" draw:formula="?f174 * ?f180"/>
            <draw:equation draw:name="f184" draw:formula="?f15 - ?f183"/>
            <draw:equation draw:name="f185" draw:formula="?f182 - ?f40"/>
            <draw:equation draw:name="f186" draw:formula="?f184 - ?f35"/>
            <draw:equation draw:name="f187" draw:formula="?f182 + ?f40"/>
            <draw:equation draw:name="f188" draw:formula="?f184 + ?f35"/>
            <draw:equation draw:name="f189" draw:formula="?f169 + ?f2"/>
            <draw:equation draw:name="f190" draw:formula="?f189 * ?f9 / ?f1"/>
            <draw:equation draw:name="f191" draw:formula="0 - ?f190"/>
            <draw:equation draw:name="f192" draw:formula="cos(?f191)"/>
            <draw:equation draw:name="f193" draw:formula="0 - ?f192"/>
            <draw:equation draw:name="f194" draw:formula="?f193 * ?f40"/>
            <draw:equation draw:name="f195" draw:formula="sin(?f191)"/>
            <draw:equation draw:name="f196" draw:formula="0 - ?f195"/>
            <draw:equation draw:name="f197" draw:formula="?f196 * ?f35"/>
            <draw:equation draw:name="f198" draw:formula="sqrt(?f194 * ?f194 + ?f197 * ?f197 + 0 * 0)"/>
            <draw:equation draw:name="f199" draw:formula="?f40 * ?f35 / ?f198"/>
            <draw:equation draw:name="f200" draw:formula="?f196 * ?f199"/>
            <draw:equation draw:name="f201" draw:formula="?f182 + ?f200"/>
            <draw:equation draw:name="f202" draw:formula="?f193 * ?f199"/>
            <draw:equation draw:name="f203" draw:formula="?f184 + ?f202"/>
            <draw:equation draw:name="f204" draw:formula="if(?f168, ?f13, ?f185)"/>
            <draw:equation draw:name="f205" draw:formula="if(?f168, ?f15, ?f186)"/>
            <draw:equation draw:name="f206" draw:formula="if(?f168, ?f13, ?f187)"/>
            <draw:equation draw:name="f207" draw:formula="if(?f168, ?f15, ?f188)"/>
            <draw:equation draw:name="f208" draw:formula="if(?f168, ?f185, ?f201)"/>
            <draw:equation draw:name="f209" draw:formula="if(?f168, ?f186, ?f203)"/>
            <draw:equation draw:name="f210" draw:formula="if(?f168, ?f187, ?f201)"/>
            <draw:equation draw:name="f211" draw:formula="if(?f168, ?f188, ?f203)"/>
            <draw:equation draw:name="f212" draw:formula="21550000 - ?f60"/>
            <draw:equation draw:name="f213" draw:formula="if(?f212, ?f60, 21550000)"/>
            <draw:equation draw:name="f214" draw:formula="-21550000 - ?f213"/>
            <draw:equation draw:name="f215" draw:formula="if(?f214, -21550000, ?f213)"/>
            <draw:equation draw:name="f216" draw:formula="?f64 + ?f215"/>
            <draw:equation draw:name="f217" draw:formula="?f64 + ?f2"/>
            <draw:equation draw:name="f218" draw:formula="?f217 * ?f9 / ?f1"/>
            <draw:equation draw:name="f219" draw:formula="0 - ?f218"/>
            <draw:equation draw:name="f220" draw:formula="cos(?f219)"/>
            <draw:equation draw:name="f221" draw:formula="0 - ?f220"/>
            <draw:equation draw:name="f222" draw:formula="?f221 * ?f30"/>
            <draw:equation draw:name="f223" draw:formula="sin(?f219)"/>
            <draw:equation draw:name="f224" draw:formula="0 - ?f223"/>
            <draw:equation draw:name="f225" draw:formula="?f224 * ?f40"/>
            <draw:equation draw:name="f226" draw:formula="sqrt(?f222 * ?f222 + ?f225 * ?f225 + 0 * 0)"/>
            <draw:equation draw:name="f227" draw:formula="?f30 * ?f40 / ?f226"/>
            <draw:equation draw:name="f228" draw:formula="?f224 * ?f227"/>
            <draw:equation draw:name="f229" draw:formula="?f14 - ?f228"/>
            <draw:equation draw:name="f230" draw:formula="?f221 * ?f227"/>
            <draw:equation draw:name="f231" draw:formula="?f13 - ?f230"/>
            <draw:equation draw:name="f232" draw:formula="?f229 - ?f30"/>
            <draw:equation draw:name="f233" draw:formula="?f231 - ?f40"/>
            <draw:equation draw:name="f234" draw:formula="?f229 + ?f30"/>
            <draw:equation draw:name="f235" draw:formula="?f231 + ?f40"/>
            <draw:equation draw:name="f236" draw:formula="?f216 + ?f2"/>
            <draw:equation draw:name="f237" draw:formula="?f236 * ?f9 / ?f1"/>
            <draw:equation draw:name="f238" draw:formula="0 - ?f237"/>
            <draw:equation draw:name="f239" draw:formula="cos(?f238)"/>
            <draw:equation draw:name="f240" draw:formula="0 - ?f239"/>
            <draw:equation draw:name="f241" draw:formula="?f240 * ?f30"/>
            <draw:equation draw:name="f242" draw:formula="sin(?f238)"/>
            <draw:equation draw:name="f243" draw:formula="0 - ?f242"/>
            <draw:equation draw:name="f244" draw:formula="?f243 * ?f40"/>
            <draw:equation draw:name="f245" draw:formula="sqrt(?f241 * ?f241 + ?f244 * ?f244 + 0 * 0)"/>
            <draw:equation draw:name="f246" draw:formula="?f30 * ?f40 / ?f245"/>
            <draw:equation draw:name="f247" draw:formula="?f243 * ?f246"/>
            <draw:equation draw:name="f248" draw:formula="?f229 + ?f247"/>
            <draw:equation draw:name="f249" draw:formula="?f240 * ?f246"/>
            <draw:equation draw:name="f250" draw:formula="?f231 + ?f249"/>
            <draw:equation draw:name="f251" draw:formula="if(?f215, ?f14, ?f232)"/>
            <draw:equation draw:name="f252" draw:formula="if(?f215, ?f13, ?f233)"/>
            <draw:equation draw:name="f253" draw:formula="if(?f215, ?f14, ?f234)"/>
            <draw:equation draw:name="f254" draw:formula="if(?f215, ?f13, ?f235)"/>
            <draw:equation draw:name="f255" draw:formula="if(?f215, ?f232, ?f248)"/>
            <draw:equation draw:name="f256" draw:formula="if(?f215, ?f233, ?f250)"/>
            <draw:equation draw:name="f257" draw:formula="if(?f215, ?f234, ?f248)"/>
            <draw:equation draw:name="f258" draw:formula="if(?f215, ?f235, ?f250)"/>
          </draw:enhanced-geometry>
        </draw:custom-shape>
        <draw:custom-shape svg:x="0.98425in" svg:y="3.92598in" svg:width="1.1811in" svg:height="0.7874in" draw:id="id93" draw:style-name="a705" draw:name="フリーフォーム 6">
          <svg:title/>
          <svg:desc/>
          <text:p text:style-name="a702" text:class-names="" text:cond-style-name=""><text:span text:style-name="a701" text:class-names="">Eel</text:span></text:p>
          <text:p text:style-name="a704" text:class-names="" text:cond-style-name=""><text:span text:style-name="a703" text:class-names="">（html, D3）</text:span></text:p>
          <draw:enhanced-geometry xmlns:dr3d="urn:oasis:names:tc:opendocument:xmlns:dr3d:1.0" draw:type="non-primitive" svg:viewBox="0 0 21600 21600" draw:enhanced-path="M ?f12 ?f14 A ?f110 ?f111 ?f112 ?f113 ?f12 ?f14 ?f107 ?f109  W ?f114 ?f115 ?f116 ?f117 ?f12 ?f14 ?f107 ?f109 L ?f15 ?f12 A ?f157 ?f158 ?f159 ?f160 ?f15 ?f12 ?f154 ?f156  W ?f161 ?f162 ?f163 ?f164 ?f15 ?f12 ?f154 ?f156 L ?f13 ?f15 A ?f204 ?f205 ?f206 ?f207 ?f13 ?f15 ?f201 ?f203  W ?f208 ?f209 ?f210 ?f211 ?f13 ?f15 ?f201 ?f203 L ?f14 ?f13 A ?f251 ?f252 ?f253 ?f254 ?f14 ?f13 ?f248 ?f250  W ?f255 ?f256 ?f257 ?f258 ?f14 ?f13 ?f248 ?f250 Z N" draw:text-areas="?f16 ?f16 ?f17 ?f17" draw:glue-points="?f65 ?f66 ?f67 ?f68 ?f65 ?f69 ?f70 ?f68" draw:glue-point-leaving-directions="-0, -0, -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f12 + 2540"/>
            <draw:equation draw:name="f15" draw:formula="?f13 - 2540"/>
            <draw:equation draw:name="f16" draw:formula="?f12 + 800"/>
            <draw:equation draw:name="f17" draw:formula="?f13 - 800"/>
            <draw:equation draw:name="f18" draw:formula="0 - ?f2"/>
            <draw:equation draw:name="f19" draw:formula="?f14 - ?f12"/>
            <draw:equation draw:name="f20" draw:formula="0 - ?f14"/>
            <draw:equation draw:name="f21" draw:formula="21600 - ?f15"/>
            <draw:equation draw:name="f22" draw:formula="?f15 - ?f13"/>
            <draw:equation draw:name="f23" draw:formula="10800 * ?f10"/>
            <draw:equation draw:name="f24" draw:formula="0 * ?f11"/>
            <draw:equation draw:name="f25" draw:formula="0 * ?f10"/>
            <draw:equation draw:name="f26" draw:formula="10800 * ?f11"/>
            <draw:equation draw:name="f27" draw:formula="21600 * ?f11"/>
            <draw:equation draw:name="f28" draw:formula="21600 * ?f10"/>
            <draw:equation draw:name="f29" draw:formula="abs(?f19)"/>
            <draw:equation draw:name="f30" draw:formula="abs(?f20)"/>
            <draw:equation draw:name="f31" draw:formula="if(?f19, ?f18, ?f2)"/>
            <draw:equation draw:name="f32" draw:formula="if(?f19, ?f2, ?f18)"/>
            <draw:equation draw:name="f33" draw:formula="if(?f20, 0, ?f1)"/>
            <draw:equation draw:name="f34" draw:formula="if(?f20, ?f1, 0)"/>
            <draw:equation draw:name="f35" draw:formula="abs(?f21)"/>
            <draw:equation draw:name="f36" draw:formula="if(?f21, ?f18, ?f2)"/>
            <draw:equation draw:name="f37" draw:formula="if(?f21, ?f2, ?f18)"/>
            <draw:equation draw:name="f38" draw:formula="if(?f21, ?f0, ?f2)"/>
            <draw:equation draw:name="f39" draw:formula="if(?f21, ?f2, ?f0)"/>
            <draw:equation draw:name="f40" draw:formula="abs(?f22)"/>
            <draw:equation draw:name="f41" draw:formula="if(?f22, ?f18, ?f2)"/>
            <draw:equation draw:name="f42" draw:formula="if(?f22, ?f2, ?f18)"/>
            <draw:equation draw:name="f43" draw:formula="if(?f21, 0, ?f1)"/>
            <draw:equation draw:name="f44" draw:formula="if(?f21, ?f1, 0)"/>
            <draw:equation draw:name="f45" draw:formula="if(?f20, ?f18, ?f2)"/>
            <draw:equation draw:name="f46" draw:formula="if(?f20, ?f2, ?f18)"/>
            <draw:equation draw:name="f47" draw:formula="if(?f20, ?f0, ?f2)"/>
            <draw:equation draw:name="f48" draw:formula="if(?f20, ?f2, ?f0)"/>
            <draw:equation draw:name="f49" draw:formula="if(?f19, ?f34, ?f33)"/>
            <draw:equation draw:name="f50" draw:formula="if(?f19, ?f33, ?f34)"/>
            <draw:equation draw:name="f51" draw:formula="if(?f20, ?f31, ?f32)"/>
            <draw:equation draw:name="f52" draw:formula="if(?f21, ?f39, ?f38)"/>
            <draw:equation draw:name="f53" draw:formula="if(?f21, ?f38, ?f39)"/>
            <draw:equation draw:name="f54" draw:formula="if(?f19, ?f37, ?f36)"/>
            <draw:equation draw:name="f55" draw:formula="if(?f22, ?f44, ?f43)"/>
            <draw:equation draw:name="f56" draw:formula="if(?f22, ?f43, ?f44)"/>
            <draw:equation draw:name="f57" draw:formula="if(?f21, ?f41, ?f42)"/>
            <draw:equation draw:name="f58" draw:formula="if(?f20, ?f48, ?f47)"/>
            <draw:equation draw:name="f59" draw:formula="if(?f20, ?f47, ?f48)"/>
            <draw:equation draw:name="f60" draw:formula="if(?f22, ?f46, ?f45)"/>
            <draw:equation draw:name="f61" draw:formula="if(?f20, ?f49, ?f50)"/>
            <draw:equation draw:name="f62" draw:formula="if(?f19, ?f53, ?f52)"/>
            <draw:equation draw:name="f63" draw:formula="if(?f21, ?f55, ?f56)"/>
            <draw:equation draw:name="f64" draw:formula="if(?f22, ?f59, ?f58)"/>
            <draw:equation draw:name="f65" draw:formula="?f23 / ?f10"/>
            <draw:equation draw:name="f66" draw:formula="?f24 / ?f11"/>
            <draw:equation draw:name="f67" draw:formula="?f25 / ?f10"/>
            <draw:equation draw:name="f68" draw:formula="?f26 / ?f11"/>
            <draw:equation draw:name="f69" draw:formula="?f27 / ?f11"/>
            <draw:equation draw:name="f70" draw:formula="?f28 / ?f10"/>
            <draw:equation draw:name="f71" draw:formula="21550000 - ?f51"/>
            <draw:equation draw:name="f72" draw:formula="if(?f71, ?f51, 21550000)"/>
            <draw:equation draw:name="f73" draw:formula="-21550000 - ?f72"/>
            <draw:equation draw:name="f74" draw:formula="if(?f73, -21550000, ?f72)"/>
            <draw:equation draw:name="f75" draw:formula="?f61 + ?f74"/>
            <draw:equation draw:name="f76" draw:formula="?f61 + ?f2"/>
            <draw:equation draw:name="f77" draw:formula="?f76 * ?f9 / ?f1"/>
            <draw:equation draw:name="f78" draw:formula="0 - ?f77"/>
            <draw:equation draw:name="f79" draw:formula="cos(?f78)"/>
            <draw:equation draw:name="f80" draw:formula="0 - ?f79"/>
            <draw:equation draw:name="f81" draw:formula="?f80 * ?f29"/>
            <draw:equation draw:name="f82" draw:formula="sin(?f78)"/>
            <draw:equation draw:name="f83" draw:formula="0 - ?f82"/>
            <draw:equation draw:name="f84" draw:formula="?f83 * ?f30"/>
            <draw:equation draw:name="f85" draw:formula="sqrt(?f81 * ?f81 + ?f84 * ?f84 + 0 * 0)"/>
            <draw:equation draw:name="f86" draw:formula="?f29 * ?f30 / ?f85"/>
            <draw:equation draw:name="f87" draw:formula="?f83 * ?f86"/>
            <draw:equation draw:name="f88" draw:formula="?f12 - ?f87"/>
            <draw:equation draw:name="f89" draw:formula="?f80 * ?f86"/>
            <draw:equation draw:name="f90" draw:formula="?f14 - ?f89"/>
            <draw:equation draw:name="f91" draw:formula="?f88 - ?f29"/>
            <draw:equation draw:name="f92" draw:formula="?f90 - ?f30"/>
            <draw:equation draw:name="f93" draw:formula="?f88 + ?f29"/>
            <draw:equation draw:name="f94" draw:formula="?f90 + ?f30"/>
            <draw:equation draw:name="f95" draw:formula="?f75 + ?f2"/>
            <draw:equation draw:name="f96" draw:formula="?f95 * ?f9 / ?f1"/>
            <draw:equation draw:name="f97" draw:formula="0 - ?f96"/>
            <draw:equation draw:name="f98" draw:formula="cos(?f97)"/>
            <draw:equation draw:name="f99" draw:formula="0 - ?f98"/>
            <draw:equation draw:name="f100" draw:formula="?f99 * ?f29"/>
            <draw:equation draw:name="f101" draw:formula="sin(?f97)"/>
            <draw:equation draw:name="f102" draw:formula="0 - ?f101"/>
            <draw:equation draw:name="f103" draw:formula="?f102 * ?f30"/>
            <draw:equation draw:name="f104" draw:formula="sqrt(?f100 * ?f100 + ?f103 * ?f103 + 0 * 0)"/>
            <draw:equation draw:name="f105" draw:formula="?f29 * ?f30 / ?f104"/>
            <draw:equation draw:name="f106" draw:formula="?f102 * ?f105"/>
            <draw:equation draw:name="f107" draw:formula="?f88 + ?f106"/>
            <draw:equation draw:name="f108" draw:formula="?f99 * ?f105"/>
            <draw:equation draw:name="f109" draw:formula="?f90 + ?f108"/>
            <draw:equation draw:name="f110" draw:formula="if(?f74, ?f12, ?f91)"/>
            <draw:equation draw:name="f111" draw:formula="if(?f74, ?f14, ?f92)"/>
            <draw:equation draw:name="f112" draw:formula="if(?f74, ?f12, ?f93)"/>
            <draw:equation draw:name="f113" draw:formula="if(?f74, ?f14, ?f94)"/>
            <draw:equation draw:name="f114" draw:formula="if(?f74, ?f91, ?f107)"/>
            <draw:equation draw:name="f115" draw:formula="if(?f74, ?f92, ?f109)"/>
            <draw:equation draw:name="f116" draw:formula="if(?f74, ?f93, ?f107)"/>
            <draw:equation draw:name="f117" draw:formula="if(?f74, ?f94, ?f109)"/>
            <draw:equation draw:name="f118" draw:formula="21550000 - ?f54"/>
            <draw:equation draw:name="f119" draw:formula="if(?f118, ?f54, 21550000)"/>
            <draw:equation draw:name="f120" draw:formula="-21550000 - ?f119"/>
            <draw:equation draw:name="f121" draw:formula="if(?f120, -21550000, ?f119)"/>
            <draw:equation draw:name="f122" draw:formula="?f62 + ?f121"/>
            <draw:equation draw:name="f123" draw:formula="?f62 + ?f2"/>
            <draw:equation draw:name="f124" draw:formula="?f123 * ?f9 / ?f1"/>
            <draw:equation draw:name="f125" draw:formula="0 - ?f124"/>
            <draw:equation draw:name="f126" draw:formula="cos(?f125)"/>
            <draw:equation draw:name="f127" draw:formula="0 - ?f126"/>
            <draw:equation draw:name="f128" draw:formula="?f127 * ?f35"/>
            <draw:equation draw:name="f129" draw:formula="sin(?f125)"/>
            <draw:equation draw:name="f130" draw:formula="0 - ?f129"/>
            <draw:equation draw:name="f131" draw:formula="?f130 * ?f29"/>
            <draw:equation draw:name="f132" draw:formula="sqrt(?f128 * ?f128 + ?f131 * ?f131 + 0 * 0)"/>
            <draw:equation draw:name="f133" draw:formula="?f35 * ?f29 / ?f132"/>
            <draw:equation draw:name="f134" draw:formula="?f130 * ?f133"/>
            <draw:equation draw:name="f135" draw:formula="?f15 - ?f134"/>
            <draw:equation draw:name="f136" draw:formula="?f127 * ?f133"/>
            <draw:equation draw:name="f137" draw:formula="?f12 - ?f136"/>
            <draw:equation draw:name="f138" draw:formula="?f135 - ?f35"/>
            <draw:equation draw:name="f139" draw:formula="?f137 - ?f29"/>
            <draw:equation draw:name="f140" draw:formula="?f135 + ?f35"/>
            <draw:equation draw:name="f141" draw:formula="?f137 + ?f29"/>
            <draw:equation draw:name="f142" draw:formula="?f122 + ?f2"/>
            <draw:equation draw:name="f143" draw:formula="?f142 * ?f9 / ?f1"/>
            <draw:equation draw:name="f144" draw:formula="0 - ?f143"/>
            <draw:equation draw:name="f145" draw:formula="cos(?f144)"/>
            <draw:equation draw:name="f146" draw:formula="0 - ?f145"/>
            <draw:equation draw:name="f147" draw:formula="?f146 * ?f35"/>
            <draw:equation draw:name="f148" draw:formula="sin(?f144)"/>
            <draw:equation draw:name="f149" draw:formula="0 - ?f148"/>
            <draw:equation draw:name="f150" draw:formula="?f149 * ?f29"/>
            <draw:equation draw:name="f151" draw:formula="sqrt(?f147 * ?f147 + ?f150 * ?f150 + 0 * 0)"/>
            <draw:equation draw:name="f152" draw:formula="?f35 * ?f29 / ?f151"/>
            <draw:equation draw:name="f153" draw:formula="?f149 * ?f152"/>
            <draw:equation draw:name="f154" draw:formula="?f135 + ?f153"/>
            <draw:equation draw:name="f155" draw:formula="?f146 * ?f152"/>
            <draw:equation draw:name="f156" draw:formula="?f137 + ?f155"/>
            <draw:equation draw:name="f157" draw:formula="if(?f121, ?f15, ?f138)"/>
            <draw:equation draw:name="f158" draw:formula="if(?f121, ?f12, ?f139)"/>
            <draw:equation draw:name="f159" draw:formula="if(?f121, ?f15, ?f140)"/>
            <draw:equation draw:name="f160" draw:formula="if(?f121, ?f12, ?f141)"/>
            <draw:equation draw:name="f161" draw:formula="if(?f121, ?f138, ?f154)"/>
            <draw:equation draw:name="f162" draw:formula="if(?f121, ?f139, ?f156)"/>
            <draw:equation draw:name="f163" draw:formula="if(?f121, ?f140, ?f154)"/>
            <draw:equation draw:name="f164" draw:formula="if(?f121, ?f141, ?f156)"/>
            <draw:equation draw:name="f165" draw:formula="21550000 - ?f57"/>
            <draw:equation draw:name="f166" draw:formula="if(?f165, ?f57, 21550000)"/>
            <draw:equation draw:name="f167" draw:formula="-21550000 - ?f166"/>
            <draw:equation draw:name="f168" draw:formula="if(?f167, -21550000, ?f166)"/>
            <draw:equation draw:name="f169" draw:formula="?f63 + ?f168"/>
            <draw:equation draw:name="f170" draw:formula="?f63 + ?f2"/>
            <draw:equation draw:name="f171" draw:formula="?f170 * ?f9 / ?f1"/>
            <draw:equation draw:name="f172" draw:formula="0 - ?f171"/>
            <draw:equation draw:name="f173" draw:formula="cos(?f172)"/>
            <draw:equation draw:name="f174" draw:formula="0 - ?f173"/>
            <draw:equation draw:name="f175" draw:formula="?f174 * ?f40"/>
            <draw:equation draw:name="f176" draw:formula="sin(?f172)"/>
            <draw:equation draw:name="f177" draw:formula="0 - ?f176"/>
            <draw:equation draw:name="f178" draw:formula="?f177 * ?f35"/>
            <draw:equation draw:name="f179" draw:formula="sqrt(?f175 * ?f175 + ?f178 * ?f178 + 0 * 0)"/>
            <draw:equation draw:name="f180" draw:formula="?f40 * ?f35 / ?f179"/>
            <draw:equation draw:name="f181" draw:formula="?f177 * ?f180"/>
            <draw:equation draw:name="f182" draw:formula="?f13 - ?f181"/>
            <draw:equation draw:name="f183" draw:formula="?f174 * ?f180"/>
            <draw:equation draw:name="f184" draw:formula="?f15 - ?f183"/>
            <draw:equation draw:name="f185" draw:formula="?f182 - ?f40"/>
            <draw:equation draw:name="f186" draw:formula="?f184 - ?f35"/>
            <draw:equation draw:name="f187" draw:formula="?f182 + ?f40"/>
            <draw:equation draw:name="f188" draw:formula="?f184 + ?f35"/>
            <draw:equation draw:name="f189" draw:formula="?f169 + ?f2"/>
            <draw:equation draw:name="f190" draw:formula="?f189 * ?f9 / ?f1"/>
            <draw:equation draw:name="f191" draw:formula="0 - ?f190"/>
            <draw:equation draw:name="f192" draw:formula="cos(?f191)"/>
            <draw:equation draw:name="f193" draw:formula="0 - ?f192"/>
            <draw:equation draw:name="f194" draw:formula="?f193 * ?f40"/>
            <draw:equation draw:name="f195" draw:formula="sin(?f191)"/>
            <draw:equation draw:name="f196" draw:formula="0 - ?f195"/>
            <draw:equation draw:name="f197" draw:formula="?f196 * ?f35"/>
            <draw:equation draw:name="f198" draw:formula="sqrt(?f194 * ?f194 + ?f197 * ?f197 + 0 * 0)"/>
            <draw:equation draw:name="f199" draw:formula="?f40 * ?f35 / ?f198"/>
            <draw:equation draw:name="f200" draw:formula="?f196 * ?f199"/>
            <draw:equation draw:name="f201" draw:formula="?f182 + ?f200"/>
            <draw:equation draw:name="f202" draw:formula="?f193 * ?f199"/>
            <draw:equation draw:name="f203" draw:formula="?f184 + ?f202"/>
            <draw:equation draw:name="f204" draw:formula="if(?f168, ?f13, ?f185)"/>
            <draw:equation draw:name="f205" draw:formula="if(?f168, ?f15, ?f186)"/>
            <draw:equation draw:name="f206" draw:formula="if(?f168, ?f13, ?f187)"/>
            <draw:equation draw:name="f207" draw:formula="if(?f168, ?f15, ?f188)"/>
            <draw:equation draw:name="f208" draw:formula="if(?f168, ?f185, ?f201)"/>
            <draw:equation draw:name="f209" draw:formula="if(?f168, ?f186, ?f203)"/>
            <draw:equation draw:name="f210" draw:formula="if(?f168, ?f187, ?f201)"/>
            <draw:equation draw:name="f211" draw:formula="if(?f168, ?f188, ?f203)"/>
            <draw:equation draw:name="f212" draw:formula="21550000 - ?f60"/>
            <draw:equation draw:name="f213" draw:formula="if(?f212, ?f60, 21550000)"/>
            <draw:equation draw:name="f214" draw:formula="-21550000 - ?f213"/>
            <draw:equation draw:name="f215" draw:formula="if(?f214, -21550000, ?f213)"/>
            <draw:equation draw:name="f216" draw:formula="?f64 + ?f215"/>
            <draw:equation draw:name="f217" draw:formula="?f64 + ?f2"/>
            <draw:equation draw:name="f218" draw:formula="?f217 * ?f9 / ?f1"/>
            <draw:equation draw:name="f219" draw:formula="0 - ?f218"/>
            <draw:equation draw:name="f220" draw:formula="cos(?f219)"/>
            <draw:equation draw:name="f221" draw:formula="0 - ?f220"/>
            <draw:equation draw:name="f222" draw:formula="?f221 * ?f30"/>
            <draw:equation draw:name="f223" draw:formula="sin(?f219)"/>
            <draw:equation draw:name="f224" draw:formula="0 - ?f223"/>
            <draw:equation draw:name="f225" draw:formula="?f224 * ?f40"/>
            <draw:equation draw:name="f226" draw:formula="sqrt(?f222 * ?f222 + ?f225 * ?f225 + 0 * 0)"/>
            <draw:equation draw:name="f227" draw:formula="?f30 * ?f40 / ?f226"/>
            <draw:equation draw:name="f228" draw:formula="?f224 * ?f227"/>
            <draw:equation draw:name="f229" draw:formula="?f14 - ?f228"/>
            <draw:equation draw:name="f230" draw:formula="?f221 * ?f227"/>
            <draw:equation draw:name="f231" draw:formula="?f13 - ?f230"/>
            <draw:equation draw:name="f232" draw:formula="?f229 - ?f30"/>
            <draw:equation draw:name="f233" draw:formula="?f231 - ?f40"/>
            <draw:equation draw:name="f234" draw:formula="?f229 + ?f30"/>
            <draw:equation draw:name="f235" draw:formula="?f231 + ?f40"/>
            <draw:equation draw:name="f236" draw:formula="?f216 + ?f2"/>
            <draw:equation draw:name="f237" draw:formula="?f236 * ?f9 / ?f1"/>
            <draw:equation draw:name="f238" draw:formula="0 - ?f237"/>
            <draw:equation draw:name="f239" draw:formula="cos(?f238)"/>
            <draw:equation draw:name="f240" draw:formula="0 - ?f239"/>
            <draw:equation draw:name="f241" draw:formula="?f240 * ?f30"/>
            <draw:equation draw:name="f242" draw:formula="sin(?f238)"/>
            <draw:equation draw:name="f243" draw:formula="0 - ?f242"/>
            <draw:equation draw:name="f244" draw:formula="?f243 * ?f40"/>
            <draw:equation draw:name="f245" draw:formula="sqrt(?f241 * ?f241 + ?f244 * ?f244 + 0 * 0)"/>
            <draw:equation draw:name="f246" draw:formula="?f30 * ?f40 / ?f245"/>
            <draw:equation draw:name="f247" draw:formula="?f243 * ?f246"/>
            <draw:equation draw:name="f248" draw:formula="?f229 + ?f247"/>
            <draw:equation draw:name="f249" draw:formula="?f240 * ?f246"/>
            <draw:equation draw:name="f250" draw:formula="?f231 + ?f249"/>
            <draw:equation draw:name="f251" draw:formula="if(?f215, ?f14, ?f232)"/>
            <draw:equation draw:name="f252" draw:formula="if(?f215, ?f13, ?f233)"/>
            <draw:equation draw:name="f253" draw:formula="if(?f215, ?f14, ?f234)"/>
            <draw:equation draw:name="f254" draw:formula="if(?f215, ?f13, ?f235)"/>
            <draw:equation draw:name="f255" draw:formula="if(?f215, ?f232, ?f248)"/>
            <draw:equation draw:name="f256" draw:formula="if(?f215, ?f233, ?f250)"/>
            <draw:equation draw:name="f257" draw:formula="if(?f215, ?f234, ?f248)"/>
            <draw:equation draw:name="f258" draw:formula="if(?f215, ?f235, ?f250)"/>
          </draw:enhanced-geometry>
        </draw:custom-shape>
        <draw:custom-shape svg:x="3.74016in" svg:y="3.93701in" svg:width="1.1811in" svg:height="0.7874in" draw:id="id94" draw:style-name="a710" draw:name="フリーフォーム 7">
          <svg:title/>
          <svg:desc/>
          <text:p text:style-name="a707" text:class-names="" text:cond-style-name=""><text:span text:style-name="a706" text:class-names="">DB</text:span></text:p>
          <text:p text:style-name="a709" text:class-names="" text:cond-style-name=""><text:span text:style-name="a708" text:class-names="">（json）</text:span></text:p>
          <draw:enhanced-geometry xmlns:dr3d="urn:oasis:names:tc:opendocument:xmlns:dr3d:1.0" draw:type="non-primitive" svg:viewBox="0 0 21600 21600" draw:enhanced-path="M ?f12 ?f14 A ?f110 ?f111 ?f112 ?f113 ?f12 ?f14 ?f107 ?f109  W ?f114 ?f115 ?f116 ?f117 ?f12 ?f14 ?f107 ?f109 L ?f15 ?f12 A ?f157 ?f158 ?f159 ?f160 ?f15 ?f12 ?f154 ?f156  W ?f161 ?f162 ?f163 ?f164 ?f15 ?f12 ?f154 ?f156 L ?f13 ?f15 A ?f204 ?f205 ?f206 ?f207 ?f13 ?f15 ?f201 ?f203  W ?f208 ?f209 ?f210 ?f211 ?f13 ?f15 ?f201 ?f203 L ?f14 ?f13 A ?f251 ?f252 ?f253 ?f254 ?f14 ?f13 ?f248 ?f250  W ?f255 ?f256 ?f257 ?f258 ?f14 ?f13 ?f248 ?f250 Z N" draw:text-areas="?f16 ?f16 ?f17 ?f17" draw:glue-points="?f65 ?f66 ?f67 ?f68 ?f65 ?f69 ?f70 ?f68" draw:glue-point-leaving-directions="-0, -0, -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f12 + 2540"/>
            <draw:equation draw:name="f15" draw:formula="?f13 - 2540"/>
            <draw:equation draw:name="f16" draw:formula="?f12 + 800"/>
            <draw:equation draw:name="f17" draw:formula="?f13 - 800"/>
            <draw:equation draw:name="f18" draw:formula="0 - ?f2"/>
            <draw:equation draw:name="f19" draw:formula="?f14 - ?f12"/>
            <draw:equation draw:name="f20" draw:formula="0 - ?f14"/>
            <draw:equation draw:name="f21" draw:formula="21600 - ?f15"/>
            <draw:equation draw:name="f22" draw:formula="?f15 - ?f13"/>
            <draw:equation draw:name="f23" draw:formula="10800 * ?f10"/>
            <draw:equation draw:name="f24" draw:formula="0 * ?f11"/>
            <draw:equation draw:name="f25" draw:formula="0 * ?f10"/>
            <draw:equation draw:name="f26" draw:formula="10800 * ?f11"/>
            <draw:equation draw:name="f27" draw:formula="21600 * ?f11"/>
            <draw:equation draw:name="f28" draw:formula="21600 * ?f10"/>
            <draw:equation draw:name="f29" draw:formula="abs(?f19)"/>
            <draw:equation draw:name="f30" draw:formula="abs(?f20)"/>
            <draw:equation draw:name="f31" draw:formula="if(?f19, ?f18, ?f2)"/>
            <draw:equation draw:name="f32" draw:formula="if(?f19, ?f2, ?f18)"/>
            <draw:equation draw:name="f33" draw:formula="if(?f20, 0, ?f1)"/>
            <draw:equation draw:name="f34" draw:formula="if(?f20, ?f1, 0)"/>
            <draw:equation draw:name="f35" draw:formula="abs(?f21)"/>
            <draw:equation draw:name="f36" draw:formula="if(?f21, ?f18, ?f2)"/>
            <draw:equation draw:name="f37" draw:formula="if(?f21, ?f2, ?f18)"/>
            <draw:equation draw:name="f38" draw:formula="if(?f21, ?f0, ?f2)"/>
            <draw:equation draw:name="f39" draw:formula="if(?f21, ?f2, ?f0)"/>
            <draw:equation draw:name="f40" draw:formula="abs(?f22)"/>
            <draw:equation draw:name="f41" draw:formula="if(?f22, ?f18, ?f2)"/>
            <draw:equation draw:name="f42" draw:formula="if(?f22, ?f2, ?f18)"/>
            <draw:equation draw:name="f43" draw:formula="if(?f21, 0, ?f1)"/>
            <draw:equation draw:name="f44" draw:formula="if(?f21, ?f1, 0)"/>
            <draw:equation draw:name="f45" draw:formula="if(?f20, ?f18, ?f2)"/>
            <draw:equation draw:name="f46" draw:formula="if(?f20, ?f2, ?f18)"/>
            <draw:equation draw:name="f47" draw:formula="if(?f20, ?f0, ?f2)"/>
            <draw:equation draw:name="f48" draw:formula="if(?f20, ?f2, ?f0)"/>
            <draw:equation draw:name="f49" draw:formula="if(?f19, ?f34, ?f33)"/>
            <draw:equation draw:name="f50" draw:formula="if(?f19, ?f33, ?f34)"/>
            <draw:equation draw:name="f51" draw:formula="if(?f20, ?f31, ?f32)"/>
            <draw:equation draw:name="f52" draw:formula="if(?f21, ?f39, ?f38)"/>
            <draw:equation draw:name="f53" draw:formula="if(?f21, ?f38, ?f39)"/>
            <draw:equation draw:name="f54" draw:formula="if(?f19, ?f37, ?f36)"/>
            <draw:equation draw:name="f55" draw:formula="if(?f22, ?f44, ?f43)"/>
            <draw:equation draw:name="f56" draw:formula="if(?f22, ?f43, ?f44)"/>
            <draw:equation draw:name="f57" draw:formula="if(?f21, ?f41, ?f42)"/>
            <draw:equation draw:name="f58" draw:formula="if(?f20, ?f48, ?f47)"/>
            <draw:equation draw:name="f59" draw:formula="if(?f20, ?f47, ?f48)"/>
            <draw:equation draw:name="f60" draw:formula="if(?f22, ?f46, ?f45)"/>
            <draw:equation draw:name="f61" draw:formula="if(?f20, ?f49, ?f50)"/>
            <draw:equation draw:name="f62" draw:formula="if(?f19, ?f53, ?f52)"/>
            <draw:equation draw:name="f63" draw:formula="if(?f21, ?f55, ?f56)"/>
            <draw:equation draw:name="f64" draw:formula="if(?f22, ?f59, ?f58)"/>
            <draw:equation draw:name="f65" draw:formula="?f23 / ?f10"/>
            <draw:equation draw:name="f66" draw:formula="?f24 / ?f11"/>
            <draw:equation draw:name="f67" draw:formula="?f25 / ?f10"/>
            <draw:equation draw:name="f68" draw:formula="?f26 / ?f11"/>
            <draw:equation draw:name="f69" draw:formula="?f27 / ?f11"/>
            <draw:equation draw:name="f70" draw:formula="?f28 / ?f10"/>
            <draw:equation draw:name="f71" draw:formula="21550000 - ?f51"/>
            <draw:equation draw:name="f72" draw:formula="if(?f71, ?f51, 21550000)"/>
            <draw:equation draw:name="f73" draw:formula="-21550000 - ?f72"/>
            <draw:equation draw:name="f74" draw:formula="if(?f73, -21550000, ?f72)"/>
            <draw:equation draw:name="f75" draw:formula="?f61 + ?f74"/>
            <draw:equation draw:name="f76" draw:formula="?f61 + ?f2"/>
            <draw:equation draw:name="f77" draw:formula="?f76 * ?f9 / ?f1"/>
            <draw:equation draw:name="f78" draw:formula="0 - ?f77"/>
            <draw:equation draw:name="f79" draw:formula="cos(?f78)"/>
            <draw:equation draw:name="f80" draw:formula="0 - ?f79"/>
            <draw:equation draw:name="f81" draw:formula="?f80 * ?f29"/>
            <draw:equation draw:name="f82" draw:formula="sin(?f78)"/>
            <draw:equation draw:name="f83" draw:formula="0 - ?f82"/>
            <draw:equation draw:name="f84" draw:formula="?f83 * ?f30"/>
            <draw:equation draw:name="f85" draw:formula="sqrt(?f81 * ?f81 + ?f84 * ?f84 + 0 * 0)"/>
            <draw:equation draw:name="f86" draw:formula="?f29 * ?f30 / ?f85"/>
            <draw:equation draw:name="f87" draw:formula="?f83 * ?f86"/>
            <draw:equation draw:name="f88" draw:formula="?f12 - ?f87"/>
            <draw:equation draw:name="f89" draw:formula="?f80 * ?f86"/>
            <draw:equation draw:name="f90" draw:formula="?f14 - ?f89"/>
            <draw:equation draw:name="f91" draw:formula="?f88 - ?f29"/>
            <draw:equation draw:name="f92" draw:formula="?f90 - ?f30"/>
            <draw:equation draw:name="f93" draw:formula="?f88 + ?f29"/>
            <draw:equation draw:name="f94" draw:formula="?f90 + ?f30"/>
            <draw:equation draw:name="f95" draw:formula="?f75 + ?f2"/>
            <draw:equation draw:name="f96" draw:formula="?f95 * ?f9 / ?f1"/>
            <draw:equation draw:name="f97" draw:formula="0 - ?f96"/>
            <draw:equation draw:name="f98" draw:formula="cos(?f97)"/>
            <draw:equation draw:name="f99" draw:formula="0 - ?f98"/>
            <draw:equation draw:name="f100" draw:formula="?f99 * ?f29"/>
            <draw:equation draw:name="f101" draw:formula="sin(?f97)"/>
            <draw:equation draw:name="f102" draw:formula="0 - ?f101"/>
            <draw:equation draw:name="f103" draw:formula="?f102 * ?f30"/>
            <draw:equation draw:name="f104" draw:formula="sqrt(?f100 * ?f100 + ?f103 * ?f103 + 0 * 0)"/>
            <draw:equation draw:name="f105" draw:formula="?f29 * ?f30 / ?f104"/>
            <draw:equation draw:name="f106" draw:formula="?f102 * ?f105"/>
            <draw:equation draw:name="f107" draw:formula="?f88 + ?f106"/>
            <draw:equation draw:name="f108" draw:formula="?f99 * ?f105"/>
            <draw:equation draw:name="f109" draw:formula="?f90 + ?f108"/>
            <draw:equation draw:name="f110" draw:formula="if(?f74, ?f12, ?f91)"/>
            <draw:equation draw:name="f111" draw:formula="if(?f74, ?f14, ?f92)"/>
            <draw:equation draw:name="f112" draw:formula="if(?f74, ?f12, ?f93)"/>
            <draw:equation draw:name="f113" draw:formula="if(?f74, ?f14, ?f94)"/>
            <draw:equation draw:name="f114" draw:formula="if(?f74, ?f91, ?f107)"/>
            <draw:equation draw:name="f115" draw:formula="if(?f74, ?f92, ?f109)"/>
            <draw:equation draw:name="f116" draw:formula="if(?f74, ?f93, ?f107)"/>
            <draw:equation draw:name="f117" draw:formula="if(?f74, ?f94, ?f109)"/>
            <draw:equation draw:name="f118" draw:formula="21550000 - ?f54"/>
            <draw:equation draw:name="f119" draw:formula="if(?f118, ?f54, 21550000)"/>
            <draw:equation draw:name="f120" draw:formula="-21550000 - ?f119"/>
            <draw:equation draw:name="f121" draw:formula="if(?f120, -21550000, ?f119)"/>
            <draw:equation draw:name="f122" draw:formula="?f62 + ?f121"/>
            <draw:equation draw:name="f123" draw:formula="?f62 + ?f2"/>
            <draw:equation draw:name="f124" draw:formula="?f123 * ?f9 / ?f1"/>
            <draw:equation draw:name="f125" draw:formula="0 - ?f124"/>
            <draw:equation draw:name="f126" draw:formula="cos(?f125)"/>
            <draw:equation draw:name="f127" draw:formula="0 - ?f126"/>
            <draw:equation draw:name="f128" draw:formula="?f127 * ?f35"/>
            <draw:equation draw:name="f129" draw:formula="sin(?f125)"/>
            <draw:equation draw:name="f130" draw:formula="0 - ?f129"/>
            <draw:equation draw:name="f131" draw:formula="?f130 * ?f29"/>
            <draw:equation draw:name="f132" draw:formula="sqrt(?f128 * ?f128 + ?f131 * ?f131 + 0 * 0)"/>
            <draw:equation draw:name="f133" draw:formula="?f35 * ?f29 / ?f132"/>
            <draw:equation draw:name="f134" draw:formula="?f130 * ?f133"/>
            <draw:equation draw:name="f135" draw:formula="?f15 - ?f134"/>
            <draw:equation draw:name="f136" draw:formula="?f127 * ?f133"/>
            <draw:equation draw:name="f137" draw:formula="?f12 - ?f136"/>
            <draw:equation draw:name="f138" draw:formula="?f135 - ?f35"/>
            <draw:equation draw:name="f139" draw:formula="?f137 - ?f29"/>
            <draw:equation draw:name="f140" draw:formula="?f135 + ?f35"/>
            <draw:equation draw:name="f141" draw:formula="?f137 + ?f29"/>
            <draw:equation draw:name="f142" draw:formula="?f122 + ?f2"/>
            <draw:equation draw:name="f143" draw:formula="?f142 * ?f9 / ?f1"/>
            <draw:equation draw:name="f144" draw:formula="0 - ?f143"/>
            <draw:equation draw:name="f145" draw:formula="cos(?f144)"/>
            <draw:equation draw:name="f146" draw:formula="0 - ?f145"/>
            <draw:equation draw:name="f147" draw:formula="?f146 * ?f35"/>
            <draw:equation draw:name="f148" draw:formula="sin(?f144)"/>
            <draw:equation draw:name="f149" draw:formula="0 - ?f148"/>
            <draw:equation draw:name="f150" draw:formula="?f149 * ?f29"/>
            <draw:equation draw:name="f151" draw:formula="sqrt(?f147 * ?f147 + ?f150 * ?f150 + 0 * 0)"/>
            <draw:equation draw:name="f152" draw:formula="?f35 * ?f29 / ?f151"/>
            <draw:equation draw:name="f153" draw:formula="?f149 * ?f152"/>
            <draw:equation draw:name="f154" draw:formula="?f135 + ?f153"/>
            <draw:equation draw:name="f155" draw:formula="?f146 * ?f152"/>
            <draw:equation draw:name="f156" draw:formula="?f137 + ?f155"/>
            <draw:equation draw:name="f157" draw:formula="if(?f121, ?f15, ?f138)"/>
            <draw:equation draw:name="f158" draw:formula="if(?f121, ?f12, ?f139)"/>
            <draw:equation draw:name="f159" draw:formula="if(?f121, ?f15, ?f140)"/>
            <draw:equation draw:name="f160" draw:formula="if(?f121, ?f12, ?f141)"/>
            <draw:equation draw:name="f161" draw:formula="if(?f121, ?f138, ?f154)"/>
            <draw:equation draw:name="f162" draw:formula="if(?f121, ?f139, ?f156)"/>
            <draw:equation draw:name="f163" draw:formula="if(?f121, ?f140, ?f154)"/>
            <draw:equation draw:name="f164" draw:formula="if(?f121, ?f141, ?f156)"/>
            <draw:equation draw:name="f165" draw:formula="21550000 - ?f57"/>
            <draw:equation draw:name="f166" draw:formula="if(?f165, ?f57, 21550000)"/>
            <draw:equation draw:name="f167" draw:formula="-21550000 - ?f166"/>
            <draw:equation draw:name="f168" draw:formula="if(?f167, -21550000, ?f166)"/>
            <draw:equation draw:name="f169" draw:formula="?f63 + ?f168"/>
            <draw:equation draw:name="f170" draw:formula="?f63 + ?f2"/>
            <draw:equation draw:name="f171" draw:formula="?f170 * ?f9 / ?f1"/>
            <draw:equation draw:name="f172" draw:formula="0 - ?f171"/>
            <draw:equation draw:name="f173" draw:formula="cos(?f172)"/>
            <draw:equation draw:name="f174" draw:formula="0 - ?f173"/>
            <draw:equation draw:name="f175" draw:formula="?f174 * ?f40"/>
            <draw:equation draw:name="f176" draw:formula="sin(?f172)"/>
            <draw:equation draw:name="f177" draw:formula="0 - ?f176"/>
            <draw:equation draw:name="f178" draw:formula="?f177 * ?f35"/>
            <draw:equation draw:name="f179" draw:formula="sqrt(?f175 * ?f175 + ?f178 * ?f178 + 0 * 0)"/>
            <draw:equation draw:name="f180" draw:formula="?f40 * ?f35 / ?f179"/>
            <draw:equation draw:name="f181" draw:formula="?f177 * ?f180"/>
            <draw:equation draw:name="f182" draw:formula="?f13 - ?f181"/>
            <draw:equation draw:name="f183" draw:formula="?f174 * ?f180"/>
            <draw:equation draw:name="f184" draw:formula="?f15 - ?f183"/>
            <draw:equation draw:name="f185" draw:formula="?f182 - ?f40"/>
            <draw:equation draw:name="f186" draw:formula="?f184 - ?f35"/>
            <draw:equation draw:name="f187" draw:formula="?f182 + ?f40"/>
            <draw:equation draw:name="f188" draw:formula="?f184 + ?f35"/>
            <draw:equation draw:name="f189" draw:formula="?f169 + ?f2"/>
            <draw:equation draw:name="f190" draw:formula="?f189 * ?f9 / ?f1"/>
            <draw:equation draw:name="f191" draw:formula="0 - ?f190"/>
            <draw:equation draw:name="f192" draw:formula="cos(?f191)"/>
            <draw:equation draw:name="f193" draw:formula="0 - ?f192"/>
            <draw:equation draw:name="f194" draw:formula="?f193 * ?f40"/>
            <draw:equation draw:name="f195" draw:formula="sin(?f191)"/>
            <draw:equation draw:name="f196" draw:formula="0 - ?f195"/>
            <draw:equation draw:name="f197" draw:formula="?f196 * ?f35"/>
            <draw:equation draw:name="f198" draw:formula="sqrt(?f194 * ?f194 + ?f197 * ?f197 + 0 * 0)"/>
            <draw:equation draw:name="f199" draw:formula="?f40 * ?f35 / ?f198"/>
            <draw:equation draw:name="f200" draw:formula="?f196 * ?f199"/>
            <draw:equation draw:name="f201" draw:formula="?f182 + ?f200"/>
            <draw:equation draw:name="f202" draw:formula="?f193 * ?f199"/>
            <draw:equation draw:name="f203" draw:formula="?f184 + ?f202"/>
            <draw:equation draw:name="f204" draw:formula="if(?f168, ?f13, ?f185)"/>
            <draw:equation draw:name="f205" draw:formula="if(?f168, ?f15, ?f186)"/>
            <draw:equation draw:name="f206" draw:formula="if(?f168, ?f13, ?f187)"/>
            <draw:equation draw:name="f207" draw:formula="if(?f168, ?f15, ?f188)"/>
            <draw:equation draw:name="f208" draw:formula="if(?f168, ?f185, ?f201)"/>
            <draw:equation draw:name="f209" draw:formula="if(?f168, ?f186, ?f203)"/>
            <draw:equation draw:name="f210" draw:formula="if(?f168, ?f187, ?f201)"/>
            <draw:equation draw:name="f211" draw:formula="if(?f168, ?f188, ?f203)"/>
            <draw:equation draw:name="f212" draw:formula="21550000 - ?f60"/>
            <draw:equation draw:name="f213" draw:formula="if(?f212, ?f60, 21550000)"/>
            <draw:equation draw:name="f214" draw:formula="-21550000 - ?f213"/>
            <draw:equation draw:name="f215" draw:formula="if(?f214, -21550000, ?f213)"/>
            <draw:equation draw:name="f216" draw:formula="?f64 + ?f215"/>
            <draw:equation draw:name="f217" draw:formula="?f64 + ?f2"/>
            <draw:equation draw:name="f218" draw:formula="?f217 * ?f9 / ?f1"/>
            <draw:equation draw:name="f219" draw:formula="0 - ?f218"/>
            <draw:equation draw:name="f220" draw:formula="cos(?f219)"/>
            <draw:equation draw:name="f221" draw:formula="0 - ?f220"/>
            <draw:equation draw:name="f222" draw:formula="?f221 * ?f30"/>
            <draw:equation draw:name="f223" draw:formula="sin(?f219)"/>
            <draw:equation draw:name="f224" draw:formula="0 - ?f223"/>
            <draw:equation draw:name="f225" draw:formula="?f224 * ?f40"/>
            <draw:equation draw:name="f226" draw:formula="sqrt(?f222 * ?f222 + ?f225 * ?f225 + 0 * 0)"/>
            <draw:equation draw:name="f227" draw:formula="?f30 * ?f40 / ?f226"/>
            <draw:equation draw:name="f228" draw:formula="?f224 * ?f227"/>
            <draw:equation draw:name="f229" draw:formula="?f14 - ?f228"/>
            <draw:equation draw:name="f230" draw:formula="?f221 * ?f227"/>
            <draw:equation draw:name="f231" draw:formula="?f13 - ?f230"/>
            <draw:equation draw:name="f232" draw:formula="?f229 - ?f30"/>
            <draw:equation draw:name="f233" draw:formula="?f231 - ?f40"/>
            <draw:equation draw:name="f234" draw:formula="?f229 + ?f30"/>
            <draw:equation draw:name="f235" draw:formula="?f231 + ?f40"/>
            <draw:equation draw:name="f236" draw:formula="?f216 + ?f2"/>
            <draw:equation draw:name="f237" draw:formula="?f236 * ?f9 / ?f1"/>
            <draw:equation draw:name="f238" draw:formula="0 - ?f237"/>
            <draw:equation draw:name="f239" draw:formula="cos(?f238)"/>
            <draw:equation draw:name="f240" draw:formula="0 - ?f239"/>
            <draw:equation draw:name="f241" draw:formula="?f240 * ?f30"/>
            <draw:equation draw:name="f242" draw:formula="sin(?f238)"/>
            <draw:equation draw:name="f243" draw:formula="0 - ?f242"/>
            <draw:equation draw:name="f244" draw:formula="?f243 * ?f40"/>
            <draw:equation draw:name="f245" draw:formula="sqrt(?f241 * ?f241 + ?f244 * ?f244 + 0 * 0)"/>
            <draw:equation draw:name="f246" draw:formula="?f30 * ?f40 / ?f245"/>
            <draw:equation draw:name="f247" draw:formula="?f243 * ?f246"/>
            <draw:equation draw:name="f248" draw:formula="?f229 + ?f247"/>
            <draw:equation draw:name="f249" draw:formula="?f240 * ?f246"/>
            <draw:equation draw:name="f250" draw:formula="?f231 + ?f249"/>
            <draw:equation draw:name="f251" draw:formula="if(?f215, ?f14, ?f232)"/>
            <draw:equation draw:name="f252" draw:formula="if(?f215, ?f13, ?f233)"/>
            <draw:equation draw:name="f253" draw:formula="if(?f215, ?f14, ?f234)"/>
            <draw:equation draw:name="f254" draw:formula="if(?f215, ?f13, ?f235)"/>
            <draw:equation draw:name="f255" draw:formula="if(?f215, ?f232, ?f248)"/>
            <draw:equation draw:name="f256" draw:formula="if(?f215, ?f233, ?f250)"/>
            <draw:equation draw:name="f257" draw:formula="if(?f215, ?f234, ?f248)"/>
            <draw:equation draw:name="f258" draw:formula="if(?f215, ?f235, ?f250)"/>
          </draw:enhanced-geometry>
        </draw:custom-shape>
        <draw:custom-shape svg:x="2.12598in" svg:y="4.08346in" svg:width="0.3937in" svg:height="0.19685in" draw:id="id95" draw:style-name="a713" draw:name="フリーフォーム 8">
          <svg:title/>
          <svg:desc/>
          <text:p text:style-name="a712" text:class-names="" text:cond-style-name=""><text:span text:style-name="a711" text:class-names=""/></text:p>
          <draw:enhanced-geometry xmlns:dr3d="urn:oasis:names:tc:opendocument:xmlns:dr3d:1.0" draw:type="non-primitive" svg:viewBox="0 0 21600 21600" draw:enhanced-path="M ?f8 ?f12 L ?f11 ?f12 ?f11 ?f8 ?f9 ?f10 ?f11 ?f9 ?f11 ?f13 ?f8 ?f13 Z N" draw:text-areas="?f21 ?f12 ?f18 ?f13" draw:modifiers="162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21600 - ?f11"/>
            <draw:equation draw:name="f16" draw:formula="?f15 * ?f12"/>
            <draw:equation draw:name="f17" draw:formula="?f16 / 10800"/>
            <draw:equation draw:name="f18" draw:formula="?f11 + ?f17"/>
            <draw:equation draw:name="f19" draw:formula="$0 / ?f6"/>
            <draw:equation draw:name="f20" draw:formula="$1 / ?f7"/>
            <draw:equation draw:name="f21" draw:formula="?f14 / ?f6"/>
            <draw:handle draw:handle-position="$0 $1" draw:handle-range-x-minimum="0" draw:handle-range-x-maximum="21600" draw:handle-range-y-minimum="0" draw:handle-range-y-maximum="10800"/>
          </draw:enhanced-geometry>
        </draw:custom-shape>
        <draw:custom-shape svg:x="3.38583in" svg:y="4.08346in" svg:width="0.3937in" svg:height="0.19685in" draw:id="id96" draw:style-name="a716" draw:name="フリーフォーム 9">
          <svg:title/>
          <svg:desc/>
          <text:p text:style-name="a715" text:class-names="" text:cond-style-name=""><text:span text:style-name="a714" text:class-names=""/></text:p>
          <draw:enhanced-geometry xmlns:dr3d="urn:oasis:names:tc:opendocument:xmlns:dr3d:1.0" draw:type="non-primitive" svg:viewBox="0 0 21600 21600" draw:enhanced-path="M ?f8 ?f12 L ?f11 ?f12 ?f11 ?f8 ?f9 ?f10 ?f11 ?f9 ?f11 ?f13 ?f8 ?f13 Z N" draw:text-areas="?f21 ?f12 ?f18 ?f13" draw:modifiers="162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21600 - ?f11"/>
            <draw:equation draw:name="f16" draw:formula="?f15 * ?f12"/>
            <draw:equation draw:name="f17" draw:formula="?f16 / 10800"/>
            <draw:equation draw:name="f18" draw:formula="?f11 + ?f17"/>
            <draw:equation draw:name="f19" draw:formula="$0 / ?f6"/>
            <draw:equation draw:name="f20" draw:formula="$1 / ?f7"/>
            <draw:equation draw:name="f21" draw:formula="?f14 / ?f6"/>
            <draw:handle draw:handle-position="$0 $1" draw:handle-range-x-minimum="0" draw:handle-range-x-maximum="21600" draw:handle-range-y-minimum="0" draw:handle-range-y-maximum="10800"/>
          </draw:enhanced-geometry>
        </draw:custom-shape>
        <draw:custom-shape svg:x="3.34646in" svg:y="4.35906in" svg:width="0.3937in" svg:height="0.19685in" draw:id="id97" draw:style-name="a719" draw:name="フリーフォーム 10">
          <svg:title/>
          <svg:desc/>
          <text:p text:style-name="a718" text:class-names="" text:cond-style-name=""><text:span text:style-name="a717" text:class-names=""/></text:p>
          <draw:enhanced-geometry xmlns:dr3d="urn:oasis:names:tc:opendocument:xmlns:dr3d:1.0" draw:type="non-primitive" svg:viewBox="0 0 21600 21600" draw:enhanced-path="M ?f9 ?f12 L ?f11 ?f12 ?f11 ?f8 ?f8 ?f10 ?f11 ?f9 ?f11 ?f13 ?f9 ?f13 Z N" draw:text-areas="?f17 ?f12 ?f20 ?f13" draw:modifiers="54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21600 * ?f6"/>
            <draw:equation draw:name="f15" draw:formula="?f11 * ?f12"/>
            <draw:equation draw:name="f16" draw:formula="?f15 / 10800"/>
            <draw:equation draw:name="f17" draw:formula="?f11 - ?f16"/>
            <draw:equation draw:name="f18" draw:formula="$0 / ?f6"/>
            <draw:equation draw:name="f19" draw:formula="$1 / ?f7"/>
            <draw:equation draw:name="f20" draw:formula="?f14 / ?f6"/>
            <draw:handle draw:handle-position="$0 $1" draw:handle-range-x-minimum="0" draw:handle-range-x-maximum="21600" draw:handle-range-y-minimum="0" draw:handle-range-y-maximum="10800"/>
          </draw:enhanced-geometry>
        </draw:custom-shape>
        <draw:custom-shape svg:x="2.04764in" svg:y="4.35945in" svg:width="0.3937in" svg:height="0.19685in" draw:id="id98" draw:style-name="a722" draw:name="フリーフォーム 11">
          <svg:title/>
          <svg:desc/>
          <text:p text:style-name="a721" text:class-names="" text:cond-style-name=""><text:span text:style-name="a720" text:class-names=""/></text:p>
          <draw:enhanced-geometry xmlns:dr3d="urn:oasis:names:tc:opendocument:xmlns:dr3d:1.0" draw:type="non-primitive" svg:viewBox="0 0 21600 21600" draw:enhanced-path="M ?f9 ?f12 L ?f11 ?f12 ?f11 ?f8 ?f8 ?f10 ?f11 ?f9 ?f11 ?f13 ?f9 ?f13 Z N" draw:text-areas="?f17 ?f12 ?f20 ?f13" draw:modifiers="54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21600 * ?f6"/>
            <draw:equation draw:name="f15" draw:formula="?f11 * ?f12"/>
            <draw:equation draw:name="f16" draw:formula="?f15 / 10800"/>
            <draw:equation draw:name="f17" draw:formula="?f11 - ?f16"/>
            <draw:equation draw:name="f18" draw:formula="$0 / ?f6"/>
            <draw:equation draw:name="f19" draw:formula="$1 / ?f7"/>
            <draw:equation draw:name="f20" draw:formula="?f14 / ?f6"/>
            <draw:handle draw:handle-position="$0 $1" draw:handle-range-x-minimum="0" draw:handle-range-x-maximum="21600" draw:handle-range-y-minimum="0" draw:handle-range-y-maximum="10800"/>
          </draw:enhanced-geometry>
        </draw:custom-shape>
        <draw:custom-shape svg:x="5.51181in" svg:y="3.14961in" svg:width="0.7874in" svg:height="0.3937in" draw:id="id99" draw:style-name="a725" draw:name="フリーフォーム 12">
          <svg:title/>
          <svg:desc/>
          <text:p text:style-name="a724" text:class-names="" text:cond-style-name=""><text:span text:style-name="a723" text:class-names=""/></text:p>
          <draw:enhanced-geometry xmlns:dr3d="urn:oasis:names:tc:opendocument:xmlns:dr3d:1.0" draw:type="non-primitive" svg:viewBox="0 0 21600 21600" draw:enhanced-path="M ?f9 ?f12 L ?f11 ?f12 ?f11 ?f8 ?f8 ?f10 ?f11 ?f9 ?f11 ?f13 ?f9 ?f13 Z N" draw:text-areas="?f17 ?f12 ?f20 ?f13" draw:modifiers="54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21600 * ?f6"/>
            <draw:equation draw:name="f15" draw:formula="?f11 * ?f12"/>
            <draw:equation draw:name="f16" draw:formula="?f15 / 10800"/>
            <draw:equation draw:name="f17" draw:formula="?f11 - ?f16"/>
            <draw:equation draw:name="f18" draw:formula="$0 / ?f6"/>
            <draw:equation draw:name="f19" draw:formula="$1 / ?f7"/>
            <draw:equation draw:name="f20" draw:formula="?f14 / ?f6"/>
            <draw:handle draw:handle-position="$0 $1" draw:handle-range-x-minimum="0" draw:handle-range-x-maximum="21600" draw:handle-range-y-minimum="0" draw:handle-range-y-maximum="10800"/>
          </draw:enhanced-geometry>
        </draw:custom-shape>
        <presentation:notes draw:style-name="a731">
          <draw:frame draw:id="id100" draw:style-name="a728" draw:name="スライド番号プレースホルダー 6" svg:x="4.67953in" svg:y="11.10827in" svg:width="3.5878in" svg:height="0.58425in">
            <draw:text-box>
              <text:p text:style-name="a727" text:class-names="" text:cond-style-name=""><text:span text:style-name="a726" text:class-names=""><text:page-number style:num-format="1" text:fixed="false"/></text:span></text:p>
            </draw:text-box>
            <svg:title/>
            <svg:desc/>
          </draw:frame>
          <draw:page-thumbnail draw:page-number="2" svg:x="0.23785in" svg:y="0.88889in" svg:width="7.79167in" svg:height="4.38368in" presentation:class="page" draw:id="id101" presentation:style-name="a729" draw:name="スライド イメージ プレースホルダー 1">
            <svg:title/>
            <svg:desc/>
          </draw:page-thumbnail>
          <draw:frame draw:id="id102" presentation:style-name="a730" draw:name="ノート プレースホルダー 2" svg:x="0.82677in" svg:y="5.55394in" svg:width="6.61378in" svg:height="5.26142in" presentation:class="notes" presentation:placeholder="true">
            <draw:text-box/>
            <svg:title/>
            <svg:desc/>
          </draw:frame>
        </presentation:notes>
      </draw:page>
      <draw:page draw:name="page3" draw:style-name="a732" draw:master-page-name="Master1-Layout7-blank-白紙" presentation:presentation-page-layout-name="Master1-PPL7" draw:id="Slide-258">
        <draw:custom-shape svg:x="6.10236in" svg:y="0.19685in" svg:width="4.72441in" svg:height="5.11811in" draw:id="id103" draw:style-name="a735" draw:name="フリーフォーム 1">
          <svg:title/>
          <svg:desc/>
          <text:p text:style-name="a734" text:class-names="" text:cond-style-name=""><text:span text:style-name="a733" text:class-names="">Webアプリ</text:span></text:p>
          <draw:enhanced-geometry xmlns:dr3d="urn:oasis:names:tc:opendocument:xmlns:dr3d:1.0" draw:type="non-primitive" svg:viewBox="0 0 21600 21600" draw:enhanced-path="M ?f12 ?f14 A ?f110 ?f111 ?f112 ?f113 ?f12 ?f14 ?f107 ?f109  W ?f114 ?f115 ?f116 ?f117 ?f12 ?f14 ?f107 ?f109 L ?f15 ?f12 A ?f157 ?f158 ?f159 ?f160 ?f15 ?f12 ?f154 ?f156  W ?f161 ?f162 ?f163 ?f164 ?f15 ?f12 ?f154 ?f156 L ?f13 ?f15 A ?f204 ?f205 ?f206 ?f207 ?f13 ?f15 ?f201 ?f203  W ?f208 ?f209 ?f210 ?f211 ?f13 ?f15 ?f201 ?f203 L ?f14 ?f13 A ?f251 ?f252 ?f253 ?f254 ?f14 ?f13 ?f248 ?f250  W ?f255 ?f256 ?f257 ?f258 ?f14 ?f13 ?f248 ?f250 Z N" draw:text-areas="?f16 ?f16 ?f17 ?f17" draw:glue-points="?f65 ?f66 ?f67 ?f68 ?f65 ?f69 ?f70 ?f68" draw:glue-point-leaving-directions="-0, -0, -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f12 + 2540"/>
            <draw:equation draw:name="f15" draw:formula="?f13 - 2540"/>
            <draw:equation draw:name="f16" draw:formula="?f12 + 800"/>
            <draw:equation draw:name="f17" draw:formula="?f13 - 800"/>
            <draw:equation draw:name="f18" draw:formula="0 - ?f2"/>
            <draw:equation draw:name="f19" draw:formula="?f14 - ?f12"/>
            <draw:equation draw:name="f20" draw:formula="0 - ?f14"/>
            <draw:equation draw:name="f21" draw:formula="21600 - ?f15"/>
            <draw:equation draw:name="f22" draw:formula="?f15 - ?f13"/>
            <draw:equation draw:name="f23" draw:formula="10800 * ?f10"/>
            <draw:equation draw:name="f24" draw:formula="0 * ?f11"/>
            <draw:equation draw:name="f25" draw:formula="0 * ?f10"/>
            <draw:equation draw:name="f26" draw:formula="10800 * ?f11"/>
            <draw:equation draw:name="f27" draw:formula="21600 * ?f11"/>
            <draw:equation draw:name="f28" draw:formula="21600 * ?f10"/>
            <draw:equation draw:name="f29" draw:formula="abs(?f19)"/>
            <draw:equation draw:name="f30" draw:formula="abs(?f20)"/>
            <draw:equation draw:name="f31" draw:formula="if(?f19, ?f18, ?f2)"/>
            <draw:equation draw:name="f32" draw:formula="if(?f19, ?f2, ?f18)"/>
            <draw:equation draw:name="f33" draw:formula="if(?f20, 0, ?f1)"/>
            <draw:equation draw:name="f34" draw:formula="if(?f20, ?f1, 0)"/>
            <draw:equation draw:name="f35" draw:formula="abs(?f21)"/>
            <draw:equation draw:name="f36" draw:formula="if(?f21, ?f18, ?f2)"/>
            <draw:equation draw:name="f37" draw:formula="if(?f21, ?f2, ?f18)"/>
            <draw:equation draw:name="f38" draw:formula="if(?f21, ?f0, ?f2)"/>
            <draw:equation draw:name="f39" draw:formula="if(?f21, ?f2, ?f0)"/>
            <draw:equation draw:name="f40" draw:formula="abs(?f22)"/>
            <draw:equation draw:name="f41" draw:formula="if(?f22, ?f18, ?f2)"/>
            <draw:equation draw:name="f42" draw:formula="if(?f22, ?f2, ?f18)"/>
            <draw:equation draw:name="f43" draw:formula="if(?f21, 0, ?f1)"/>
            <draw:equation draw:name="f44" draw:formula="if(?f21, ?f1, 0)"/>
            <draw:equation draw:name="f45" draw:formula="if(?f20, ?f18, ?f2)"/>
            <draw:equation draw:name="f46" draw:formula="if(?f20, ?f2, ?f18)"/>
            <draw:equation draw:name="f47" draw:formula="if(?f20, ?f0, ?f2)"/>
            <draw:equation draw:name="f48" draw:formula="if(?f20, ?f2, ?f0)"/>
            <draw:equation draw:name="f49" draw:formula="if(?f19, ?f34, ?f33)"/>
            <draw:equation draw:name="f50" draw:formula="if(?f19, ?f33, ?f34)"/>
            <draw:equation draw:name="f51" draw:formula="if(?f20, ?f31, ?f32)"/>
            <draw:equation draw:name="f52" draw:formula="if(?f21, ?f39, ?f38)"/>
            <draw:equation draw:name="f53" draw:formula="if(?f21, ?f38, ?f39)"/>
            <draw:equation draw:name="f54" draw:formula="if(?f19, ?f37, ?f36)"/>
            <draw:equation draw:name="f55" draw:formula="if(?f22, ?f44, ?f43)"/>
            <draw:equation draw:name="f56" draw:formula="if(?f22, ?f43, ?f44)"/>
            <draw:equation draw:name="f57" draw:formula="if(?f21, ?f41, ?f42)"/>
            <draw:equation draw:name="f58" draw:formula="if(?f20, ?f48, ?f47)"/>
            <draw:equation draw:name="f59" draw:formula="if(?f20, ?f47, ?f48)"/>
            <draw:equation draw:name="f60" draw:formula="if(?f22, ?f46, ?f45)"/>
            <draw:equation draw:name="f61" draw:formula="if(?f20, ?f49, ?f50)"/>
            <draw:equation draw:name="f62" draw:formula="if(?f19, ?f53, ?f52)"/>
            <draw:equation draw:name="f63" draw:formula="if(?f21, ?f55, ?f56)"/>
            <draw:equation draw:name="f64" draw:formula="if(?f22, ?f59, ?f58)"/>
            <draw:equation draw:name="f65" draw:formula="?f23 / ?f10"/>
            <draw:equation draw:name="f66" draw:formula="?f24 / ?f11"/>
            <draw:equation draw:name="f67" draw:formula="?f25 / ?f10"/>
            <draw:equation draw:name="f68" draw:formula="?f26 / ?f11"/>
            <draw:equation draw:name="f69" draw:formula="?f27 / ?f11"/>
            <draw:equation draw:name="f70" draw:formula="?f28 / ?f10"/>
            <draw:equation draw:name="f71" draw:formula="21550000 - ?f51"/>
            <draw:equation draw:name="f72" draw:formula="if(?f71, ?f51, 21550000)"/>
            <draw:equation draw:name="f73" draw:formula="-21550000 - ?f72"/>
            <draw:equation draw:name="f74" draw:formula="if(?f73, -21550000, ?f72)"/>
            <draw:equation draw:name="f75" draw:formula="?f61 + ?f74"/>
            <draw:equation draw:name="f76" draw:formula="?f61 + ?f2"/>
            <draw:equation draw:name="f77" draw:formula="?f76 * ?f9 / ?f1"/>
            <draw:equation draw:name="f78" draw:formula="0 - ?f77"/>
            <draw:equation draw:name="f79" draw:formula="cos(?f78)"/>
            <draw:equation draw:name="f80" draw:formula="0 - ?f79"/>
            <draw:equation draw:name="f81" draw:formula="?f80 * ?f29"/>
            <draw:equation draw:name="f82" draw:formula="sin(?f78)"/>
            <draw:equation draw:name="f83" draw:formula="0 - ?f82"/>
            <draw:equation draw:name="f84" draw:formula="?f83 * ?f30"/>
            <draw:equation draw:name="f85" draw:formula="sqrt(?f81 * ?f81 + ?f84 * ?f84 + 0 * 0)"/>
            <draw:equation draw:name="f86" draw:formula="?f29 * ?f30 / ?f85"/>
            <draw:equation draw:name="f87" draw:formula="?f83 * ?f86"/>
            <draw:equation draw:name="f88" draw:formula="?f12 - ?f87"/>
            <draw:equation draw:name="f89" draw:formula="?f80 * ?f86"/>
            <draw:equation draw:name="f90" draw:formula="?f14 - ?f89"/>
            <draw:equation draw:name="f91" draw:formula="?f88 - ?f29"/>
            <draw:equation draw:name="f92" draw:formula="?f90 - ?f30"/>
            <draw:equation draw:name="f93" draw:formula="?f88 + ?f29"/>
            <draw:equation draw:name="f94" draw:formula="?f90 + ?f30"/>
            <draw:equation draw:name="f95" draw:formula="?f75 + ?f2"/>
            <draw:equation draw:name="f96" draw:formula="?f95 * ?f9 / ?f1"/>
            <draw:equation draw:name="f97" draw:formula="0 - ?f96"/>
            <draw:equation draw:name="f98" draw:formula="cos(?f97)"/>
            <draw:equation draw:name="f99" draw:formula="0 - ?f98"/>
            <draw:equation draw:name="f100" draw:formula="?f99 * ?f29"/>
            <draw:equation draw:name="f101" draw:formula="sin(?f97)"/>
            <draw:equation draw:name="f102" draw:formula="0 - ?f101"/>
            <draw:equation draw:name="f103" draw:formula="?f102 * ?f30"/>
            <draw:equation draw:name="f104" draw:formula="sqrt(?f100 * ?f100 + ?f103 * ?f103 + 0 * 0)"/>
            <draw:equation draw:name="f105" draw:formula="?f29 * ?f30 / ?f104"/>
            <draw:equation draw:name="f106" draw:formula="?f102 * ?f105"/>
            <draw:equation draw:name="f107" draw:formula="?f88 + ?f106"/>
            <draw:equation draw:name="f108" draw:formula="?f99 * ?f105"/>
            <draw:equation draw:name="f109" draw:formula="?f90 + ?f108"/>
            <draw:equation draw:name="f110" draw:formula="if(?f74, ?f12, ?f91)"/>
            <draw:equation draw:name="f111" draw:formula="if(?f74, ?f14, ?f92)"/>
            <draw:equation draw:name="f112" draw:formula="if(?f74, ?f12, ?f93)"/>
            <draw:equation draw:name="f113" draw:formula="if(?f74, ?f14, ?f94)"/>
            <draw:equation draw:name="f114" draw:formula="if(?f74, ?f91, ?f107)"/>
            <draw:equation draw:name="f115" draw:formula="if(?f74, ?f92, ?f109)"/>
            <draw:equation draw:name="f116" draw:formula="if(?f74, ?f93, ?f107)"/>
            <draw:equation draw:name="f117" draw:formula="if(?f74, ?f94, ?f109)"/>
            <draw:equation draw:name="f118" draw:formula="21550000 - ?f54"/>
            <draw:equation draw:name="f119" draw:formula="if(?f118, ?f54, 21550000)"/>
            <draw:equation draw:name="f120" draw:formula="-21550000 - ?f119"/>
            <draw:equation draw:name="f121" draw:formula="if(?f120, -21550000, ?f119)"/>
            <draw:equation draw:name="f122" draw:formula="?f62 + ?f121"/>
            <draw:equation draw:name="f123" draw:formula="?f62 + ?f2"/>
            <draw:equation draw:name="f124" draw:formula="?f123 * ?f9 / ?f1"/>
            <draw:equation draw:name="f125" draw:formula="0 - ?f124"/>
            <draw:equation draw:name="f126" draw:formula="cos(?f125)"/>
            <draw:equation draw:name="f127" draw:formula="0 - ?f126"/>
            <draw:equation draw:name="f128" draw:formula="?f127 * ?f35"/>
            <draw:equation draw:name="f129" draw:formula="sin(?f125)"/>
            <draw:equation draw:name="f130" draw:formula="0 - ?f129"/>
            <draw:equation draw:name="f131" draw:formula="?f130 * ?f29"/>
            <draw:equation draw:name="f132" draw:formula="sqrt(?f128 * ?f128 + ?f131 * ?f131 + 0 * 0)"/>
            <draw:equation draw:name="f133" draw:formula="?f35 * ?f29 / ?f132"/>
            <draw:equation draw:name="f134" draw:formula="?f130 * ?f133"/>
            <draw:equation draw:name="f135" draw:formula="?f15 - ?f134"/>
            <draw:equation draw:name="f136" draw:formula="?f127 * ?f133"/>
            <draw:equation draw:name="f137" draw:formula="?f12 - ?f136"/>
            <draw:equation draw:name="f138" draw:formula="?f135 - ?f35"/>
            <draw:equation draw:name="f139" draw:formula="?f137 - ?f29"/>
            <draw:equation draw:name="f140" draw:formula="?f135 + ?f35"/>
            <draw:equation draw:name="f141" draw:formula="?f137 + ?f29"/>
            <draw:equation draw:name="f142" draw:formula="?f122 + ?f2"/>
            <draw:equation draw:name="f143" draw:formula="?f142 * ?f9 / ?f1"/>
            <draw:equation draw:name="f144" draw:formula="0 - ?f143"/>
            <draw:equation draw:name="f145" draw:formula="cos(?f144)"/>
            <draw:equation draw:name="f146" draw:formula="0 - ?f145"/>
            <draw:equation draw:name="f147" draw:formula="?f146 * ?f35"/>
            <draw:equation draw:name="f148" draw:formula="sin(?f144)"/>
            <draw:equation draw:name="f149" draw:formula="0 - ?f148"/>
            <draw:equation draw:name="f150" draw:formula="?f149 * ?f29"/>
            <draw:equation draw:name="f151" draw:formula="sqrt(?f147 * ?f147 + ?f150 * ?f150 + 0 * 0)"/>
            <draw:equation draw:name="f152" draw:formula="?f35 * ?f29 / ?f151"/>
            <draw:equation draw:name="f153" draw:formula="?f149 * ?f152"/>
            <draw:equation draw:name="f154" draw:formula="?f135 + ?f153"/>
            <draw:equation draw:name="f155" draw:formula="?f146 * ?f152"/>
            <draw:equation draw:name="f156" draw:formula="?f137 + ?f155"/>
            <draw:equation draw:name="f157" draw:formula="if(?f121, ?f15, ?f138)"/>
            <draw:equation draw:name="f158" draw:formula="if(?f121, ?f12, ?f139)"/>
            <draw:equation draw:name="f159" draw:formula="if(?f121, ?f15, ?f140)"/>
            <draw:equation draw:name="f160" draw:formula="if(?f121, ?f12, ?f141)"/>
            <draw:equation draw:name="f161" draw:formula="if(?f121, ?f138, ?f154)"/>
            <draw:equation draw:name="f162" draw:formula="if(?f121, ?f139, ?f156)"/>
            <draw:equation draw:name="f163" draw:formula="if(?f121, ?f140, ?f154)"/>
            <draw:equation draw:name="f164" draw:formula="if(?f121, ?f141, ?f156)"/>
            <draw:equation draw:name="f165" draw:formula="21550000 - ?f57"/>
            <draw:equation draw:name="f166" draw:formula="if(?f165, ?f57, 21550000)"/>
            <draw:equation draw:name="f167" draw:formula="-21550000 - ?f166"/>
            <draw:equation draw:name="f168" draw:formula="if(?f167, -21550000, ?f166)"/>
            <draw:equation draw:name="f169" draw:formula="?f63 + ?f168"/>
            <draw:equation draw:name="f170" draw:formula="?f63 + ?f2"/>
            <draw:equation draw:name="f171" draw:formula="?f170 * ?f9 / ?f1"/>
            <draw:equation draw:name="f172" draw:formula="0 - ?f171"/>
            <draw:equation draw:name="f173" draw:formula="cos(?f172)"/>
            <draw:equation draw:name="f174" draw:formula="0 - ?f173"/>
            <draw:equation draw:name="f175" draw:formula="?f174 * ?f40"/>
            <draw:equation draw:name="f176" draw:formula="sin(?f172)"/>
            <draw:equation draw:name="f177" draw:formula="0 - ?f176"/>
            <draw:equation draw:name="f178" draw:formula="?f177 * ?f35"/>
            <draw:equation draw:name="f179" draw:formula="sqrt(?f175 * ?f175 + ?f178 * ?f178 + 0 * 0)"/>
            <draw:equation draw:name="f180" draw:formula="?f40 * ?f35 / ?f179"/>
            <draw:equation draw:name="f181" draw:formula="?f177 * ?f180"/>
            <draw:equation draw:name="f182" draw:formula="?f13 - ?f181"/>
            <draw:equation draw:name="f183" draw:formula="?f174 * ?f180"/>
            <draw:equation draw:name="f184" draw:formula="?f15 - ?f183"/>
            <draw:equation draw:name="f185" draw:formula="?f182 - ?f40"/>
            <draw:equation draw:name="f186" draw:formula="?f184 - ?f35"/>
            <draw:equation draw:name="f187" draw:formula="?f182 + ?f40"/>
            <draw:equation draw:name="f188" draw:formula="?f184 + ?f35"/>
            <draw:equation draw:name="f189" draw:formula="?f169 + ?f2"/>
            <draw:equation draw:name="f190" draw:formula="?f189 * ?f9 / ?f1"/>
            <draw:equation draw:name="f191" draw:formula="0 - ?f190"/>
            <draw:equation draw:name="f192" draw:formula="cos(?f191)"/>
            <draw:equation draw:name="f193" draw:formula="0 - ?f192"/>
            <draw:equation draw:name="f194" draw:formula="?f193 * ?f40"/>
            <draw:equation draw:name="f195" draw:formula="sin(?f191)"/>
            <draw:equation draw:name="f196" draw:formula="0 - ?f195"/>
            <draw:equation draw:name="f197" draw:formula="?f196 * ?f35"/>
            <draw:equation draw:name="f198" draw:formula="sqrt(?f194 * ?f194 + ?f197 * ?f197 + 0 * 0)"/>
            <draw:equation draw:name="f199" draw:formula="?f40 * ?f35 / ?f198"/>
            <draw:equation draw:name="f200" draw:formula="?f196 * ?f199"/>
            <draw:equation draw:name="f201" draw:formula="?f182 + ?f200"/>
            <draw:equation draw:name="f202" draw:formula="?f193 * ?f199"/>
            <draw:equation draw:name="f203" draw:formula="?f184 + ?f202"/>
            <draw:equation draw:name="f204" draw:formula="if(?f168, ?f13, ?f185)"/>
            <draw:equation draw:name="f205" draw:formula="if(?f168, ?f15, ?f186)"/>
            <draw:equation draw:name="f206" draw:formula="if(?f168, ?f13, ?f187)"/>
            <draw:equation draw:name="f207" draw:formula="if(?f168, ?f15, ?f188)"/>
            <draw:equation draw:name="f208" draw:formula="if(?f168, ?f185, ?f201)"/>
            <draw:equation draw:name="f209" draw:formula="if(?f168, ?f186, ?f203)"/>
            <draw:equation draw:name="f210" draw:formula="if(?f168, ?f187, ?f201)"/>
            <draw:equation draw:name="f211" draw:formula="if(?f168, ?f188, ?f203)"/>
            <draw:equation draw:name="f212" draw:formula="21550000 - ?f60"/>
            <draw:equation draw:name="f213" draw:formula="if(?f212, ?f60, 21550000)"/>
            <draw:equation draw:name="f214" draw:formula="-21550000 - ?f213"/>
            <draw:equation draw:name="f215" draw:formula="if(?f214, -21550000, ?f213)"/>
            <draw:equation draw:name="f216" draw:formula="?f64 + ?f215"/>
            <draw:equation draw:name="f217" draw:formula="?f64 + ?f2"/>
            <draw:equation draw:name="f218" draw:formula="?f217 * ?f9 / ?f1"/>
            <draw:equation draw:name="f219" draw:formula="0 - ?f218"/>
            <draw:equation draw:name="f220" draw:formula="cos(?f219)"/>
            <draw:equation draw:name="f221" draw:formula="0 - ?f220"/>
            <draw:equation draw:name="f222" draw:formula="?f221 * ?f30"/>
            <draw:equation draw:name="f223" draw:formula="sin(?f219)"/>
            <draw:equation draw:name="f224" draw:formula="0 - ?f223"/>
            <draw:equation draw:name="f225" draw:formula="?f224 * ?f40"/>
            <draw:equation draw:name="f226" draw:formula="sqrt(?f222 * ?f222 + ?f225 * ?f225 + 0 * 0)"/>
            <draw:equation draw:name="f227" draw:formula="?f30 * ?f40 / ?f226"/>
            <draw:equation draw:name="f228" draw:formula="?f224 * ?f227"/>
            <draw:equation draw:name="f229" draw:formula="?f14 - ?f228"/>
            <draw:equation draw:name="f230" draw:formula="?f221 * ?f227"/>
            <draw:equation draw:name="f231" draw:formula="?f13 - ?f230"/>
            <draw:equation draw:name="f232" draw:formula="?f229 - ?f30"/>
            <draw:equation draw:name="f233" draw:formula="?f231 - ?f40"/>
            <draw:equation draw:name="f234" draw:formula="?f229 + ?f30"/>
            <draw:equation draw:name="f235" draw:formula="?f231 + ?f40"/>
            <draw:equation draw:name="f236" draw:formula="?f216 + ?f2"/>
            <draw:equation draw:name="f237" draw:formula="?f236 * ?f9 / ?f1"/>
            <draw:equation draw:name="f238" draw:formula="0 - ?f237"/>
            <draw:equation draw:name="f239" draw:formula="cos(?f238)"/>
            <draw:equation draw:name="f240" draw:formula="0 - ?f239"/>
            <draw:equation draw:name="f241" draw:formula="?f240 * ?f30"/>
            <draw:equation draw:name="f242" draw:formula="sin(?f238)"/>
            <draw:equation draw:name="f243" draw:formula="0 - ?f242"/>
            <draw:equation draw:name="f244" draw:formula="?f243 * ?f40"/>
            <draw:equation draw:name="f245" draw:formula="sqrt(?f241 * ?f241 + ?f244 * ?f244 + 0 * 0)"/>
            <draw:equation draw:name="f246" draw:formula="?f30 * ?f40 / ?f245"/>
            <draw:equation draw:name="f247" draw:formula="?f243 * ?f246"/>
            <draw:equation draw:name="f248" draw:formula="?f229 + ?f247"/>
            <draw:equation draw:name="f249" draw:formula="?f240 * ?f246"/>
            <draw:equation draw:name="f250" draw:formula="?f231 + ?f249"/>
            <draw:equation draw:name="f251" draw:formula="if(?f215, ?f14, ?f232)"/>
            <draw:equation draw:name="f252" draw:formula="if(?f215, ?f13, ?f233)"/>
            <draw:equation draw:name="f253" draw:formula="if(?f215, ?f14, ?f234)"/>
            <draw:equation draw:name="f254" draw:formula="if(?f215, ?f13, ?f235)"/>
            <draw:equation draw:name="f255" draw:formula="if(?f215, ?f232, ?f248)"/>
            <draw:equation draw:name="f256" draw:formula="if(?f215, ?f233, ?f250)"/>
            <draw:equation draw:name="f257" draw:formula="if(?f215, ?f234, ?f248)"/>
            <draw:equation draw:name="f258" draw:formula="if(?f215, ?f235, ?f250)"/>
          </draw:enhanced-geometry>
        </draw:custom-shape>
        <draw:custom-shape svg:x="0.59055in" svg:y="0.19685in" svg:width="4.72441in" svg:height="2.3622in" draw:id="id104" draw:style-name="a740" draw:name="フリーフォーム 2">
          <svg:title/>
          <svg:desc/>
          <text:p text:style-name="a737" text:class-names="" text:cond-style-name=""><text:span text:style-name="a736" text:class-names="">デスクトップアプリ</text:span></text:p>
          <text:p text:style-name="a739" text:class-names="" text:cond-style-name=""><text:span text:style-name="a738" text:class-names="">（オフライン）</text:span></text:p>
          <draw:enhanced-geometry xmlns:dr3d="urn:oasis:names:tc:opendocument:xmlns:dr3d:1.0" draw:type="non-primitive" svg:viewBox="0 0 21600 21600" draw:enhanced-path="M ?f12 ?f14 A ?f110 ?f111 ?f112 ?f113 ?f12 ?f14 ?f107 ?f109  W ?f114 ?f115 ?f116 ?f117 ?f12 ?f14 ?f107 ?f109 L ?f15 ?f12 A ?f157 ?f158 ?f159 ?f160 ?f15 ?f12 ?f154 ?f156  W ?f161 ?f162 ?f163 ?f164 ?f15 ?f12 ?f154 ?f156 L ?f13 ?f15 A ?f204 ?f205 ?f206 ?f207 ?f13 ?f15 ?f201 ?f203  W ?f208 ?f209 ?f210 ?f211 ?f13 ?f15 ?f201 ?f203 L ?f14 ?f13 A ?f251 ?f252 ?f253 ?f254 ?f14 ?f13 ?f248 ?f250  W ?f255 ?f256 ?f257 ?f258 ?f14 ?f13 ?f248 ?f250 Z N" draw:text-areas="?f16 ?f16 ?f17 ?f17" draw:glue-points="?f65 ?f66 ?f67 ?f68 ?f65 ?f69 ?f70 ?f68" draw:glue-point-leaving-directions="-0, -0, -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f12 + 2540"/>
            <draw:equation draw:name="f15" draw:formula="?f13 - 2540"/>
            <draw:equation draw:name="f16" draw:formula="?f12 + 800"/>
            <draw:equation draw:name="f17" draw:formula="?f13 - 800"/>
            <draw:equation draw:name="f18" draw:formula="0 - ?f2"/>
            <draw:equation draw:name="f19" draw:formula="?f14 - ?f12"/>
            <draw:equation draw:name="f20" draw:formula="0 - ?f14"/>
            <draw:equation draw:name="f21" draw:formula="21600 - ?f15"/>
            <draw:equation draw:name="f22" draw:formula="?f15 - ?f13"/>
            <draw:equation draw:name="f23" draw:formula="10800 * ?f10"/>
            <draw:equation draw:name="f24" draw:formula="0 * ?f11"/>
            <draw:equation draw:name="f25" draw:formula="0 * ?f10"/>
            <draw:equation draw:name="f26" draw:formula="10800 * ?f11"/>
            <draw:equation draw:name="f27" draw:formula="21600 * ?f11"/>
            <draw:equation draw:name="f28" draw:formula="21600 * ?f10"/>
            <draw:equation draw:name="f29" draw:formula="abs(?f19)"/>
            <draw:equation draw:name="f30" draw:formula="abs(?f20)"/>
            <draw:equation draw:name="f31" draw:formula="if(?f19, ?f18, ?f2)"/>
            <draw:equation draw:name="f32" draw:formula="if(?f19, ?f2, ?f18)"/>
            <draw:equation draw:name="f33" draw:formula="if(?f20, 0, ?f1)"/>
            <draw:equation draw:name="f34" draw:formula="if(?f20, ?f1, 0)"/>
            <draw:equation draw:name="f35" draw:formula="abs(?f21)"/>
            <draw:equation draw:name="f36" draw:formula="if(?f21, ?f18, ?f2)"/>
            <draw:equation draw:name="f37" draw:formula="if(?f21, ?f2, ?f18)"/>
            <draw:equation draw:name="f38" draw:formula="if(?f21, ?f0, ?f2)"/>
            <draw:equation draw:name="f39" draw:formula="if(?f21, ?f2, ?f0)"/>
            <draw:equation draw:name="f40" draw:formula="abs(?f22)"/>
            <draw:equation draw:name="f41" draw:formula="if(?f22, ?f18, ?f2)"/>
            <draw:equation draw:name="f42" draw:formula="if(?f22, ?f2, ?f18)"/>
            <draw:equation draw:name="f43" draw:formula="if(?f21, 0, ?f1)"/>
            <draw:equation draw:name="f44" draw:formula="if(?f21, ?f1, 0)"/>
            <draw:equation draw:name="f45" draw:formula="if(?f20, ?f18, ?f2)"/>
            <draw:equation draw:name="f46" draw:formula="if(?f20, ?f2, ?f18)"/>
            <draw:equation draw:name="f47" draw:formula="if(?f20, ?f0, ?f2)"/>
            <draw:equation draw:name="f48" draw:formula="if(?f20, ?f2, ?f0)"/>
            <draw:equation draw:name="f49" draw:formula="if(?f19, ?f34, ?f33)"/>
            <draw:equation draw:name="f50" draw:formula="if(?f19, ?f33, ?f34)"/>
            <draw:equation draw:name="f51" draw:formula="if(?f20, ?f31, ?f32)"/>
            <draw:equation draw:name="f52" draw:formula="if(?f21, ?f39, ?f38)"/>
            <draw:equation draw:name="f53" draw:formula="if(?f21, ?f38, ?f39)"/>
            <draw:equation draw:name="f54" draw:formula="if(?f19, ?f37, ?f36)"/>
            <draw:equation draw:name="f55" draw:formula="if(?f22, ?f44, ?f43)"/>
            <draw:equation draw:name="f56" draw:formula="if(?f22, ?f43, ?f44)"/>
            <draw:equation draw:name="f57" draw:formula="if(?f21, ?f41, ?f42)"/>
            <draw:equation draw:name="f58" draw:formula="if(?f20, ?f48, ?f47)"/>
            <draw:equation draw:name="f59" draw:formula="if(?f20, ?f47, ?f48)"/>
            <draw:equation draw:name="f60" draw:formula="if(?f22, ?f46, ?f45)"/>
            <draw:equation draw:name="f61" draw:formula="if(?f20, ?f49, ?f50)"/>
            <draw:equation draw:name="f62" draw:formula="if(?f19, ?f53, ?f52)"/>
            <draw:equation draw:name="f63" draw:formula="if(?f21, ?f55, ?f56)"/>
            <draw:equation draw:name="f64" draw:formula="if(?f22, ?f59, ?f58)"/>
            <draw:equation draw:name="f65" draw:formula="?f23 / ?f10"/>
            <draw:equation draw:name="f66" draw:formula="?f24 / ?f11"/>
            <draw:equation draw:name="f67" draw:formula="?f25 / ?f10"/>
            <draw:equation draw:name="f68" draw:formula="?f26 / ?f11"/>
            <draw:equation draw:name="f69" draw:formula="?f27 / ?f11"/>
            <draw:equation draw:name="f70" draw:formula="?f28 / ?f10"/>
            <draw:equation draw:name="f71" draw:formula="21550000 - ?f51"/>
            <draw:equation draw:name="f72" draw:formula="if(?f71, ?f51, 21550000)"/>
            <draw:equation draw:name="f73" draw:formula="-21550000 - ?f72"/>
            <draw:equation draw:name="f74" draw:formula="if(?f73, -21550000, ?f72)"/>
            <draw:equation draw:name="f75" draw:formula="?f61 + ?f74"/>
            <draw:equation draw:name="f76" draw:formula="?f61 + ?f2"/>
            <draw:equation draw:name="f77" draw:formula="?f76 * ?f9 / ?f1"/>
            <draw:equation draw:name="f78" draw:formula="0 - ?f77"/>
            <draw:equation draw:name="f79" draw:formula="cos(?f78)"/>
            <draw:equation draw:name="f80" draw:formula="0 - ?f79"/>
            <draw:equation draw:name="f81" draw:formula="?f80 * ?f29"/>
            <draw:equation draw:name="f82" draw:formula="sin(?f78)"/>
            <draw:equation draw:name="f83" draw:formula="0 - ?f82"/>
            <draw:equation draw:name="f84" draw:formula="?f83 * ?f30"/>
            <draw:equation draw:name="f85" draw:formula="sqrt(?f81 * ?f81 + ?f84 * ?f84 + 0 * 0)"/>
            <draw:equation draw:name="f86" draw:formula="?f29 * ?f30 / ?f85"/>
            <draw:equation draw:name="f87" draw:formula="?f83 * ?f86"/>
            <draw:equation draw:name="f88" draw:formula="?f12 - ?f87"/>
            <draw:equation draw:name="f89" draw:formula="?f80 * ?f86"/>
            <draw:equation draw:name="f90" draw:formula="?f14 - ?f89"/>
            <draw:equation draw:name="f91" draw:formula="?f88 - ?f29"/>
            <draw:equation draw:name="f92" draw:formula="?f90 - ?f30"/>
            <draw:equation draw:name="f93" draw:formula="?f88 + ?f29"/>
            <draw:equation draw:name="f94" draw:formula="?f90 + ?f30"/>
            <draw:equation draw:name="f95" draw:formula="?f75 + ?f2"/>
            <draw:equation draw:name="f96" draw:formula="?f95 * ?f9 / ?f1"/>
            <draw:equation draw:name="f97" draw:formula="0 - ?f96"/>
            <draw:equation draw:name="f98" draw:formula="cos(?f97)"/>
            <draw:equation draw:name="f99" draw:formula="0 - ?f98"/>
            <draw:equation draw:name="f100" draw:formula="?f99 * ?f29"/>
            <draw:equation draw:name="f101" draw:formula="sin(?f97)"/>
            <draw:equation draw:name="f102" draw:formula="0 - ?f101"/>
            <draw:equation draw:name="f103" draw:formula="?f102 * ?f30"/>
            <draw:equation draw:name="f104" draw:formula="sqrt(?f100 * ?f100 + ?f103 * ?f103 + 0 * 0)"/>
            <draw:equation draw:name="f105" draw:formula="?f29 * ?f30 / ?f104"/>
            <draw:equation draw:name="f106" draw:formula="?f102 * ?f105"/>
            <draw:equation draw:name="f107" draw:formula="?f88 + ?f106"/>
            <draw:equation draw:name="f108" draw:formula="?f99 * ?f105"/>
            <draw:equation draw:name="f109" draw:formula="?f90 + ?f108"/>
            <draw:equation draw:name="f110" draw:formula="if(?f74, ?f12, ?f91)"/>
            <draw:equation draw:name="f111" draw:formula="if(?f74, ?f14, ?f92)"/>
            <draw:equation draw:name="f112" draw:formula="if(?f74, ?f12, ?f93)"/>
            <draw:equation draw:name="f113" draw:formula="if(?f74, ?f14, ?f94)"/>
            <draw:equation draw:name="f114" draw:formula="if(?f74, ?f91, ?f107)"/>
            <draw:equation draw:name="f115" draw:formula="if(?f74, ?f92, ?f109)"/>
            <draw:equation draw:name="f116" draw:formula="if(?f74, ?f93, ?f107)"/>
            <draw:equation draw:name="f117" draw:formula="if(?f74, ?f94, ?f109)"/>
            <draw:equation draw:name="f118" draw:formula="21550000 - ?f54"/>
            <draw:equation draw:name="f119" draw:formula="if(?f118, ?f54, 21550000)"/>
            <draw:equation draw:name="f120" draw:formula="-21550000 - ?f119"/>
            <draw:equation draw:name="f121" draw:formula="if(?f120, -21550000, ?f119)"/>
            <draw:equation draw:name="f122" draw:formula="?f62 + ?f121"/>
            <draw:equation draw:name="f123" draw:formula="?f62 + ?f2"/>
            <draw:equation draw:name="f124" draw:formula="?f123 * ?f9 / ?f1"/>
            <draw:equation draw:name="f125" draw:formula="0 - ?f124"/>
            <draw:equation draw:name="f126" draw:formula="cos(?f125)"/>
            <draw:equation draw:name="f127" draw:formula="0 - ?f126"/>
            <draw:equation draw:name="f128" draw:formula="?f127 * ?f35"/>
            <draw:equation draw:name="f129" draw:formula="sin(?f125)"/>
            <draw:equation draw:name="f130" draw:formula="0 - ?f129"/>
            <draw:equation draw:name="f131" draw:formula="?f130 * ?f29"/>
            <draw:equation draw:name="f132" draw:formula="sqrt(?f128 * ?f128 + ?f131 * ?f131 + 0 * 0)"/>
            <draw:equation draw:name="f133" draw:formula="?f35 * ?f29 / ?f132"/>
            <draw:equation draw:name="f134" draw:formula="?f130 * ?f133"/>
            <draw:equation draw:name="f135" draw:formula="?f15 - ?f134"/>
            <draw:equation draw:name="f136" draw:formula="?f127 * ?f133"/>
            <draw:equation draw:name="f137" draw:formula="?f12 - ?f136"/>
            <draw:equation draw:name="f138" draw:formula="?f135 - ?f35"/>
            <draw:equation draw:name="f139" draw:formula="?f137 - ?f29"/>
            <draw:equation draw:name="f140" draw:formula="?f135 + ?f35"/>
            <draw:equation draw:name="f141" draw:formula="?f137 + ?f29"/>
            <draw:equation draw:name="f142" draw:formula="?f122 + ?f2"/>
            <draw:equation draw:name="f143" draw:formula="?f142 * ?f9 / ?f1"/>
            <draw:equation draw:name="f144" draw:formula="0 - ?f143"/>
            <draw:equation draw:name="f145" draw:formula="cos(?f144)"/>
            <draw:equation draw:name="f146" draw:formula="0 - ?f145"/>
            <draw:equation draw:name="f147" draw:formula="?f146 * ?f35"/>
            <draw:equation draw:name="f148" draw:formula="sin(?f144)"/>
            <draw:equation draw:name="f149" draw:formula="0 - ?f148"/>
            <draw:equation draw:name="f150" draw:formula="?f149 * ?f29"/>
            <draw:equation draw:name="f151" draw:formula="sqrt(?f147 * ?f147 + ?f150 * ?f150 + 0 * 0)"/>
            <draw:equation draw:name="f152" draw:formula="?f35 * ?f29 / ?f151"/>
            <draw:equation draw:name="f153" draw:formula="?f149 * ?f152"/>
            <draw:equation draw:name="f154" draw:formula="?f135 + ?f153"/>
            <draw:equation draw:name="f155" draw:formula="?f146 * ?f152"/>
            <draw:equation draw:name="f156" draw:formula="?f137 + ?f155"/>
            <draw:equation draw:name="f157" draw:formula="if(?f121, ?f15, ?f138)"/>
            <draw:equation draw:name="f158" draw:formula="if(?f121, ?f12, ?f139)"/>
            <draw:equation draw:name="f159" draw:formula="if(?f121, ?f15, ?f140)"/>
            <draw:equation draw:name="f160" draw:formula="if(?f121, ?f12, ?f141)"/>
            <draw:equation draw:name="f161" draw:formula="if(?f121, ?f138, ?f154)"/>
            <draw:equation draw:name="f162" draw:formula="if(?f121, ?f139, ?f156)"/>
            <draw:equation draw:name="f163" draw:formula="if(?f121, ?f140, ?f154)"/>
            <draw:equation draw:name="f164" draw:formula="if(?f121, ?f141, ?f156)"/>
            <draw:equation draw:name="f165" draw:formula="21550000 - ?f57"/>
            <draw:equation draw:name="f166" draw:formula="if(?f165, ?f57, 21550000)"/>
            <draw:equation draw:name="f167" draw:formula="-21550000 - ?f166"/>
            <draw:equation draw:name="f168" draw:formula="if(?f167, -21550000, ?f166)"/>
            <draw:equation draw:name="f169" draw:formula="?f63 + ?f168"/>
            <draw:equation draw:name="f170" draw:formula="?f63 + ?f2"/>
            <draw:equation draw:name="f171" draw:formula="?f170 * ?f9 / ?f1"/>
            <draw:equation draw:name="f172" draw:formula="0 - ?f171"/>
            <draw:equation draw:name="f173" draw:formula="cos(?f172)"/>
            <draw:equation draw:name="f174" draw:formula="0 - ?f173"/>
            <draw:equation draw:name="f175" draw:formula="?f174 * ?f40"/>
            <draw:equation draw:name="f176" draw:formula="sin(?f172)"/>
            <draw:equation draw:name="f177" draw:formula="0 - ?f176"/>
            <draw:equation draw:name="f178" draw:formula="?f177 * ?f35"/>
            <draw:equation draw:name="f179" draw:formula="sqrt(?f175 * ?f175 + ?f178 * ?f178 + 0 * 0)"/>
            <draw:equation draw:name="f180" draw:formula="?f40 * ?f35 / ?f179"/>
            <draw:equation draw:name="f181" draw:formula="?f177 * ?f180"/>
            <draw:equation draw:name="f182" draw:formula="?f13 - ?f181"/>
            <draw:equation draw:name="f183" draw:formula="?f174 * ?f180"/>
            <draw:equation draw:name="f184" draw:formula="?f15 - ?f183"/>
            <draw:equation draw:name="f185" draw:formula="?f182 - ?f40"/>
            <draw:equation draw:name="f186" draw:formula="?f184 - ?f35"/>
            <draw:equation draw:name="f187" draw:formula="?f182 + ?f40"/>
            <draw:equation draw:name="f188" draw:formula="?f184 + ?f35"/>
            <draw:equation draw:name="f189" draw:formula="?f169 + ?f2"/>
            <draw:equation draw:name="f190" draw:formula="?f189 * ?f9 / ?f1"/>
            <draw:equation draw:name="f191" draw:formula="0 - ?f190"/>
            <draw:equation draw:name="f192" draw:formula="cos(?f191)"/>
            <draw:equation draw:name="f193" draw:formula="0 - ?f192"/>
            <draw:equation draw:name="f194" draw:formula="?f193 * ?f40"/>
            <draw:equation draw:name="f195" draw:formula="sin(?f191)"/>
            <draw:equation draw:name="f196" draw:formula="0 - ?f195"/>
            <draw:equation draw:name="f197" draw:formula="?f196 * ?f35"/>
            <draw:equation draw:name="f198" draw:formula="sqrt(?f194 * ?f194 + ?f197 * ?f197 + 0 * 0)"/>
            <draw:equation draw:name="f199" draw:formula="?f40 * ?f35 / ?f198"/>
            <draw:equation draw:name="f200" draw:formula="?f196 * ?f199"/>
            <draw:equation draw:name="f201" draw:formula="?f182 + ?f200"/>
            <draw:equation draw:name="f202" draw:formula="?f193 * ?f199"/>
            <draw:equation draw:name="f203" draw:formula="?f184 + ?f202"/>
            <draw:equation draw:name="f204" draw:formula="if(?f168, ?f13, ?f185)"/>
            <draw:equation draw:name="f205" draw:formula="if(?f168, ?f15, ?f186)"/>
            <draw:equation draw:name="f206" draw:formula="if(?f168, ?f13, ?f187)"/>
            <draw:equation draw:name="f207" draw:formula="if(?f168, ?f15, ?f188)"/>
            <draw:equation draw:name="f208" draw:formula="if(?f168, ?f185, ?f201)"/>
            <draw:equation draw:name="f209" draw:formula="if(?f168, ?f186, ?f203)"/>
            <draw:equation draw:name="f210" draw:formula="if(?f168, ?f187, ?f201)"/>
            <draw:equation draw:name="f211" draw:formula="if(?f168, ?f188, ?f203)"/>
            <draw:equation draw:name="f212" draw:formula="21550000 - ?f60"/>
            <draw:equation draw:name="f213" draw:formula="if(?f212, ?f60, 21550000)"/>
            <draw:equation draw:name="f214" draw:formula="-21550000 - ?f213"/>
            <draw:equation draw:name="f215" draw:formula="if(?f214, -21550000, ?f213)"/>
            <draw:equation draw:name="f216" draw:formula="?f64 + ?f215"/>
            <draw:equation draw:name="f217" draw:formula="?f64 + ?f2"/>
            <draw:equation draw:name="f218" draw:formula="?f217 * ?f9 / ?f1"/>
            <draw:equation draw:name="f219" draw:formula="0 - ?f218"/>
            <draw:equation draw:name="f220" draw:formula="cos(?f219)"/>
            <draw:equation draw:name="f221" draw:formula="0 - ?f220"/>
            <draw:equation draw:name="f222" draw:formula="?f221 * ?f30"/>
            <draw:equation draw:name="f223" draw:formula="sin(?f219)"/>
            <draw:equation draw:name="f224" draw:formula="0 - ?f223"/>
            <draw:equation draw:name="f225" draw:formula="?f224 * ?f40"/>
            <draw:equation draw:name="f226" draw:formula="sqrt(?f222 * ?f222 + ?f225 * ?f225 + 0 * 0)"/>
            <draw:equation draw:name="f227" draw:formula="?f30 * ?f40 / ?f226"/>
            <draw:equation draw:name="f228" draw:formula="?f224 * ?f227"/>
            <draw:equation draw:name="f229" draw:formula="?f14 - ?f228"/>
            <draw:equation draw:name="f230" draw:formula="?f221 * ?f227"/>
            <draw:equation draw:name="f231" draw:formula="?f13 - ?f230"/>
            <draw:equation draw:name="f232" draw:formula="?f229 - ?f30"/>
            <draw:equation draw:name="f233" draw:formula="?f231 - ?f40"/>
            <draw:equation draw:name="f234" draw:formula="?f229 + ?f30"/>
            <draw:equation draw:name="f235" draw:formula="?f231 + ?f40"/>
            <draw:equation draw:name="f236" draw:formula="?f216 + ?f2"/>
            <draw:equation draw:name="f237" draw:formula="?f236 * ?f9 / ?f1"/>
            <draw:equation draw:name="f238" draw:formula="0 - ?f237"/>
            <draw:equation draw:name="f239" draw:formula="cos(?f238)"/>
            <draw:equation draw:name="f240" draw:formula="0 - ?f239"/>
            <draw:equation draw:name="f241" draw:formula="?f240 * ?f30"/>
            <draw:equation draw:name="f242" draw:formula="sin(?f238)"/>
            <draw:equation draw:name="f243" draw:formula="0 - ?f242"/>
            <draw:equation draw:name="f244" draw:formula="?f243 * ?f40"/>
            <draw:equation draw:name="f245" draw:formula="sqrt(?f241 * ?f241 + ?f244 * ?f244 + 0 * 0)"/>
            <draw:equation draw:name="f246" draw:formula="?f30 * ?f40 / ?f245"/>
            <draw:equation draw:name="f247" draw:formula="?f243 * ?f246"/>
            <draw:equation draw:name="f248" draw:formula="?f229 + ?f247"/>
            <draw:equation draw:name="f249" draw:formula="?f240 * ?f246"/>
            <draw:equation draw:name="f250" draw:formula="?f231 + ?f249"/>
            <draw:equation draw:name="f251" draw:formula="if(?f215, ?f14, ?f232)"/>
            <draw:equation draw:name="f252" draw:formula="if(?f215, ?f13, ?f233)"/>
            <draw:equation draw:name="f253" draw:formula="if(?f215, ?f14, ?f234)"/>
            <draw:equation draw:name="f254" draw:formula="if(?f215, ?f13, ?f235)"/>
            <draw:equation draw:name="f255" draw:formula="if(?f215, ?f232, ?f248)"/>
            <draw:equation draw:name="f256" draw:formula="if(?f215, ?f233, ?f250)"/>
            <draw:equation draw:name="f257" draw:formula="if(?f215, ?f234, ?f248)"/>
            <draw:equation draw:name="f258" draw:formula="if(?f215, ?f235, ?f250)"/>
          </draw:enhanced-geometry>
        </draw:custom-shape>
        <draw:custom-shape svg:x="0.59055in" svg:y="2.95276in" svg:width="4.72441in" svg:height="2.55906in" draw:id="id105" draw:style-name="a745" draw:name="フリーフォーム 3">
          <svg:title/>
          <svg:desc/>
          <text:p text:style-name="a742" text:class-names="" text:cond-style-name=""><text:span text:style-name="a741" text:class-names="">chrome</text:span></text:p>
          <text:p text:style-name="a744" text:class-names="" text:cond-style-name=""><text:span text:style-name="a743" text:class-names="">（VueJS）</text:span></text:p>
          <draw:enhanced-geometry xmlns:dr3d="urn:oasis:names:tc:opendocument:xmlns:dr3d:1.0" draw:type="non-primitive" svg:viewBox="0 0 21600 21600" draw:enhanced-path="M ?f12 ?f14 A ?f110 ?f111 ?f112 ?f113 ?f12 ?f14 ?f107 ?f109  W ?f114 ?f115 ?f116 ?f117 ?f12 ?f14 ?f107 ?f109 L ?f15 ?f12 A ?f157 ?f158 ?f159 ?f160 ?f15 ?f12 ?f154 ?f156  W ?f161 ?f162 ?f163 ?f164 ?f15 ?f12 ?f154 ?f156 L ?f13 ?f15 A ?f204 ?f205 ?f206 ?f207 ?f13 ?f15 ?f201 ?f203  W ?f208 ?f209 ?f210 ?f211 ?f13 ?f15 ?f201 ?f203 L ?f14 ?f13 A ?f251 ?f252 ?f253 ?f254 ?f14 ?f13 ?f248 ?f250  W ?f255 ?f256 ?f257 ?f258 ?f14 ?f13 ?f248 ?f250 Z N" draw:text-areas="?f16 ?f16 ?f17 ?f17" draw:glue-points="?f65 ?f66 ?f67 ?f68 ?f65 ?f69 ?f70 ?f68" draw:glue-point-leaving-directions="-0, -0, -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f12 + 2540"/>
            <draw:equation draw:name="f15" draw:formula="?f13 - 2540"/>
            <draw:equation draw:name="f16" draw:formula="?f12 + 800"/>
            <draw:equation draw:name="f17" draw:formula="?f13 - 800"/>
            <draw:equation draw:name="f18" draw:formula="0 - ?f2"/>
            <draw:equation draw:name="f19" draw:formula="?f14 - ?f12"/>
            <draw:equation draw:name="f20" draw:formula="0 - ?f14"/>
            <draw:equation draw:name="f21" draw:formula="21600 - ?f15"/>
            <draw:equation draw:name="f22" draw:formula="?f15 - ?f13"/>
            <draw:equation draw:name="f23" draw:formula="10800 * ?f10"/>
            <draw:equation draw:name="f24" draw:formula="0 * ?f11"/>
            <draw:equation draw:name="f25" draw:formula="0 * ?f10"/>
            <draw:equation draw:name="f26" draw:formula="10800 * ?f11"/>
            <draw:equation draw:name="f27" draw:formula="21600 * ?f11"/>
            <draw:equation draw:name="f28" draw:formula="21600 * ?f10"/>
            <draw:equation draw:name="f29" draw:formula="abs(?f19)"/>
            <draw:equation draw:name="f30" draw:formula="abs(?f20)"/>
            <draw:equation draw:name="f31" draw:formula="if(?f19, ?f18, ?f2)"/>
            <draw:equation draw:name="f32" draw:formula="if(?f19, ?f2, ?f18)"/>
            <draw:equation draw:name="f33" draw:formula="if(?f20, 0, ?f1)"/>
            <draw:equation draw:name="f34" draw:formula="if(?f20, ?f1, 0)"/>
            <draw:equation draw:name="f35" draw:formula="abs(?f21)"/>
            <draw:equation draw:name="f36" draw:formula="if(?f21, ?f18, ?f2)"/>
            <draw:equation draw:name="f37" draw:formula="if(?f21, ?f2, ?f18)"/>
            <draw:equation draw:name="f38" draw:formula="if(?f21, ?f0, ?f2)"/>
            <draw:equation draw:name="f39" draw:formula="if(?f21, ?f2, ?f0)"/>
            <draw:equation draw:name="f40" draw:formula="abs(?f22)"/>
            <draw:equation draw:name="f41" draw:formula="if(?f22, ?f18, ?f2)"/>
            <draw:equation draw:name="f42" draw:formula="if(?f22, ?f2, ?f18)"/>
            <draw:equation draw:name="f43" draw:formula="if(?f21, 0, ?f1)"/>
            <draw:equation draw:name="f44" draw:formula="if(?f21, ?f1, 0)"/>
            <draw:equation draw:name="f45" draw:formula="if(?f20, ?f18, ?f2)"/>
            <draw:equation draw:name="f46" draw:formula="if(?f20, ?f2, ?f18)"/>
            <draw:equation draw:name="f47" draw:formula="if(?f20, ?f0, ?f2)"/>
            <draw:equation draw:name="f48" draw:formula="if(?f20, ?f2, ?f0)"/>
            <draw:equation draw:name="f49" draw:formula="if(?f19, ?f34, ?f33)"/>
            <draw:equation draw:name="f50" draw:formula="if(?f19, ?f33, ?f34)"/>
            <draw:equation draw:name="f51" draw:formula="if(?f20, ?f31, ?f32)"/>
            <draw:equation draw:name="f52" draw:formula="if(?f21, ?f39, ?f38)"/>
            <draw:equation draw:name="f53" draw:formula="if(?f21, ?f38, ?f39)"/>
            <draw:equation draw:name="f54" draw:formula="if(?f19, ?f37, ?f36)"/>
            <draw:equation draw:name="f55" draw:formula="if(?f22, ?f44, ?f43)"/>
            <draw:equation draw:name="f56" draw:formula="if(?f22, ?f43, ?f44)"/>
            <draw:equation draw:name="f57" draw:formula="if(?f21, ?f41, ?f42)"/>
            <draw:equation draw:name="f58" draw:formula="if(?f20, ?f48, ?f47)"/>
            <draw:equation draw:name="f59" draw:formula="if(?f20, ?f47, ?f48)"/>
            <draw:equation draw:name="f60" draw:formula="if(?f22, ?f46, ?f45)"/>
            <draw:equation draw:name="f61" draw:formula="if(?f20, ?f49, ?f50)"/>
            <draw:equation draw:name="f62" draw:formula="if(?f19, ?f53, ?f52)"/>
            <draw:equation draw:name="f63" draw:formula="if(?f21, ?f55, ?f56)"/>
            <draw:equation draw:name="f64" draw:formula="if(?f22, ?f59, ?f58)"/>
            <draw:equation draw:name="f65" draw:formula="?f23 / ?f10"/>
            <draw:equation draw:name="f66" draw:formula="?f24 / ?f11"/>
            <draw:equation draw:name="f67" draw:formula="?f25 / ?f10"/>
            <draw:equation draw:name="f68" draw:formula="?f26 / ?f11"/>
            <draw:equation draw:name="f69" draw:formula="?f27 / ?f11"/>
            <draw:equation draw:name="f70" draw:formula="?f28 / ?f10"/>
            <draw:equation draw:name="f71" draw:formula="21550000 - ?f51"/>
            <draw:equation draw:name="f72" draw:formula="if(?f71, ?f51, 21550000)"/>
            <draw:equation draw:name="f73" draw:formula="-21550000 - ?f72"/>
            <draw:equation draw:name="f74" draw:formula="if(?f73, -21550000, ?f72)"/>
            <draw:equation draw:name="f75" draw:formula="?f61 + ?f74"/>
            <draw:equation draw:name="f76" draw:formula="?f61 + ?f2"/>
            <draw:equation draw:name="f77" draw:formula="?f76 * ?f9 / ?f1"/>
            <draw:equation draw:name="f78" draw:formula="0 - ?f77"/>
            <draw:equation draw:name="f79" draw:formula="cos(?f78)"/>
            <draw:equation draw:name="f80" draw:formula="0 - ?f79"/>
            <draw:equation draw:name="f81" draw:formula="?f80 * ?f29"/>
            <draw:equation draw:name="f82" draw:formula="sin(?f78)"/>
            <draw:equation draw:name="f83" draw:formula="0 - ?f82"/>
            <draw:equation draw:name="f84" draw:formula="?f83 * ?f30"/>
            <draw:equation draw:name="f85" draw:formula="sqrt(?f81 * ?f81 + ?f84 * ?f84 + 0 * 0)"/>
            <draw:equation draw:name="f86" draw:formula="?f29 * ?f30 / ?f85"/>
            <draw:equation draw:name="f87" draw:formula="?f83 * ?f86"/>
            <draw:equation draw:name="f88" draw:formula="?f12 - ?f87"/>
            <draw:equation draw:name="f89" draw:formula="?f80 * ?f86"/>
            <draw:equation draw:name="f90" draw:formula="?f14 - ?f89"/>
            <draw:equation draw:name="f91" draw:formula="?f88 - ?f29"/>
            <draw:equation draw:name="f92" draw:formula="?f90 - ?f30"/>
            <draw:equation draw:name="f93" draw:formula="?f88 + ?f29"/>
            <draw:equation draw:name="f94" draw:formula="?f90 + ?f30"/>
            <draw:equation draw:name="f95" draw:formula="?f75 + ?f2"/>
            <draw:equation draw:name="f96" draw:formula="?f95 * ?f9 / ?f1"/>
            <draw:equation draw:name="f97" draw:formula="0 - ?f96"/>
            <draw:equation draw:name="f98" draw:formula="cos(?f97)"/>
            <draw:equation draw:name="f99" draw:formula="0 - ?f98"/>
            <draw:equation draw:name="f100" draw:formula="?f99 * ?f29"/>
            <draw:equation draw:name="f101" draw:formula="sin(?f97)"/>
            <draw:equation draw:name="f102" draw:formula="0 - ?f101"/>
            <draw:equation draw:name="f103" draw:formula="?f102 * ?f30"/>
            <draw:equation draw:name="f104" draw:formula="sqrt(?f100 * ?f100 + ?f103 * ?f103 + 0 * 0)"/>
            <draw:equation draw:name="f105" draw:formula="?f29 * ?f30 / ?f104"/>
            <draw:equation draw:name="f106" draw:formula="?f102 * ?f105"/>
            <draw:equation draw:name="f107" draw:formula="?f88 + ?f106"/>
            <draw:equation draw:name="f108" draw:formula="?f99 * ?f105"/>
            <draw:equation draw:name="f109" draw:formula="?f90 + ?f108"/>
            <draw:equation draw:name="f110" draw:formula="if(?f74, ?f12, ?f91)"/>
            <draw:equation draw:name="f111" draw:formula="if(?f74, ?f14, ?f92)"/>
            <draw:equation draw:name="f112" draw:formula="if(?f74, ?f12, ?f93)"/>
            <draw:equation draw:name="f113" draw:formula="if(?f74, ?f14, ?f94)"/>
            <draw:equation draw:name="f114" draw:formula="if(?f74, ?f91, ?f107)"/>
            <draw:equation draw:name="f115" draw:formula="if(?f74, ?f92, ?f109)"/>
            <draw:equation draw:name="f116" draw:formula="if(?f74, ?f93, ?f107)"/>
            <draw:equation draw:name="f117" draw:formula="if(?f74, ?f94, ?f109)"/>
            <draw:equation draw:name="f118" draw:formula="21550000 - ?f54"/>
            <draw:equation draw:name="f119" draw:formula="if(?f118, ?f54, 21550000)"/>
            <draw:equation draw:name="f120" draw:formula="-21550000 - ?f119"/>
            <draw:equation draw:name="f121" draw:formula="if(?f120, -21550000, ?f119)"/>
            <draw:equation draw:name="f122" draw:formula="?f62 + ?f121"/>
            <draw:equation draw:name="f123" draw:formula="?f62 + ?f2"/>
            <draw:equation draw:name="f124" draw:formula="?f123 * ?f9 / ?f1"/>
            <draw:equation draw:name="f125" draw:formula="0 - ?f124"/>
            <draw:equation draw:name="f126" draw:formula="cos(?f125)"/>
            <draw:equation draw:name="f127" draw:formula="0 - ?f126"/>
            <draw:equation draw:name="f128" draw:formula="?f127 * ?f35"/>
            <draw:equation draw:name="f129" draw:formula="sin(?f125)"/>
            <draw:equation draw:name="f130" draw:formula="0 - ?f129"/>
            <draw:equation draw:name="f131" draw:formula="?f130 * ?f29"/>
            <draw:equation draw:name="f132" draw:formula="sqrt(?f128 * ?f128 + ?f131 * ?f131 + 0 * 0)"/>
            <draw:equation draw:name="f133" draw:formula="?f35 * ?f29 / ?f132"/>
            <draw:equation draw:name="f134" draw:formula="?f130 * ?f133"/>
            <draw:equation draw:name="f135" draw:formula="?f15 - ?f134"/>
            <draw:equation draw:name="f136" draw:formula="?f127 * ?f133"/>
            <draw:equation draw:name="f137" draw:formula="?f12 - ?f136"/>
            <draw:equation draw:name="f138" draw:formula="?f135 - ?f35"/>
            <draw:equation draw:name="f139" draw:formula="?f137 - ?f29"/>
            <draw:equation draw:name="f140" draw:formula="?f135 + ?f35"/>
            <draw:equation draw:name="f141" draw:formula="?f137 + ?f29"/>
            <draw:equation draw:name="f142" draw:formula="?f122 + ?f2"/>
            <draw:equation draw:name="f143" draw:formula="?f142 * ?f9 / ?f1"/>
            <draw:equation draw:name="f144" draw:formula="0 - ?f143"/>
            <draw:equation draw:name="f145" draw:formula="cos(?f144)"/>
            <draw:equation draw:name="f146" draw:formula="0 - ?f145"/>
            <draw:equation draw:name="f147" draw:formula="?f146 * ?f35"/>
            <draw:equation draw:name="f148" draw:formula="sin(?f144)"/>
            <draw:equation draw:name="f149" draw:formula="0 - ?f148"/>
            <draw:equation draw:name="f150" draw:formula="?f149 * ?f29"/>
            <draw:equation draw:name="f151" draw:formula="sqrt(?f147 * ?f147 + ?f150 * ?f150 + 0 * 0)"/>
            <draw:equation draw:name="f152" draw:formula="?f35 * ?f29 / ?f151"/>
            <draw:equation draw:name="f153" draw:formula="?f149 * ?f152"/>
            <draw:equation draw:name="f154" draw:formula="?f135 + ?f153"/>
            <draw:equation draw:name="f155" draw:formula="?f146 * ?f152"/>
            <draw:equation draw:name="f156" draw:formula="?f137 + ?f155"/>
            <draw:equation draw:name="f157" draw:formula="if(?f121, ?f15, ?f138)"/>
            <draw:equation draw:name="f158" draw:formula="if(?f121, ?f12, ?f139)"/>
            <draw:equation draw:name="f159" draw:formula="if(?f121, ?f15, ?f140)"/>
            <draw:equation draw:name="f160" draw:formula="if(?f121, ?f12, ?f141)"/>
            <draw:equation draw:name="f161" draw:formula="if(?f121, ?f138, ?f154)"/>
            <draw:equation draw:name="f162" draw:formula="if(?f121, ?f139, ?f156)"/>
            <draw:equation draw:name="f163" draw:formula="if(?f121, ?f140, ?f154)"/>
            <draw:equation draw:name="f164" draw:formula="if(?f121, ?f141, ?f156)"/>
            <draw:equation draw:name="f165" draw:formula="21550000 - ?f57"/>
            <draw:equation draw:name="f166" draw:formula="if(?f165, ?f57, 21550000)"/>
            <draw:equation draw:name="f167" draw:formula="-21550000 - ?f166"/>
            <draw:equation draw:name="f168" draw:formula="if(?f167, -21550000, ?f166)"/>
            <draw:equation draw:name="f169" draw:formula="?f63 + ?f168"/>
            <draw:equation draw:name="f170" draw:formula="?f63 + ?f2"/>
            <draw:equation draw:name="f171" draw:formula="?f170 * ?f9 / ?f1"/>
            <draw:equation draw:name="f172" draw:formula="0 - ?f171"/>
            <draw:equation draw:name="f173" draw:formula="cos(?f172)"/>
            <draw:equation draw:name="f174" draw:formula="0 - ?f173"/>
            <draw:equation draw:name="f175" draw:formula="?f174 * ?f40"/>
            <draw:equation draw:name="f176" draw:formula="sin(?f172)"/>
            <draw:equation draw:name="f177" draw:formula="0 - ?f176"/>
            <draw:equation draw:name="f178" draw:formula="?f177 * ?f35"/>
            <draw:equation draw:name="f179" draw:formula="sqrt(?f175 * ?f175 + ?f178 * ?f178 + 0 * 0)"/>
            <draw:equation draw:name="f180" draw:formula="?f40 * ?f35 / ?f179"/>
            <draw:equation draw:name="f181" draw:formula="?f177 * ?f180"/>
            <draw:equation draw:name="f182" draw:formula="?f13 - ?f181"/>
            <draw:equation draw:name="f183" draw:formula="?f174 * ?f180"/>
            <draw:equation draw:name="f184" draw:formula="?f15 - ?f183"/>
            <draw:equation draw:name="f185" draw:formula="?f182 - ?f40"/>
            <draw:equation draw:name="f186" draw:formula="?f184 - ?f35"/>
            <draw:equation draw:name="f187" draw:formula="?f182 + ?f40"/>
            <draw:equation draw:name="f188" draw:formula="?f184 + ?f35"/>
            <draw:equation draw:name="f189" draw:formula="?f169 + ?f2"/>
            <draw:equation draw:name="f190" draw:formula="?f189 * ?f9 / ?f1"/>
            <draw:equation draw:name="f191" draw:formula="0 - ?f190"/>
            <draw:equation draw:name="f192" draw:formula="cos(?f191)"/>
            <draw:equation draw:name="f193" draw:formula="0 - ?f192"/>
            <draw:equation draw:name="f194" draw:formula="?f193 * ?f40"/>
            <draw:equation draw:name="f195" draw:formula="sin(?f191)"/>
            <draw:equation draw:name="f196" draw:formula="0 - ?f195"/>
            <draw:equation draw:name="f197" draw:formula="?f196 * ?f35"/>
            <draw:equation draw:name="f198" draw:formula="sqrt(?f194 * ?f194 + ?f197 * ?f197 + 0 * 0)"/>
            <draw:equation draw:name="f199" draw:formula="?f40 * ?f35 / ?f198"/>
            <draw:equation draw:name="f200" draw:formula="?f196 * ?f199"/>
            <draw:equation draw:name="f201" draw:formula="?f182 + ?f200"/>
            <draw:equation draw:name="f202" draw:formula="?f193 * ?f199"/>
            <draw:equation draw:name="f203" draw:formula="?f184 + ?f202"/>
            <draw:equation draw:name="f204" draw:formula="if(?f168, ?f13, ?f185)"/>
            <draw:equation draw:name="f205" draw:formula="if(?f168, ?f15, ?f186)"/>
            <draw:equation draw:name="f206" draw:formula="if(?f168, ?f13, ?f187)"/>
            <draw:equation draw:name="f207" draw:formula="if(?f168, ?f15, ?f188)"/>
            <draw:equation draw:name="f208" draw:formula="if(?f168, ?f185, ?f201)"/>
            <draw:equation draw:name="f209" draw:formula="if(?f168, ?f186, ?f203)"/>
            <draw:equation draw:name="f210" draw:formula="if(?f168, ?f187, ?f201)"/>
            <draw:equation draw:name="f211" draw:formula="if(?f168, ?f188, ?f203)"/>
            <draw:equation draw:name="f212" draw:formula="21550000 - ?f60"/>
            <draw:equation draw:name="f213" draw:formula="if(?f212, ?f60, 21550000)"/>
            <draw:equation draw:name="f214" draw:formula="-21550000 - ?f213"/>
            <draw:equation draw:name="f215" draw:formula="if(?f214, -21550000, ?f213)"/>
            <draw:equation draw:name="f216" draw:formula="?f64 + ?f215"/>
            <draw:equation draw:name="f217" draw:formula="?f64 + ?f2"/>
            <draw:equation draw:name="f218" draw:formula="?f217 * ?f9 / ?f1"/>
            <draw:equation draw:name="f219" draw:formula="0 - ?f218"/>
            <draw:equation draw:name="f220" draw:formula="cos(?f219)"/>
            <draw:equation draw:name="f221" draw:formula="0 - ?f220"/>
            <draw:equation draw:name="f222" draw:formula="?f221 * ?f30"/>
            <draw:equation draw:name="f223" draw:formula="sin(?f219)"/>
            <draw:equation draw:name="f224" draw:formula="0 - ?f223"/>
            <draw:equation draw:name="f225" draw:formula="?f224 * ?f40"/>
            <draw:equation draw:name="f226" draw:formula="sqrt(?f222 * ?f222 + ?f225 * ?f225 + 0 * 0)"/>
            <draw:equation draw:name="f227" draw:formula="?f30 * ?f40 / ?f226"/>
            <draw:equation draw:name="f228" draw:formula="?f224 * ?f227"/>
            <draw:equation draw:name="f229" draw:formula="?f14 - ?f228"/>
            <draw:equation draw:name="f230" draw:formula="?f221 * ?f227"/>
            <draw:equation draw:name="f231" draw:formula="?f13 - ?f230"/>
            <draw:equation draw:name="f232" draw:formula="?f229 - ?f30"/>
            <draw:equation draw:name="f233" draw:formula="?f231 - ?f40"/>
            <draw:equation draw:name="f234" draw:formula="?f229 + ?f30"/>
            <draw:equation draw:name="f235" draw:formula="?f231 + ?f40"/>
            <draw:equation draw:name="f236" draw:formula="?f216 + ?f2"/>
            <draw:equation draw:name="f237" draw:formula="?f236 * ?f9 / ?f1"/>
            <draw:equation draw:name="f238" draw:formula="0 - ?f237"/>
            <draw:equation draw:name="f239" draw:formula="cos(?f238)"/>
            <draw:equation draw:name="f240" draw:formula="0 - ?f239"/>
            <draw:equation draw:name="f241" draw:formula="?f240 * ?f30"/>
            <draw:equation draw:name="f242" draw:formula="sin(?f238)"/>
            <draw:equation draw:name="f243" draw:formula="0 - ?f242"/>
            <draw:equation draw:name="f244" draw:formula="?f243 * ?f40"/>
            <draw:equation draw:name="f245" draw:formula="sqrt(?f241 * ?f241 + ?f244 * ?f244 + 0 * 0)"/>
            <draw:equation draw:name="f246" draw:formula="?f30 * ?f40 / ?f245"/>
            <draw:equation draw:name="f247" draw:formula="?f243 * ?f246"/>
            <draw:equation draw:name="f248" draw:formula="?f229 + ?f247"/>
            <draw:equation draw:name="f249" draw:formula="?f240 * ?f246"/>
            <draw:equation draw:name="f250" draw:formula="?f231 + ?f249"/>
            <draw:equation draw:name="f251" draw:formula="if(?f215, ?f14, ?f232)"/>
            <draw:equation draw:name="f252" draw:formula="if(?f215, ?f13, ?f233)"/>
            <draw:equation draw:name="f253" draw:formula="if(?f215, ?f14, ?f234)"/>
            <draw:equation draw:name="f254" draw:formula="if(?f215, ?f13, ?f235)"/>
            <draw:equation draw:name="f255" draw:formula="if(?f215, ?f232, ?f248)"/>
            <draw:equation draw:name="f256" draw:formula="if(?f215, ?f233, ?f250)"/>
            <draw:equation draw:name="f257" draw:formula="if(?f215, ?f234, ?f248)"/>
            <draw:equation draw:name="f258" draw:formula="if(?f215, ?f235, ?f250)"/>
          </draw:enhanced-geometry>
        </draw:custom-shape>
        <draw:custom-shape svg:x="6.49606in" svg:y="1.77165in" svg:width="1.5748in" svg:height="1.9685in" draw:id="id106" draw:style-name="a750" draw:name="フリーフォーム 4">
          <svg:title/>
          <svg:desc/>
          <text:p text:style-name="a747" text:class-names="" text:cond-style-name=""><text:span text:style-name="a746" text:class-names="">API</text:span></text:p>
          <text:p text:style-name="a749" text:class-names="" text:cond-style-name=""><text:span text:style-name="a748" text:class-names="">（PHP）</text:span></text:p>
          <draw:enhanced-geometry xmlns:dr3d="urn:oasis:names:tc:opendocument:xmlns:dr3d:1.0" draw:type="non-primitive" svg:viewBox="0 0 21600 21600" draw:enhanced-path="M ?f12 ?f14 A ?f110 ?f111 ?f112 ?f113 ?f12 ?f14 ?f107 ?f109  W ?f114 ?f115 ?f116 ?f117 ?f12 ?f14 ?f107 ?f109 L ?f15 ?f12 A ?f157 ?f158 ?f159 ?f160 ?f15 ?f12 ?f154 ?f156  W ?f161 ?f162 ?f163 ?f164 ?f15 ?f12 ?f154 ?f156 L ?f13 ?f15 A ?f204 ?f205 ?f206 ?f207 ?f13 ?f15 ?f201 ?f203  W ?f208 ?f209 ?f210 ?f211 ?f13 ?f15 ?f201 ?f203 L ?f14 ?f13 A ?f251 ?f252 ?f253 ?f254 ?f14 ?f13 ?f248 ?f250  W ?f255 ?f256 ?f257 ?f258 ?f14 ?f13 ?f248 ?f250 Z N" draw:text-areas="?f16 ?f16 ?f17 ?f17" draw:glue-points="?f65 ?f66 ?f67 ?f68 ?f65 ?f69 ?f70 ?f68" draw:glue-point-leaving-directions="-0, -0, -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f12 + 2540"/>
            <draw:equation draw:name="f15" draw:formula="?f13 - 2540"/>
            <draw:equation draw:name="f16" draw:formula="?f12 + 800"/>
            <draw:equation draw:name="f17" draw:formula="?f13 - 800"/>
            <draw:equation draw:name="f18" draw:formula="0 - ?f2"/>
            <draw:equation draw:name="f19" draw:formula="?f14 - ?f12"/>
            <draw:equation draw:name="f20" draw:formula="0 - ?f14"/>
            <draw:equation draw:name="f21" draw:formula="21600 - ?f15"/>
            <draw:equation draw:name="f22" draw:formula="?f15 - ?f13"/>
            <draw:equation draw:name="f23" draw:formula="10800 * ?f10"/>
            <draw:equation draw:name="f24" draw:formula="0 * ?f11"/>
            <draw:equation draw:name="f25" draw:formula="0 * ?f10"/>
            <draw:equation draw:name="f26" draw:formula="10800 * ?f11"/>
            <draw:equation draw:name="f27" draw:formula="21600 * ?f11"/>
            <draw:equation draw:name="f28" draw:formula="21600 * ?f10"/>
            <draw:equation draw:name="f29" draw:formula="abs(?f19)"/>
            <draw:equation draw:name="f30" draw:formula="abs(?f20)"/>
            <draw:equation draw:name="f31" draw:formula="if(?f19, ?f18, ?f2)"/>
            <draw:equation draw:name="f32" draw:formula="if(?f19, ?f2, ?f18)"/>
            <draw:equation draw:name="f33" draw:formula="if(?f20, 0, ?f1)"/>
            <draw:equation draw:name="f34" draw:formula="if(?f20, ?f1, 0)"/>
            <draw:equation draw:name="f35" draw:formula="abs(?f21)"/>
            <draw:equation draw:name="f36" draw:formula="if(?f21, ?f18, ?f2)"/>
            <draw:equation draw:name="f37" draw:formula="if(?f21, ?f2, ?f18)"/>
            <draw:equation draw:name="f38" draw:formula="if(?f21, ?f0, ?f2)"/>
            <draw:equation draw:name="f39" draw:formula="if(?f21, ?f2, ?f0)"/>
            <draw:equation draw:name="f40" draw:formula="abs(?f22)"/>
            <draw:equation draw:name="f41" draw:formula="if(?f22, ?f18, ?f2)"/>
            <draw:equation draw:name="f42" draw:formula="if(?f22, ?f2, ?f18)"/>
            <draw:equation draw:name="f43" draw:formula="if(?f21, 0, ?f1)"/>
            <draw:equation draw:name="f44" draw:formula="if(?f21, ?f1, 0)"/>
            <draw:equation draw:name="f45" draw:formula="if(?f20, ?f18, ?f2)"/>
            <draw:equation draw:name="f46" draw:formula="if(?f20, ?f2, ?f18)"/>
            <draw:equation draw:name="f47" draw:formula="if(?f20, ?f0, ?f2)"/>
            <draw:equation draw:name="f48" draw:formula="if(?f20, ?f2, ?f0)"/>
            <draw:equation draw:name="f49" draw:formula="if(?f19, ?f34, ?f33)"/>
            <draw:equation draw:name="f50" draw:formula="if(?f19, ?f33, ?f34)"/>
            <draw:equation draw:name="f51" draw:formula="if(?f20, ?f31, ?f32)"/>
            <draw:equation draw:name="f52" draw:formula="if(?f21, ?f39, ?f38)"/>
            <draw:equation draw:name="f53" draw:formula="if(?f21, ?f38, ?f39)"/>
            <draw:equation draw:name="f54" draw:formula="if(?f19, ?f37, ?f36)"/>
            <draw:equation draw:name="f55" draw:formula="if(?f22, ?f44, ?f43)"/>
            <draw:equation draw:name="f56" draw:formula="if(?f22, ?f43, ?f44)"/>
            <draw:equation draw:name="f57" draw:formula="if(?f21, ?f41, ?f42)"/>
            <draw:equation draw:name="f58" draw:formula="if(?f20, ?f48, ?f47)"/>
            <draw:equation draw:name="f59" draw:formula="if(?f20, ?f47, ?f48)"/>
            <draw:equation draw:name="f60" draw:formula="if(?f22, ?f46, ?f45)"/>
            <draw:equation draw:name="f61" draw:formula="if(?f20, ?f49, ?f50)"/>
            <draw:equation draw:name="f62" draw:formula="if(?f19, ?f53, ?f52)"/>
            <draw:equation draw:name="f63" draw:formula="if(?f21, ?f55, ?f56)"/>
            <draw:equation draw:name="f64" draw:formula="if(?f22, ?f59, ?f58)"/>
            <draw:equation draw:name="f65" draw:formula="?f23 / ?f10"/>
            <draw:equation draw:name="f66" draw:formula="?f24 / ?f11"/>
            <draw:equation draw:name="f67" draw:formula="?f25 / ?f10"/>
            <draw:equation draw:name="f68" draw:formula="?f26 / ?f11"/>
            <draw:equation draw:name="f69" draw:formula="?f27 / ?f11"/>
            <draw:equation draw:name="f70" draw:formula="?f28 / ?f10"/>
            <draw:equation draw:name="f71" draw:formula="21550000 - ?f51"/>
            <draw:equation draw:name="f72" draw:formula="if(?f71, ?f51, 21550000)"/>
            <draw:equation draw:name="f73" draw:formula="-21550000 - ?f72"/>
            <draw:equation draw:name="f74" draw:formula="if(?f73, -21550000, ?f72)"/>
            <draw:equation draw:name="f75" draw:formula="?f61 + ?f74"/>
            <draw:equation draw:name="f76" draw:formula="?f61 + ?f2"/>
            <draw:equation draw:name="f77" draw:formula="?f76 * ?f9 / ?f1"/>
            <draw:equation draw:name="f78" draw:formula="0 - ?f77"/>
            <draw:equation draw:name="f79" draw:formula="cos(?f78)"/>
            <draw:equation draw:name="f80" draw:formula="0 - ?f79"/>
            <draw:equation draw:name="f81" draw:formula="?f80 * ?f29"/>
            <draw:equation draw:name="f82" draw:formula="sin(?f78)"/>
            <draw:equation draw:name="f83" draw:formula="0 - ?f82"/>
            <draw:equation draw:name="f84" draw:formula="?f83 * ?f30"/>
            <draw:equation draw:name="f85" draw:formula="sqrt(?f81 * ?f81 + ?f84 * ?f84 + 0 * 0)"/>
            <draw:equation draw:name="f86" draw:formula="?f29 * ?f30 / ?f85"/>
            <draw:equation draw:name="f87" draw:formula="?f83 * ?f86"/>
            <draw:equation draw:name="f88" draw:formula="?f12 - ?f87"/>
            <draw:equation draw:name="f89" draw:formula="?f80 * ?f86"/>
            <draw:equation draw:name="f90" draw:formula="?f14 - ?f89"/>
            <draw:equation draw:name="f91" draw:formula="?f88 - ?f29"/>
            <draw:equation draw:name="f92" draw:formula="?f90 - ?f30"/>
            <draw:equation draw:name="f93" draw:formula="?f88 + ?f29"/>
            <draw:equation draw:name="f94" draw:formula="?f90 + ?f30"/>
            <draw:equation draw:name="f95" draw:formula="?f75 + ?f2"/>
            <draw:equation draw:name="f96" draw:formula="?f95 * ?f9 / ?f1"/>
            <draw:equation draw:name="f97" draw:formula="0 - ?f96"/>
            <draw:equation draw:name="f98" draw:formula="cos(?f97)"/>
            <draw:equation draw:name="f99" draw:formula="0 - ?f98"/>
            <draw:equation draw:name="f100" draw:formula="?f99 * ?f29"/>
            <draw:equation draw:name="f101" draw:formula="sin(?f97)"/>
            <draw:equation draw:name="f102" draw:formula="0 - ?f101"/>
            <draw:equation draw:name="f103" draw:formula="?f102 * ?f30"/>
            <draw:equation draw:name="f104" draw:formula="sqrt(?f100 * ?f100 + ?f103 * ?f103 + 0 * 0)"/>
            <draw:equation draw:name="f105" draw:formula="?f29 * ?f30 / ?f104"/>
            <draw:equation draw:name="f106" draw:formula="?f102 * ?f105"/>
            <draw:equation draw:name="f107" draw:formula="?f88 + ?f106"/>
            <draw:equation draw:name="f108" draw:formula="?f99 * ?f105"/>
            <draw:equation draw:name="f109" draw:formula="?f90 + ?f108"/>
            <draw:equation draw:name="f110" draw:formula="if(?f74, ?f12, ?f91)"/>
            <draw:equation draw:name="f111" draw:formula="if(?f74, ?f14, ?f92)"/>
            <draw:equation draw:name="f112" draw:formula="if(?f74, ?f12, ?f93)"/>
            <draw:equation draw:name="f113" draw:formula="if(?f74, ?f14, ?f94)"/>
            <draw:equation draw:name="f114" draw:formula="if(?f74, ?f91, ?f107)"/>
            <draw:equation draw:name="f115" draw:formula="if(?f74, ?f92, ?f109)"/>
            <draw:equation draw:name="f116" draw:formula="if(?f74, ?f93, ?f107)"/>
            <draw:equation draw:name="f117" draw:formula="if(?f74, ?f94, ?f109)"/>
            <draw:equation draw:name="f118" draw:formula="21550000 - ?f54"/>
            <draw:equation draw:name="f119" draw:formula="if(?f118, ?f54, 21550000)"/>
            <draw:equation draw:name="f120" draw:formula="-21550000 - ?f119"/>
            <draw:equation draw:name="f121" draw:formula="if(?f120, -21550000, ?f119)"/>
            <draw:equation draw:name="f122" draw:formula="?f62 + ?f121"/>
            <draw:equation draw:name="f123" draw:formula="?f62 + ?f2"/>
            <draw:equation draw:name="f124" draw:formula="?f123 * ?f9 / ?f1"/>
            <draw:equation draw:name="f125" draw:formula="0 - ?f124"/>
            <draw:equation draw:name="f126" draw:formula="cos(?f125)"/>
            <draw:equation draw:name="f127" draw:formula="0 - ?f126"/>
            <draw:equation draw:name="f128" draw:formula="?f127 * ?f35"/>
            <draw:equation draw:name="f129" draw:formula="sin(?f125)"/>
            <draw:equation draw:name="f130" draw:formula="0 - ?f129"/>
            <draw:equation draw:name="f131" draw:formula="?f130 * ?f29"/>
            <draw:equation draw:name="f132" draw:formula="sqrt(?f128 * ?f128 + ?f131 * ?f131 + 0 * 0)"/>
            <draw:equation draw:name="f133" draw:formula="?f35 * ?f29 / ?f132"/>
            <draw:equation draw:name="f134" draw:formula="?f130 * ?f133"/>
            <draw:equation draw:name="f135" draw:formula="?f15 - ?f134"/>
            <draw:equation draw:name="f136" draw:formula="?f127 * ?f133"/>
            <draw:equation draw:name="f137" draw:formula="?f12 - ?f136"/>
            <draw:equation draw:name="f138" draw:formula="?f135 - ?f35"/>
            <draw:equation draw:name="f139" draw:formula="?f137 - ?f29"/>
            <draw:equation draw:name="f140" draw:formula="?f135 + ?f35"/>
            <draw:equation draw:name="f141" draw:formula="?f137 + ?f29"/>
            <draw:equation draw:name="f142" draw:formula="?f122 + ?f2"/>
            <draw:equation draw:name="f143" draw:formula="?f142 * ?f9 / ?f1"/>
            <draw:equation draw:name="f144" draw:formula="0 - ?f143"/>
            <draw:equation draw:name="f145" draw:formula="cos(?f144)"/>
            <draw:equation draw:name="f146" draw:formula="0 - ?f145"/>
            <draw:equation draw:name="f147" draw:formula="?f146 * ?f35"/>
            <draw:equation draw:name="f148" draw:formula="sin(?f144)"/>
            <draw:equation draw:name="f149" draw:formula="0 - ?f148"/>
            <draw:equation draw:name="f150" draw:formula="?f149 * ?f29"/>
            <draw:equation draw:name="f151" draw:formula="sqrt(?f147 * ?f147 + ?f150 * ?f150 + 0 * 0)"/>
            <draw:equation draw:name="f152" draw:formula="?f35 * ?f29 / ?f151"/>
            <draw:equation draw:name="f153" draw:formula="?f149 * ?f152"/>
            <draw:equation draw:name="f154" draw:formula="?f135 + ?f153"/>
            <draw:equation draw:name="f155" draw:formula="?f146 * ?f152"/>
            <draw:equation draw:name="f156" draw:formula="?f137 + ?f155"/>
            <draw:equation draw:name="f157" draw:formula="if(?f121, ?f15, ?f138)"/>
            <draw:equation draw:name="f158" draw:formula="if(?f121, ?f12, ?f139)"/>
            <draw:equation draw:name="f159" draw:formula="if(?f121, ?f15, ?f140)"/>
            <draw:equation draw:name="f160" draw:formula="if(?f121, ?f12, ?f141)"/>
            <draw:equation draw:name="f161" draw:formula="if(?f121, ?f138, ?f154)"/>
            <draw:equation draw:name="f162" draw:formula="if(?f121, ?f139, ?f156)"/>
            <draw:equation draw:name="f163" draw:formula="if(?f121, ?f140, ?f154)"/>
            <draw:equation draw:name="f164" draw:formula="if(?f121, ?f141, ?f156)"/>
            <draw:equation draw:name="f165" draw:formula="21550000 - ?f57"/>
            <draw:equation draw:name="f166" draw:formula="if(?f165, ?f57, 21550000)"/>
            <draw:equation draw:name="f167" draw:formula="-21550000 - ?f166"/>
            <draw:equation draw:name="f168" draw:formula="if(?f167, -21550000, ?f166)"/>
            <draw:equation draw:name="f169" draw:formula="?f63 + ?f168"/>
            <draw:equation draw:name="f170" draw:formula="?f63 + ?f2"/>
            <draw:equation draw:name="f171" draw:formula="?f170 * ?f9 / ?f1"/>
            <draw:equation draw:name="f172" draw:formula="0 - ?f171"/>
            <draw:equation draw:name="f173" draw:formula="cos(?f172)"/>
            <draw:equation draw:name="f174" draw:formula="0 - ?f173"/>
            <draw:equation draw:name="f175" draw:formula="?f174 * ?f40"/>
            <draw:equation draw:name="f176" draw:formula="sin(?f172)"/>
            <draw:equation draw:name="f177" draw:formula="0 - ?f176"/>
            <draw:equation draw:name="f178" draw:formula="?f177 * ?f35"/>
            <draw:equation draw:name="f179" draw:formula="sqrt(?f175 * ?f175 + ?f178 * ?f178 + 0 * 0)"/>
            <draw:equation draw:name="f180" draw:formula="?f40 * ?f35 / ?f179"/>
            <draw:equation draw:name="f181" draw:formula="?f177 * ?f180"/>
            <draw:equation draw:name="f182" draw:formula="?f13 - ?f181"/>
            <draw:equation draw:name="f183" draw:formula="?f174 * ?f180"/>
            <draw:equation draw:name="f184" draw:formula="?f15 - ?f183"/>
            <draw:equation draw:name="f185" draw:formula="?f182 - ?f40"/>
            <draw:equation draw:name="f186" draw:formula="?f184 - ?f35"/>
            <draw:equation draw:name="f187" draw:formula="?f182 + ?f40"/>
            <draw:equation draw:name="f188" draw:formula="?f184 + ?f35"/>
            <draw:equation draw:name="f189" draw:formula="?f169 + ?f2"/>
            <draw:equation draw:name="f190" draw:formula="?f189 * ?f9 / ?f1"/>
            <draw:equation draw:name="f191" draw:formula="0 - ?f190"/>
            <draw:equation draw:name="f192" draw:formula="cos(?f191)"/>
            <draw:equation draw:name="f193" draw:formula="0 - ?f192"/>
            <draw:equation draw:name="f194" draw:formula="?f193 * ?f40"/>
            <draw:equation draw:name="f195" draw:formula="sin(?f191)"/>
            <draw:equation draw:name="f196" draw:formula="0 - ?f195"/>
            <draw:equation draw:name="f197" draw:formula="?f196 * ?f35"/>
            <draw:equation draw:name="f198" draw:formula="sqrt(?f194 * ?f194 + ?f197 * ?f197 + 0 * 0)"/>
            <draw:equation draw:name="f199" draw:formula="?f40 * ?f35 / ?f198"/>
            <draw:equation draw:name="f200" draw:formula="?f196 * ?f199"/>
            <draw:equation draw:name="f201" draw:formula="?f182 + ?f200"/>
            <draw:equation draw:name="f202" draw:formula="?f193 * ?f199"/>
            <draw:equation draw:name="f203" draw:formula="?f184 + ?f202"/>
            <draw:equation draw:name="f204" draw:formula="if(?f168, ?f13, ?f185)"/>
            <draw:equation draw:name="f205" draw:formula="if(?f168, ?f15, ?f186)"/>
            <draw:equation draw:name="f206" draw:formula="if(?f168, ?f13, ?f187)"/>
            <draw:equation draw:name="f207" draw:formula="if(?f168, ?f15, ?f188)"/>
            <draw:equation draw:name="f208" draw:formula="if(?f168, ?f185, ?f201)"/>
            <draw:equation draw:name="f209" draw:formula="if(?f168, ?f186, ?f203)"/>
            <draw:equation draw:name="f210" draw:formula="if(?f168, ?f187, ?f201)"/>
            <draw:equation draw:name="f211" draw:formula="if(?f168, ?f188, ?f203)"/>
            <draw:equation draw:name="f212" draw:formula="21550000 - ?f60"/>
            <draw:equation draw:name="f213" draw:formula="if(?f212, ?f60, 21550000)"/>
            <draw:equation draw:name="f214" draw:formula="-21550000 - ?f213"/>
            <draw:equation draw:name="f215" draw:formula="if(?f214, -21550000, ?f213)"/>
            <draw:equation draw:name="f216" draw:formula="?f64 + ?f215"/>
            <draw:equation draw:name="f217" draw:formula="?f64 + ?f2"/>
            <draw:equation draw:name="f218" draw:formula="?f217 * ?f9 / ?f1"/>
            <draw:equation draw:name="f219" draw:formula="0 - ?f218"/>
            <draw:equation draw:name="f220" draw:formula="cos(?f219)"/>
            <draw:equation draw:name="f221" draw:formula="0 - ?f220"/>
            <draw:equation draw:name="f222" draw:formula="?f221 * ?f30"/>
            <draw:equation draw:name="f223" draw:formula="sin(?f219)"/>
            <draw:equation draw:name="f224" draw:formula="0 - ?f223"/>
            <draw:equation draw:name="f225" draw:formula="?f224 * ?f40"/>
            <draw:equation draw:name="f226" draw:formula="sqrt(?f222 * ?f222 + ?f225 * ?f225 + 0 * 0)"/>
            <draw:equation draw:name="f227" draw:formula="?f30 * ?f40 / ?f226"/>
            <draw:equation draw:name="f228" draw:formula="?f224 * ?f227"/>
            <draw:equation draw:name="f229" draw:formula="?f14 - ?f228"/>
            <draw:equation draw:name="f230" draw:formula="?f221 * ?f227"/>
            <draw:equation draw:name="f231" draw:formula="?f13 - ?f230"/>
            <draw:equation draw:name="f232" draw:formula="?f229 - ?f30"/>
            <draw:equation draw:name="f233" draw:formula="?f231 - ?f40"/>
            <draw:equation draw:name="f234" draw:formula="?f229 + ?f30"/>
            <draw:equation draw:name="f235" draw:formula="?f231 + ?f40"/>
            <draw:equation draw:name="f236" draw:formula="?f216 + ?f2"/>
            <draw:equation draw:name="f237" draw:formula="?f236 * ?f9 / ?f1"/>
            <draw:equation draw:name="f238" draw:formula="0 - ?f237"/>
            <draw:equation draw:name="f239" draw:formula="cos(?f238)"/>
            <draw:equation draw:name="f240" draw:formula="0 - ?f239"/>
            <draw:equation draw:name="f241" draw:formula="?f240 * ?f30"/>
            <draw:equation draw:name="f242" draw:formula="sin(?f238)"/>
            <draw:equation draw:name="f243" draw:formula="0 - ?f242"/>
            <draw:equation draw:name="f244" draw:formula="?f243 * ?f40"/>
            <draw:equation draw:name="f245" draw:formula="sqrt(?f241 * ?f241 + ?f244 * ?f244 + 0 * 0)"/>
            <draw:equation draw:name="f246" draw:formula="?f30 * ?f40 / ?f245"/>
            <draw:equation draw:name="f247" draw:formula="?f243 * ?f246"/>
            <draw:equation draw:name="f248" draw:formula="?f229 + ?f247"/>
            <draw:equation draw:name="f249" draw:formula="?f240 * ?f246"/>
            <draw:equation draw:name="f250" draw:formula="?f231 + ?f249"/>
            <draw:equation draw:name="f251" draw:formula="if(?f215, ?f14, ?f232)"/>
            <draw:equation draw:name="f252" draw:formula="if(?f215, ?f13, ?f233)"/>
            <draw:equation draw:name="f253" draw:formula="if(?f215, ?f14, ?f234)"/>
            <draw:equation draw:name="f254" draw:formula="if(?f215, ?f13, ?f235)"/>
            <draw:equation draw:name="f255" draw:formula="if(?f215, ?f232, ?f248)"/>
            <draw:equation draw:name="f256" draw:formula="if(?f215, ?f233, ?f250)"/>
            <draw:equation draw:name="f257" draw:formula="if(?f215, ?f234, ?f248)"/>
            <draw:equation draw:name="f258" draw:formula="if(?f215, ?f235, ?f250)"/>
          </draw:enhanced-geometry>
        </draw:custom-shape>
        <draw:custom-shape svg:x="5.51181in" svg:y="1.77165in" svg:width="0.7874in" svg:height="0.3937in" draw:id="id107" draw:style-name="a753" draw:name="フリーフォーム 5">
          <svg:title/>
          <svg:desc/>
          <text:p text:style-name="a752" text:class-names="" text:cond-style-name=""><text:span text:style-name="a751" text:class-names=""/></text:p>
          <draw:enhanced-geometry xmlns:dr3d="urn:oasis:names:tc:opendocument:xmlns:dr3d:1.0" draw:type="non-primitive" svg:viewBox="0 0 21600 21600" draw:enhanced-path="M ?f8 ?f12 L ?f11 ?f12 ?f11 ?f8 ?f9 ?f10 ?f11 ?f9 ?f11 ?f13 ?f8 ?f13 Z N" draw:text-areas="?f21 ?f12 ?f18 ?f13" draw:modifiers="162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21600 - ?f11"/>
            <draw:equation draw:name="f16" draw:formula="?f15 * ?f12"/>
            <draw:equation draw:name="f17" draw:formula="?f16 / 10800"/>
            <draw:equation draw:name="f18" draw:formula="?f11 + ?f17"/>
            <draw:equation draw:name="f19" draw:formula="$0 / ?f6"/>
            <draw:equation draw:name="f20" draw:formula="$1 / ?f7"/>
            <draw:equation draw:name="f21" draw:formula="?f14 / ?f6"/>
            <draw:handle draw:handle-position="$0 $1" draw:handle-range-x-minimum="0" draw:handle-range-x-maximum="21600" draw:handle-range-y-minimum="0" draw:handle-range-y-maximum="10800"/>
          </draw:enhanced-geometry>
        </draw:custom-shape>
        <draw:custom-shape svg:x="5.51181in" svg:y="2.95276in" svg:width="0.7874in" svg:height="0.3937in" draw:id="id108" draw:style-name="a756" draw:name="フリーフォーム 6">
          <svg:title/>
          <svg:desc/>
          <text:p text:style-name="a755" text:class-names="" text:cond-style-name=""><text:span text:style-name="a754" text:class-names=""/></text:p>
          <draw:enhanced-geometry xmlns:dr3d="urn:oasis:names:tc:opendocument:xmlns:dr3d:1.0" draw:type="non-primitive" svg:viewBox="0 0 21600 21600" draw:enhanced-path="M ?f8 ?f12 L ?f11 ?f12 ?f11 ?f8 ?f9 ?f10 ?f11 ?f9 ?f11 ?f13 ?f8 ?f13 Z N" draw:text-areas="?f21 ?f12 ?f18 ?f13" draw:modifiers="162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21600 - ?f11"/>
            <draw:equation draw:name="f16" draw:formula="?f15 * ?f12"/>
            <draw:equation draw:name="f17" draw:formula="?f16 / 10800"/>
            <draw:equation draw:name="f18" draw:formula="?f11 + ?f17"/>
            <draw:equation draw:name="f19" draw:formula="$0 / ?f6"/>
            <draw:equation draw:name="f20" draw:formula="$1 / ?f7"/>
            <draw:equation draw:name="f21" draw:formula="?f14 / ?f6"/>
            <draw:handle draw:handle-position="$0 $1" draw:handle-range-x-minimum="0" draw:handle-range-x-maximum="21600" draw:handle-range-y-minimum="0" draw:handle-range-y-maximum="10800"/>
          </draw:enhanced-geometry>
        </draw:custom-shape>
        <draw:custom-shape svg:x="5.51181in" svg:y="2.16535in" svg:width="0.7874in" svg:height="0.3937in" draw:id="id109" draw:style-name="a759" draw:name="フリーフォーム 7">
          <svg:title/>
          <svg:desc/>
          <text:p text:style-name="a758" text:class-names="" text:cond-style-name=""><text:span text:style-name="a757" text:class-names=""/></text:p>
          <draw:enhanced-geometry xmlns:dr3d="urn:oasis:names:tc:opendocument:xmlns:dr3d:1.0" draw:type="non-primitive" svg:viewBox="0 0 21600 21600" draw:enhanced-path="M ?f9 ?f12 L ?f11 ?f12 ?f11 ?f8 ?f8 ?f10 ?f11 ?f9 ?f11 ?f13 ?f9 ?f13 Z N" draw:text-areas="?f17 ?f12 ?f20 ?f13" draw:modifiers="54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21600 * ?f6"/>
            <draw:equation draw:name="f15" draw:formula="?f11 * ?f12"/>
            <draw:equation draw:name="f16" draw:formula="?f15 / 10800"/>
            <draw:equation draw:name="f17" draw:formula="?f11 - ?f16"/>
            <draw:equation draw:name="f18" draw:formula="$0 / ?f6"/>
            <draw:equation draw:name="f19" draw:formula="$1 / ?f7"/>
            <draw:equation draw:name="f20" draw:formula="?f14 / ?f6"/>
            <draw:handle draw:handle-position="$0 $1" draw:handle-range-x-minimum="0" draw:handle-range-x-maximum="21600" draw:handle-range-y-minimum="0" draw:handle-range-y-maximum="10800"/>
          </draw:enhanced-geometry>
        </draw:custom-shape>
        <draw:custom-shape svg:x="5.51181in" svg:y="3.34646in" svg:width="0.7874in" svg:height="0.3937in" draw:id="id110" draw:style-name="a762" draw:name="フリーフォーム 8">
          <svg:title/>
          <svg:desc/>
          <text:p text:style-name="a761" text:class-names="" text:cond-style-name=""><text:span text:style-name="a760" text:class-names=""/></text:p>
          <draw:enhanced-geometry xmlns:dr3d="urn:oasis:names:tc:opendocument:xmlns:dr3d:1.0" draw:type="non-primitive" svg:viewBox="0 0 21600 21600" draw:enhanced-path="M ?f9 ?f12 L ?f11 ?f12 ?f11 ?f8 ?f8 ?f10 ?f11 ?f9 ?f11 ?f13 ?f9 ?f13 Z N" draw:text-areas="?f17 ?f12 ?f20 ?f13" draw:modifiers="54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21600 * ?f6"/>
            <draw:equation draw:name="f15" draw:formula="?f11 * ?f12"/>
            <draw:equation draw:name="f16" draw:formula="?f15 / 10800"/>
            <draw:equation draw:name="f17" draw:formula="?f11 - ?f16"/>
            <draw:equation draw:name="f18" draw:formula="$0 / ?f6"/>
            <draw:equation draw:name="f19" draw:formula="$1 / ?f7"/>
            <draw:equation draw:name="f20" draw:formula="?f14 / ?f6"/>
            <draw:handle draw:handle-position="$0 $1" draw:handle-range-x-minimum="0" draw:handle-range-x-maximum="21600" draw:handle-range-y-minimum="0" draw:handle-range-y-maximum="10800"/>
          </draw:enhanced-geometry>
        </draw:custom-shape>
        <draw:custom-shape svg:x="8.26772in" svg:y="2.3622in" svg:width="0.7874in" svg:height="0.3937in" draw:id="id111" draw:style-name="a765" draw:name="フリーフォーム 9">
          <svg:title/>
          <svg:desc/>
          <text:p text:style-name="a764" text:class-names="" text:cond-style-name=""><text:span text:style-name="a763" text:class-names=""/></text:p>
          <draw:enhanced-geometry xmlns:dr3d="urn:oasis:names:tc:opendocument:xmlns:dr3d:1.0" draw:type="non-primitive" svg:viewBox="0 0 21600 21600" draw:enhanced-path="M ?f8 ?f12 L ?f11 ?f12 ?f11 ?f8 ?f9 ?f10 ?f11 ?f9 ?f11 ?f13 ?f8 ?f13 Z N" draw:text-areas="?f21 ?f12 ?f18 ?f13" draw:modifiers="162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21600 - ?f11"/>
            <draw:equation draw:name="f16" draw:formula="?f15 * ?f12"/>
            <draw:equation draw:name="f17" draw:formula="?f16 / 10800"/>
            <draw:equation draw:name="f18" draw:formula="?f11 + ?f17"/>
            <draw:equation draw:name="f19" draw:formula="$0 / ?f6"/>
            <draw:equation draw:name="f20" draw:formula="$1 / ?f7"/>
            <draw:equation draw:name="f21" draw:formula="?f14 / ?f6"/>
            <draw:handle draw:handle-position="$0 $1" draw:handle-range-x-minimum="0" draw:handle-range-x-maximum="21600" draw:handle-range-y-minimum="0" draw:handle-range-y-maximum="10800"/>
          </draw:enhanced-geometry>
        </draw:custom-shape>
        <draw:custom-shape svg:x="8.26772in" svg:y="2.75591in" svg:width="0.7874in" svg:height="0.3937in" draw:id="id112" draw:style-name="a768" draw:name="フリーフォーム 10">
          <svg:title/>
          <svg:desc/>
          <text:p text:style-name="a767" text:class-names="" text:cond-style-name=""><text:span text:style-name="a766" text:class-names=""/></text:p>
          <draw:enhanced-geometry xmlns:dr3d="urn:oasis:names:tc:opendocument:xmlns:dr3d:1.0" draw:type="non-primitive" svg:viewBox="0 0 21600 21600" draw:enhanced-path="M ?f9 ?f12 L ?f11 ?f12 ?f11 ?f8 ?f8 ?f10 ?f11 ?f9 ?f11 ?f13 ?f9 ?f13 Z N" draw:text-areas="?f17 ?f12 ?f20 ?f13" draw:modifiers="54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21600 * ?f6"/>
            <draw:equation draw:name="f15" draw:formula="?f11 * ?f12"/>
            <draw:equation draw:name="f16" draw:formula="?f15 / 10800"/>
            <draw:equation draw:name="f17" draw:formula="?f11 - ?f16"/>
            <draw:equation draw:name="f18" draw:formula="$0 / ?f6"/>
            <draw:equation draw:name="f19" draw:formula="$1 / ?f7"/>
            <draw:equation draw:name="f20" draw:formula="?f14 / ?f6"/>
            <draw:handle draw:handle-position="$0 $1" draw:handle-range-x-minimum="0" draw:handle-range-x-maximum="21600" draw:handle-range-y-minimum="0" draw:handle-range-y-maximum="10800"/>
          </draw:enhanced-geometry>
        </draw:custom-shape>
        <draw:custom-shape svg:x="9.25197in" svg:y="1.77165in" svg:width="1.5748in" svg:height="1.9685in" draw:id="id113" draw:style-name="a773" draw:name="フリーフォーム 11">
          <svg:title/>
          <svg:desc/>
          <text:p text:style-name="a770" text:class-names="" text:cond-style-name=""><text:span text:style-name="a769" text:class-names="">DB</text:span></text:p>
          <text:p text:style-name="a772" text:class-names="" text:cond-style-name=""><text:span text:style-name="a771" text:class-names="">（Mysql）</text:span></text:p>
          <draw:enhanced-geometry xmlns:dr3d="urn:oasis:names:tc:opendocument:xmlns:dr3d:1.0" draw:type="non-primitive" svg:viewBox="0 0 21600 21600" draw:enhanced-path="M ?f12 ?f14 A ?f110 ?f111 ?f112 ?f113 ?f12 ?f14 ?f107 ?f109  W ?f114 ?f115 ?f116 ?f117 ?f12 ?f14 ?f107 ?f109 L ?f15 ?f12 A ?f157 ?f158 ?f159 ?f160 ?f15 ?f12 ?f154 ?f156  W ?f161 ?f162 ?f163 ?f164 ?f15 ?f12 ?f154 ?f156 L ?f13 ?f15 A ?f204 ?f205 ?f206 ?f207 ?f13 ?f15 ?f201 ?f203  W ?f208 ?f209 ?f210 ?f211 ?f13 ?f15 ?f201 ?f203 L ?f14 ?f13 A ?f251 ?f252 ?f253 ?f254 ?f14 ?f13 ?f248 ?f250  W ?f255 ?f256 ?f257 ?f258 ?f14 ?f13 ?f248 ?f250 Z N" draw:text-areas="?f16 ?f16 ?f17 ?f17" draw:glue-points="?f65 ?f66 ?f67 ?f68 ?f65 ?f69 ?f70 ?f68" draw:glue-point-leaving-directions="-0, -0, -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f12 + 2540"/>
            <draw:equation draw:name="f15" draw:formula="?f13 - 2540"/>
            <draw:equation draw:name="f16" draw:formula="?f12 + 800"/>
            <draw:equation draw:name="f17" draw:formula="?f13 - 800"/>
            <draw:equation draw:name="f18" draw:formula="0 - ?f2"/>
            <draw:equation draw:name="f19" draw:formula="?f14 - ?f12"/>
            <draw:equation draw:name="f20" draw:formula="0 - ?f14"/>
            <draw:equation draw:name="f21" draw:formula="21600 - ?f15"/>
            <draw:equation draw:name="f22" draw:formula="?f15 - ?f13"/>
            <draw:equation draw:name="f23" draw:formula="10800 * ?f10"/>
            <draw:equation draw:name="f24" draw:formula="0 * ?f11"/>
            <draw:equation draw:name="f25" draw:formula="0 * ?f10"/>
            <draw:equation draw:name="f26" draw:formula="10800 * ?f11"/>
            <draw:equation draw:name="f27" draw:formula="21600 * ?f11"/>
            <draw:equation draw:name="f28" draw:formula="21600 * ?f10"/>
            <draw:equation draw:name="f29" draw:formula="abs(?f19)"/>
            <draw:equation draw:name="f30" draw:formula="abs(?f20)"/>
            <draw:equation draw:name="f31" draw:formula="if(?f19, ?f18, ?f2)"/>
            <draw:equation draw:name="f32" draw:formula="if(?f19, ?f2, ?f18)"/>
            <draw:equation draw:name="f33" draw:formula="if(?f20, 0, ?f1)"/>
            <draw:equation draw:name="f34" draw:formula="if(?f20, ?f1, 0)"/>
            <draw:equation draw:name="f35" draw:formula="abs(?f21)"/>
            <draw:equation draw:name="f36" draw:formula="if(?f21, ?f18, ?f2)"/>
            <draw:equation draw:name="f37" draw:formula="if(?f21, ?f2, ?f18)"/>
            <draw:equation draw:name="f38" draw:formula="if(?f21, ?f0, ?f2)"/>
            <draw:equation draw:name="f39" draw:formula="if(?f21, ?f2, ?f0)"/>
            <draw:equation draw:name="f40" draw:formula="abs(?f22)"/>
            <draw:equation draw:name="f41" draw:formula="if(?f22, ?f18, ?f2)"/>
            <draw:equation draw:name="f42" draw:formula="if(?f22, ?f2, ?f18)"/>
            <draw:equation draw:name="f43" draw:formula="if(?f21, 0, ?f1)"/>
            <draw:equation draw:name="f44" draw:formula="if(?f21, ?f1, 0)"/>
            <draw:equation draw:name="f45" draw:formula="if(?f20, ?f18, ?f2)"/>
            <draw:equation draw:name="f46" draw:formula="if(?f20, ?f2, ?f18)"/>
            <draw:equation draw:name="f47" draw:formula="if(?f20, ?f0, ?f2)"/>
            <draw:equation draw:name="f48" draw:formula="if(?f20, ?f2, ?f0)"/>
            <draw:equation draw:name="f49" draw:formula="if(?f19, ?f34, ?f33)"/>
            <draw:equation draw:name="f50" draw:formula="if(?f19, ?f33, ?f34)"/>
            <draw:equation draw:name="f51" draw:formula="if(?f20, ?f31, ?f32)"/>
            <draw:equation draw:name="f52" draw:formula="if(?f21, ?f39, ?f38)"/>
            <draw:equation draw:name="f53" draw:formula="if(?f21, ?f38, ?f39)"/>
            <draw:equation draw:name="f54" draw:formula="if(?f19, ?f37, ?f36)"/>
            <draw:equation draw:name="f55" draw:formula="if(?f22, ?f44, ?f43)"/>
            <draw:equation draw:name="f56" draw:formula="if(?f22, ?f43, ?f44)"/>
            <draw:equation draw:name="f57" draw:formula="if(?f21, ?f41, ?f42)"/>
            <draw:equation draw:name="f58" draw:formula="if(?f20, ?f48, ?f47)"/>
            <draw:equation draw:name="f59" draw:formula="if(?f20, ?f47, ?f48)"/>
            <draw:equation draw:name="f60" draw:formula="if(?f22, ?f46, ?f45)"/>
            <draw:equation draw:name="f61" draw:formula="if(?f20, ?f49, ?f50)"/>
            <draw:equation draw:name="f62" draw:formula="if(?f19, ?f53, ?f52)"/>
            <draw:equation draw:name="f63" draw:formula="if(?f21, ?f55, ?f56)"/>
            <draw:equation draw:name="f64" draw:formula="if(?f22, ?f59, ?f58)"/>
            <draw:equation draw:name="f65" draw:formula="?f23 / ?f10"/>
            <draw:equation draw:name="f66" draw:formula="?f24 / ?f11"/>
            <draw:equation draw:name="f67" draw:formula="?f25 / ?f10"/>
            <draw:equation draw:name="f68" draw:formula="?f26 / ?f11"/>
            <draw:equation draw:name="f69" draw:formula="?f27 / ?f11"/>
            <draw:equation draw:name="f70" draw:formula="?f28 / ?f10"/>
            <draw:equation draw:name="f71" draw:formula="21550000 - ?f51"/>
            <draw:equation draw:name="f72" draw:formula="if(?f71, ?f51, 21550000)"/>
            <draw:equation draw:name="f73" draw:formula="-21550000 - ?f72"/>
            <draw:equation draw:name="f74" draw:formula="if(?f73, -21550000, ?f72)"/>
            <draw:equation draw:name="f75" draw:formula="?f61 + ?f74"/>
            <draw:equation draw:name="f76" draw:formula="?f61 + ?f2"/>
            <draw:equation draw:name="f77" draw:formula="?f76 * ?f9 / ?f1"/>
            <draw:equation draw:name="f78" draw:formula="0 - ?f77"/>
            <draw:equation draw:name="f79" draw:formula="cos(?f78)"/>
            <draw:equation draw:name="f80" draw:formula="0 - ?f79"/>
            <draw:equation draw:name="f81" draw:formula="?f80 * ?f29"/>
            <draw:equation draw:name="f82" draw:formula="sin(?f78)"/>
            <draw:equation draw:name="f83" draw:formula="0 - ?f82"/>
            <draw:equation draw:name="f84" draw:formula="?f83 * ?f30"/>
            <draw:equation draw:name="f85" draw:formula="sqrt(?f81 * ?f81 + ?f84 * ?f84 + 0 * 0)"/>
            <draw:equation draw:name="f86" draw:formula="?f29 * ?f30 / ?f85"/>
            <draw:equation draw:name="f87" draw:formula="?f83 * ?f86"/>
            <draw:equation draw:name="f88" draw:formula="?f12 - ?f87"/>
            <draw:equation draw:name="f89" draw:formula="?f80 * ?f86"/>
            <draw:equation draw:name="f90" draw:formula="?f14 - ?f89"/>
            <draw:equation draw:name="f91" draw:formula="?f88 - ?f29"/>
            <draw:equation draw:name="f92" draw:formula="?f90 - ?f30"/>
            <draw:equation draw:name="f93" draw:formula="?f88 + ?f29"/>
            <draw:equation draw:name="f94" draw:formula="?f90 + ?f30"/>
            <draw:equation draw:name="f95" draw:formula="?f75 + ?f2"/>
            <draw:equation draw:name="f96" draw:formula="?f95 * ?f9 / ?f1"/>
            <draw:equation draw:name="f97" draw:formula="0 - ?f96"/>
            <draw:equation draw:name="f98" draw:formula="cos(?f97)"/>
            <draw:equation draw:name="f99" draw:formula="0 - ?f98"/>
            <draw:equation draw:name="f100" draw:formula="?f99 * ?f29"/>
            <draw:equation draw:name="f101" draw:formula="sin(?f97)"/>
            <draw:equation draw:name="f102" draw:formula="0 - ?f101"/>
            <draw:equation draw:name="f103" draw:formula="?f102 * ?f30"/>
            <draw:equation draw:name="f104" draw:formula="sqrt(?f100 * ?f100 + ?f103 * ?f103 + 0 * 0)"/>
            <draw:equation draw:name="f105" draw:formula="?f29 * ?f30 / ?f104"/>
            <draw:equation draw:name="f106" draw:formula="?f102 * ?f105"/>
            <draw:equation draw:name="f107" draw:formula="?f88 + ?f106"/>
            <draw:equation draw:name="f108" draw:formula="?f99 * ?f105"/>
            <draw:equation draw:name="f109" draw:formula="?f90 + ?f108"/>
            <draw:equation draw:name="f110" draw:formula="if(?f74, ?f12, ?f91)"/>
            <draw:equation draw:name="f111" draw:formula="if(?f74, ?f14, ?f92)"/>
            <draw:equation draw:name="f112" draw:formula="if(?f74, ?f12, ?f93)"/>
            <draw:equation draw:name="f113" draw:formula="if(?f74, ?f14, ?f94)"/>
            <draw:equation draw:name="f114" draw:formula="if(?f74, ?f91, ?f107)"/>
            <draw:equation draw:name="f115" draw:formula="if(?f74, ?f92, ?f109)"/>
            <draw:equation draw:name="f116" draw:formula="if(?f74, ?f93, ?f107)"/>
            <draw:equation draw:name="f117" draw:formula="if(?f74, ?f94, ?f109)"/>
            <draw:equation draw:name="f118" draw:formula="21550000 - ?f54"/>
            <draw:equation draw:name="f119" draw:formula="if(?f118, ?f54, 21550000)"/>
            <draw:equation draw:name="f120" draw:formula="-21550000 - ?f119"/>
            <draw:equation draw:name="f121" draw:formula="if(?f120, -21550000, ?f119)"/>
            <draw:equation draw:name="f122" draw:formula="?f62 + ?f121"/>
            <draw:equation draw:name="f123" draw:formula="?f62 + ?f2"/>
            <draw:equation draw:name="f124" draw:formula="?f123 * ?f9 / ?f1"/>
            <draw:equation draw:name="f125" draw:formula="0 - ?f124"/>
            <draw:equation draw:name="f126" draw:formula="cos(?f125)"/>
            <draw:equation draw:name="f127" draw:formula="0 - ?f126"/>
            <draw:equation draw:name="f128" draw:formula="?f127 * ?f35"/>
            <draw:equation draw:name="f129" draw:formula="sin(?f125)"/>
            <draw:equation draw:name="f130" draw:formula="0 - ?f129"/>
            <draw:equation draw:name="f131" draw:formula="?f130 * ?f29"/>
            <draw:equation draw:name="f132" draw:formula="sqrt(?f128 * ?f128 + ?f131 * ?f131 + 0 * 0)"/>
            <draw:equation draw:name="f133" draw:formula="?f35 * ?f29 / ?f132"/>
            <draw:equation draw:name="f134" draw:formula="?f130 * ?f133"/>
            <draw:equation draw:name="f135" draw:formula="?f15 - ?f134"/>
            <draw:equation draw:name="f136" draw:formula="?f127 * ?f133"/>
            <draw:equation draw:name="f137" draw:formula="?f12 - ?f136"/>
            <draw:equation draw:name="f138" draw:formula="?f135 - ?f35"/>
            <draw:equation draw:name="f139" draw:formula="?f137 - ?f29"/>
            <draw:equation draw:name="f140" draw:formula="?f135 + ?f35"/>
            <draw:equation draw:name="f141" draw:formula="?f137 + ?f29"/>
            <draw:equation draw:name="f142" draw:formula="?f122 + ?f2"/>
            <draw:equation draw:name="f143" draw:formula="?f142 * ?f9 / ?f1"/>
            <draw:equation draw:name="f144" draw:formula="0 - ?f143"/>
            <draw:equation draw:name="f145" draw:formula="cos(?f144)"/>
            <draw:equation draw:name="f146" draw:formula="0 - ?f145"/>
            <draw:equation draw:name="f147" draw:formula="?f146 * ?f35"/>
            <draw:equation draw:name="f148" draw:formula="sin(?f144)"/>
            <draw:equation draw:name="f149" draw:formula="0 - ?f148"/>
            <draw:equation draw:name="f150" draw:formula="?f149 * ?f29"/>
            <draw:equation draw:name="f151" draw:formula="sqrt(?f147 * ?f147 + ?f150 * ?f150 + 0 * 0)"/>
            <draw:equation draw:name="f152" draw:formula="?f35 * ?f29 / ?f151"/>
            <draw:equation draw:name="f153" draw:formula="?f149 * ?f152"/>
            <draw:equation draw:name="f154" draw:formula="?f135 + ?f153"/>
            <draw:equation draw:name="f155" draw:formula="?f146 * ?f152"/>
            <draw:equation draw:name="f156" draw:formula="?f137 + ?f155"/>
            <draw:equation draw:name="f157" draw:formula="if(?f121, ?f15, ?f138)"/>
            <draw:equation draw:name="f158" draw:formula="if(?f121, ?f12, ?f139)"/>
            <draw:equation draw:name="f159" draw:formula="if(?f121, ?f15, ?f140)"/>
            <draw:equation draw:name="f160" draw:formula="if(?f121, ?f12, ?f141)"/>
            <draw:equation draw:name="f161" draw:formula="if(?f121, ?f138, ?f154)"/>
            <draw:equation draw:name="f162" draw:formula="if(?f121, ?f139, ?f156)"/>
            <draw:equation draw:name="f163" draw:formula="if(?f121, ?f140, ?f154)"/>
            <draw:equation draw:name="f164" draw:formula="if(?f121, ?f141, ?f156)"/>
            <draw:equation draw:name="f165" draw:formula="21550000 - ?f57"/>
            <draw:equation draw:name="f166" draw:formula="if(?f165, ?f57, 21550000)"/>
            <draw:equation draw:name="f167" draw:formula="-21550000 - ?f166"/>
            <draw:equation draw:name="f168" draw:formula="if(?f167, -21550000, ?f166)"/>
            <draw:equation draw:name="f169" draw:formula="?f63 + ?f168"/>
            <draw:equation draw:name="f170" draw:formula="?f63 + ?f2"/>
            <draw:equation draw:name="f171" draw:formula="?f170 * ?f9 / ?f1"/>
            <draw:equation draw:name="f172" draw:formula="0 - ?f171"/>
            <draw:equation draw:name="f173" draw:formula="cos(?f172)"/>
            <draw:equation draw:name="f174" draw:formula="0 - ?f173"/>
            <draw:equation draw:name="f175" draw:formula="?f174 * ?f40"/>
            <draw:equation draw:name="f176" draw:formula="sin(?f172)"/>
            <draw:equation draw:name="f177" draw:formula="0 - ?f176"/>
            <draw:equation draw:name="f178" draw:formula="?f177 * ?f35"/>
            <draw:equation draw:name="f179" draw:formula="sqrt(?f175 * ?f175 + ?f178 * ?f178 + 0 * 0)"/>
            <draw:equation draw:name="f180" draw:formula="?f40 * ?f35 / ?f179"/>
            <draw:equation draw:name="f181" draw:formula="?f177 * ?f180"/>
            <draw:equation draw:name="f182" draw:formula="?f13 - ?f181"/>
            <draw:equation draw:name="f183" draw:formula="?f174 * ?f180"/>
            <draw:equation draw:name="f184" draw:formula="?f15 - ?f183"/>
            <draw:equation draw:name="f185" draw:formula="?f182 - ?f40"/>
            <draw:equation draw:name="f186" draw:formula="?f184 - ?f35"/>
            <draw:equation draw:name="f187" draw:formula="?f182 + ?f40"/>
            <draw:equation draw:name="f188" draw:formula="?f184 + ?f35"/>
            <draw:equation draw:name="f189" draw:formula="?f169 + ?f2"/>
            <draw:equation draw:name="f190" draw:formula="?f189 * ?f9 / ?f1"/>
            <draw:equation draw:name="f191" draw:formula="0 - ?f190"/>
            <draw:equation draw:name="f192" draw:formula="cos(?f191)"/>
            <draw:equation draw:name="f193" draw:formula="0 - ?f192"/>
            <draw:equation draw:name="f194" draw:formula="?f193 * ?f40"/>
            <draw:equation draw:name="f195" draw:formula="sin(?f191)"/>
            <draw:equation draw:name="f196" draw:formula="0 - ?f195"/>
            <draw:equation draw:name="f197" draw:formula="?f196 * ?f35"/>
            <draw:equation draw:name="f198" draw:formula="sqrt(?f194 * ?f194 + ?f197 * ?f197 + 0 * 0)"/>
            <draw:equation draw:name="f199" draw:formula="?f40 * ?f35 / ?f198"/>
            <draw:equation draw:name="f200" draw:formula="?f196 * ?f199"/>
            <draw:equation draw:name="f201" draw:formula="?f182 + ?f200"/>
            <draw:equation draw:name="f202" draw:formula="?f193 * ?f199"/>
            <draw:equation draw:name="f203" draw:formula="?f184 + ?f202"/>
            <draw:equation draw:name="f204" draw:formula="if(?f168, ?f13, ?f185)"/>
            <draw:equation draw:name="f205" draw:formula="if(?f168, ?f15, ?f186)"/>
            <draw:equation draw:name="f206" draw:formula="if(?f168, ?f13, ?f187)"/>
            <draw:equation draw:name="f207" draw:formula="if(?f168, ?f15, ?f188)"/>
            <draw:equation draw:name="f208" draw:formula="if(?f168, ?f185, ?f201)"/>
            <draw:equation draw:name="f209" draw:formula="if(?f168, ?f186, ?f203)"/>
            <draw:equation draw:name="f210" draw:formula="if(?f168, ?f187, ?f201)"/>
            <draw:equation draw:name="f211" draw:formula="if(?f168, ?f188, ?f203)"/>
            <draw:equation draw:name="f212" draw:formula="21550000 - ?f60"/>
            <draw:equation draw:name="f213" draw:formula="if(?f212, ?f60, 21550000)"/>
            <draw:equation draw:name="f214" draw:formula="-21550000 - ?f213"/>
            <draw:equation draw:name="f215" draw:formula="if(?f214, -21550000, ?f213)"/>
            <draw:equation draw:name="f216" draw:formula="?f64 + ?f215"/>
            <draw:equation draw:name="f217" draw:formula="?f64 + ?f2"/>
            <draw:equation draw:name="f218" draw:formula="?f217 * ?f9 / ?f1"/>
            <draw:equation draw:name="f219" draw:formula="0 - ?f218"/>
            <draw:equation draw:name="f220" draw:formula="cos(?f219)"/>
            <draw:equation draw:name="f221" draw:formula="0 - ?f220"/>
            <draw:equation draw:name="f222" draw:formula="?f221 * ?f30"/>
            <draw:equation draw:name="f223" draw:formula="sin(?f219)"/>
            <draw:equation draw:name="f224" draw:formula="0 - ?f223"/>
            <draw:equation draw:name="f225" draw:formula="?f224 * ?f40"/>
            <draw:equation draw:name="f226" draw:formula="sqrt(?f222 * ?f222 + ?f225 * ?f225 + 0 * 0)"/>
            <draw:equation draw:name="f227" draw:formula="?f30 * ?f40 / ?f226"/>
            <draw:equation draw:name="f228" draw:formula="?f224 * ?f227"/>
            <draw:equation draw:name="f229" draw:formula="?f14 - ?f228"/>
            <draw:equation draw:name="f230" draw:formula="?f221 * ?f227"/>
            <draw:equation draw:name="f231" draw:formula="?f13 - ?f230"/>
            <draw:equation draw:name="f232" draw:formula="?f229 - ?f30"/>
            <draw:equation draw:name="f233" draw:formula="?f231 - ?f40"/>
            <draw:equation draw:name="f234" draw:formula="?f229 + ?f30"/>
            <draw:equation draw:name="f235" draw:formula="?f231 + ?f40"/>
            <draw:equation draw:name="f236" draw:formula="?f216 + ?f2"/>
            <draw:equation draw:name="f237" draw:formula="?f236 * ?f9 / ?f1"/>
            <draw:equation draw:name="f238" draw:formula="0 - ?f237"/>
            <draw:equation draw:name="f239" draw:formula="cos(?f238)"/>
            <draw:equation draw:name="f240" draw:formula="0 - ?f239"/>
            <draw:equation draw:name="f241" draw:formula="?f240 * ?f30"/>
            <draw:equation draw:name="f242" draw:formula="sin(?f238)"/>
            <draw:equation draw:name="f243" draw:formula="0 - ?f242"/>
            <draw:equation draw:name="f244" draw:formula="?f243 * ?f40"/>
            <draw:equation draw:name="f245" draw:formula="sqrt(?f241 * ?f241 + ?f244 * ?f244 + 0 * 0)"/>
            <draw:equation draw:name="f246" draw:formula="?f30 * ?f40 / ?f245"/>
            <draw:equation draw:name="f247" draw:formula="?f243 * ?f246"/>
            <draw:equation draw:name="f248" draw:formula="?f229 + ?f247"/>
            <draw:equation draw:name="f249" draw:formula="?f240 * ?f246"/>
            <draw:equation draw:name="f250" draw:formula="?f231 + ?f249"/>
            <draw:equation draw:name="f251" draw:formula="if(?f215, ?f14, ?f232)"/>
            <draw:equation draw:name="f252" draw:formula="if(?f215, ?f13, ?f233)"/>
            <draw:equation draw:name="f253" draw:formula="if(?f215, ?f14, ?f234)"/>
            <draw:equation draw:name="f254" draw:formula="if(?f215, ?f13, ?f235)"/>
            <draw:equation draw:name="f255" draw:formula="if(?f215, ?f232, ?f248)"/>
            <draw:equation draw:name="f256" draw:formula="if(?f215, ?f233, ?f250)"/>
            <draw:equation draw:name="f257" draw:formula="if(?f215, ?f234, ?f248)"/>
            <draw:equation draw:name="f258" draw:formula="if(?f215, ?f235, ?f250)"/>
          </draw:enhanced-geometry>
        </draw:custom-shape>
        <draw:custom-shape svg:x="2.55906in" svg:y="1.54646in" svg:width="1.1811in" svg:height="0.7874in" draw:id="id114" draw:style-name="a779" draw:name="フリーフォーム 12">
          <svg:title/>
          <svg:desc/>
          <text:p text:style-name="a775" text:class-names="" text:cond-style-name=""><text:span text:style-name="a774" text:class-names="">API</text:span></text:p>
          <text:p text:style-name="a778" text:class-names="" text:cond-style-name=""><text:span text:style-name="a776" text:class-names="">（</text:span><text:span text:style-name="a777" text:class-names="">Python）</text:span></text:p>
          <draw:enhanced-geometry xmlns:dr3d="urn:oasis:names:tc:opendocument:xmlns:dr3d:1.0" draw:type="non-primitive" svg:viewBox="0 0 21600 21600" draw:enhanced-path="M ?f12 ?f14 A ?f110 ?f111 ?f112 ?f113 ?f12 ?f14 ?f107 ?f109  W ?f114 ?f115 ?f116 ?f117 ?f12 ?f14 ?f107 ?f109 L ?f15 ?f12 A ?f157 ?f158 ?f159 ?f160 ?f15 ?f12 ?f154 ?f156  W ?f161 ?f162 ?f163 ?f164 ?f15 ?f12 ?f154 ?f156 L ?f13 ?f15 A ?f204 ?f205 ?f206 ?f207 ?f13 ?f15 ?f201 ?f203  W ?f208 ?f209 ?f210 ?f211 ?f13 ?f15 ?f201 ?f203 L ?f14 ?f13 A ?f251 ?f252 ?f253 ?f254 ?f14 ?f13 ?f248 ?f250  W ?f255 ?f256 ?f257 ?f258 ?f14 ?f13 ?f248 ?f250 Z N" draw:text-areas="?f16 ?f16 ?f17 ?f17" draw:glue-points="?f65 ?f66 ?f67 ?f68 ?f65 ?f69 ?f70 ?f68" draw:glue-point-leaving-directions="-0, -0, -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f12 + 2540"/>
            <draw:equation draw:name="f15" draw:formula="?f13 - 2540"/>
            <draw:equation draw:name="f16" draw:formula="?f12 + 800"/>
            <draw:equation draw:name="f17" draw:formula="?f13 - 800"/>
            <draw:equation draw:name="f18" draw:formula="0 - ?f2"/>
            <draw:equation draw:name="f19" draw:formula="?f14 - ?f12"/>
            <draw:equation draw:name="f20" draw:formula="0 - ?f14"/>
            <draw:equation draw:name="f21" draw:formula="21600 - ?f15"/>
            <draw:equation draw:name="f22" draw:formula="?f15 - ?f13"/>
            <draw:equation draw:name="f23" draw:formula="10800 * ?f10"/>
            <draw:equation draw:name="f24" draw:formula="0 * ?f11"/>
            <draw:equation draw:name="f25" draw:formula="0 * ?f10"/>
            <draw:equation draw:name="f26" draw:formula="10800 * ?f11"/>
            <draw:equation draw:name="f27" draw:formula="21600 * ?f11"/>
            <draw:equation draw:name="f28" draw:formula="21600 * ?f10"/>
            <draw:equation draw:name="f29" draw:formula="abs(?f19)"/>
            <draw:equation draw:name="f30" draw:formula="abs(?f20)"/>
            <draw:equation draw:name="f31" draw:formula="if(?f19, ?f18, ?f2)"/>
            <draw:equation draw:name="f32" draw:formula="if(?f19, ?f2, ?f18)"/>
            <draw:equation draw:name="f33" draw:formula="if(?f20, 0, ?f1)"/>
            <draw:equation draw:name="f34" draw:formula="if(?f20, ?f1, 0)"/>
            <draw:equation draw:name="f35" draw:formula="abs(?f21)"/>
            <draw:equation draw:name="f36" draw:formula="if(?f21, ?f18, ?f2)"/>
            <draw:equation draw:name="f37" draw:formula="if(?f21, ?f2, ?f18)"/>
            <draw:equation draw:name="f38" draw:formula="if(?f21, ?f0, ?f2)"/>
            <draw:equation draw:name="f39" draw:formula="if(?f21, ?f2, ?f0)"/>
            <draw:equation draw:name="f40" draw:formula="abs(?f22)"/>
            <draw:equation draw:name="f41" draw:formula="if(?f22, ?f18, ?f2)"/>
            <draw:equation draw:name="f42" draw:formula="if(?f22, ?f2, ?f18)"/>
            <draw:equation draw:name="f43" draw:formula="if(?f21, 0, ?f1)"/>
            <draw:equation draw:name="f44" draw:formula="if(?f21, ?f1, 0)"/>
            <draw:equation draw:name="f45" draw:formula="if(?f20, ?f18, ?f2)"/>
            <draw:equation draw:name="f46" draw:formula="if(?f20, ?f2, ?f18)"/>
            <draw:equation draw:name="f47" draw:formula="if(?f20, ?f0, ?f2)"/>
            <draw:equation draw:name="f48" draw:formula="if(?f20, ?f2, ?f0)"/>
            <draw:equation draw:name="f49" draw:formula="if(?f19, ?f34, ?f33)"/>
            <draw:equation draw:name="f50" draw:formula="if(?f19, ?f33, ?f34)"/>
            <draw:equation draw:name="f51" draw:formula="if(?f20, ?f31, ?f32)"/>
            <draw:equation draw:name="f52" draw:formula="if(?f21, ?f39, ?f38)"/>
            <draw:equation draw:name="f53" draw:formula="if(?f21, ?f38, ?f39)"/>
            <draw:equation draw:name="f54" draw:formula="if(?f19, ?f37, ?f36)"/>
            <draw:equation draw:name="f55" draw:formula="if(?f22, ?f44, ?f43)"/>
            <draw:equation draw:name="f56" draw:formula="if(?f22, ?f43, ?f44)"/>
            <draw:equation draw:name="f57" draw:formula="if(?f21, ?f41, ?f42)"/>
            <draw:equation draw:name="f58" draw:formula="if(?f20, ?f48, ?f47)"/>
            <draw:equation draw:name="f59" draw:formula="if(?f20, ?f47, ?f48)"/>
            <draw:equation draw:name="f60" draw:formula="if(?f22, ?f46, ?f45)"/>
            <draw:equation draw:name="f61" draw:formula="if(?f20, ?f49, ?f50)"/>
            <draw:equation draw:name="f62" draw:formula="if(?f19, ?f53, ?f52)"/>
            <draw:equation draw:name="f63" draw:formula="if(?f21, ?f55, ?f56)"/>
            <draw:equation draw:name="f64" draw:formula="if(?f22, ?f59, ?f58)"/>
            <draw:equation draw:name="f65" draw:formula="?f23 / ?f10"/>
            <draw:equation draw:name="f66" draw:formula="?f24 / ?f11"/>
            <draw:equation draw:name="f67" draw:formula="?f25 / ?f10"/>
            <draw:equation draw:name="f68" draw:formula="?f26 / ?f11"/>
            <draw:equation draw:name="f69" draw:formula="?f27 / ?f11"/>
            <draw:equation draw:name="f70" draw:formula="?f28 / ?f10"/>
            <draw:equation draw:name="f71" draw:formula="21550000 - ?f51"/>
            <draw:equation draw:name="f72" draw:formula="if(?f71, ?f51, 21550000)"/>
            <draw:equation draw:name="f73" draw:formula="-21550000 - ?f72"/>
            <draw:equation draw:name="f74" draw:formula="if(?f73, -21550000, ?f72)"/>
            <draw:equation draw:name="f75" draw:formula="?f61 + ?f74"/>
            <draw:equation draw:name="f76" draw:formula="?f61 + ?f2"/>
            <draw:equation draw:name="f77" draw:formula="?f76 * ?f9 / ?f1"/>
            <draw:equation draw:name="f78" draw:formula="0 - ?f77"/>
            <draw:equation draw:name="f79" draw:formula="cos(?f78)"/>
            <draw:equation draw:name="f80" draw:formula="0 - ?f79"/>
            <draw:equation draw:name="f81" draw:formula="?f80 * ?f29"/>
            <draw:equation draw:name="f82" draw:formula="sin(?f78)"/>
            <draw:equation draw:name="f83" draw:formula="0 - ?f82"/>
            <draw:equation draw:name="f84" draw:formula="?f83 * ?f30"/>
            <draw:equation draw:name="f85" draw:formula="sqrt(?f81 * ?f81 + ?f84 * ?f84 + 0 * 0)"/>
            <draw:equation draw:name="f86" draw:formula="?f29 * ?f30 / ?f85"/>
            <draw:equation draw:name="f87" draw:formula="?f83 * ?f86"/>
            <draw:equation draw:name="f88" draw:formula="?f12 - ?f87"/>
            <draw:equation draw:name="f89" draw:formula="?f80 * ?f86"/>
            <draw:equation draw:name="f90" draw:formula="?f14 - ?f89"/>
            <draw:equation draw:name="f91" draw:formula="?f88 - ?f29"/>
            <draw:equation draw:name="f92" draw:formula="?f90 - ?f30"/>
            <draw:equation draw:name="f93" draw:formula="?f88 + ?f29"/>
            <draw:equation draw:name="f94" draw:formula="?f90 + ?f30"/>
            <draw:equation draw:name="f95" draw:formula="?f75 + ?f2"/>
            <draw:equation draw:name="f96" draw:formula="?f95 * ?f9 / ?f1"/>
            <draw:equation draw:name="f97" draw:formula="0 - ?f96"/>
            <draw:equation draw:name="f98" draw:formula="cos(?f97)"/>
            <draw:equation draw:name="f99" draw:formula="0 - ?f98"/>
            <draw:equation draw:name="f100" draw:formula="?f99 * ?f29"/>
            <draw:equation draw:name="f101" draw:formula="sin(?f97)"/>
            <draw:equation draw:name="f102" draw:formula="0 - ?f101"/>
            <draw:equation draw:name="f103" draw:formula="?f102 * ?f30"/>
            <draw:equation draw:name="f104" draw:formula="sqrt(?f100 * ?f100 + ?f103 * ?f103 + 0 * 0)"/>
            <draw:equation draw:name="f105" draw:formula="?f29 * ?f30 / ?f104"/>
            <draw:equation draw:name="f106" draw:formula="?f102 * ?f105"/>
            <draw:equation draw:name="f107" draw:formula="?f88 + ?f106"/>
            <draw:equation draw:name="f108" draw:formula="?f99 * ?f105"/>
            <draw:equation draw:name="f109" draw:formula="?f90 + ?f108"/>
            <draw:equation draw:name="f110" draw:formula="if(?f74, ?f12, ?f91)"/>
            <draw:equation draw:name="f111" draw:formula="if(?f74, ?f14, ?f92)"/>
            <draw:equation draw:name="f112" draw:formula="if(?f74, ?f12, ?f93)"/>
            <draw:equation draw:name="f113" draw:formula="if(?f74, ?f14, ?f94)"/>
            <draw:equation draw:name="f114" draw:formula="if(?f74, ?f91, ?f107)"/>
            <draw:equation draw:name="f115" draw:formula="if(?f74, ?f92, ?f109)"/>
            <draw:equation draw:name="f116" draw:formula="if(?f74, ?f93, ?f107)"/>
            <draw:equation draw:name="f117" draw:formula="if(?f74, ?f94, ?f109)"/>
            <draw:equation draw:name="f118" draw:formula="21550000 - ?f54"/>
            <draw:equation draw:name="f119" draw:formula="if(?f118, ?f54, 21550000)"/>
            <draw:equation draw:name="f120" draw:formula="-21550000 - ?f119"/>
            <draw:equation draw:name="f121" draw:formula="if(?f120, -21550000, ?f119)"/>
            <draw:equation draw:name="f122" draw:formula="?f62 + ?f121"/>
            <draw:equation draw:name="f123" draw:formula="?f62 + ?f2"/>
            <draw:equation draw:name="f124" draw:formula="?f123 * ?f9 / ?f1"/>
            <draw:equation draw:name="f125" draw:formula="0 - ?f124"/>
            <draw:equation draw:name="f126" draw:formula="cos(?f125)"/>
            <draw:equation draw:name="f127" draw:formula="0 - ?f126"/>
            <draw:equation draw:name="f128" draw:formula="?f127 * ?f35"/>
            <draw:equation draw:name="f129" draw:formula="sin(?f125)"/>
            <draw:equation draw:name="f130" draw:formula="0 - ?f129"/>
            <draw:equation draw:name="f131" draw:formula="?f130 * ?f29"/>
            <draw:equation draw:name="f132" draw:formula="sqrt(?f128 * ?f128 + ?f131 * ?f131 + 0 * 0)"/>
            <draw:equation draw:name="f133" draw:formula="?f35 * ?f29 / ?f132"/>
            <draw:equation draw:name="f134" draw:formula="?f130 * ?f133"/>
            <draw:equation draw:name="f135" draw:formula="?f15 - ?f134"/>
            <draw:equation draw:name="f136" draw:formula="?f127 * ?f133"/>
            <draw:equation draw:name="f137" draw:formula="?f12 - ?f136"/>
            <draw:equation draw:name="f138" draw:formula="?f135 - ?f35"/>
            <draw:equation draw:name="f139" draw:formula="?f137 - ?f29"/>
            <draw:equation draw:name="f140" draw:formula="?f135 + ?f35"/>
            <draw:equation draw:name="f141" draw:formula="?f137 + ?f29"/>
            <draw:equation draw:name="f142" draw:formula="?f122 + ?f2"/>
            <draw:equation draw:name="f143" draw:formula="?f142 * ?f9 / ?f1"/>
            <draw:equation draw:name="f144" draw:formula="0 - ?f143"/>
            <draw:equation draw:name="f145" draw:formula="cos(?f144)"/>
            <draw:equation draw:name="f146" draw:formula="0 - ?f145"/>
            <draw:equation draw:name="f147" draw:formula="?f146 * ?f35"/>
            <draw:equation draw:name="f148" draw:formula="sin(?f144)"/>
            <draw:equation draw:name="f149" draw:formula="0 - ?f148"/>
            <draw:equation draw:name="f150" draw:formula="?f149 * ?f29"/>
            <draw:equation draw:name="f151" draw:formula="sqrt(?f147 * ?f147 + ?f150 * ?f150 + 0 * 0)"/>
            <draw:equation draw:name="f152" draw:formula="?f35 * ?f29 / ?f151"/>
            <draw:equation draw:name="f153" draw:formula="?f149 * ?f152"/>
            <draw:equation draw:name="f154" draw:formula="?f135 + ?f153"/>
            <draw:equation draw:name="f155" draw:formula="?f146 * ?f152"/>
            <draw:equation draw:name="f156" draw:formula="?f137 + ?f155"/>
            <draw:equation draw:name="f157" draw:formula="if(?f121, ?f15, ?f138)"/>
            <draw:equation draw:name="f158" draw:formula="if(?f121, ?f12, ?f139)"/>
            <draw:equation draw:name="f159" draw:formula="if(?f121, ?f15, ?f140)"/>
            <draw:equation draw:name="f160" draw:formula="if(?f121, ?f12, ?f141)"/>
            <draw:equation draw:name="f161" draw:formula="if(?f121, ?f138, ?f154)"/>
            <draw:equation draw:name="f162" draw:formula="if(?f121, ?f139, ?f156)"/>
            <draw:equation draw:name="f163" draw:formula="if(?f121, ?f140, ?f154)"/>
            <draw:equation draw:name="f164" draw:formula="if(?f121, ?f141, ?f156)"/>
            <draw:equation draw:name="f165" draw:formula="21550000 - ?f57"/>
            <draw:equation draw:name="f166" draw:formula="if(?f165, ?f57, 21550000)"/>
            <draw:equation draw:name="f167" draw:formula="-21550000 - ?f166"/>
            <draw:equation draw:name="f168" draw:formula="if(?f167, -21550000, ?f166)"/>
            <draw:equation draw:name="f169" draw:formula="?f63 + ?f168"/>
            <draw:equation draw:name="f170" draw:formula="?f63 + ?f2"/>
            <draw:equation draw:name="f171" draw:formula="?f170 * ?f9 / ?f1"/>
            <draw:equation draw:name="f172" draw:formula="0 - ?f171"/>
            <draw:equation draw:name="f173" draw:formula="cos(?f172)"/>
            <draw:equation draw:name="f174" draw:formula="0 - ?f173"/>
            <draw:equation draw:name="f175" draw:formula="?f174 * ?f40"/>
            <draw:equation draw:name="f176" draw:formula="sin(?f172)"/>
            <draw:equation draw:name="f177" draw:formula="0 - ?f176"/>
            <draw:equation draw:name="f178" draw:formula="?f177 * ?f35"/>
            <draw:equation draw:name="f179" draw:formula="sqrt(?f175 * ?f175 + ?f178 * ?f178 + 0 * 0)"/>
            <draw:equation draw:name="f180" draw:formula="?f40 * ?f35 / ?f179"/>
            <draw:equation draw:name="f181" draw:formula="?f177 * ?f180"/>
            <draw:equation draw:name="f182" draw:formula="?f13 - ?f181"/>
            <draw:equation draw:name="f183" draw:formula="?f174 * ?f180"/>
            <draw:equation draw:name="f184" draw:formula="?f15 - ?f183"/>
            <draw:equation draw:name="f185" draw:formula="?f182 - ?f40"/>
            <draw:equation draw:name="f186" draw:formula="?f184 - ?f35"/>
            <draw:equation draw:name="f187" draw:formula="?f182 + ?f40"/>
            <draw:equation draw:name="f188" draw:formula="?f184 + ?f35"/>
            <draw:equation draw:name="f189" draw:formula="?f169 + ?f2"/>
            <draw:equation draw:name="f190" draw:formula="?f189 * ?f9 / ?f1"/>
            <draw:equation draw:name="f191" draw:formula="0 - ?f190"/>
            <draw:equation draw:name="f192" draw:formula="cos(?f191)"/>
            <draw:equation draw:name="f193" draw:formula="0 - ?f192"/>
            <draw:equation draw:name="f194" draw:formula="?f193 * ?f40"/>
            <draw:equation draw:name="f195" draw:formula="sin(?f191)"/>
            <draw:equation draw:name="f196" draw:formula="0 - ?f195"/>
            <draw:equation draw:name="f197" draw:formula="?f196 * ?f35"/>
            <draw:equation draw:name="f198" draw:formula="sqrt(?f194 * ?f194 + ?f197 * ?f197 + 0 * 0)"/>
            <draw:equation draw:name="f199" draw:formula="?f40 * ?f35 / ?f198"/>
            <draw:equation draw:name="f200" draw:formula="?f196 * ?f199"/>
            <draw:equation draw:name="f201" draw:formula="?f182 + ?f200"/>
            <draw:equation draw:name="f202" draw:formula="?f193 * ?f199"/>
            <draw:equation draw:name="f203" draw:formula="?f184 + ?f202"/>
            <draw:equation draw:name="f204" draw:formula="if(?f168, ?f13, ?f185)"/>
            <draw:equation draw:name="f205" draw:formula="if(?f168, ?f15, ?f186)"/>
            <draw:equation draw:name="f206" draw:formula="if(?f168, ?f13, ?f187)"/>
            <draw:equation draw:name="f207" draw:formula="if(?f168, ?f15, ?f188)"/>
            <draw:equation draw:name="f208" draw:formula="if(?f168, ?f185, ?f201)"/>
            <draw:equation draw:name="f209" draw:formula="if(?f168, ?f186, ?f203)"/>
            <draw:equation draw:name="f210" draw:formula="if(?f168, ?f187, ?f201)"/>
            <draw:equation draw:name="f211" draw:formula="if(?f168, ?f188, ?f203)"/>
            <draw:equation draw:name="f212" draw:formula="21550000 - ?f60"/>
            <draw:equation draw:name="f213" draw:formula="if(?f212, ?f60, 21550000)"/>
            <draw:equation draw:name="f214" draw:formula="-21550000 - ?f213"/>
            <draw:equation draw:name="f215" draw:formula="if(?f214, -21550000, ?f213)"/>
            <draw:equation draw:name="f216" draw:formula="?f64 + ?f215"/>
            <draw:equation draw:name="f217" draw:formula="?f64 + ?f2"/>
            <draw:equation draw:name="f218" draw:formula="?f217 * ?f9 / ?f1"/>
            <draw:equation draw:name="f219" draw:formula="0 - ?f218"/>
            <draw:equation draw:name="f220" draw:formula="cos(?f219)"/>
            <draw:equation draw:name="f221" draw:formula="0 - ?f220"/>
            <draw:equation draw:name="f222" draw:formula="?f221 * ?f30"/>
            <draw:equation draw:name="f223" draw:formula="sin(?f219)"/>
            <draw:equation draw:name="f224" draw:formula="0 - ?f223"/>
            <draw:equation draw:name="f225" draw:formula="?f224 * ?f40"/>
            <draw:equation draw:name="f226" draw:formula="sqrt(?f222 * ?f222 + ?f225 * ?f225 + 0 * 0)"/>
            <draw:equation draw:name="f227" draw:formula="?f30 * ?f40 / ?f226"/>
            <draw:equation draw:name="f228" draw:formula="?f224 * ?f227"/>
            <draw:equation draw:name="f229" draw:formula="?f14 - ?f228"/>
            <draw:equation draw:name="f230" draw:formula="?f221 * ?f227"/>
            <draw:equation draw:name="f231" draw:formula="?f13 - ?f230"/>
            <draw:equation draw:name="f232" draw:formula="?f229 - ?f30"/>
            <draw:equation draw:name="f233" draw:formula="?f231 - ?f40"/>
            <draw:equation draw:name="f234" draw:formula="?f229 + ?f30"/>
            <draw:equation draw:name="f235" draw:formula="?f231 + ?f40"/>
            <draw:equation draw:name="f236" draw:formula="?f216 + ?f2"/>
            <draw:equation draw:name="f237" draw:formula="?f236 * ?f9 / ?f1"/>
            <draw:equation draw:name="f238" draw:formula="0 - ?f237"/>
            <draw:equation draw:name="f239" draw:formula="cos(?f238)"/>
            <draw:equation draw:name="f240" draw:formula="0 - ?f239"/>
            <draw:equation draw:name="f241" draw:formula="?f240 * ?f30"/>
            <draw:equation draw:name="f242" draw:formula="sin(?f238)"/>
            <draw:equation draw:name="f243" draw:formula="0 - ?f242"/>
            <draw:equation draw:name="f244" draw:formula="?f243 * ?f40"/>
            <draw:equation draw:name="f245" draw:formula="sqrt(?f241 * ?f241 + ?f244 * ?f244 + 0 * 0)"/>
            <draw:equation draw:name="f246" draw:formula="?f30 * ?f40 / ?f245"/>
            <draw:equation draw:name="f247" draw:formula="?f243 * ?f246"/>
            <draw:equation draw:name="f248" draw:formula="?f229 + ?f247"/>
            <draw:equation draw:name="f249" draw:formula="?f240 * ?f246"/>
            <draw:equation draw:name="f250" draw:formula="?f231 + ?f249"/>
            <draw:equation draw:name="f251" draw:formula="if(?f215, ?f14, ?f232)"/>
            <draw:equation draw:name="f252" draw:formula="if(?f215, ?f13, ?f233)"/>
            <draw:equation draw:name="f253" draw:formula="if(?f215, ?f14, ?f234)"/>
            <draw:equation draw:name="f254" draw:formula="if(?f215, ?f13, ?f235)"/>
            <draw:equation draw:name="f255" draw:formula="if(?f215, ?f232, ?f248)"/>
            <draw:equation draw:name="f256" draw:formula="if(?f215, ?f233, ?f250)"/>
            <draw:equation draw:name="f257" draw:formula="if(?f215, ?f234, ?f248)"/>
            <draw:equation draw:name="f258" draw:formula="if(?f215, ?f235, ?f250)"/>
          </draw:enhanced-geometry>
        </draw:custom-shape>
        <draw:custom-shape svg:x="1.1811in" svg:y="1.53543in" svg:width="1.1811in" svg:height="0.7874in" draw:id="id115" draw:style-name="a784" draw:name="フリーフォーム 13">
          <svg:title/>
          <svg:desc/>
          <text:p text:style-name="a781" text:class-names="" text:cond-style-name=""><text:span text:style-name="a780" text:class-names="">Eel</text:span></text:p>
          <text:p text:style-name="a783" text:class-names="" text:cond-style-name=""><text:span text:style-name="a782" text:class-names="">（html, D3）</text:span></text:p>
          <draw:enhanced-geometry xmlns:dr3d="urn:oasis:names:tc:opendocument:xmlns:dr3d:1.0" draw:type="non-primitive" svg:viewBox="0 0 21600 21600" draw:enhanced-path="M ?f12 ?f14 A ?f110 ?f111 ?f112 ?f113 ?f12 ?f14 ?f107 ?f109  W ?f114 ?f115 ?f116 ?f117 ?f12 ?f14 ?f107 ?f109 L ?f15 ?f12 A ?f157 ?f158 ?f159 ?f160 ?f15 ?f12 ?f154 ?f156  W ?f161 ?f162 ?f163 ?f164 ?f15 ?f12 ?f154 ?f156 L ?f13 ?f15 A ?f204 ?f205 ?f206 ?f207 ?f13 ?f15 ?f201 ?f203  W ?f208 ?f209 ?f210 ?f211 ?f13 ?f15 ?f201 ?f203 L ?f14 ?f13 A ?f251 ?f252 ?f253 ?f254 ?f14 ?f13 ?f248 ?f250  W ?f255 ?f256 ?f257 ?f258 ?f14 ?f13 ?f248 ?f250 Z N" draw:text-areas="?f16 ?f16 ?f17 ?f17" draw:glue-points="?f65 ?f66 ?f67 ?f68 ?f65 ?f69 ?f70 ?f68" draw:glue-point-leaving-directions="-0, -0, -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f12 + 2540"/>
            <draw:equation draw:name="f15" draw:formula="?f13 - 2540"/>
            <draw:equation draw:name="f16" draw:formula="?f12 + 800"/>
            <draw:equation draw:name="f17" draw:formula="?f13 - 800"/>
            <draw:equation draw:name="f18" draw:formula="0 - ?f2"/>
            <draw:equation draw:name="f19" draw:formula="?f14 - ?f12"/>
            <draw:equation draw:name="f20" draw:formula="0 - ?f14"/>
            <draw:equation draw:name="f21" draw:formula="21600 - ?f15"/>
            <draw:equation draw:name="f22" draw:formula="?f15 - ?f13"/>
            <draw:equation draw:name="f23" draw:formula="10800 * ?f10"/>
            <draw:equation draw:name="f24" draw:formula="0 * ?f11"/>
            <draw:equation draw:name="f25" draw:formula="0 * ?f10"/>
            <draw:equation draw:name="f26" draw:formula="10800 * ?f11"/>
            <draw:equation draw:name="f27" draw:formula="21600 * ?f11"/>
            <draw:equation draw:name="f28" draw:formula="21600 * ?f10"/>
            <draw:equation draw:name="f29" draw:formula="abs(?f19)"/>
            <draw:equation draw:name="f30" draw:formula="abs(?f20)"/>
            <draw:equation draw:name="f31" draw:formula="if(?f19, ?f18, ?f2)"/>
            <draw:equation draw:name="f32" draw:formula="if(?f19, ?f2, ?f18)"/>
            <draw:equation draw:name="f33" draw:formula="if(?f20, 0, ?f1)"/>
            <draw:equation draw:name="f34" draw:formula="if(?f20, ?f1, 0)"/>
            <draw:equation draw:name="f35" draw:formula="abs(?f21)"/>
            <draw:equation draw:name="f36" draw:formula="if(?f21, ?f18, ?f2)"/>
            <draw:equation draw:name="f37" draw:formula="if(?f21, ?f2, ?f18)"/>
            <draw:equation draw:name="f38" draw:formula="if(?f21, ?f0, ?f2)"/>
            <draw:equation draw:name="f39" draw:formula="if(?f21, ?f2, ?f0)"/>
            <draw:equation draw:name="f40" draw:formula="abs(?f22)"/>
            <draw:equation draw:name="f41" draw:formula="if(?f22, ?f18, ?f2)"/>
            <draw:equation draw:name="f42" draw:formula="if(?f22, ?f2, ?f18)"/>
            <draw:equation draw:name="f43" draw:formula="if(?f21, 0, ?f1)"/>
            <draw:equation draw:name="f44" draw:formula="if(?f21, ?f1, 0)"/>
            <draw:equation draw:name="f45" draw:formula="if(?f20, ?f18, ?f2)"/>
            <draw:equation draw:name="f46" draw:formula="if(?f20, ?f2, ?f18)"/>
            <draw:equation draw:name="f47" draw:formula="if(?f20, ?f0, ?f2)"/>
            <draw:equation draw:name="f48" draw:formula="if(?f20, ?f2, ?f0)"/>
            <draw:equation draw:name="f49" draw:formula="if(?f19, ?f34, ?f33)"/>
            <draw:equation draw:name="f50" draw:formula="if(?f19, ?f33, ?f34)"/>
            <draw:equation draw:name="f51" draw:formula="if(?f20, ?f31, ?f32)"/>
            <draw:equation draw:name="f52" draw:formula="if(?f21, ?f39, ?f38)"/>
            <draw:equation draw:name="f53" draw:formula="if(?f21, ?f38, ?f39)"/>
            <draw:equation draw:name="f54" draw:formula="if(?f19, ?f37, ?f36)"/>
            <draw:equation draw:name="f55" draw:formula="if(?f22, ?f44, ?f43)"/>
            <draw:equation draw:name="f56" draw:formula="if(?f22, ?f43, ?f44)"/>
            <draw:equation draw:name="f57" draw:formula="if(?f21, ?f41, ?f42)"/>
            <draw:equation draw:name="f58" draw:formula="if(?f20, ?f48, ?f47)"/>
            <draw:equation draw:name="f59" draw:formula="if(?f20, ?f47, ?f48)"/>
            <draw:equation draw:name="f60" draw:formula="if(?f22, ?f46, ?f45)"/>
            <draw:equation draw:name="f61" draw:formula="if(?f20, ?f49, ?f50)"/>
            <draw:equation draw:name="f62" draw:formula="if(?f19, ?f53, ?f52)"/>
            <draw:equation draw:name="f63" draw:formula="if(?f21, ?f55, ?f56)"/>
            <draw:equation draw:name="f64" draw:formula="if(?f22, ?f59, ?f58)"/>
            <draw:equation draw:name="f65" draw:formula="?f23 / ?f10"/>
            <draw:equation draw:name="f66" draw:formula="?f24 / ?f11"/>
            <draw:equation draw:name="f67" draw:formula="?f25 / ?f10"/>
            <draw:equation draw:name="f68" draw:formula="?f26 / ?f11"/>
            <draw:equation draw:name="f69" draw:formula="?f27 / ?f11"/>
            <draw:equation draw:name="f70" draw:formula="?f28 / ?f10"/>
            <draw:equation draw:name="f71" draw:formula="21550000 - ?f51"/>
            <draw:equation draw:name="f72" draw:formula="if(?f71, ?f51, 21550000)"/>
            <draw:equation draw:name="f73" draw:formula="-21550000 - ?f72"/>
            <draw:equation draw:name="f74" draw:formula="if(?f73, -21550000, ?f72)"/>
            <draw:equation draw:name="f75" draw:formula="?f61 + ?f74"/>
            <draw:equation draw:name="f76" draw:formula="?f61 + ?f2"/>
            <draw:equation draw:name="f77" draw:formula="?f76 * ?f9 / ?f1"/>
            <draw:equation draw:name="f78" draw:formula="0 - ?f77"/>
            <draw:equation draw:name="f79" draw:formula="cos(?f78)"/>
            <draw:equation draw:name="f80" draw:formula="0 - ?f79"/>
            <draw:equation draw:name="f81" draw:formula="?f80 * ?f29"/>
            <draw:equation draw:name="f82" draw:formula="sin(?f78)"/>
            <draw:equation draw:name="f83" draw:formula="0 - ?f82"/>
            <draw:equation draw:name="f84" draw:formula="?f83 * ?f30"/>
            <draw:equation draw:name="f85" draw:formula="sqrt(?f81 * ?f81 + ?f84 * ?f84 + 0 * 0)"/>
            <draw:equation draw:name="f86" draw:formula="?f29 * ?f30 / ?f85"/>
            <draw:equation draw:name="f87" draw:formula="?f83 * ?f86"/>
            <draw:equation draw:name="f88" draw:formula="?f12 - ?f87"/>
            <draw:equation draw:name="f89" draw:formula="?f80 * ?f86"/>
            <draw:equation draw:name="f90" draw:formula="?f14 - ?f89"/>
            <draw:equation draw:name="f91" draw:formula="?f88 - ?f29"/>
            <draw:equation draw:name="f92" draw:formula="?f90 - ?f30"/>
            <draw:equation draw:name="f93" draw:formula="?f88 + ?f29"/>
            <draw:equation draw:name="f94" draw:formula="?f90 + ?f30"/>
            <draw:equation draw:name="f95" draw:formula="?f75 + ?f2"/>
            <draw:equation draw:name="f96" draw:formula="?f95 * ?f9 / ?f1"/>
            <draw:equation draw:name="f97" draw:formula="0 - ?f96"/>
            <draw:equation draw:name="f98" draw:formula="cos(?f97)"/>
            <draw:equation draw:name="f99" draw:formula="0 - ?f98"/>
            <draw:equation draw:name="f100" draw:formula="?f99 * ?f29"/>
            <draw:equation draw:name="f101" draw:formula="sin(?f97)"/>
            <draw:equation draw:name="f102" draw:formula="0 - ?f101"/>
            <draw:equation draw:name="f103" draw:formula="?f102 * ?f30"/>
            <draw:equation draw:name="f104" draw:formula="sqrt(?f100 * ?f100 + ?f103 * ?f103 + 0 * 0)"/>
            <draw:equation draw:name="f105" draw:formula="?f29 * ?f30 / ?f104"/>
            <draw:equation draw:name="f106" draw:formula="?f102 * ?f105"/>
            <draw:equation draw:name="f107" draw:formula="?f88 + ?f106"/>
            <draw:equation draw:name="f108" draw:formula="?f99 * ?f105"/>
            <draw:equation draw:name="f109" draw:formula="?f90 + ?f108"/>
            <draw:equation draw:name="f110" draw:formula="if(?f74, ?f12, ?f91)"/>
            <draw:equation draw:name="f111" draw:formula="if(?f74, ?f14, ?f92)"/>
            <draw:equation draw:name="f112" draw:formula="if(?f74, ?f12, ?f93)"/>
            <draw:equation draw:name="f113" draw:formula="if(?f74, ?f14, ?f94)"/>
            <draw:equation draw:name="f114" draw:formula="if(?f74, ?f91, ?f107)"/>
            <draw:equation draw:name="f115" draw:formula="if(?f74, ?f92, ?f109)"/>
            <draw:equation draw:name="f116" draw:formula="if(?f74, ?f93, ?f107)"/>
            <draw:equation draw:name="f117" draw:formula="if(?f74, ?f94, ?f109)"/>
            <draw:equation draw:name="f118" draw:formula="21550000 - ?f54"/>
            <draw:equation draw:name="f119" draw:formula="if(?f118, ?f54, 21550000)"/>
            <draw:equation draw:name="f120" draw:formula="-21550000 - ?f119"/>
            <draw:equation draw:name="f121" draw:formula="if(?f120, -21550000, ?f119)"/>
            <draw:equation draw:name="f122" draw:formula="?f62 + ?f121"/>
            <draw:equation draw:name="f123" draw:formula="?f62 + ?f2"/>
            <draw:equation draw:name="f124" draw:formula="?f123 * ?f9 / ?f1"/>
            <draw:equation draw:name="f125" draw:formula="0 - ?f124"/>
            <draw:equation draw:name="f126" draw:formula="cos(?f125)"/>
            <draw:equation draw:name="f127" draw:formula="0 - ?f126"/>
            <draw:equation draw:name="f128" draw:formula="?f127 * ?f35"/>
            <draw:equation draw:name="f129" draw:formula="sin(?f125)"/>
            <draw:equation draw:name="f130" draw:formula="0 - ?f129"/>
            <draw:equation draw:name="f131" draw:formula="?f130 * ?f29"/>
            <draw:equation draw:name="f132" draw:formula="sqrt(?f128 * ?f128 + ?f131 * ?f131 + 0 * 0)"/>
            <draw:equation draw:name="f133" draw:formula="?f35 * ?f29 / ?f132"/>
            <draw:equation draw:name="f134" draw:formula="?f130 * ?f133"/>
            <draw:equation draw:name="f135" draw:formula="?f15 - ?f134"/>
            <draw:equation draw:name="f136" draw:formula="?f127 * ?f133"/>
            <draw:equation draw:name="f137" draw:formula="?f12 - ?f136"/>
            <draw:equation draw:name="f138" draw:formula="?f135 - ?f35"/>
            <draw:equation draw:name="f139" draw:formula="?f137 - ?f29"/>
            <draw:equation draw:name="f140" draw:formula="?f135 + ?f35"/>
            <draw:equation draw:name="f141" draw:formula="?f137 + ?f29"/>
            <draw:equation draw:name="f142" draw:formula="?f122 + ?f2"/>
            <draw:equation draw:name="f143" draw:formula="?f142 * ?f9 / ?f1"/>
            <draw:equation draw:name="f144" draw:formula="0 - ?f143"/>
            <draw:equation draw:name="f145" draw:formula="cos(?f144)"/>
            <draw:equation draw:name="f146" draw:formula="0 - ?f145"/>
            <draw:equation draw:name="f147" draw:formula="?f146 * ?f35"/>
            <draw:equation draw:name="f148" draw:formula="sin(?f144)"/>
            <draw:equation draw:name="f149" draw:formula="0 - ?f148"/>
            <draw:equation draw:name="f150" draw:formula="?f149 * ?f29"/>
            <draw:equation draw:name="f151" draw:formula="sqrt(?f147 * ?f147 + ?f150 * ?f150 + 0 * 0)"/>
            <draw:equation draw:name="f152" draw:formula="?f35 * ?f29 / ?f151"/>
            <draw:equation draw:name="f153" draw:formula="?f149 * ?f152"/>
            <draw:equation draw:name="f154" draw:formula="?f135 + ?f153"/>
            <draw:equation draw:name="f155" draw:formula="?f146 * ?f152"/>
            <draw:equation draw:name="f156" draw:formula="?f137 + ?f155"/>
            <draw:equation draw:name="f157" draw:formula="if(?f121, ?f15, ?f138)"/>
            <draw:equation draw:name="f158" draw:formula="if(?f121, ?f12, ?f139)"/>
            <draw:equation draw:name="f159" draw:formula="if(?f121, ?f15, ?f140)"/>
            <draw:equation draw:name="f160" draw:formula="if(?f121, ?f12, ?f141)"/>
            <draw:equation draw:name="f161" draw:formula="if(?f121, ?f138, ?f154)"/>
            <draw:equation draw:name="f162" draw:formula="if(?f121, ?f139, ?f156)"/>
            <draw:equation draw:name="f163" draw:formula="if(?f121, ?f140, ?f154)"/>
            <draw:equation draw:name="f164" draw:formula="if(?f121, ?f141, ?f156)"/>
            <draw:equation draw:name="f165" draw:formula="21550000 - ?f57"/>
            <draw:equation draw:name="f166" draw:formula="if(?f165, ?f57, 21550000)"/>
            <draw:equation draw:name="f167" draw:formula="-21550000 - ?f166"/>
            <draw:equation draw:name="f168" draw:formula="if(?f167, -21550000, ?f166)"/>
            <draw:equation draw:name="f169" draw:formula="?f63 + ?f168"/>
            <draw:equation draw:name="f170" draw:formula="?f63 + ?f2"/>
            <draw:equation draw:name="f171" draw:formula="?f170 * ?f9 / ?f1"/>
            <draw:equation draw:name="f172" draw:formula="0 - ?f171"/>
            <draw:equation draw:name="f173" draw:formula="cos(?f172)"/>
            <draw:equation draw:name="f174" draw:formula="0 - ?f173"/>
            <draw:equation draw:name="f175" draw:formula="?f174 * ?f40"/>
            <draw:equation draw:name="f176" draw:formula="sin(?f172)"/>
            <draw:equation draw:name="f177" draw:formula="0 - ?f176"/>
            <draw:equation draw:name="f178" draw:formula="?f177 * ?f35"/>
            <draw:equation draw:name="f179" draw:formula="sqrt(?f175 * ?f175 + ?f178 * ?f178 + 0 * 0)"/>
            <draw:equation draw:name="f180" draw:formula="?f40 * ?f35 / ?f179"/>
            <draw:equation draw:name="f181" draw:formula="?f177 * ?f180"/>
            <draw:equation draw:name="f182" draw:formula="?f13 - ?f181"/>
            <draw:equation draw:name="f183" draw:formula="?f174 * ?f180"/>
            <draw:equation draw:name="f184" draw:formula="?f15 - ?f183"/>
            <draw:equation draw:name="f185" draw:formula="?f182 - ?f40"/>
            <draw:equation draw:name="f186" draw:formula="?f184 - ?f35"/>
            <draw:equation draw:name="f187" draw:formula="?f182 + ?f40"/>
            <draw:equation draw:name="f188" draw:formula="?f184 + ?f35"/>
            <draw:equation draw:name="f189" draw:formula="?f169 + ?f2"/>
            <draw:equation draw:name="f190" draw:formula="?f189 * ?f9 / ?f1"/>
            <draw:equation draw:name="f191" draw:formula="0 - ?f190"/>
            <draw:equation draw:name="f192" draw:formula="cos(?f191)"/>
            <draw:equation draw:name="f193" draw:formula="0 - ?f192"/>
            <draw:equation draw:name="f194" draw:formula="?f193 * ?f40"/>
            <draw:equation draw:name="f195" draw:formula="sin(?f191)"/>
            <draw:equation draw:name="f196" draw:formula="0 - ?f195"/>
            <draw:equation draw:name="f197" draw:formula="?f196 * ?f35"/>
            <draw:equation draw:name="f198" draw:formula="sqrt(?f194 * ?f194 + ?f197 * ?f197 + 0 * 0)"/>
            <draw:equation draw:name="f199" draw:formula="?f40 * ?f35 / ?f198"/>
            <draw:equation draw:name="f200" draw:formula="?f196 * ?f199"/>
            <draw:equation draw:name="f201" draw:formula="?f182 + ?f200"/>
            <draw:equation draw:name="f202" draw:formula="?f193 * ?f199"/>
            <draw:equation draw:name="f203" draw:formula="?f184 + ?f202"/>
            <draw:equation draw:name="f204" draw:formula="if(?f168, ?f13, ?f185)"/>
            <draw:equation draw:name="f205" draw:formula="if(?f168, ?f15, ?f186)"/>
            <draw:equation draw:name="f206" draw:formula="if(?f168, ?f13, ?f187)"/>
            <draw:equation draw:name="f207" draw:formula="if(?f168, ?f15, ?f188)"/>
            <draw:equation draw:name="f208" draw:formula="if(?f168, ?f185, ?f201)"/>
            <draw:equation draw:name="f209" draw:formula="if(?f168, ?f186, ?f203)"/>
            <draw:equation draw:name="f210" draw:formula="if(?f168, ?f187, ?f201)"/>
            <draw:equation draw:name="f211" draw:formula="if(?f168, ?f188, ?f203)"/>
            <draw:equation draw:name="f212" draw:formula="21550000 - ?f60"/>
            <draw:equation draw:name="f213" draw:formula="if(?f212, ?f60, 21550000)"/>
            <draw:equation draw:name="f214" draw:formula="-21550000 - ?f213"/>
            <draw:equation draw:name="f215" draw:formula="if(?f214, -21550000, ?f213)"/>
            <draw:equation draw:name="f216" draw:formula="?f64 + ?f215"/>
            <draw:equation draw:name="f217" draw:formula="?f64 + ?f2"/>
            <draw:equation draw:name="f218" draw:formula="?f217 * ?f9 / ?f1"/>
            <draw:equation draw:name="f219" draw:formula="0 - ?f218"/>
            <draw:equation draw:name="f220" draw:formula="cos(?f219)"/>
            <draw:equation draw:name="f221" draw:formula="0 - ?f220"/>
            <draw:equation draw:name="f222" draw:formula="?f221 * ?f30"/>
            <draw:equation draw:name="f223" draw:formula="sin(?f219)"/>
            <draw:equation draw:name="f224" draw:formula="0 - ?f223"/>
            <draw:equation draw:name="f225" draw:formula="?f224 * ?f40"/>
            <draw:equation draw:name="f226" draw:formula="sqrt(?f222 * ?f222 + ?f225 * ?f225 + 0 * 0)"/>
            <draw:equation draw:name="f227" draw:formula="?f30 * ?f40 / ?f226"/>
            <draw:equation draw:name="f228" draw:formula="?f224 * ?f227"/>
            <draw:equation draw:name="f229" draw:formula="?f14 - ?f228"/>
            <draw:equation draw:name="f230" draw:formula="?f221 * ?f227"/>
            <draw:equation draw:name="f231" draw:formula="?f13 - ?f230"/>
            <draw:equation draw:name="f232" draw:formula="?f229 - ?f30"/>
            <draw:equation draw:name="f233" draw:formula="?f231 - ?f40"/>
            <draw:equation draw:name="f234" draw:formula="?f229 + ?f30"/>
            <draw:equation draw:name="f235" draw:formula="?f231 + ?f40"/>
            <draw:equation draw:name="f236" draw:formula="?f216 + ?f2"/>
            <draw:equation draw:name="f237" draw:formula="?f236 * ?f9 / ?f1"/>
            <draw:equation draw:name="f238" draw:formula="0 - ?f237"/>
            <draw:equation draw:name="f239" draw:formula="cos(?f238)"/>
            <draw:equation draw:name="f240" draw:formula="0 - ?f239"/>
            <draw:equation draw:name="f241" draw:formula="?f240 * ?f30"/>
            <draw:equation draw:name="f242" draw:formula="sin(?f238)"/>
            <draw:equation draw:name="f243" draw:formula="0 - ?f242"/>
            <draw:equation draw:name="f244" draw:formula="?f243 * ?f40"/>
            <draw:equation draw:name="f245" draw:formula="sqrt(?f241 * ?f241 + ?f244 * ?f244 + 0 * 0)"/>
            <draw:equation draw:name="f246" draw:formula="?f30 * ?f40 / ?f245"/>
            <draw:equation draw:name="f247" draw:formula="?f243 * ?f246"/>
            <draw:equation draw:name="f248" draw:formula="?f229 + ?f247"/>
            <draw:equation draw:name="f249" draw:formula="?f240 * ?f246"/>
            <draw:equation draw:name="f250" draw:formula="?f231 + ?f249"/>
            <draw:equation draw:name="f251" draw:formula="if(?f215, ?f14, ?f232)"/>
            <draw:equation draw:name="f252" draw:formula="if(?f215, ?f13, ?f233)"/>
            <draw:equation draw:name="f253" draw:formula="if(?f215, ?f14, ?f234)"/>
            <draw:equation draw:name="f254" draw:formula="if(?f215, ?f13, ?f235)"/>
            <draw:equation draw:name="f255" draw:formula="if(?f215, ?f232, ?f248)"/>
            <draw:equation draw:name="f256" draw:formula="if(?f215, ?f233, ?f250)"/>
            <draw:equation draw:name="f257" draw:formula="if(?f215, ?f234, ?f248)"/>
            <draw:equation draw:name="f258" draw:formula="if(?f215, ?f235, ?f250)"/>
          </draw:enhanced-geometry>
        </draw:custom-shape>
        <draw:custom-shape svg:x="3.93701in" svg:y="1.54646in" svg:width="1.1811in" svg:height="0.7874in" draw:id="id116" draw:style-name="a789" draw:name="フリーフォーム 14">
          <svg:title/>
          <svg:desc/>
          <text:p text:style-name="a786" text:class-names="" text:cond-style-name=""><text:span text:style-name="a785" text:class-names="">DB</text:span></text:p>
          <text:p text:style-name="a788" text:class-names="" text:cond-style-name=""><text:span text:style-name="a787" text:class-names="">（json）</text:span></text:p>
          <draw:enhanced-geometry xmlns:dr3d="urn:oasis:names:tc:opendocument:xmlns:dr3d:1.0" draw:type="non-primitive" svg:viewBox="0 0 21600 21600" draw:enhanced-path="M ?f12 ?f14 A ?f110 ?f111 ?f112 ?f113 ?f12 ?f14 ?f107 ?f109  W ?f114 ?f115 ?f116 ?f117 ?f12 ?f14 ?f107 ?f109 L ?f15 ?f12 A ?f157 ?f158 ?f159 ?f160 ?f15 ?f12 ?f154 ?f156  W ?f161 ?f162 ?f163 ?f164 ?f15 ?f12 ?f154 ?f156 L ?f13 ?f15 A ?f204 ?f205 ?f206 ?f207 ?f13 ?f15 ?f201 ?f203  W ?f208 ?f209 ?f210 ?f211 ?f13 ?f15 ?f201 ?f203 L ?f14 ?f13 A ?f251 ?f252 ?f253 ?f254 ?f14 ?f13 ?f248 ?f250  W ?f255 ?f256 ?f257 ?f258 ?f14 ?f13 ?f248 ?f250 Z N" draw:text-areas="?f16 ?f16 ?f17 ?f17" draw:glue-points="?f65 ?f66 ?f67 ?f68 ?f65 ?f69 ?f70 ?f68" draw:glue-point-leaving-directions="-0, -0, -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f12 + 2540"/>
            <draw:equation draw:name="f15" draw:formula="?f13 - 2540"/>
            <draw:equation draw:name="f16" draw:formula="?f12 + 800"/>
            <draw:equation draw:name="f17" draw:formula="?f13 - 800"/>
            <draw:equation draw:name="f18" draw:formula="0 - ?f2"/>
            <draw:equation draw:name="f19" draw:formula="?f14 - ?f12"/>
            <draw:equation draw:name="f20" draw:formula="0 - ?f14"/>
            <draw:equation draw:name="f21" draw:formula="21600 - ?f15"/>
            <draw:equation draw:name="f22" draw:formula="?f15 - ?f13"/>
            <draw:equation draw:name="f23" draw:formula="10800 * ?f10"/>
            <draw:equation draw:name="f24" draw:formula="0 * ?f11"/>
            <draw:equation draw:name="f25" draw:formula="0 * ?f10"/>
            <draw:equation draw:name="f26" draw:formula="10800 * ?f11"/>
            <draw:equation draw:name="f27" draw:formula="21600 * ?f11"/>
            <draw:equation draw:name="f28" draw:formula="21600 * ?f10"/>
            <draw:equation draw:name="f29" draw:formula="abs(?f19)"/>
            <draw:equation draw:name="f30" draw:formula="abs(?f20)"/>
            <draw:equation draw:name="f31" draw:formula="if(?f19, ?f18, ?f2)"/>
            <draw:equation draw:name="f32" draw:formula="if(?f19, ?f2, ?f18)"/>
            <draw:equation draw:name="f33" draw:formula="if(?f20, 0, ?f1)"/>
            <draw:equation draw:name="f34" draw:formula="if(?f20, ?f1, 0)"/>
            <draw:equation draw:name="f35" draw:formula="abs(?f21)"/>
            <draw:equation draw:name="f36" draw:formula="if(?f21, ?f18, ?f2)"/>
            <draw:equation draw:name="f37" draw:formula="if(?f21, ?f2, ?f18)"/>
            <draw:equation draw:name="f38" draw:formula="if(?f21, ?f0, ?f2)"/>
            <draw:equation draw:name="f39" draw:formula="if(?f21, ?f2, ?f0)"/>
            <draw:equation draw:name="f40" draw:formula="abs(?f22)"/>
            <draw:equation draw:name="f41" draw:formula="if(?f22, ?f18, ?f2)"/>
            <draw:equation draw:name="f42" draw:formula="if(?f22, ?f2, ?f18)"/>
            <draw:equation draw:name="f43" draw:formula="if(?f21, 0, ?f1)"/>
            <draw:equation draw:name="f44" draw:formula="if(?f21, ?f1, 0)"/>
            <draw:equation draw:name="f45" draw:formula="if(?f20, ?f18, ?f2)"/>
            <draw:equation draw:name="f46" draw:formula="if(?f20, ?f2, ?f18)"/>
            <draw:equation draw:name="f47" draw:formula="if(?f20, ?f0, ?f2)"/>
            <draw:equation draw:name="f48" draw:formula="if(?f20, ?f2, ?f0)"/>
            <draw:equation draw:name="f49" draw:formula="if(?f19, ?f34, ?f33)"/>
            <draw:equation draw:name="f50" draw:formula="if(?f19, ?f33, ?f34)"/>
            <draw:equation draw:name="f51" draw:formula="if(?f20, ?f31, ?f32)"/>
            <draw:equation draw:name="f52" draw:formula="if(?f21, ?f39, ?f38)"/>
            <draw:equation draw:name="f53" draw:formula="if(?f21, ?f38, ?f39)"/>
            <draw:equation draw:name="f54" draw:formula="if(?f19, ?f37, ?f36)"/>
            <draw:equation draw:name="f55" draw:formula="if(?f22, ?f44, ?f43)"/>
            <draw:equation draw:name="f56" draw:formula="if(?f22, ?f43, ?f44)"/>
            <draw:equation draw:name="f57" draw:formula="if(?f21, ?f41, ?f42)"/>
            <draw:equation draw:name="f58" draw:formula="if(?f20, ?f48, ?f47)"/>
            <draw:equation draw:name="f59" draw:formula="if(?f20, ?f47, ?f48)"/>
            <draw:equation draw:name="f60" draw:formula="if(?f22, ?f46, ?f45)"/>
            <draw:equation draw:name="f61" draw:formula="if(?f20, ?f49, ?f50)"/>
            <draw:equation draw:name="f62" draw:formula="if(?f19, ?f53, ?f52)"/>
            <draw:equation draw:name="f63" draw:formula="if(?f21, ?f55, ?f56)"/>
            <draw:equation draw:name="f64" draw:formula="if(?f22, ?f59, ?f58)"/>
            <draw:equation draw:name="f65" draw:formula="?f23 / ?f10"/>
            <draw:equation draw:name="f66" draw:formula="?f24 / ?f11"/>
            <draw:equation draw:name="f67" draw:formula="?f25 / ?f10"/>
            <draw:equation draw:name="f68" draw:formula="?f26 / ?f11"/>
            <draw:equation draw:name="f69" draw:formula="?f27 / ?f11"/>
            <draw:equation draw:name="f70" draw:formula="?f28 / ?f10"/>
            <draw:equation draw:name="f71" draw:formula="21550000 - ?f51"/>
            <draw:equation draw:name="f72" draw:formula="if(?f71, ?f51, 21550000)"/>
            <draw:equation draw:name="f73" draw:formula="-21550000 - ?f72"/>
            <draw:equation draw:name="f74" draw:formula="if(?f73, -21550000, ?f72)"/>
            <draw:equation draw:name="f75" draw:formula="?f61 + ?f74"/>
            <draw:equation draw:name="f76" draw:formula="?f61 + ?f2"/>
            <draw:equation draw:name="f77" draw:formula="?f76 * ?f9 / ?f1"/>
            <draw:equation draw:name="f78" draw:formula="0 - ?f77"/>
            <draw:equation draw:name="f79" draw:formula="cos(?f78)"/>
            <draw:equation draw:name="f80" draw:formula="0 - ?f79"/>
            <draw:equation draw:name="f81" draw:formula="?f80 * ?f29"/>
            <draw:equation draw:name="f82" draw:formula="sin(?f78)"/>
            <draw:equation draw:name="f83" draw:formula="0 - ?f82"/>
            <draw:equation draw:name="f84" draw:formula="?f83 * ?f30"/>
            <draw:equation draw:name="f85" draw:formula="sqrt(?f81 * ?f81 + ?f84 * ?f84 + 0 * 0)"/>
            <draw:equation draw:name="f86" draw:formula="?f29 * ?f30 / ?f85"/>
            <draw:equation draw:name="f87" draw:formula="?f83 * ?f86"/>
            <draw:equation draw:name="f88" draw:formula="?f12 - ?f87"/>
            <draw:equation draw:name="f89" draw:formula="?f80 * ?f86"/>
            <draw:equation draw:name="f90" draw:formula="?f14 - ?f89"/>
            <draw:equation draw:name="f91" draw:formula="?f88 - ?f29"/>
            <draw:equation draw:name="f92" draw:formula="?f90 - ?f30"/>
            <draw:equation draw:name="f93" draw:formula="?f88 + ?f29"/>
            <draw:equation draw:name="f94" draw:formula="?f90 + ?f30"/>
            <draw:equation draw:name="f95" draw:formula="?f75 + ?f2"/>
            <draw:equation draw:name="f96" draw:formula="?f95 * ?f9 / ?f1"/>
            <draw:equation draw:name="f97" draw:formula="0 - ?f96"/>
            <draw:equation draw:name="f98" draw:formula="cos(?f97)"/>
            <draw:equation draw:name="f99" draw:formula="0 - ?f98"/>
            <draw:equation draw:name="f100" draw:formula="?f99 * ?f29"/>
            <draw:equation draw:name="f101" draw:formula="sin(?f97)"/>
            <draw:equation draw:name="f102" draw:formula="0 - ?f101"/>
            <draw:equation draw:name="f103" draw:formula="?f102 * ?f30"/>
            <draw:equation draw:name="f104" draw:formula="sqrt(?f100 * ?f100 + ?f103 * ?f103 + 0 * 0)"/>
            <draw:equation draw:name="f105" draw:formula="?f29 * ?f30 / ?f104"/>
            <draw:equation draw:name="f106" draw:formula="?f102 * ?f105"/>
            <draw:equation draw:name="f107" draw:formula="?f88 + ?f106"/>
            <draw:equation draw:name="f108" draw:formula="?f99 * ?f105"/>
            <draw:equation draw:name="f109" draw:formula="?f90 + ?f108"/>
            <draw:equation draw:name="f110" draw:formula="if(?f74, ?f12, ?f91)"/>
            <draw:equation draw:name="f111" draw:formula="if(?f74, ?f14, ?f92)"/>
            <draw:equation draw:name="f112" draw:formula="if(?f74, ?f12, ?f93)"/>
            <draw:equation draw:name="f113" draw:formula="if(?f74, ?f14, ?f94)"/>
            <draw:equation draw:name="f114" draw:formula="if(?f74, ?f91, ?f107)"/>
            <draw:equation draw:name="f115" draw:formula="if(?f74, ?f92, ?f109)"/>
            <draw:equation draw:name="f116" draw:formula="if(?f74, ?f93, ?f107)"/>
            <draw:equation draw:name="f117" draw:formula="if(?f74, ?f94, ?f109)"/>
            <draw:equation draw:name="f118" draw:formula="21550000 - ?f54"/>
            <draw:equation draw:name="f119" draw:formula="if(?f118, ?f54, 21550000)"/>
            <draw:equation draw:name="f120" draw:formula="-21550000 - ?f119"/>
            <draw:equation draw:name="f121" draw:formula="if(?f120, -21550000, ?f119)"/>
            <draw:equation draw:name="f122" draw:formula="?f62 + ?f121"/>
            <draw:equation draw:name="f123" draw:formula="?f62 + ?f2"/>
            <draw:equation draw:name="f124" draw:formula="?f123 * ?f9 / ?f1"/>
            <draw:equation draw:name="f125" draw:formula="0 - ?f124"/>
            <draw:equation draw:name="f126" draw:formula="cos(?f125)"/>
            <draw:equation draw:name="f127" draw:formula="0 - ?f126"/>
            <draw:equation draw:name="f128" draw:formula="?f127 * ?f35"/>
            <draw:equation draw:name="f129" draw:formula="sin(?f125)"/>
            <draw:equation draw:name="f130" draw:formula="0 - ?f129"/>
            <draw:equation draw:name="f131" draw:formula="?f130 * ?f29"/>
            <draw:equation draw:name="f132" draw:formula="sqrt(?f128 * ?f128 + ?f131 * ?f131 + 0 * 0)"/>
            <draw:equation draw:name="f133" draw:formula="?f35 * ?f29 / ?f132"/>
            <draw:equation draw:name="f134" draw:formula="?f130 * ?f133"/>
            <draw:equation draw:name="f135" draw:formula="?f15 - ?f134"/>
            <draw:equation draw:name="f136" draw:formula="?f127 * ?f133"/>
            <draw:equation draw:name="f137" draw:formula="?f12 - ?f136"/>
            <draw:equation draw:name="f138" draw:formula="?f135 - ?f35"/>
            <draw:equation draw:name="f139" draw:formula="?f137 - ?f29"/>
            <draw:equation draw:name="f140" draw:formula="?f135 + ?f35"/>
            <draw:equation draw:name="f141" draw:formula="?f137 + ?f29"/>
            <draw:equation draw:name="f142" draw:formula="?f122 + ?f2"/>
            <draw:equation draw:name="f143" draw:formula="?f142 * ?f9 / ?f1"/>
            <draw:equation draw:name="f144" draw:formula="0 - ?f143"/>
            <draw:equation draw:name="f145" draw:formula="cos(?f144)"/>
            <draw:equation draw:name="f146" draw:formula="0 - ?f145"/>
            <draw:equation draw:name="f147" draw:formula="?f146 * ?f35"/>
            <draw:equation draw:name="f148" draw:formula="sin(?f144)"/>
            <draw:equation draw:name="f149" draw:formula="0 - ?f148"/>
            <draw:equation draw:name="f150" draw:formula="?f149 * ?f29"/>
            <draw:equation draw:name="f151" draw:formula="sqrt(?f147 * ?f147 + ?f150 * ?f150 + 0 * 0)"/>
            <draw:equation draw:name="f152" draw:formula="?f35 * ?f29 / ?f151"/>
            <draw:equation draw:name="f153" draw:formula="?f149 * ?f152"/>
            <draw:equation draw:name="f154" draw:formula="?f135 + ?f153"/>
            <draw:equation draw:name="f155" draw:formula="?f146 * ?f152"/>
            <draw:equation draw:name="f156" draw:formula="?f137 + ?f155"/>
            <draw:equation draw:name="f157" draw:formula="if(?f121, ?f15, ?f138)"/>
            <draw:equation draw:name="f158" draw:formula="if(?f121, ?f12, ?f139)"/>
            <draw:equation draw:name="f159" draw:formula="if(?f121, ?f15, ?f140)"/>
            <draw:equation draw:name="f160" draw:formula="if(?f121, ?f12, ?f141)"/>
            <draw:equation draw:name="f161" draw:formula="if(?f121, ?f138, ?f154)"/>
            <draw:equation draw:name="f162" draw:formula="if(?f121, ?f139, ?f156)"/>
            <draw:equation draw:name="f163" draw:formula="if(?f121, ?f140, ?f154)"/>
            <draw:equation draw:name="f164" draw:formula="if(?f121, ?f141, ?f156)"/>
            <draw:equation draw:name="f165" draw:formula="21550000 - ?f57"/>
            <draw:equation draw:name="f166" draw:formula="if(?f165, ?f57, 21550000)"/>
            <draw:equation draw:name="f167" draw:formula="-21550000 - ?f166"/>
            <draw:equation draw:name="f168" draw:formula="if(?f167, -21550000, ?f166)"/>
            <draw:equation draw:name="f169" draw:formula="?f63 + ?f168"/>
            <draw:equation draw:name="f170" draw:formula="?f63 + ?f2"/>
            <draw:equation draw:name="f171" draw:formula="?f170 * ?f9 / ?f1"/>
            <draw:equation draw:name="f172" draw:formula="0 - ?f171"/>
            <draw:equation draw:name="f173" draw:formula="cos(?f172)"/>
            <draw:equation draw:name="f174" draw:formula="0 - ?f173"/>
            <draw:equation draw:name="f175" draw:formula="?f174 * ?f40"/>
            <draw:equation draw:name="f176" draw:formula="sin(?f172)"/>
            <draw:equation draw:name="f177" draw:formula="0 - ?f176"/>
            <draw:equation draw:name="f178" draw:formula="?f177 * ?f35"/>
            <draw:equation draw:name="f179" draw:formula="sqrt(?f175 * ?f175 + ?f178 * ?f178 + 0 * 0)"/>
            <draw:equation draw:name="f180" draw:formula="?f40 * ?f35 / ?f179"/>
            <draw:equation draw:name="f181" draw:formula="?f177 * ?f180"/>
            <draw:equation draw:name="f182" draw:formula="?f13 - ?f181"/>
            <draw:equation draw:name="f183" draw:formula="?f174 * ?f180"/>
            <draw:equation draw:name="f184" draw:formula="?f15 - ?f183"/>
            <draw:equation draw:name="f185" draw:formula="?f182 - ?f40"/>
            <draw:equation draw:name="f186" draw:formula="?f184 - ?f35"/>
            <draw:equation draw:name="f187" draw:formula="?f182 + ?f40"/>
            <draw:equation draw:name="f188" draw:formula="?f184 + ?f35"/>
            <draw:equation draw:name="f189" draw:formula="?f169 + ?f2"/>
            <draw:equation draw:name="f190" draw:formula="?f189 * ?f9 / ?f1"/>
            <draw:equation draw:name="f191" draw:formula="0 - ?f190"/>
            <draw:equation draw:name="f192" draw:formula="cos(?f191)"/>
            <draw:equation draw:name="f193" draw:formula="0 - ?f192"/>
            <draw:equation draw:name="f194" draw:formula="?f193 * ?f40"/>
            <draw:equation draw:name="f195" draw:formula="sin(?f191)"/>
            <draw:equation draw:name="f196" draw:formula="0 - ?f195"/>
            <draw:equation draw:name="f197" draw:formula="?f196 * ?f35"/>
            <draw:equation draw:name="f198" draw:formula="sqrt(?f194 * ?f194 + ?f197 * ?f197 + 0 * 0)"/>
            <draw:equation draw:name="f199" draw:formula="?f40 * ?f35 / ?f198"/>
            <draw:equation draw:name="f200" draw:formula="?f196 * ?f199"/>
            <draw:equation draw:name="f201" draw:formula="?f182 + ?f200"/>
            <draw:equation draw:name="f202" draw:formula="?f193 * ?f199"/>
            <draw:equation draw:name="f203" draw:formula="?f184 + ?f202"/>
            <draw:equation draw:name="f204" draw:formula="if(?f168, ?f13, ?f185)"/>
            <draw:equation draw:name="f205" draw:formula="if(?f168, ?f15, ?f186)"/>
            <draw:equation draw:name="f206" draw:formula="if(?f168, ?f13, ?f187)"/>
            <draw:equation draw:name="f207" draw:formula="if(?f168, ?f15, ?f188)"/>
            <draw:equation draw:name="f208" draw:formula="if(?f168, ?f185, ?f201)"/>
            <draw:equation draw:name="f209" draw:formula="if(?f168, ?f186, ?f203)"/>
            <draw:equation draw:name="f210" draw:formula="if(?f168, ?f187, ?f201)"/>
            <draw:equation draw:name="f211" draw:formula="if(?f168, ?f188, ?f203)"/>
            <draw:equation draw:name="f212" draw:formula="21550000 - ?f60"/>
            <draw:equation draw:name="f213" draw:formula="if(?f212, ?f60, 21550000)"/>
            <draw:equation draw:name="f214" draw:formula="-21550000 - ?f213"/>
            <draw:equation draw:name="f215" draw:formula="if(?f214, -21550000, ?f213)"/>
            <draw:equation draw:name="f216" draw:formula="?f64 + ?f215"/>
            <draw:equation draw:name="f217" draw:formula="?f64 + ?f2"/>
            <draw:equation draw:name="f218" draw:formula="?f217 * ?f9 / ?f1"/>
            <draw:equation draw:name="f219" draw:formula="0 - ?f218"/>
            <draw:equation draw:name="f220" draw:formula="cos(?f219)"/>
            <draw:equation draw:name="f221" draw:formula="0 - ?f220"/>
            <draw:equation draw:name="f222" draw:formula="?f221 * ?f30"/>
            <draw:equation draw:name="f223" draw:formula="sin(?f219)"/>
            <draw:equation draw:name="f224" draw:formula="0 - ?f223"/>
            <draw:equation draw:name="f225" draw:formula="?f224 * ?f40"/>
            <draw:equation draw:name="f226" draw:formula="sqrt(?f222 * ?f222 + ?f225 * ?f225 + 0 * 0)"/>
            <draw:equation draw:name="f227" draw:formula="?f30 * ?f40 / ?f226"/>
            <draw:equation draw:name="f228" draw:formula="?f224 * ?f227"/>
            <draw:equation draw:name="f229" draw:formula="?f14 - ?f228"/>
            <draw:equation draw:name="f230" draw:formula="?f221 * ?f227"/>
            <draw:equation draw:name="f231" draw:formula="?f13 - ?f230"/>
            <draw:equation draw:name="f232" draw:formula="?f229 - ?f30"/>
            <draw:equation draw:name="f233" draw:formula="?f231 - ?f40"/>
            <draw:equation draw:name="f234" draw:formula="?f229 + ?f30"/>
            <draw:equation draw:name="f235" draw:formula="?f231 + ?f40"/>
            <draw:equation draw:name="f236" draw:formula="?f216 + ?f2"/>
            <draw:equation draw:name="f237" draw:formula="?f236 * ?f9 / ?f1"/>
            <draw:equation draw:name="f238" draw:formula="0 - ?f237"/>
            <draw:equation draw:name="f239" draw:formula="cos(?f238)"/>
            <draw:equation draw:name="f240" draw:formula="0 - ?f239"/>
            <draw:equation draw:name="f241" draw:formula="?f240 * ?f30"/>
            <draw:equation draw:name="f242" draw:formula="sin(?f238)"/>
            <draw:equation draw:name="f243" draw:formula="0 - ?f242"/>
            <draw:equation draw:name="f244" draw:formula="?f243 * ?f40"/>
            <draw:equation draw:name="f245" draw:formula="sqrt(?f241 * ?f241 + ?f244 * ?f244 + 0 * 0)"/>
            <draw:equation draw:name="f246" draw:formula="?f30 * ?f40 / ?f245"/>
            <draw:equation draw:name="f247" draw:formula="?f243 * ?f246"/>
            <draw:equation draw:name="f248" draw:formula="?f229 + ?f247"/>
            <draw:equation draw:name="f249" draw:formula="?f240 * ?f246"/>
            <draw:equation draw:name="f250" draw:formula="?f231 + ?f249"/>
            <draw:equation draw:name="f251" draw:formula="if(?f215, ?f14, ?f232)"/>
            <draw:equation draw:name="f252" draw:formula="if(?f215, ?f13, ?f233)"/>
            <draw:equation draw:name="f253" draw:formula="if(?f215, ?f14, ?f234)"/>
            <draw:equation draw:name="f254" draw:formula="if(?f215, ?f13, ?f235)"/>
            <draw:equation draw:name="f255" draw:formula="if(?f215, ?f232, ?f248)"/>
            <draw:equation draw:name="f256" draw:formula="if(?f215, ?f233, ?f250)"/>
            <draw:equation draw:name="f257" draw:formula="if(?f215, ?f234, ?f248)"/>
            <draw:equation draw:name="f258" draw:formula="if(?f215, ?f235, ?f250)"/>
          </draw:enhanced-geometry>
        </draw:custom-shape>
        <draw:custom-shape svg:x="2.32283in" svg:y="1.69291in" svg:width="0.3937in" svg:height="0.19685in" draw:id="id117" draw:style-name="a792" draw:name="フリーフォーム 15">
          <svg:title/>
          <svg:desc/>
          <text:p text:style-name="a791" text:class-names="" text:cond-style-name=""><text:span text:style-name="a790" text:class-names=""/></text:p>
          <draw:enhanced-geometry xmlns:dr3d="urn:oasis:names:tc:opendocument:xmlns:dr3d:1.0" draw:type="non-primitive" svg:viewBox="0 0 21600 21600" draw:enhanced-path="M ?f8 ?f12 L ?f11 ?f12 ?f11 ?f8 ?f9 ?f10 ?f11 ?f9 ?f11 ?f13 ?f8 ?f13 Z N" draw:text-areas="?f21 ?f12 ?f18 ?f13" draw:modifiers="162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21600 - ?f11"/>
            <draw:equation draw:name="f16" draw:formula="?f15 * ?f12"/>
            <draw:equation draw:name="f17" draw:formula="?f16 / 10800"/>
            <draw:equation draw:name="f18" draw:formula="?f11 + ?f17"/>
            <draw:equation draw:name="f19" draw:formula="$0 / ?f6"/>
            <draw:equation draw:name="f20" draw:formula="$1 / ?f7"/>
            <draw:equation draw:name="f21" draw:formula="?f14 / ?f6"/>
            <draw:handle draw:handle-position="$0 $1" draw:handle-range-x-minimum="0" draw:handle-range-x-maximum="21600" draw:handle-range-y-minimum="0" draw:handle-range-y-maximum="10800"/>
          </draw:enhanced-geometry>
        </draw:custom-shape>
        <draw:custom-shape svg:x="3.58268in" svg:y="1.69291in" svg:width="0.3937in" svg:height="0.19685in" draw:id="id118" draw:style-name="a795" draw:name="フリーフォーム 16">
          <svg:title/>
          <svg:desc/>
          <text:p text:style-name="a794" text:class-names="" text:cond-style-name=""><text:span text:style-name="a793" text:class-names=""/></text:p>
          <draw:enhanced-geometry xmlns:dr3d="urn:oasis:names:tc:opendocument:xmlns:dr3d:1.0" draw:type="non-primitive" svg:viewBox="0 0 21600 21600" draw:enhanced-path="M ?f8 ?f12 L ?f11 ?f12 ?f11 ?f8 ?f9 ?f10 ?f11 ?f9 ?f11 ?f13 ?f8 ?f13 Z N" draw:text-areas="?f21 ?f12 ?f18 ?f13" draw:modifiers="162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21600 - ?f11"/>
            <draw:equation draw:name="f16" draw:formula="?f15 * ?f12"/>
            <draw:equation draw:name="f17" draw:formula="?f16 / 10800"/>
            <draw:equation draw:name="f18" draw:formula="?f11 + ?f17"/>
            <draw:equation draw:name="f19" draw:formula="$0 / ?f6"/>
            <draw:equation draw:name="f20" draw:formula="$1 / ?f7"/>
            <draw:equation draw:name="f21" draw:formula="?f14 / ?f6"/>
            <draw:handle draw:handle-position="$0 $1" draw:handle-range-x-minimum="0" draw:handle-range-x-maximum="21600" draw:handle-range-y-minimum="0" draw:handle-range-y-maximum="10800"/>
          </draw:enhanced-geometry>
        </draw:custom-shape>
        <draw:custom-shape svg:x="3.54331in" svg:y="1.9685in" svg:width="0.3937in" svg:height="0.19685in" draw:id="id119" draw:style-name="a798" draw:name="フリーフォーム 17">
          <svg:title/>
          <svg:desc/>
          <text:p text:style-name="a797" text:class-names="" text:cond-style-name=""><text:span text:style-name="a796" text:class-names=""/></text:p>
          <draw:enhanced-geometry xmlns:dr3d="urn:oasis:names:tc:opendocument:xmlns:dr3d:1.0" draw:type="non-primitive" svg:viewBox="0 0 21600 21600" draw:enhanced-path="M ?f9 ?f12 L ?f11 ?f12 ?f11 ?f8 ?f8 ?f10 ?f11 ?f9 ?f11 ?f13 ?f9 ?f13 Z N" draw:text-areas="?f17 ?f12 ?f20 ?f13" draw:modifiers="54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21600 * ?f6"/>
            <draw:equation draw:name="f15" draw:formula="?f11 * ?f12"/>
            <draw:equation draw:name="f16" draw:formula="?f15 / 10800"/>
            <draw:equation draw:name="f17" draw:formula="?f11 - ?f16"/>
            <draw:equation draw:name="f18" draw:formula="$0 / ?f6"/>
            <draw:equation draw:name="f19" draw:formula="$1 / ?f7"/>
            <draw:equation draw:name="f20" draw:formula="?f14 / ?f6"/>
            <draw:handle draw:handle-position="$0 $1" draw:handle-range-x-minimum="0" draw:handle-range-x-maximum="21600" draw:handle-range-y-minimum="0" draw:handle-range-y-maximum="10800"/>
          </draw:enhanced-geometry>
        </draw:custom-shape>
        <draw:custom-shape svg:x="2.24449in" svg:y="1.9689in" svg:width="0.3937in" svg:height="0.19685in" draw:id="id120" draw:style-name="a801" draw:name="フリーフォーム 18">
          <svg:title/>
          <svg:desc/>
          <text:p text:style-name="a800" text:class-names="" text:cond-style-name=""><text:span text:style-name="a799" text:class-names=""/></text:p>
          <draw:enhanced-geometry xmlns:dr3d="urn:oasis:names:tc:opendocument:xmlns:dr3d:1.0" draw:type="non-primitive" svg:viewBox="0 0 21600 21600" draw:enhanced-path="M ?f9 ?f12 L ?f11 ?f12 ?f11 ?f8 ?f8 ?f10 ?f11 ?f9 ?f11 ?f13 ?f9 ?f13 Z N" draw:text-areas="?f17 ?f12 ?f20 ?f13" draw:modifiers="54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21600 * ?f6"/>
            <draw:equation draw:name="f15" draw:formula="?f11 * ?f12"/>
            <draw:equation draw:name="f16" draw:formula="?f15 / 10800"/>
            <draw:equation draw:name="f17" draw:formula="?f11 - ?f16"/>
            <draw:equation draw:name="f18" draw:formula="$0 / ?f6"/>
            <draw:equation draw:name="f19" draw:formula="$1 / ?f7"/>
            <draw:equation draw:name="f20" draw:formula="?f14 / ?f6"/>
            <draw:handle draw:handle-position="$0 $1" draw:handle-range-x-minimum="0" draw:handle-range-x-maximum="21600" draw:handle-range-y-minimum="0" draw:handle-range-y-maximum="10800"/>
          </draw:enhanced-geometry>
        </draw:custom-shape>
        <draw:custom-shape svg:x="3.93701in" svg:y="3.14961in" svg:width="1.1811in" svg:height="0.7874in" draw:id="id121" draw:style-name="a806" draw:name="フリーフォーム 19">
          <svg:title/>
          <svg:desc/>
          <text:p text:style-name="a803" text:class-names="" text:cond-style-name=""><text:span text:style-name="a802" text:class-names="">UI</text:span></text:p>
          <text:p text:style-name="a805" text:class-names="" text:cond-style-name=""><text:span text:style-name="a804" text:class-names="">（html, D3）</text:span></text:p>
          <draw:enhanced-geometry xmlns:dr3d="urn:oasis:names:tc:opendocument:xmlns:dr3d:1.0" draw:type="non-primitive" svg:viewBox="0 0 21600 21600" draw:enhanced-path="M ?f12 ?f14 A ?f110 ?f111 ?f112 ?f113 ?f12 ?f14 ?f107 ?f109  W ?f114 ?f115 ?f116 ?f117 ?f12 ?f14 ?f107 ?f109 L ?f15 ?f12 A ?f157 ?f158 ?f159 ?f160 ?f15 ?f12 ?f154 ?f156  W ?f161 ?f162 ?f163 ?f164 ?f15 ?f12 ?f154 ?f156 L ?f13 ?f15 A ?f204 ?f205 ?f206 ?f207 ?f13 ?f15 ?f201 ?f203  W ?f208 ?f209 ?f210 ?f211 ?f13 ?f15 ?f201 ?f203 L ?f14 ?f13 A ?f251 ?f252 ?f253 ?f254 ?f14 ?f13 ?f248 ?f250  W ?f255 ?f256 ?f257 ?f258 ?f14 ?f13 ?f248 ?f250 Z N" draw:text-areas="?f16 ?f16 ?f17 ?f17" draw:glue-points="?f65 ?f66 ?f67 ?f68 ?f65 ?f69 ?f70 ?f68" draw:glue-point-leaving-directions="-0, -0, -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f12 + 2540"/>
            <draw:equation draw:name="f15" draw:formula="?f13 - 2540"/>
            <draw:equation draw:name="f16" draw:formula="?f12 + 800"/>
            <draw:equation draw:name="f17" draw:formula="?f13 - 800"/>
            <draw:equation draw:name="f18" draw:formula="0 - ?f2"/>
            <draw:equation draw:name="f19" draw:formula="?f14 - ?f12"/>
            <draw:equation draw:name="f20" draw:formula="0 - ?f14"/>
            <draw:equation draw:name="f21" draw:formula="21600 - ?f15"/>
            <draw:equation draw:name="f22" draw:formula="?f15 - ?f13"/>
            <draw:equation draw:name="f23" draw:formula="10800 * ?f10"/>
            <draw:equation draw:name="f24" draw:formula="0 * ?f11"/>
            <draw:equation draw:name="f25" draw:formula="0 * ?f10"/>
            <draw:equation draw:name="f26" draw:formula="10800 * ?f11"/>
            <draw:equation draw:name="f27" draw:formula="21600 * ?f11"/>
            <draw:equation draw:name="f28" draw:formula="21600 * ?f10"/>
            <draw:equation draw:name="f29" draw:formula="abs(?f19)"/>
            <draw:equation draw:name="f30" draw:formula="abs(?f20)"/>
            <draw:equation draw:name="f31" draw:formula="if(?f19, ?f18, ?f2)"/>
            <draw:equation draw:name="f32" draw:formula="if(?f19, ?f2, ?f18)"/>
            <draw:equation draw:name="f33" draw:formula="if(?f20, 0, ?f1)"/>
            <draw:equation draw:name="f34" draw:formula="if(?f20, ?f1, 0)"/>
            <draw:equation draw:name="f35" draw:formula="abs(?f21)"/>
            <draw:equation draw:name="f36" draw:formula="if(?f21, ?f18, ?f2)"/>
            <draw:equation draw:name="f37" draw:formula="if(?f21, ?f2, ?f18)"/>
            <draw:equation draw:name="f38" draw:formula="if(?f21, ?f0, ?f2)"/>
            <draw:equation draw:name="f39" draw:formula="if(?f21, ?f2, ?f0)"/>
            <draw:equation draw:name="f40" draw:formula="abs(?f22)"/>
            <draw:equation draw:name="f41" draw:formula="if(?f22, ?f18, ?f2)"/>
            <draw:equation draw:name="f42" draw:formula="if(?f22, ?f2, ?f18)"/>
            <draw:equation draw:name="f43" draw:formula="if(?f21, 0, ?f1)"/>
            <draw:equation draw:name="f44" draw:formula="if(?f21, ?f1, 0)"/>
            <draw:equation draw:name="f45" draw:formula="if(?f20, ?f18, ?f2)"/>
            <draw:equation draw:name="f46" draw:formula="if(?f20, ?f2, ?f18)"/>
            <draw:equation draw:name="f47" draw:formula="if(?f20, ?f0, ?f2)"/>
            <draw:equation draw:name="f48" draw:formula="if(?f20, ?f2, ?f0)"/>
            <draw:equation draw:name="f49" draw:formula="if(?f19, ?f34, ?f33)"/>
            <draw:equation draw:name="f50" draw:formula="if(?f19, ?f33, ?f34)"/>
            <draw:equation draw:name="f51" draw:formula="if(?f20, ?f31, ?f32)"/>
            <draw:equation draw:name="f52" draw:formula="if(?f21, ?f39, ?f38)"/>
            <draw:equation draw:name="f53" draw:formula="if(?f21, ?f38, ?f39)"/>
            <draw:equation draw:name="f54" draw:formula="if(?f19, ?f37, ?f36)"/>
            <draw:equation draw:name="f55" draw:formula="if(?f22, ?f44, ?f43)"/>
            <draw:equation draw:name="f56" draw:formula="if(?f22, ?f43, ?f44)"/>
            <draw:equation draw:name="f57" draw:formula="if(?f21, ?f41, ?f42)"/>
            <draw:equation draw:name="f58" draw:formula="if(?f20, ?f48, ?f47)"/>
            <draw:equation draw:name="f59" draw:formula="if(?f20, ?f47, ?f48)"/>
            <draw:equation draw:name="f60" draw:formula="if(?f22, ?f46, ?f45)"/>
            <draw:equation draw:name="f61" draw:formula="if(?f20, ?f49, ?f50)"/>
            <draw:equation draw:name="f62" draw:formula="if(?f19, ?f53, ?f52)"/>
            <draw:equation draw:name="f63" draw:formula="if(?f21, ?f55, ?f56)"/>
            <draw:equation draw:name="f64" draw:formula="if(?f22, ?f59, ?f58)"/>
            <draw:equation draw:name="f65" draw:formula="?f23 / ?f10"/>
            <draw:equation draw:name="f66" draw:formula="?f24 / ?f11"/>
            <draw:equation draw:name="f67" draw:formula="?f25 / ?f10"/>
            <draw:equation draw:name="f68" draw:formula="?f26 / ?f11"/>
            <draw:equation draw:name="f69" draw:formula="?f27 / ?f11"/>
            <draw:equation draw:name="f70" draw:formula="?f28 / ?f10"/>
            <draw:equation draw:name="f71" draw:formula="21550000 - ?f51"/>
            <draw:equation draw:name="f72" draw:formula="if(?f71, ?f51, 21550000)"/>
            <draw:equation draw:name="f73" draw:formula="-21550000 - ?f72"/>
            <draw:equation draw:name="f74" draw:formula="if(?f73, -21550000, ?f72)"/>
            <draw:equation draw:name="f75" draw:formula="?f61 + ?f74"/>
            <draw:equation draw:name="f76" draw:formula="?f61 + ?f2"/>
            <draw:equation draw:name="f77" draw:formula="?f76 * ?f9 / ?f1"/>
            <draw:equation draw:name="f78" draw:formula="0 - ?f77"/>
            <draw:equation draw:name="f79" draw:formula="cos(?f78)"/>
            <draw:equation draw:name="f80" draw:formula="0 - ?f79"/>
            <draw:equation draw:name="f81" draw:formula="?f80 * ?f29"/>
            <draw:equation draw:name="f82" draw:formula="sin(?f78)"/>
            <draw:equation draw:name="f83" draw:formula="0 - ?f82"/>
            <draw:equation draw:name="f84" draw:formula="?f83 * ?f30"/>
            <draw:equation draw:name="f85" draw:formula="sqrt(?f81 * ?f81 + ?f84 * ?f84 + 0 * 0)"/>
            <draw:equation draw:name="f86" draw:formula="?f29 * ?f30 / ?f85"/>
            <draw:equation draw:name="f87" draw:formula="?f83 * ?f86"/>
            <draw:equation draw:name="f88" draw:formula="?f12 - ?f87"/>
            <draw:equation draw:name="f89" draw:formula="?f80 * ?f86"/>
            <draw:equation draw:name="f90" draw:formula="?f14 - ?f89"/>
            <draw:equation draw:name="f91" draw:formula="?f88 - ?f29"/>
            <draw:equation draw:name="f92" draw:formula="?f90 - ?f30"/>
            <draw:equation draw:name="f93" draw:formula="?f88 + ?f29"/>
            <draw:equation draw:name="f94" draw:formula="?f90 + ?f30"/>
            <draw:equation draw:name="f95" draw:formula="?f75 + ?f2"/>
            <draw:equation draw:name="f96" draw:formula="?f95 * ?f9 / ?f1"/>
            <draw:equation draw:name="f97" draw:formula="0 - ?f96"/>
            <draw:equation draw:name="f98" draw:formula="cos(?f97)"/>
            <draw:equation draw:name="f99" draw:formula="0 - ?f98"/>
            <draw:equation draw:name="f100" draw:formula="?f99 * ?f29"/>
            <draw:equation draw:name="f101" draw:formula="sin(?f97)"/>
            <draw:equation draw:name="f102" draw:formula="0 - ?f101"/>
            <draw:equation draw:name="f103" draw:formula="?f102 * ?f30"/>
            <draw:equation draw:name="f104" draw:formula="sqrt(?f100 * ?f100 + ?f103 * ?f103 + 0 * 0)"/>
            <draw:equation draw:name="f105" draw:formula="?f29 * ?f30 / ?f104"/>
            <draw:equation draw:name="f106" draw:formula="?f102 * ?f105"/>
            <draw:equation draw:name="f107" draw:formula="?f88 + ?f106"/>
            <draw:equation draw:name="f108" draw:formula="?f99 * ?f105"/>
            <draw:equation draw:name="f109" draw:formula="?f90 + ?f108"/>
            <draw:equation draw:name="f110" draw:formula="if(?f74, ?f12, ?f91)"/>
            <draw:equation draw:name="f111" draw:formula="if(?f74, ?f14, ?f92)"/>
            <draw:equation draw:name="f112" draw:formula="if(?f74, ?f12, ?f93)"/>
            <draw:equation draw:name="f113" draw:formula="if(?f74, ?f14, ?f94)"/>
            <draw:equation draw:name="f114" draw:formula="if(?f74, ?f91, ?f107)"/>
            <draw:equation draw:name="f115" draw:formula="if(?f74, ?f92, ?f109)"/>
            <draw:equation draw:name="f116" draw:formula="if(?f74, ?f93, ?f107)"/>
            <draw:equation draw:name="f117" draw:formula="if(?f74, ?f94, ?f109)"/>
            <draw:equation draw:name="f118" draw:formula="21550000 - ?f54"/>
            <draw:equation draw:name="f119" draw:formula="if(?f118, ?f54, 21550000)"/>
            <draw:equation draw:name="f120" draw:formula="-21550000 - ?f119"/>
            <draw:equation draw:name="f121" draw:formula="if(?f120, -21550000, ?f119)"/>
            <draw:equation draw:name="f122" draw:formula="?f62 + ?f121"/>
            <draw:equation draw:name="f123" draw:formula="?f62 + ?f2"/>
            <draw:equation draw:name="f124" draw:formula="?f123 * ?f9 / ?f1"/>
            <draw:equation draw:name="f125" draw:formula="0 - ?f124"/>
            <draw:equation draw:name="f126" draw:formula="cos(?f125)"/>
            <draw:equation draw:name="f127" draw:formula="0 - ?f126"/>
            <draw:equation draw:name="f128" draw:formula="?f127 * ?f35"/>
            <draw:equation draw:name="f129" draw:formula="sin(?f125)"/>
            <draw:equation draw:name="f130" draw:formula="0 - ?f129"/>
            <draw:equation draw:name="f131" draw:formula="?f130 * ?f29"/>
            <draw:equation draw:name="f132" draw:formula="sqrt(?f128 * ?f128 + ?f131 * ?f131 + 0 * 0)"/>
            <draw:equation draw:name="f133" draw:formula="?f35 * ?f29 / ?f132"/>
            <draw:equation draw:name="f134" draw:formula="?f130 * ?f133"/>
            <draw:equation draw:name="f135" draw:formula="?f15 - ?f134"/>
            <draw:equation draw:name="f136" draw:formula="?f127 * ?f133"/>
            <draw:equation draw:name="f137" draw:formula="?f12 - ?f136"/>
            <draw:equation draw:name="f138" draw:formula="?f135 - ?f35"/>
            <draw:equation draw:name="f139" draw:formula="?f137 - ?f29"/>
            <draw:equation draw:name="f140" draw:formula="?f135 + ?f35"/>
            <draw:equation draw:name="f141" draw:formula="?f137 + ?f29"/>
            <draw:equation draw:name="f142" draw:formula="?f122 + ?f2"/>
            <draw:equation draw:name="f143" draw:formula="?f142 * ?f9 / ?f1"/>
            <draw:equation draw:name="f144" draw:formula="0 - ?f143"/>
            <draw:equation draw:name="f145" draw:formula="cos(?f144)"/>
            <draw:equation draw:name="f146" draw:formula="0 - ?f145"/>
            <draw:equation draw:name="f147" draw:formula="?f146 * ?f35"/>
            <draw:equation draw:name="f148" draw:formula="sin(?f144)"/>
            <draw:equation draw:name="f149" draw:formula="0 - ?f148"/>
            <draw:equation draw:name="f150" draw:formula="?f149 * ?f29"/>
            <draw:equation draw:name="f151" draw:formula="sqrt(?f147 * ?f147 + ?f150 * ?f150 + 0 * 0)"/>
            <draw:equation draw:name="f152" draw:formula="?f35 * ?f29 / ?f151"/>
            <draw:equation draw:name="f153" draw:formula="?f149 * ?f152"/>
            <draw:equation draw:name="f154" draw:formula="?f135 + ?f153"/>
            <draw:equation draw:name="f155" draw:formula="?f146 * ?f152"/>
            <draw:equation draw:name="f156" draw:formula="?f137 + ?f155"/>
            <draw:equation draw:name="f157" draw:formula="if(?f121, ?f15, ?f138)"/>
            <draw:equation draw:name="f158" draw:formula="if(?f121, ?f12, ?f139)"/>
            <draw:equation draw:name="f159" draw:formula="if(?f121, ?f15, ?f140)"/>
            <draw:equation draw:name="f160" draw:formula="if(?f121, ?f12, ?f141)"/>
            <draw:equation draw:name="f161" draw:formula="if(?f121, ?f138, ?f154)"/>
            <draw:equation draw:name="f162" draw:formula="if(?f121, ?f139, ?f156)"/>
            <draw:equation draw:name="f163" draw:formula="if(?f121, ?f140, ?f154)"/>
            <draw:equation draw:name="f164" draw:formula="if(?f121, ?f141, ?f156)"/>
            <draw:equation draw:name="f165" draw:formula="21550000 - ?f57"/>
            <draw:equation draw:name="f166" draw:formula="if(?f165, ?f57, 21550000)"/>
            <draw:equation draw:name="f167" draw:formula="-21550000 - ?f166"/>
            <draw:equation draw:name="f168" draw:formula="if(?f167, -21550000, ?f166)"/>
            <draw:equation draw:name="f169" draw:formula="?f63 + ?f168"/>
            <draw:equation draw:name="f170" draw:formula="?f63 + ?f2"/>
            <draw:equation draw:name="f171" draw:formula="?f170 * ?f9 / ?f1"/>
            <draw:equation draw:name="f172" draw:formula="0 - ?f171"/>
            <draw:equation draw:name="f173" draw:formula="cos(?f172)"/>
            <draw:equation draw:name="f174" draw:formula="0 - ?f173"/>
            <draw:equation draw:name="f175" draw:formula="?f174 * ?f40"/>
            <draw:equation draw:name="f176" draw:formula="sin(?f172)"/>
            <draw:equation draw:name="f177" draw:formula="0 - ?f176"/>
            <draw:equation draw:name="f178" draw:formula="?f177 * ?f35"/>
            <draw:equation draw:name="f179" draw:formula="sqrt(?f175 * ?f175 + ?f178 * ?f178 + 0 * 0)"/>
            <draw:equation draw:name="f180" draw:formula="?f40 * ?f35 / ?f179"/>
            <draw:equation draw:name="f181" draw:formula="?f177 * ?f180"/>
            <draw:equation draw:name="f182" draw:formula="?f13 - ?f181"/>
            <draw:equation draw:name="f183" draw:formula="?f174 * ?f180"/>
            <draw:equation draw:name="f184" draw:formula="?f15 - ?f183"/>
            <draw:equation draw:name="f185" draw:formula="?f182 - ?f40"/>
            <draw:equation draw:name="f186" draw:formula="?f184 - ?f35"/>
            <draw:equation draw:name="f187" draw:formula="?f182 + ?f40"/>
            <draw:equation draw:name="f188" draw:formula="?f184 + ?f35"/>
            <draw:equation draw:name="f189" draw:formula="?f169 + ?f2"/>
            <draw:equation draw:name="f190" draw:formula="?f189 * ?f9 / ?f1"/>
            <draw:equation draw:name="f191" draw:formula="0 - ?f190"/>
            <draw:equation draw:name="f192" draw:formula="cos(?f191)"/>
            <draw:equation draw:name="f193" draw:formula="0 - ?f192"/>
            <draw:equation draw:name="f194" draw:formula="?f193 * ?f40"/>
            <draw:equation draw:name="f195" draw:formula="sin(?f191)"/>
            <draw:equation draw:name="f196" draw:formula="0 - ?f195"/>
            <draw:equation draw:name="f197" draw:formula="?f196 * ?f35"/>
            <draw:equation draw:name="f198" draw:formula="sqrt(?f194 * ?f194 + ?f197 * ?f197 + 0 * 0)"/>
            <draw:equation draw:name="f199" draw:formula="?f40 * ?f35 / ?f198"/>
            <draw:equation draw:name="f200" draw:formula="?f196 * ?f199"/>
            <draw:equation draw:name="f201" draw:formula="?f182 + ?f200"/>
            <draw:equation draw:name="f202" draw:formula="?f193 * ?f199"/>
            <draw:equation draw:name="f203" draw:formula="?f184 + ?f202"/>
            <draw:equation draw:name="f204" draw:formula="if(?f168, ?f13, ?f185)"/>
            <draw:equation draw:name="f205" draw:formula="if(?f168, ?f15, ?f186)"/>
            <draw:equation draw:name="f206" draw:formula="if(?f168, ?f13, ?f187)"/>
            <draw:equation draw:name="f207" draw:formula="if(?f168, ?f15, ?f188)"/>
            <draw:equation draw:name="f208" draw:formula="if(?f168, ?f185, ?f201)"/>
            <draw:equation draw:name="f209" draw:formula="if(?f168, ?f186, ?f203)"/>
            <draw:equation draw:name="f210" draw:formula="if(?f168, ?f187, ?f201)"/>
            <draw:equation draw:name="f211" draw:formula="if(?f168, ?f188, ?f203)"/>
            <draw:equation draw:name="f212" draw:formula="21550000 - ?f60"/>
            <draw:equation draw:name="f213" draw:formula="if(?f212, ?f60, 21550000)"/>
            <draw:equation draw:name="f214" draw:formula="-21550000 - ?f213"/>
            <draw:equation draw:name="f215" draw:formula="if(?f214, -21550000, ?f213)"/>
            <draw:equation draw:name="f216" draw:formula="?f64 + ?f215"/>
            <draw:equation draw:name="f217" draw:formula="?f64 + ?f2"/>
            <draw:equation draw:name="f218" draw:formula="?f217 * ?f9 / ?f1"/>
            <draw:equation draw:name="f219" draw:formula="0 - ?f218"/>
            <draw:equation draw:name="f220" draw:formula="cos(?f219)"/>
            <draw:equation draw:name="f221" draw:formula="0 - ?f220"/>
            <draw:equation draw:name="f222" draw:formula="?f221 * ?f30"/>
            <draw:equation draw:name="f223" draw:formula="sin(?f219)"/>
            <draw:equation draw:name="f224" draw:formula="0 - ?f223"/>
            <draw:equation draw:name="f225" draw:formula="?f224 * ?f40"/>
            <draw:equation draw:name="f226" draw:formula="sqrt(?f222 * ?f222 + ?f225 * ?f225 + 0 * 0)"/>
            <draw:equation draw:name="f227" draw:formula="?f30 * ?f40 / ?f226"/>
            <draw:equation draw:name="f228" draw:formula="?f224 * ?f227"/>
            <draw:equation draw:name="f229" draw:formula="?f14 - ?f228"/>
            <draw:equation draw:name="f230" draw:formula="?f221 * ?f227"/>
            <draw:equation draw:name="f231" draw:formula="?f13 - ?f230"/>
            <draw:equation draw:name="f232" draw:formula="?f229 - ?f30"/>
            <draw:equation draw:name="f233" draw:formula="?f231 - ?f40"/>
            <draw:equation draw:name="f234" draw:formula="?f229 + ?f30"/>
            <draw:equation draw:name="f235" draw:formula="?f231 + ?f40"/>
            <draw:equation draw:name="f236" draw:formula="?f216 + ?f2"/>
            <draw:equation draw:name="f237" draw:formula="?f236 * ?f9 / ?f1"/>
            <draw:equation draw:name="f238" draw:formula="0 - ?f237"/>
            <draw:equation draw:name="f239" draw:formula="cos(?f238)"/>
            <draw:equation draw:name="f240" draw:formula="0 - ?f239"/>
            <draw:equation draw:name="f241" draw:formula="?f240 * ?f30"/>
            <draw:equation draw:name="f242" draw:formula="sin(?f238)"/>
            <draw:equation draw:name="f243" draw:formula="0 - ?f242"/>
            <draw:equation draw:name="f244" draw:formula="?f243 * ?f40"/>
            <draw:equation draw:name="f245" draw:formula="sqrt(?f241 * ?f241 + ?f244 * ?f244 + 0 * 0)"/>
            <draw:equation draw:name="f246" draw:formula="?f30 * ?f40 / ?f245"/>
            <draw:equation draw:name="f247" draw:formula="?f243 * ?f246"/>
            <draw:equation draw:name="f248" draw:formula="?f229 + ?f247"/>
            <draw:equation draw:name="f249" draw:formula="?f240 * ?f246"/>
            <draw:equation draw:name="f250" draw:formula="?f231 + ?f249"/>
            <draw:equation draw:name="f251" draw:formula="if(?f215, ?f14, ?f232)"/>
            <draw:equation draw:name="f252" draw:formula="if(?f215, ?f13, ?f233)"/>
            <draw:equation draw:name="f253" draw:formula="if(?f215, ?f14, ?f234)"/>
            <draw:equation draw:name="f254" draw:formula="if(?f215, ?f13, ?f235)"/>
            <draw:equation draw:name="f255" draw:formula="if(?f215, ?f232, ?f248)"/>
            <draw:equation draw:name="f256" draw:formula="if(?f215, ?f233, ?f250)"/>
            <draw:equation draw:name="f257" draw:formula="if(?f215, ?f234, ?f248)"/>
            <draw:equation draw:name="f258" draw:formula="if(?f215, ?f235, ?f250)"/>
          </draw:enhanced-geometry>
        </draw:custom-shape>
        <draw:custom-shape svg:x="4.13386in" svg:y="0.59055in" svg:width="1.77165in" svg:height="0.59055in" draw:id="id122" draw:style-name="a809" draw:name="フリーフォーム 20">
          <svg:title/>
          <svg:desc/>
          <text:p text:style-name="a808" text:class-names="" text:cond-style-name=""><text:span text:style-name="a807" text:class-names="">相関図の作成</text:span></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9204 38868">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custom-shape svg:x="7.87402in" svg:y="0.98425in" svg:width="1.77165in" svg:height="1.1811in" draw:id="id123" draw:style-name="a816" draw:name="フリーフォーム 21">
          <svg:title/>
          <svg:desc/>
          <text:p text:style-name="a811" text:class-names="" text:cond-style-name=""><text:span text:style-name="a810" text:class-names="">相関図の投稿</text:span></text:p>
          <text:p text:style-name="a813" text:class-names="" text:cond-style-name=""><text:span text:style-name="a812" text:class-names="">相関図の閲覧</text:span></text:p>
          <text:p text:style-name="a815" text:class-names="" text:cond-style-name=""><text:span text:style-name="a814" text:class-names="">ユーザ管理</text:span></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6233 2601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custom-shape svg:x="6.29921in" svg:y="0.3937in" svg:width="1.37795in" svg:height="0.7874in" draw:id="id124" draw:style-name="a821" draw:name="フリーフォーム 22">
          <svg:title/>
          <svg:desc/>
          <text:p text:style-name="a818" text:class-names="" text:cond-style-name=""><text:span text:style-name="a817" text:class-names="">非同期通信</text:span></text:p>
          <text:p text:style-name="a820" text:class-names="" text:cond-style-name=""><text:span text:style-name="a819" text:class-names="">（Axios）</text:span></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8014 390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presentation:notes draw:style-name="a827">
          <draw:frame draw:id="id125" draw:style-name="a824" draw:name="スライド番号プレースホルダー 6" svg:x="4.67953in" svg:y="11.10827in" svg:width="3.5878in" svg:height="0.58425in">
            <draw:text-box>
              <text:p text:style-name="a823" text:class-names="" text:cond-style-name=""><text:span text:style-name="a822" text:class-names=""><text:page-number style:num-format="1" text:fixed="false"/></text:span></text:p>
            </draw:text-box>
            <svg:title/>
            <svg:desc/>
          </draw:frame>
          <draw:page-thumbnail draw:page-number="3" svg:x="0.23785in" svg:y="0.88889in" svg:width="7.79167in" svg:height="4.38368in" presentation:class="page" draw:id="id126" presentation:style-name="a825" draw:name="スライド イメージ プレースホルダー 1">
            <svg:title/>
            <svg:desc/>
          </draw:page-thumbnail>
          <draw:frame draw:id="id127" presentation:style-name="a826" draw:name="ノート プレースホルダー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タイトル スライド">
      <presentation:placeholder presentation:object="title" svg:x="1.37847in" svg:y="1.01563in" svg:width="8.26736in" svg:height="2.15799in"/>
      <presentation:placeholder presentation:object="subtitle" svg:x="1.37847in" svg:y="3.25694in" svg:width="8.26736in" svg:height="1.4982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2" style:display-name="タイトルとコンテンツ">
      <presentation:placeholder presentation:object="title" svg:x="0.55118in" svg:y="0.24724in" svg:width="9.92087in" svg:height="1.03504in"/>
      <presentation:placeholder presentation:object="object" svg:x="0.55118in" svg:y="1.45079in" svg:width="9.92087in" svg:height="3.59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3" style:display-name="セクション見出し">
      <presentation:placeholder presentation:object="title" svg:x="0.75174in" svg:y="1.54688in" svg:width="9.50868in" svg:height="2.57812in"/>
      <presentation:placeholder presentation:object="outline" svg:x="0.75174in" svg:y="4.14931in" svg:width="9.50868in" svg:height="1.35764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4" style:display-name="2 つのコンテンツ">
      <presentation:placeholder presentation:object="title" svg:x="0.55118in" svg:y="0.24724in" svg:width="9.92087in" svg:height="1.03504in"/>
      <presentation:placeholder presentation:object="object" svg:x="0.55035in" svg:y="1.45139in" svg:width="4.87674in" svg:height="3.59549in"/>
      <presentation:placeholder presentation:object="object" svg:x="5.59375in" svg:y="1.45139in" svg:width="4.87847in" svg:height="3.59549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5" style:display-name="比較">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6" style:display-name="タイトルのみ">
      <presentation:placeholder presentation:object="title" svg:x="0.55118in" svg:y="0.24724in" svg:width="9.92087in" svg:height="1.03504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7" style:display-name="白紙">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8" style:display-name="タイトル付きの&#10;コンテンツ">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9" style:display-name="タイトル付きの図">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10" style:display-name="タイトルと&#10;縦書きテキスト">
      <presentation:placeholder presentation:object="title" svg:x="0.55118in" svg:y="0.24724in" svg:width="9.92087in" svg:height="1.03504in"/>
      <presentation:placeholder presentation:object="outline" svg:x="0.55118in" svg:y="1.45079in" svg:width="9.92087in" svg:height="3.59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11" style:display-name="縦書きタイトルと&#10;縦書きテキスト">
      <presentation:placeholder presentation:object="title" svg:x="7.99306in" svg:y="0.24653in" svg:width="2.47917in" svg:height="4.80035in"/>
      <presentation:placeholder presentation:object="outline" svg:x="0.55035in" svg:y="0.24653in" svg:width="7.27604in" svg:height="4.80035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20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6">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9">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21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3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61111in" style:font-size-asian="0.61111in" style:font-size-complex="0.6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61111in" style:font-size-asian="0.61111in" style:font-size-complex="0.6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4">
      <style:graphic-properties draw:fill="none" draw:stroke="non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3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2222in" style:font-size-asian="0.22222in" style:font-size-complex="0.2222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draw:fill="none" draw:stroke="non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4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4">
      <style:graphic-properties draw:fill="none" draw:stroke="non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5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draw:fill="none" draw:stroke="none"/>
    </style:style>
    <style:style style:family="paragraph" style:name="a5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6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61111in" style:font-size-asian="0.61111in" style:font-size-complex="0.6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61111in" style:font-size-asian="0.61111in" style:font-size-complex="0.6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46">
      <style:graphic-properties draw:fill="none" draw:stroke="non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3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61111in" style:font-size-asian="0.61111in" style:font-size-complex="0.6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61111in" style:font-size-asian="0.61111in" style:font-size-complex="0.6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resentation" style:name="a4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7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7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83333in" style:font-size-asian="0.83333in" style:font-size-complex="0.8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83333in" style:font-size-asian="0.83333in" style:font-size-complex="0.8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66">
      <style:graphic-properties draw:fill="none" draw:stroke="non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7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7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7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2222in" style:font-size-asian="0.22222in" style:font-size-complex="0.2222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5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898989"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61111in" style:font-size-asian="0.61111in" style:font-size-complex="0.6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61111in" style:font-size-asian="0.61111in" style:font-size-complex="0.6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3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8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9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66">
      <style:graphic-properties draw:fill="none" draw:stroke="non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71">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7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93">
      <style:graphic-properties draw:fill="none" draw:stroke="non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9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4">
      <style:graphic-properties draw:fill="none" draw:stroke="non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9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61111in" style:font-size-asian="0.61111in" style:font-size-complex="0.6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61111in" style:font-size-asian="0.61111in" style:font-size-complex="0.6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9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8">
      <style:graphic-properties draw:fill="none" draw:stroke="non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61111in" style:font-size-asian="0.61111in" style:font-size-complex="0.6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0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7">
      <style:graphic-properties draw:fill="none" draw:stroke="none"/>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0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83333in" style:font-size-asian="0.83333in" style:font-size-complex="0.8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83333in" style:font-size-asian="0.83333in" style:font-size-complex="0.8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5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61111in" style:font-size-asian="0.61111in" style:font-size-complex="0.6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61111in" style:font-size-asian="0.61111in" style:font-size-complex="0.6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1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4">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ans" style:font-family-asian="游ゴシック" style:font-family-complex="Arial" style:font-family-generic="roman" style:font-pitch="variable" style:font-pitch-asian="variable" style:font-pitch-complex="variable"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1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draw:fill="none" draw:stroke="non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標準" style:page-layout-name="pageLayout1" draw:style-name="a0">
      <draw:frame draw:id="id0" presentation:style-name="a3" draw:name="タイトル プレースホルダー 1" svg:x="0.55118in" svg:y="0.24724in" svg:width="9.92087in" svg:height="1.03504in" presentation:class="title" presentation:placeholder="false">
        <draw:text-box>
          <text:p text:style-name="a2" text:class-names="" text:cond-style-name=""><text:span text:style-name="a1" text:class-names=""/></text:p>
        </draw:text-box>
        <svg:title/>
        <svg:desc/>
      </draw:frame>
      <draw:frame draw:id="id1" presentation:style-name="a28" draw:name="テキスト プレースホルダー 2" svg:x="0.55118in" svg:y="1.45079in" svg:width="9.92087in" svg:height="3.59606in" presentation:class="outline" presentation:placeholder="false">
        <draw:text-box>
          <text:list text:style-name="a6">
            <text:list-item>
              <text:p text:style-name="a5" text:class-names="" text:cond-style-name=""><text:span text:style-name="a4" text:class-names="">マスター テキストの書式設定</text:span></text:p>
            </text:list-item>
          </text:list>
          <text:list text:style-name="a11">
            <text:list-item>
              <text:list text:style-name="a11">
                <text:list-item>
                  <text:p text:style-name="a10" text:class-names="" text:cond-style-name=""><text:span text:style-name="a7" text:class-names="">第<text:s text:c="1"/></text:span><text:span text:style-name="a8" text:class-names="">2<text:s text:c="1"/></text:span><text:span text:style-name="a9" text:class-names="">レベル</text:span></text:p>
                </text:list-item>
              </text:list>
            </text:list-item>
          </text:list>
          <text:list text:style-name="a16">
            <text:list-item>
              <text:list text:style-name="a16">
                <text:list-item>
                  <text:list text:style-name="a16">
                    <text:list-item>
                      <text:p text:style-name="a15" text:class-names="" text:cond-style-name=""><text:span text:style-name="a12" text:class-names="">第<text:s text:c="1"/></text:span><text:span text:style-name="a13" text:class-names="">3<text:s text:c="1"/></text:span><text:span text:style-name="a14" text:class-names="">レベル</text:span></text:p>
                    </text:list-item>
                  </text:list>
                </text:list-item>
              </text:list>
            </text:list-item>
          </text:list>
          <text:list text:style-name="a21">
            <text:list-item>
              <text:list text:style-name="a21">
                <text:list-item>
                  <text:list text:style-name="a21">
                    <text:list-item>
                      <text:list text:style-name="a21">
                        <text:list-item>
                          <text:p text:style-name="a20" text:class-names="" text:cond-style-name=""><text:span text:style-name="a17" text:class-names="">第<text:s text:c="1"/></text:span><text:span text:style-name="a18" text:class-names="">4<text:s text:c="1"/></text:span><text:span text:style-name="a19" text:class-names="">レベル</text:span></text:p>
                        </text:list-item>
                      </text:list>
                    </text:list-item>
                  </text:list>
                </text:list-item>
              </text:list>
            </text:list-item>
          </text:list>
          <text:list text:style-name="a27">
            <text:list-item>
              <text:list text:style-name="a27">
                <text:list-item>
                  <text:list text:style-name="a27">
                    <text:list-item>
                      <text:list text:style-name="a27">
                        <text:list-item>
                          <text:list text:style-name="a27">
                            <text:list-item>
                              <text:p text:style-name="a26" text:class-names="" text:cond-style-name=""><text:span text:style-name="a22" text:class-names="">第<text:s text:c="1"/></text:span><text:span text:style-name="a23" text:class-names="">5<text:s text:c="1"/></text:span><text:span text:style-name="a24" text:class-names="">レベル</text:span><text:span text:style-name="a25" text:class-names=""/></text:p>
                            </text:list-item>
                          </text:list>
                        </text:list-item>
                      </text:list>
                    </text:list-item>
                  </text:list>
                </text:list-item>
              </text:list>
            </text:list-item>
          </text:list>
        </draw:text-box>
        <svg:title/>
        <svg:desc/>
      </draw:frame>
      <draw:frame draw:id="id2" presentation:style-name="a31" draw:name="日付プレースホルダー 3" svg:x="0.55118in" svg:y="5.64882in" svg:width="2.56811in" svg:height="0.42717in" presentation:class="date-time" presentation:placeholder="false">
        <draw:text-box>
          <text:p text:style-name="a30" text:class-names="" text:cond-style-name=""><text:span text:style-name="a29" text:class-names=""/></text:p>
        </draw:text-box>
        <svg:title/>
        <svg:desc/>
      </draw:frame>
      <draw:frame draw:id="id3" presentation:style-name="a34" draw:name="フッター プレースホルダー 4" svg:x="3.77008in" svg:y="5.64882in" svg:width="3.49409in" svg:height="0.42717in" presentation:class="footer" presentation:placeholder="false">
        <draw:text-box>
          <text:p text:style-name="a33" text:class-names="" text:cond-style-name=""><text:span text:style-name="a32" text:class-names=""/></text:p>
        </draw:text-box>
        <svg:title/>
        <svg:desc/>
      </draw:frame>
      <draw:frame draw:id="id4" presentation:style-name="a37" draw:name="スライド番号プレースホルダー 5" svg:x="7.90394in" svg:y="5.64882in" svg:width="2.56811in" svg:height="0.42717in" presentation:class="page-number" presentation:placeholder="false">
        <draw:text-box>
          <text:p text:style-name="a36" text:class-names="" text:cond-style-name=""><text:span text:style-name="a35" text:class-names=""><text:page-number style:num-format="1" text:fixed="false"/></text:span></text:p>
        </draw:text-box>
        <svg:title/>
        <svg:desc/>
      </draw:frame>
      <presentation:notes style:page-layout-name="pageLayout2" draw:style-name="a54">
        <draw:page-thumbnail svg:x="0.23622in" svg:y="0.88858in" svg:width="7.79449in" svg:height="4.38425in" presentation:class="page" draw:id="id5" presentation:style-name="a38" draw:name="スライド イメージ プレースホルダー 1">
          <svg:title/>
          <svg:desc/>
        </draw:page-thumbnail>
        <draw:frame draw:id="id6" presentation:style-name="a41" draw:name="ノート プレースホルダー 2" svg:x="0.82677in" svg:y="5.55394in" svg:width="6.61378in" svg:height="5.26142in" presentation:class="notes" presentation:placeholder="false">
          <draw:text-box>
            <text:p text:style-name="a40" text:class-names="" text:cond-style-name=""><text:span text:style-name="a39" text:class-names=""/></text:p>
          </draw:text-box>
          <svg:title/>
          <svg:desc/>
        </draw:frame>
        <draw:frame draw:id="id7" presentation:style-name="a44" draw:name="ヘッダー プレースホルダー 3" svg:x="0in" svg:y="0in" svg:width="3.5878in" svg:height="0.58425in" presentation:class="header" presentation:placeholder="false">
          <draw:text-box>
            <text:p text:style-name="a43" text:class-names="" text:cond-style-name=""><text:span text:style-name="a42" text:class-names=""/></text:p>
          </draw:text-box>
          <svg:title/>
          <svg:desc/>
        </draw:frame>
        <draw:frame draw:id="id8" presentation:style-name="a47" draw:name="日付プレースホルダー 4" svg:x="4.67953in" svg:y="0in" svg:width="3.5878in" svg:height="0.58425in" presentation:class="date-time" presentation:placeholder="false">
          <draw:text-box>
            <text:p text:style-name="a46" text:class-names="" text:cond-style-name=""><text:span text:style-name="a45" text:class-names=""/></text:p>
          </draw:text-box>
          <svg:title/>
          <svg:desc/>
        </draw:frame>
        <draw:frame draw:id="id9" presentation:style-name="a50" draw:name="フッター プレースホルダー 5" svg:x="0in" svg:y="11.10827in" svg:width="3.5878in" svg:height="0.58425in" presentation:class="footer" presentation:placeholder="false">
          <draw:text-box>
            <text:p text:style-name="a49" text:class-names="" text:cond-style-name=""><text:span text:style-name="a48" text:class-names=""/></text:p>
          </draw:text-box>
          <svg:title/>
          <svg:desc/>
        </draw:frame>
        <draw:frame draw:id="id10" presentation:style-name="a53" draw:name="スライド番号プレースホルダー 6" svg:x="4.67953in" svg:y="11.10827in" svg:width="3.5878in" svg:height="0.58425in" presentation:class="page-number" presentation:placeholder="false">
          <draw:text-box>
            <text:p text:style-name="a52" text:class-names="" text:cond-style-name=""><text:span text:style-name="a51" text:class-names=""><text:page-number style:num-format="1" text:fixed="false"/></text:span></text:p>
          </draw:text-box>
          <svg:title/>
          <svg:desc/>
        </draw:frame>
      </presentation:notes>
    </style:master-page>
    <style:master-page style:name="Master1-Layout1-title-タイトル-スライド" style:page-layout-name="pageLayout1" draw:style-name="a55">
      <draw:frame draw:id="id11" presentation:style-name="a59" draw:name="タイトル 1" svg:x="1.37847in" svg:y="1.01563in" svg:width="8.26736in" svg:height="2.15799in" presentation:class="title" presentation:placeholder="false">
        <draw:text-box>
          <text:p text:style-name="a58" text:class-names="" text:cond-style-name=""><text:span text:style-name="a56" text:class-names="">マスター タイトルの書式設定</text:span><text:span text:style-name="a57" text:class-names=""/></text:p>
        </draw:text-box>
        <svg:title/>
        <svg:desc/>
      </draw:frame>
      <draw:frame draw:id="id12" presentation:style-name="a63" draw:name="サブタイトル 2" svg:x="1.37847in" svg:y="3.25694in" svg:width="8.26736in" svg:height="1.49826in" presentation:class="subtitle" presentation:placeholder="false">
        <draw:text-box>
          <text:p text:style-name="a62" text:class-names="" text:cond-style-name=""><text:span text:style-name="a60" text:class-names="">マスター サブタイトルの書式設定</text:span><text:span text:style-name="a61" text:class-names=""/></text:p>
        </draw:text-box>
        <svg:title/>
        <svg:desc/>
      </draw:frame>
      <draw:frame draw:id="id13" presentation:style-name="a66" draw:name="日付プレースホルダー 3" svg:x="0.55118in" svg:y="5.64882in" svg:width="2.56811in" svg:height="0.42717in" presentation:class="date-time" presentation:placeholder="false">
        <draw:text-box>
          <text:p text:style-name="a65" text:class-names="" text:cond-style-name=""><text:span text:style-name="a64" text:class-names=""/></text:p>
        </draw:text-box>
        <svg:title/>
        <svg:desc/>
      </draw:frame>
      <draw:frame draw:id="id14" presentation:style-name="a69" draw:name="フッター プレースホルダー 4" svg:x="3.77008in" svg:y="5.64882in" svg:width="3.49409in" svg:height="0.42717in" presentation:class="footer" presentation:placeholder="false">
        <draw:text-box>
          <text:p text:style-name="a68" text:class-names="" text:cond-style-name=""><text:span text:style-name="a67" text:class-names=""/></text:p>
        </draw:text-box>
        <svg:title/>
        <svg:desc/>
      </draw:frame>
      <draw:frame draw:id="id15" presentation:style-name="a73" draw:name="スライド番号プレースホルダー 5" svg:x="7.90394in" svg:y="5.64882in" svg:width="2.56811in" svg:height="0.42717in" presentation:class="page-number" presentation:placeholder="false">
        <draw:text-box>
          <text:p text:style-name="a72" text:class-names="" text:cond-style-name=""><text:span text:style-name="a70" text:class-names=""><text:page-number style:num-format="1" text:fixed="false"/></text:span><text:span text:style-name="a71" text:class-names=""/></text:p>
        </draw:text-box>
        <svg:title/>
        <svg:desc/>
      </draw:frame>
      <presentation:notes style:page-layout-name="pageLayout2" draw:style-name="a90">
        <draw:page-thumbnail svg:x="0.23622in" svg:y="0.88858in" svg:width="7.79449in" svg:height="4.38425in" presentation:class="page" draw:id="id5" presentation:style-name="a74" draw:name="スライド イメージ プレースホルダー 1">
          <svg:title/>
          <svg:desc/>
        </draw:page-thumbnail>
        <draw:frame draw:id="id6" presentation:style-name="a77" draw:name="ノート プレースホルダー 2" svg:x="0.82677in" svg:y="5.55394in" svg:width="6.61378in" svg:height="5.26142in" presentation:class="notes" presentation:placeholder="false">
          <draw:text-box>
            <text:p text:style-name="a76" text:class-names="" text:cond-style-name=""><text:span text:style-name="a75" text:class-names=""/></text:p>
          </draw:text-box>
          <svg:title/>
          <svg:desc/>
        </draw:frame>
        <draw:frame draw:id="id7" presentation:style-name="a80" draw:name="ヘッダー プレースホルダー 3" svg:x="0in" svg:y="0in" svg:width="3.5878in" svg:height="0.58425in" presentation:class="header" presentation:placeholder="false">
          <draw:text-box>
            <text:p text:style-name="a79" text:class-names="" text:cond-style-name=""><text:span text:style-name="a78" text:class-names=""/></text:p>
          </draw:text-box>
          <svg:title/>
          <svg:desc/>
        </draw:frame>
        <draw:frame draw:id="id8" presentation:style-name="a83" draw:name="日付プレースホルダー 4" svg:x="4.67953in" svg:y="0in" svg:width="3.5878in" svg:height="0.58425in" presentation:class="date-time" presentation:placeholder="false">
          <draw:text-box>
            <text:p text:style-name="a82" text:class-names="" text:cond-style-name=""><text:span text:style-name="a81" text:class-names=""/></text:p>
          </draw:text-box>
          <svg:title/>
          <svg:desc/>
        </draw:frame>
        <draw:frame draw:id="id9" presentation:style-name="a86" draw:name="フッター プレースホルダー 5" svg:x="0in" svg:y="11.10827in" svg:width="3.5878in" svg:height="0.58425in" presentation:class="footer" presentation:placeholder="false">
          <draw:text-box>
            <text:p text:style-name="a85" text:class-names="" text:cond-style-name=""><text:span text:style-name="a84" text:class-names=""/></text:p>
          </draw:text-box>
          <svg:title/>
          <svg:desc/>
        </draw:frame>
        <draw:frame draw:id="id10" presentation:style-name="a89" draw:name="スライド番号プレースホルダー 6" svg:x="4.67953in" svg:y="11.10827in" svg:width="3.5878in" svg:height="0.58425in" presentation:class="page-number" presentation:placeholder="false">
          <draw:text-box>
            <text:p text:style-name="a88" text:class-names="" text:cond-style-name=""><text:span text:style-name="a87" text:class-names=""><text:page-number style:num-format="1" text:fixed="false"/></text:span></text:p>
          </draw:text-box>
          <svg:title/>
          <svg:desc/>
        </draw:frame>
      </presentation:notes>
    </style:master-page>
    <style:master-page style:name="Master1-Layout2-obj-タイトルとコンテンツ" style:page-layout-name="pageLayout1" draw:style-name="a91">
      <draw:frame draw:id="id16" presentation:style-name="a95" draw:name="タイトル 1" svg:x="0.55118in" svg:y="0.24724in" svg:width="9.92087in" svg:height="1.03504in" presentation:class="title" presentation:placeholder="false">
        <draw:text-box>
          <text:p text:style-name="a94" text:class-names="" text:cond-style-name=""><text:span text:style-name="a92" text:class-names="">マスター タイトルの書式設定</text:span><text:span text:style-name="a93" text:class-names=""/></text:p>
        </draw:text-box>
        <svg:title/>
        <svg:desc/>
      </draw:frame>
      <draw:frame draw:id="id17" presentation:style-name="a119" draw:name="コンテンツ プレースホルダー 2" svg:x="0.55118in" svg:y="1.45079in" svg:width="9.92087in" svg:height="3.59606in" presentation:class="object" presentation:placeholder="false">
        <draw:text-box>
          <text:p text:style-name="a97" text:class-names="" text:cond-style-name=""><text:span text:style-name="a96" text:class-names="">マスター テキストの書式設定</text:span></text:p>
          <text:list text:style-name="a102">
            <text:list-item>
              <text:list text:style-name="a102">
                <text:list-item>
                  <text:p text:style-name="a101" text:class-names="" text:cond-style-name=""><text:span text:style-name="a98" text:class-names="">第<text:s text:c="1"/></text:span><text:span text:style-name="a99" text:class-names="">2<text:s text:c="1"/></text:span><text:span text:style-name="a100" text:class-names="">レベル</text:span></text:p>
                </text:list-item>
              </text:list>
            </text:list-item>
          </text:list>
          <text:list text:style-name="a107">
            <text:list-item>
              <text:list text:style-name="a107">
                <text:list-item>
                  <text:list text:style-name="a107">
                    <text:list-item>
                      <text:p text:style-name="a106" text:class-names="" text:cond-style-name=""><text:span text:style-name="a103" text:class-names="">第<text:s text:c="1"/></text:span><text:span text:style-name="a104" text:class-names="">3<text:s text:c="1"/></text:span><text:span text:style-name="a105" text:class-names="">レベル</text:span></text:p>
                    </text:list-item>
                  </text:list>
                </text:list-item>
              </text:list>
            </text:list-item>
          </text:list>
          <text:list text:style-name="a112">
            <text:list-item>
              <text:list text:style-name="a112">
                <text:list-item>
                  <text:list text:style-name="a112">
                    <text:list-item>
                      <text:list text:style-name="a112">
                        <text:list-item>
                          <text:p text:style-name="a111" text:class-names="" text:cond-style-name=""><text:span text:style-name="a108" text:class-names="">第<text:s text:c="1"/></text:span><text:span text:style-name="a109" text:class-names="">4<text:s text:c="1"/></text:span><text:span text:style-name="a110" text:class-names="">レベル</text:span></text:p>
                        </text:list-item>
                      </text:list>
                    </text:list-item>
                  </text:list>
                </text:list-item>
              </text:list>
            </text:list-item>
          </text:list>
          <text:list text:style-name="a118">
            <text:list-item>
              <text:list text:style-name="a118">
                <text:list-item>
                  <text:list text:style-name="a118">
                    <text:list-item>
                      <text:list text:style-name="a118">
                        <text:list-item>
                          <text:list text:style-name="a118">
                            <text:list-item>
                              <text:p text:style-name="a117" text:class-names="" text:cond-style-name=""><text:span text:style-name="a113" text:class-names="">第<text:s text:c="1"/></text:span><text:span text:style-name="a114" text:class-names="">5<text:s text:c="1"/></text:span><text:span text:style-name="a115" text:class-names="">レベル</text:span><text:span text:style-name="a116" text:class-names=""/></text:p>
                            </text:list-item>
                          </text:list>
                        </text:list-item>
                      </text:list>
                    </text:list-item>
                  </text:list>
                </text:list-item>
              </text:list>
            </text:list-item>
          </text:list>
        </draw:text-box>
        <svg:title/>
        <svg:desc/>
      </draw:frame>
      <draw:frame draw:id="id18" presentation:style-name="a122" draw:name="日付プレースホルダー 3" svg:x="0.55118in" svg:y="5.64882in" svg:width="2.56811in" svg:height="0.42717in" presentation:class="date-time" presentation:placeholder="false">
        <draw:text-box>
          <text:p text:style-name="a121" text:class-names="" text:cond-style-name=""><text:span text:style-name="a120" text:class-names=""/></text:p>
        </draw:text-box>
        <svg:title/>
        <svg:desc/>
      </draw:frame>
      <draw:frame draw:id="id19" presentation:style-name="a125" draw:name="フッター プレースホルダー 4" svg:x="3.77008in" svg:y="5.64882in" svg:width="3.49409in" svg:height="0.42717in" presentation:class="footer" presentation:placeholder="false">
        <draw:text-box>
          <text:p text:style-name="a124" text:class-names="" text:cond-style-name=""><text:span text:style-name="a123" text:class-names=""/></text:p>
        </draw:text-box>
        <svg:title/>
        <svg:desc/>
      </draw:frame>
      <draw:frame draw:id="id20" presentation:style-name="a129" draw:name="スライド番号プレースホルダー 5" svg:x="7.90394in" svg:y="5.64882in" svg:width="2.56811in" svg:height="0.42717in" presentation:class="page-number" presentation:placeholder="false">
        <draw:text-box>
          <text:p text:style-name="a128" text:class-names="" text:cond-style-name=""><text:span text:style-name="a126" text:class-names=""><text:page-number style:num-format="1" text:fixed="false"/></text:span><text:span text:style-name="a127" text:class-names=""/></text:p>
        </draw:text-box>
        <svg:title/>
        <svg:desc/>
      </draw:frame>
      <presentation:notes style:page-layout-name="pageLayout2" draw:style-name="a146">
        <draw:page-thumbnail svg:x="0.23622in" svg:y="0.88858in" svg:width="7.79449in" svg:height="4.38425in" presentation:class="page" draw:id="id5" presentation:style-name="a130" draw:name="スライド イメージ プレースホルダー 1">
          <svg:title/>
          <svg:desc/>
        </draw:page-thumbnail>
        <draw:frame draw:id="id6" presentation:style-name="a133" draw:name="ノート プレースホルダー 2" svg:x="0.82677in" svg:y="5.55394in" svg:width="6.61378in" svg:height="5.26142in" presentation:class="notes" presentation:placeholder="false">
          <draw:text-box>
            <text:p text:style-name="a132" text:class-names="" text:cond-style-name=""><text:span text:style-name="a131" text:class-names=""/></text:p>
          </draw:text-box>
          <svg:title/>
          <svg:desc/>
        </draw:frame>
        <draw:frame draw:id="id7" presentation:style-name="a136" draw:name="ヘッダー プレースホルダー 3" svg:x="0in" svg:y="0in" svg:width="3.5878in" svg:height="0.58425in" presentation:class="header" presentation:placeholder="false">
          <draw:text-box>
            <text:p text:style-name="a135" text:class-names="" text:cond-style-name=""><text:span text:style-name="a134" text:class-names=""/></text:p>
          </draw:text-box>
          <svg:title/>
          <svg:desc/>
        </draw:frame>
        <draw:frame draw:id="id8" presentation:style-name="a139" draw:name="日付プレースホルダー 4" svg:x="4.67953in" svg:y="0in" svg:width="3.5878in" svg:height="0.58425in" presentation:class="date-time" presentation:placeholder="false">
          <draw:text-box>
            <text:p text:style-name="a138" text:class-names="" text:cond-style-name=""><text:span text:style-name="a137" text:class-names=""/></text:p>
          </draw:text-box>
          <svg:title/>
          <svg:desc/>
        </draw:frame>
        <draw:frame draw:id="id9" presentation:style-name="a142" draw:name="フッター プレースホルダー 5" svg:x="0in" svg:y="11.10827in" svg:width="3.5878in" svg:height="0.58425in" presentation:class="footer" presentation:placeholder="false">
          <draw:text-box>
            <text:p text:style-name="a141" text:class-names="" text:cond-style-name=""><text:span text:style-name="a140" text:class-names=""/></text:p>
          </draw:text-box>
          <svg:title/>
          <svg:desc/>
        </draw:frame>
        <draw:frame draw:id="id10" presentation:style-name="a145" draw:name="スライド番号プレースホルダー 6" svg:x="4.67953in" svg:y="11.10827in" svg:width="3.5878in" svg:height="0.58425in" presentation:class="page-number" presentation:placeholder="false">
          <draw:text-box>
            <text:p text:style-name="a144" text:class-names="" text:cond-style-name=""><text:span text:style-name="a143" text:class-names=""><text:page-number style:num-format="1" text:fixed="false"/></text:span></text:p>
          </draw:text-box>
          <svg:title/>
          <svg:desc/>
        </draw:frame>
      </presentation:notes>
    </style:master-page>
    <style:master-page style:name="Master1-Layout3-secHead-セクション見出し" style:page-layout-name="pageLayout1" draw:style-name="a147">
      <draw:frame draw:id="id21" presentation:style-name="a151" draw:name="タイトル 1" svg:x="0.75174in" svg:y="1.54688in" svg:width="9.50868in" svg:height="2.57812in" presentation:class="title" presentation:placeholder="false">
        <draw:text-box>
          <text:p text:style-name="a150" text:class-names="" text:cond-style-name=""><text:span text:style-name="a148" text:class-names="">マスター タイトルの書式設定</text:span><text:span text:style-name="a149" text:class-names=""/></text:p>
        </draw:text-box>
        <svg:title/>
        <svg:desc/>
      </draw:frame>
      <draw:frame draw:id="id22" presentation:style-name="a155" draw:name="テキスト プレースホルダー 2" svg:x="0.75174in" svg:y="4.14931in" svg:width="9.50868in" svg:height="1.35764in" presentation:class="outline" presentation:placeholder="false">
        <draw:text-box>
          <text:list text:style-name="a154">
            <text:list-item>
              <text:p text:style-name="a153" text:class-names="" text:cond-style-name=""><text:span text:style-name="a152" text:class-names="">マスター テキストの書式設定</text:span></text:p>
            </text:list-item>
          </text:list>
        </draw:text-box>
        <svg:title/>
        <svg:desc/>
      </draw:frame>
      <draw:frame draw:id="id23" presentation:style-name="a158" draw:name="日付プレースホルダー 3" svg:x="0.55118in" svg:y="5.64882in" svg:width="2.56811in" svg:height="0.42717in" presentation:class="date-time" presentation:placeholder="false">
        <draw:text-box>
          <text:p text:style-name="a157" text:class-names="" text:cond-style-name=""><text:span text:style-name="a156" text:class-names=""/></text:p>
        </draw:text-box>
        <svg:title/>
        <svg:desc/>
      </draw:frame>
      <draw:frame draw:id="id24" presentation:style-name="a161" draw:name="フッター プレースホルダー 4" svg:x="3.77008in" svg:y="5.64882in" svg:width="3.49409in" svg:height="0.42717in" presentation:class="footer" presentation:placeholder="false">
        <draw:text-box>
          <text:p text:style-name="a160" text:class-names="" text:cond-style-name=""><text:span text:style-name="a159" text:class-names=""/></text:p>
        </draw:text-box>
        <svg:title/>
        <svg:desc/>
      </draw:frame>
      <draw:frame draw:id="id25" presentation:style-name="a165" draw:name="スライド番号プレースホルダー 5" svg:x="7.90394in" svg:y="5.64882in" svg:width="2.56811in" svg:height="0.42717in" presentation:class="page-number" presentation:placeholder="false">
        <draw:text-box>
          <text:p text:style-name="a164" text:class-names="" text:cond-style-name=""><text:span text:style-name="a162" text:class-names=""><text:page-number style:num-format="1" text:fixed="false"/></text:span><text:span text:style-name="a163" text:class-names=""/></text:p>
        </draw:text-box>
        <svg:title/>
        <svg:desc/>
      </draw:frame>
      <presentation:notes style:page-layout-name="pageLayout2" draw:style-name="a182">
        <draw:page-thumbnail svg:x="0.23622in" svg:y="0.88858in" svg:width="7.79449in" svg:height="4.38425in" presentation:class="page" draw:id="id5" presentation:style-name="a166" draw:name="スライド イメージ プレースホルダー 1">
          <svg:title/>
          <svg:desc/>
        </draw:page-thumbnail>
        <draw:frame draw:id="id6" presentation:style-name="a169" draw:name="ノート プレースホルダー 2" svg:x="0.82677in" svg:y="5.55394in" svg:width="6.61378in" svg:height="5.26142in" presentation:class="notes" presentation:placeholder="false">
          <draw:text-box>
            <text:p text:style-name="a168" text:class-names="" text:cond-style-name=""><text:span text:style-name="a167" text:class-names=""/></text:p>
          </draw:text-box>
          <svg:title/>
          <svg:desc/>
        </draw:frame>
        <draw:frame draw:id="id7" presentation:style-name="a172" draw:name="ヘッダー プレースホルダー 3" svg:x="0in" svg:y="0in" svg:width="3.5878in" svg:height="0.58425in" presentation:class="header" presentation:placeholder="false">
          <draw:text-box>
            <text:p text:style-name="a171" text:class-names="" text:cond-style-name=""><text:span text:style-name="a170" text:class-names=""/></text:p>
          </draw:text-box>
          <svg:title/>
          <svg:desc/>
        </draw:frame>
        <draw:frame draw:id="id8" presentation:style-name="a175" draw:name="日付プレースホルダー 4" svg:x="4.67953in" svg:y="0in" svg:width="3.5878in" svg:height="0.58425in" presentation:class="date-time" presentation:placeholder="false">
          <draw:text-box>
            <text:p text:style-name="a174" text:class-names="" text:cond-style-name=""><text:span text:style-name="a173" text:class-names=""/></text:p>
          </draw:text-box>
          <svg:title/>
          <svg:desc/>
        </draw:frame>
        <draw:frame draw:id="id9" presentation:style-name="a178" draw:name="フッター プレースホルダー 5" svg:x="0in" svg:y="11.10827in" svg:width="3.5878in" svg:height="0.58425in" presentation:class="footer" presentation:placeholder="false">
          <draw:text-box>
            <text:p text:style-name="a177" text:class-names="" text:cond-style-name=""><text:span text:style-name="a176" text:class-names=""/></text:p>
          </draw:text-box>
          <svg:title/>
          <svg:desc/>
        </draw:frame>
        <draw:frame draw:id="id10" presentation:style-name="a181" draw:name="スライド番号プレースホルダー 6" svg:x="4.67953in" svg:y="11.10827in" svg:width="3.5878in" svg:height="0.58425in" presentation:class="page-number" presentation:placeholder="false">
          <draw:text-box>
            <text:p text:style-name="a180" text:class-names="" text:cond-style-name=""><text:span text:style-name="a179" text:class-names=""><text:page-number style:num-format="1" text:fixed="false"/></text:span></text:p>
          </draw:text-box>
          <svg:title/>
          <svg:desc/>
        </draw:frame>
      </presentation:notes>
    </style:master-page>
    <style:master-page style:name="Master1-Layout4-twoObj-2-つのコンテンツ" style:page-layout-name="pageLayout1" draw:style-name="a183">
      <draw:frame draw:id="id26" presentation:style-name="a187" draw:name="タイトル 1" svg:x="0.55118in" svg:y="0.24724in" svg:width="9.92087in" svg:height="1.03504in" presentation:class="title" presentation:placeholder="false">
        <draw:text-box>
          <text:p text:style-name="a186" text:class-names="" text:cond-style-name=""><text:span text:style-name="a184" text:class-names="">マスター タイトルの書式設定</text:span><text:span text:style-name="a185" text:class-names=""/></text:p>
        </draw:text-box>
        <svg:title/>
        <svg:desc/>
      </draw:frame>
      <draw:frame draw:id="id27" presentation:style-name="a211" draw:name="コンテンツ プレースホルダー 2" svg:x="0.55035in" svg:y="1.45139in" svg:width="4.87674in" svg:height="3.59549in" presentation:class="object" presentation:placeholder="false">
        <draw:text-box>
          <text:p text:style-name="a189" text:class-names="" text:cond-style-name=""><text:span text:style-name="a188" text:class-names="">マスター テキストの書式設定</text:span></text:p>
          <text:list text:style-name="a194">
            <text:list-item>
              <text:list text:style-name="a194">
                <text:list-item>
                  <text:p text:style-name="a193" text:class-names="" text:cond-style-name=""><text:span text:style-name="a190" text:class-names="">第<text:s text:c="1"/></text:span><text:span text:style-name="a191" text:class-names="">2<text:s text:c="1"/></text:span><text:span text:style-name="a192" text:class-names="">レベル</text:span></text:p>
                </text:list-item>
              </text:list>
            </text:list-item>
          </text:list>
          <text:list text:style-name="a199">
            <text:list-item>
              <text:list text:style-name="a199">
                <text:list-item>
                  <text:list text:style-name="a199">
                    <text:list-item>
                      <text:p text:style-name="a198" text:class-names="" text:cond-style-name=""><text:span text:style-name="a195" text:class-names="">第<text:s text:c="1"/></text:span><text:span text:style-name="a196" text:class-names="">3<text:s text:c="1"/></text:span><text:span text:style-name="a197" text:class-names="">レベル</text:span></text:p>
                    </text:list-item>
                  </text:list>
                </text:list-item>
              </text:list>
            </text:list-item>
          </text:list>
          <text:list text:style-name="a204">
            <text:list-item>
              <text:list text:style-name="a204">
                <text:list-item>
                  <text:list text:style-name="a204">
                    <text:list-item>
                      <text:list text:style-name="a204">
                        <text:list-item>
                          <text:p text:style-name="a203" text:class-names="" text:cond-style-name=""><text:span text:style-name="a200" text:class-names="">第<text:s text:c="1"/></text:span><text:span text:style-name="a201" text:class-names="">4<text:s text:c="1"/></text:span><text:span text:style-name="a202" text:class-names="">レベル</text:span></text:p>
                        </text:list-item>
                      </text:list>
                    </text:list-item>
                  </text:list>
                </text:list-item>
              </text:list>
            </text:list-item>
          </text:list>
          <text:list text:style-name="a210">
            <text:list-item>
              <text:list text:style-name="a210">
                <text:list-item>
                  <text:list text:style-name="a210">
                    <text:list-item>
                      <text:list text:style-name="a210">
                        <text:list-item>
                          <text:list text:style-name="a210">
                            <text:list-item>
                              <text:p text:style-name="a209" text:class-names="" text:cond-style-name=""><text:span text:style-name="a205" text:class-names="">第<text:s text:c="1"/></text:span><text:span text:style-name="a206" text:class-names="">5<text:s text:c="1"/></text:span><text:span text:style-name="a207" text:class-names="">レベル</text:span><text:span text:style-name="a208" text:class-names=""/></text:p>
                            </text:list-item>
                          </text:list>
                        </text:list-item>
                      </text:list>
                    </text:list-item>
                  </text:list>
                </text:list-item>
              </text:list>
            </text:list-item>
          </text:list>
        </draw:text-box>
        <svg:title/>
        <svg:desc/>
      </draw:frame>
      <draw:frame draw:id="id28" presentation:style-name="a235" draw:name="コンテンツ プレースホルダー 3" svg:x="5.59375in" svg:y="1.45139in" svg:width="4.87847in" svg:height="3.59549in" presentation:class="object" presentation:placeholder="false">
        <draw:text-box>
          <text:p text:style-name="a213" text:class-names="" text:cond-style-name=""><text:span text:style-name="a212" text:class-names="">マスター テキストの書式設定</text:span></text:p>
          <text:list text:style-name="a218">
            <text:list-item>
              <text:list text:style-name="a218">
                <text:list-item>
                  <text:p text:style-name="a217" text:class-names="" text:cond-style-name=""><text:span text:style-name="a214" text:class-names="">第<text:s text:c="1"/></text:span><text:span text:style-name="a215" text:class-names="">2<text:s text:c="1"/></text:span><text:span text:style-name="a216" text:class-names="">レベル</text:span></text:p>
                </text:list-item>
              </text:list>
            </text:list-item>
          </text:list>
          <text:list text:style-name="a223">
            <text:list-item>
              <text:list text:style-name="a223">
                <text:list-item>
                  <text:list text:style-name="a223">
                    <text:list-item>
                      <text:p text:style-name="a222" text:class-names="" text:cond-style-name=""><text:span text:style-name="a219" text:class-names="">第<text:s text:c="1"/></text:span><text:span text:style-name="a220" text:class-names="">3<text:s text:c="1"/></text:span><text:span text:style-name="a221" text:class-names="">レベル</text:span></text:p>
                    </text:list-item>
                  </text:list>
                </text:list-item>
              </text:list>
            </text:list-item>
          </text:list>
          <text:list text:style-name="a228">
            <text:list-item>
              <text:list text:style-name="a228">
                <text:list-item>
                  <text:list text:style-name="a228">
                    <text:list-item>
                      <text:list text:style-name="a228">
                        <text:list-item>
                          <text:p text:style-name="a227" text:class-names="" text:cond-style-name=""><text:span text:style-name="a224" text:class-names="">第<text:s text:c="1"/></text:span><text:span text:style-name="a225" text:class-names="">4<text:s text:c="1"/></text:span><text:span text:style-name="a226" text:class-names="">レベル</text:span></text:p>
                        </text:list-item>
                      </text:list>
                    </text:list-item>
                  </text:list>
                </text:list-item>
              </text:list>
            </text:list-item>
          </text:list>
          <text:list text:style-name="a234">
            <text:list-item>
              <text:list text:style-name="a234">
                <text:list-item>
                  <text:list text:style-name="a234">
                    <text:list-item>
                      <text:list text:style-name="a234">
                        <text:list-item>
                          <text:list text:style-name="a234">
                            <text:list-item>
                              <text:p text:style-name="a233" text:class-names="" text:cond-style-name=""><text:span text:style-name="a229" text:class-names="">第<text:s text:c="1"/></text:span><text:span text:style-name="a230" text:class-names="">5<text:s text:c="1"/></text:span><text:span text:style-name="a231" text:class-names="">レベル</text:span><text:span text:style-name="a232" text:class-names=""/></text:p>
                            </text:list-item>
                          </text:list>
                        </text:list-item>
                      </text:list>
                    </text:list-item>
                  </text:list>
                </text:list-item>
              </text:list>
            </text:list-item>
          </text:list>
        </draw:text-box>
        <svg:title/>
        <svg:desc/>
      </draw:frame>
      <draw:frame draw:id="id29" presentation:style-name="a238" draw:name="日付プレースホルダー 4" svg:x="0.55118in" svg:y="5.64882in" svg:width="2.56811in" svg:height="0.42717in" presentation:class="date-time" presentation:placeholder="false">
        <draw:text-box>
          <text:p text:style-name="a237" text:class-names="" text:cond-style-name=""><text:span text:style-name="a236" text:class-names=""/></text:p>
        </draw:text-box>
        <svg:title/>
        <svg:desc/>
      </draw:frame>
      <draw:frame draw:id="id30" presentation:style-name="a241" draw:name="フッター プレースホルダー 5" svg:x="3.77008in" svg:y="5.64882in" svg:width="3.49409in" svg:height="0.42717in" presentation:class="footer" presentation:placeholder="false">
        <draw:text-box>
          <text:p text:style-name="a240" text:class-names="" text:cond-style-name=""><text:span text:style-name="a239" text:class-names=""/></text:p>
        </draw:text-box>
        <svg:title/>
        <svg:desc/>
      </draw:frame>
      <draw:frame draw:id="id31" presentation:style-name="a245" draw:name="スライド番号プレースホルダー 6" svg:x="7.90394in" svg:y="5.64882in" svg:width="2.56811in" svg:height="0.42717in" presentation:class="page-number" presentation:placeholder="false">
        <draw:text-box>
          <text:p text:style-name="a244" text:class-names="" text:cond-style-name=""><text:span text:style-name="a242" text:class-names=""><text:page-number style:num-format="1" text:fixed="false"/></text:span><text:span text:style-name="a243" text:class-names=""/></text:p>
        </draw:text-box>
        <svg:title/>
        <svg:desc/>
      </draw:frame>
      <presentation:notes style:page-layout-name="pageLayout2" draw:style-name="a262">
        <draw:page-thumbnail svg:x="0.23622in" svg:y="0.88858in" svg:width="7.79449in" svg:height="4.38425in" presentation:class="page" draw:id="id5" presentation:style-name="a246" draw:name="スライド イメージ プレースホルダー 1">
          <svg:title/>
          <svg:desc/>
        </draw:page-thumbnail>
        <draw:frame draw:id="id6" presentation:style-name="a249" draw:name="ノート プレースホルダー 2" svg:x="0.82677in" svg:y="5.55394in" svg:width="6.61378in" svg:height="5.26142in" presentation:class="notes" presentation:placeholder="false">
          <draw:text-box>
            <text:p text:style-name="a248" text:class-names="" text:cond-style-name=""><text:span text:style-name="a247" text:class-names=""/></text:p>
          </draw:text-box>
          <svg:title/>
          <svg:desc/>
        </draw:frame>
        <draw:frame draw:id="id7" presentation:style-name="a252" draw:name="ヘッダー プレースホルダー 3" svg:x="0in" svg:y="0in" svg:width="3.5878in" svg:height="0.58425in" presentation:class="header" presentation:placeholder="false">
          <draw:text-box>
            <text:p text:style-name="a251" text:class-names="" text:cond-style-name=""><text:span text:style-name="a250" text:class-names=""/></text:p>
          </draw:text-box>
          <svg:title/>
          <svg:desc/>
        </draw:frame>
        <draw:frame draw:id="id8" presentation:style-name="a255" draw:name="日付プレースホルダー 4" svg:x="4.67953in" svg:y="0in" svg:width="3.5878in" svg:height="0.58425in" presentation:class="date-time" presentation:placeholder="false">
          <draw:text-box>
            <text:p text:style-name="a254" text:class-names="" text:cond-style-name=""><text:span text:style-name="a253" text:class-names=""/></text:p>
          </draw:text-box>
          <svg:title/>
          <svg:desc/>
        </draw:frame>
        <draw:frame draw:id="id9" presentation:style-name="a258" draw:name="フッター プレースホルダー 5" svg:x="0in" svg:y="11.10827in" svg:width="3.5878in" svg:height="0.58425in" presentation:class="footer" presentation:placeholder="false">
          <draw:text-box>
            <text:p text:style-name="a257" text:class-names="" text:cond-style-name=""><text:span text:style-name="a256" text:class-names=""/></text:p>
          </draw:text-box>
          <svg:title/>
          <svg:desc/>
        </draw:frame>
        <draw:frame draw:id="id10" presentation:style-name="a261" draw:name="スライド番号プレースホルダー 6" svg:x="4.67953in" svg:y="11.10827in" svg:width="3.5878in" svg:height="0.58425in" presentation:class="page-number" presentation:placeholder="false">
          <draw:text-box>
            <text:p text:style-name="a260" text:class-names="" text:cond-style-name=""><text:span text:style-name="a259" text:class-names=""><text:page-number style:num-format="1" text:fixed="false"/></text:span></text:p>
          </draw:text-box>
          <svg:title/>
          <svg:desc/>
        </draw:frame>
      </presentation:notes>
    </style:master-page>
    <style:master-page style:name="Master1-Layout5-twoTxTwoObj-比較" style:page-layout-name="pageLayout1" draw:style-name="a263">
      <draw:frame draw:id="id32" presentation:style-name="a267" draw:name="タイトル 1" svg:x="0.75868in" svg:y="0.32986in" svg:width="9.50868in" svg:height="1.19965in" presentation:class="title" presentation:placeholder="false">
        <draw:text-box>
          <text:p text:style-name="a266" text:class-names="" text:cond-style-name=""><text:span text:style-name="a264" text:class-names="">マスター タイトルの書式設定</text:span><text:span text:style-name="a265" text:class-names=""/></text:p>
        </draw:text-box>
        <svg:title/>
        <svg:desc/>
      </draw:frame>
      <draw:frame draw:id="id33" presentation:style-name="a271" draw:name="テキスト プレースホルダー 2" svg:x="0.75868in" svg:y="1.52083in" svg:width="4.66493in" svg:height="0.74479in" presentation:class="outline" presentation:placeholder="false">
        <draw:text-box>
          <text:list text:style-name="a270">
            <text:list-item>
              <text:p text:style-name="a269" text:class-names="" text:cond-style-name=""><text:span text:style-name="a268" text:class-names="">マスター テキストの書式設定</text:span></text:p>
            </text:list-item>
          </text:list>
        </draw:text-box>
        <svg:title/>
        <svg:desc/>
      </draw:frame>
      <draw:frame draw:id="id34" presentation:style-name="a295" draw:name="コンテンツ プレースホルダー 3" svg:x="0.75868in" svg:y="2.26563in" svg:width="4.66493in" svg:height="3.3316in" presentation:class="object" presentation:placeholder="false">
        <draw:text-box>
          <text:p text:style-name="a273" text:class-names="" text:cond-style-name=""><text:span text:style-name="a272" text:class-names="">マスター テキストの書式設定</text:span></text:p>
          <text:list text:style-name="a278">
            <text:list-item>
              <text:list text:style-name="a278">
                <text:list-item>
                  <text:p text:style-name="a277" text:class-names="" text:cond-style-name=""><text:span text:style-name="a274" text:class-names="">第<text:s text:c="1"/></text:span><text:span text:style-name="a275" text:class-names="">2<text:s text:c="1"/></text:span><text:span text:style-name="a276" text:class-names="">レベル</text:span></text:p>
                </text:list-item>
              </text:list>
            </text:list-item>
          </text:list>
          <text:list text:style-name="a283">
            <text:list-item>
              <text:list text:style-name="a283">
                <text:list-item>
                  <text:list text:style-name="a283">
                    <text:list-item>
                      <text:p text:style-name="a282" text:class-names="" text:cond-style-name=""><text:span text:style-name="a279" text:class-names="">第<text:s text:c="1"/></text:span><text:span text:style-name="a280" text:class-names="">3<text:s text:c="1"/></text:span><text:span text:style-name="a281" text:class-names="">レベル</text:span></text:p>
                    </text:list-item>
                  </text:list>
                </text:list-item>
              </text:list>
            </text:list-item>
          </text:list>
          <text:list text:style-name="a288">
            <text:list-item>
              <text:list text:style-name="a288">
                <text:list-item>
                  <text:list text:style-name="a288">
                    <text:list-item>
                      <text:list text:style-name="a288">
                        <text:list-item>
                          <text:p text:style-name="a287" text:class-names="" text:cond-style-name=""><text:span text:style-name="a284" text:class-names="">第<text:s text:c="1"/></text:span><text:span text:style-name="a285" text:class-names="">4<text:s text:c="1"/></text:span><text:span text:style-name="a286" text:class-names="">レベル</text:span></text:p>
                        </text:list-item>
                      </text:list>
                    </text:list-item>
                  </text:list>
                </text:list-item>
              </text:list>
            </text:list-item>
          </text:list>
          <text:list text:style-name="a294">
            <text:list-item>
              <text:list text:style-name="a294">
                <text:list-item>
                  <text:list text:style-name="a294">
                    <text:list-item>
                      <text:list text:style-name="a294">
                        <text:list-item>
                          <text:list text:style-name="a294">
                            <text:list-item>
                              <text:p text:style-name="a293" text:class-names="" text:cond-style-name=""><text:span text:style-name="a289" text:class-names="">第<text:s text:c="1"/></text:span><text:span text:style-name="a290" text:class-names="">5<text:s text:c="1"/></text:span><text:span text:style-name="a291" text:class-names="">レベル</text:span><text:span text:style-name="a292" text:class-names=""/></text:p>
                            </text:list-item>
                          </text:list>
                        </text:list-item>
                      </text:list>
                    </text:list-item>
                  </text:list>
                </text:list-item>
              </text:list>
            </text:list-item>
          </text:list>
        </draw:text-box>
        <svg:title/>
        <svg:desc/>
      </draw:frame>
      <draw:frame draw:id="id35" presentation:style-name="a299" draw:name="テキスト プレースホルダー 4" svg:x="5.5816in" svg:y="1.52083in" svg:width="4.68576in" svg:height="0.74479in" presentation:class="outline" presentation:placeholder="false">
        <draw:text-box>
          <text:list text:style-name="a298">
            <text:list-item>
              <text:p text:style-name="a297" text:class-names="" text:cond-style-name=""><text:span text:style-name="a296" text:class-names="">マスター テキストの書式設定</text:span></text:p>
            </text:list-item>
          </text:list>
        </draw:text-box>
        <svg:title/>
        <svg:desc/>
      </draw:frame>
      <draw:frame draw:id="id36" presentation:style-name="a323" draw:name="コンテンツ プレースホルダー 5" svg:x="5.5816in" svg:y="2.26563in" svg:width="4.68576in" svg:height="3.3316in" presentation:class="object" presentation:placeholder="false">
        <draw:text-box>
          <text:p text:style-name="a301" text:class-names="" text:cond-style-name=""><text:span text:style-name="a300" text:class-names="">マスター テキストの書式設定</text:span></text:p>
          <text:list text:style-name="a306">
            <text:list-item>
              <text:list text:style-name="a306">
                <text:list-item>
                  <text:p text:style-name="a305" text:class-names="" text:cond-style-name=""><text:span text:style-name="a302" text:class-names="">第<text:s text:c="1"/></text:span><text:span text:style-name="a303" text:class-names="">2<text:s text:c="1"/></text:span><text:span text:style-name="a304" text:class-names="">レベル</text:span></text:p>
                </text:list-item>
              </text:list>
            </text:list-item>
          </text:list>
          <text:list text:style-name="a311">
            <text:list-item>
              <text:list text:style-name="a311">
                <text:list-item>
                  <text:list text:style-name="a311">
                    <text:list-item>
                      <text:p text:style-name="a310" text:class-names="" text:cond-style-name=""><text:span text:style-name="a307" text:class-names="">第<text:s text:c="1"/></text:span><text:span text:style-name="a308" text:class-names="">3<text:s text:c="1"/></text:span><text:span text:style-name="a309" text:class-names="">レベル</text:span></text:p>
                    </text:list-item>
                  </text:list>
                </text:list-item>
              </text:list>
            </text:list-item>
          </text:list>
          <text:list text:style-name="a316">
            <text:list-item>
              <text:list text:style-name="a316">
                <text:list-item>
                  <text:list text:style-name="a316">
                    <text:list-item>
                      <text:list text:style-name="a316">
                        <text:list-item>
                          <text:p text:style-name="a315" text:class-names="" text:cond-style-name=""><text:span text:style-name="a312" text:class-names="">第<text:s text:c="1"/></text:span><text:span text:style-name="a313" text:class-names="">4<text:s text:c="1"/></text:span><text:span text:style-name="a314" text:class-names="">レベル</text:span></text:p>
                        </text:list-item>
                      </text:list>
                    </text:list-item>
                  </text:list>
                </text:list-item>
              </text:list>
            </text:list-item>
          </text:list>
          <text:list text:style-name="a322">
            <text:list-item>
              <text:list text:style-name="a322">
                <text:list-item>
                  <text:list text:style-name="a322">
                    <text:list-item>
                      <text:list text:style-name="a322">
                        <text:list-item>
                          <text:list text:style-name="a322">
                            <text:list-item>
                              <text:p text:style-name="a321" text:class-names="" text:cond-style-name=""><text:span text:style-name="a317" text:class-names="">第<text:s text:c="1"/></text:span><text:span text:style-name="a318" text:class-names="">5<text:s text:c="1"/></text:span><text:span text:style-name="a319" text:class-names="">レベル</text:span><text:span text:style-name="a320" text:class-names=""/></text:p>
                            </text:list-item>
                          </text:list>
                        </text:list-item>
                      </text:list>
                    </text:list-item>
                  </text:list>
                </text:list-item>
              </text:list>
            </text:list-item>
          </text:list>
        </draw:text-box>
        <svg:title/>
        <svg:desc/>
      </draw:frame>
      <draw:frame draw:id="id37" presentation:style-name="a326" draw:name="日付プレースホルダー 6" svg:x="0.55118in" svg:y="5.64882in" svg:width="2.56811in" svg:height="0.42717in" presentation:class="date-time" presentation:placeholder="false">
        <draw:text-box>
          <text:p text:style-name="a325" text:class-names="" text:cond-style-name=""><text:span text:style-name="a324" text:class-names=""/></text:p>
        </draw:text-box>
        <svg:title/>
        <svg:desc/>
      </draw:frame>
      <draw:frame draw:id="id38" presentation:style-name="a329" draw:name="フッター プレースホルダー 7" svg:x="3.77008in" svg:y="5.64882in" svg:width="3.49409in" svg:height="0.42717in" presentation:class="footer" presentation:placeholder="false">
        <draw:text-box>
          <text:p text:style-name="a328" text:class-names="" text:cond-style-name=""><text:span text:style-name="a327" text:class-names=""/></text:p>
        </draw:text-box>
        <svg:title/>
        <svg:desc/>
      </draw:frame>
      <draw:frame draw:id="id39" presentation:style-name="a333" draw:name="スライド番号プレースホルダー 8" svg:x="7.90394in" svg:y="5.64882in" svg:width="2.56811in" svg:height="0.42717in" presentation:class="page-number" presentation:placeholder="false">
        <draw:text-box>
          <text:p text:style-name="a332" text:class-names="" text:cond-style-name=""><text:span text:style-name="a330" text:class-names=""><text:page-number style:num-format="1" text:fixed="false"/></text:span><text:span text:style-name="a331" text:class-names=""/></text:p>
        </draw:text-box>
        <svg:title/>
        <svg:desc/>
      </draw:frame>
      <presentation:notes style:page-layout-name="pageLayout2" draw:style-name="a350">
        <draw:page-thumbnail svg:x="0.23622in" svg:y="0.88858in" svg:width="7.79449in" svg:height="4.38425in" presentation:class="page" draw:id="id5" presentation:style-name="a334" draw:name="スライド イメージ プレースホルダー 1">
          <svg:title/>
          <svg:desc/>
        </draw:page-thumbnail>
        <draw:frame draw:id="id6" presentation:style-name="a337" draw:name="ノート プレースホルダー 2" svg:x="0.82677in" svg:y="5.55394in" svg:width="6.61378in" svg:height="5.26142in" presentation:class="notes" presentation:placeholder="false">
          <draw:text-box>
            <text:p text:style-name="a336" text:class-names="" text:cond-style-name=""><text:span text:style-name="a335" text:class-names=""/></text:p>
          </draw:text-box>
          <svg:title/>
          <svg:desc/>
        </draw:frame>
        <draw:frame draw:id="id7" presentation:style-name="a340" draw:name="ヘッダー プレースホルダー 3" svg:x="0in" svg:y="0in" svg:width="3.5878in" svg:height="0.58425in" presentation:class="header" presentation:placeholder="false">
          <draw:text-box>
            <text:p text:style-name="a339" text:class-names="" text:cond-style-name=""><text:span text:style-name="a338" text:class-names=""/></text:p>
          </draw:text-box>
          <svg:title/>
          <svg:desc/>
        </draw:frame>
        <draw:frame draw:id="id8" presentation:style-name="a343" draw:name="日付プレースホルダー 4" svg:x="4.67953in" svg:y="0in" svg:width="3.5878in" svg:height="0.58425in" presentation:class="date-time" presentation:placeholder="false">
          <draw:text-box>
            <text:p text:style-name="a342" text:class-names="" text:cond-style-name=""><text:span text:style-name="a341" text:class-names=""/></text:p>
          </draw:text-box>
          <svg:title/>
          <svg:desc/>
        </draw:frame>
        <draw:frame draw:id="id9" presentation:style-name="a346" draw:name="フッター プレースホルダー 5" svg:x="0in" svg:y="11.10827in" svg:width="3.5878in" svg:height="0.58425in" presentation:class="footer" presentation:placeholder="false">
          <draw:text-box>
            <text:p text:style-name="a345" text:class-names="" text:cond-style-name=""><text:span text:style-name="a344" text:class-names=""/></text:p>
          </draw:text-box>
          <svg:title/>
          <svg:desc/>
        </draw:frame>
        <draw:frame draw:id="id10" presentation:style-name="a349" draw:name="スライド番号プレースホルダー 6" svg:x="4.67953in" svg:y="11.10827in" svg:width="3.5878in" svg:height="0.58425in" presentation:class="page-number" presentation:placeholder="false">
          <draw:text-box>
            <text:p text:style-name="a348" text:class-names="" text:cond-style-name=""><text:span text:style-name="a347" text:class-names=""><text:page-number style:num-format="1" text:fixed="false"/></text:span></text:p>
          </draw:text-box>
          <svg:title/>
          <svg:desc/>
        </draw:frame>
      </presentation:notes>
    </style:master-page>
    <style:master-page style:name="Master1-Layout6-titleOnly-タイトルのみ" style:page-layout-name="pageLayout1" draw:style-name="a351">
      <draw:frame draw:id="id40" presentation:style-name="a355" draw:name="タイトル 1" svg:x="0.55118in" svg:y="0.24724in" svg:width="9.92087in" svg:height="1.03504in" presentation:class="title" presentation:placeholder="false">
        <draw:text-box>
          <text:p text:style-name="a354" text:class-names="" text:cond-style-name=""><text:span text:style-name="a352" text:class-names="">マスター タイトルの書式設定</text:span><text:span text:style-name="a353" text:class-names=""/></text:p>
        </draw:text-box>
        <svg:title/>
        <svg:desc/>
      </draw:frame>
      <draw:frame draw:id="id41" presentation:style-name="a358" draw:name="日付プレースホルダー 2" svg:x="0.55118in" svg:y="5.64882in" svg:width="2.56811in" svg:height="0.42717in" presentation:class="date-time" presentation:placeholder="false">
        <draw:text-box>
          <text:p text:style-name="a357" text:class-names="" text:cond-style-name=""><text:span text:style-name="a356" text:class-names=""/></text:p>
        </draw:text-box>
        <svg:title/>
        <svg:desc/>
      </draw:frame>
      <draw:frame draw:id="id42" presentation:style-name="a361" draw:name="フッター プレースホルダー 3" svg:x="3.77008in" svg:y="5.64882in" svg:width="3.49409in" svg:height="0.42717in" presentation:class="footer" presentation:placeholder="false">
        <draw:text-box>
          <text:p text:style-name="a360" text:class-names="" text:cond-style-name=""><text:span text:style-name="a359" text:class-names=""/></text:p>
        </draw:text-box>
        <svg:title/>
        <svg:desc/>
      </draw:frame>
      <draw:frame draw:id="id43" presentation:style-name="a365" draw:name="スライド番号プレースホルダー 4" svg:x="7.90394in" svg:y="5.64882in" svg:width="2.56811in" svg:height="0.42717in" presentation:class="page-number" presentation:placeholder="false">
        <draw:text-box>
          <text:p text:style-name="a364" text:class-names="" text:cond-style-name=""><text:span text:style-name="a362" text:class-names=""><text:page-number style:num-format="1" text:fixed="false"/></text:span><text:span text:style-name="a363" text:class-names=""/></text:p>
        </draw:text-box>
        <svg:title/>
        <svg:desc/>
      </draw:frame>
      <presentation:notes style:page-layout-name="pageLayout2" draw:style-name="a382">
        <draw:page-thumbnail svg:x="0.23622in" svg:y="0.88858in" svg:width="7.79449in" svg:height="4.38425in" presentation:class="page" draw:id="id5" presentation:style-name="a366" draw:name="スライド イメージ プレースホルダー 1">
          <svg:title/>
          <svg:desc/>
        </draw:page-thumbnail>
        <draw:frame draw:id="id6" presentation:style-name="a369" draw:name="ノート プレースホルダー 2" svg:x="0.82677in" svg:y="5.55394in" svg:width="6.61378in" svg:height="5.26142in" presentation:class="notes" presentation:placeholder="false">
          <draw:text-box>
            <text:p text:style-name="a368" text:class-names="" text:cond-style-name=""><text:span text:style-name="a367" text:class-names=""/></text:p>
          </draw:text-box>
          <svg:title/>
          <svg:desc/>
        </draw:frame>
        <draw:frame draw:id="id7" presentation:style-name="a372" draw:name="ヘッダー プレースホルダー 3" svg:x="0in" svg:y="0in" svg:width="3.5878in" svg:height="0.58425in" presentation:class="header" presentation:placeholder="false">
          <draw:text-box>
            <text:p text:style-name="a371" text:class-names="" text:cond-style-name=""><text:span text:style-name="a370" text:class-names=""/></text:p>
          </draw:text-box>
          <svg:title/>
          <svg:desc/>
        </draw:frame>
        <draw:frame draw:id="id8" presentation:style-name="a375" draw:name="日付プレースホルダー 4" svg:x="4.67953in" svg:y="0in" svg:width="3.5878in" svg:height="0.58425in" presentation:class="date-time" presentation:placeholder="false">
          <draw:text-box>
            <text:p text:style-name="a374" text:class-names="" text:cond-style-name=""><text:span text:style-name="a373" text:class-names=""/></text:p>
          </draw:text-box>
          <svg:title/>
          <svg:desc/>
        </draw:frame>
        <draw:frame draw:id="id9" presentation:style-name="a378" draw:name="フッター プレースホルダー 5" svg:x="0in" svg:y="11.10827in" svg:width="3.5878in" svg:height="0.58425in" presentation:class="footer" presentation:placeholder="false">
          <draw:text-box>
            <text:p text:style-name="a377" text:class-names="" text:cond-style-name=""><text:span text:style-name="a376" text:class-names=""/></text:p>
          </draw:text-box>
          <svg:title/>
          <svg:desc/>
        </draw:frame>
        <draw:frame draw:id="id10" presentation:style-name="a381" draw:name="スライド番号プレースホルダー 6" svg:x="4.67953in" svg:y="11.10827in" svg:width="3.5878in" svg:height="0.58425in" presentation:class="page-number" presentation:placeholder="false">
          <draw:text-box>
            <text:p text:style-name="a380" text:class-names="" text:cond-style-name=""><text:span text:style-name="a379" text:class-names=""><text:page-number style:num-format="1" text:fixed="false"/></text:span></text:p>
          </draw:text-box>
          <svg:title/>
          <svg:desc/>
        </draw:frame>
      </presentation:notes>
    </style:master-page>
    <style:master-page style:name="Master1-Layout7-blank-白紙" style:page-layout-name="pageLayout1" draw:style-name="a383">
      <draw:frame draw:id="id44" presentation:style-name="a386" draw:name="日付プレースホルダー 1" svg:x="0.55118in" svg:y="5.64882in" svg:width="2.56811in" svg:height="0.42717in" presentation:class="date-time" presentation:placeholder="false">
        <draw:text-box>
          <text:p text:style-name="a385" text:class-names="" text:cond-style-name=""><text:span text:style-name="a384" text:class-names=""/></text:p>
        </draw:text-box>
        <svg:title/>
        <svg:desc/>
      </draw:frame>
      <draw:frame draw:id="id45" presentation:style-name="a389" draw:name="フッター プレースホルダー 2" svg:x="3.77008in" svg:y="5.64882in" svg:width="3.49409in" svg:height="0.42717in" presentation:class="footer" presentation:placeholder="false">
        <draw:text-box>
          <text:p text:style-name="a388" text:class-names="" text:cond-style-name=""><text:span text:style-name="a387" text:class-names=""/></text:p>
        </draw:text-box>
        <svg:title/>
        <svg:desc/>
      </draw:frame>
      <draw:frame draw:id="id46" presentation:style-name="a393" draw:name="スライド番号プレースホルダー 3" svg:x="7.90394in" svg:y="5.64882in" svg:width="2.56811in" svg:height="0.42717in" presentation:class="page-number" presentation:placeholder="false">
        <draw:text-box>
          <text:p text:style-name="a392" text:class-names="" text:cond-style-name=""><text:span text:style-name="a390" text:class-names=""><text:page-number style:num-format="1" text:fixed="false"/></text:span><text:span text:style-name="a391" text:class-names=""/></text:p>
        </draw:text-box>
        <svg:title/>
        <svg:desc/>
      </draw:frame>
      <presentation:notes style:page-layout-name="pageLayout2" draw:style-name="a410">
        <draw:page-thumbnail svg:x="0.23622in" svg:y="0.88858in" svg:width="7.79449in" svg:height="4.38425in" presentation:class="page" draw:id="id5" presentation:style-name="a394" draw:name="スライド イメージ プレースホルダー 1">
          <svg:title/>
          <svg:desc/>
        </draw:page-thumbnail>
        <draw:frame draw:id="id6" presentation:style-name="a397" draw:name="ノート プレースホルダー 2" svg:x="0.82677in" svg:y="5.55394in" svg:width="6.61378in" svg:height="5.26142in" presentation:class="notes" presentation:placeholder="false">
          <draw:text-box>
            <text:p text:style-name="a396" text:class-names="" text:cond-style-name=""><text:span text:style-name="a395" text:class-names=""/></text:p>
          </draw:text-box>
          <svg:title/>
          <svg:desc/>
        </draw:frame>
        <draw:frame draw:id="id7" presentation:style-name="a400" draw:name="ヘッダー プレースホルダー 3" svg:x="0in" svg:y="0in" svg:width="3.5878in" svg:height="0.58425in" presentation:class="header" presentation:placeholder="false">
          <draw:text-box>
            <text:p text:style-name="a399" text:class-names="" text:cond-style-name=""><text:span text:style-name="a398" text:class-names=""/></text:p>
          </draw:text-box>
          <svg:title/>
          <svg:desc/>
        </draw:frame>
        <draw:frame draw:id="id8" presentation:style-name="a403" draw:name="日付プレースホルダー 4" svg:x="4.67953in" svg:y="0in" svg:width="3.5878in" svg:height="0.58425in" presentation:class="date-time" presentation:placeholder="false">
          <draw:text-box>
            <text:p text:style-name="a402" text:class-names="" text:cond-style-name=""><text:span text:style-name="a401" text:class-names=""/></text:p>
          </draw:text-box>
          <svg:title/>
          <svg:desc/>
        </draw:frame>
        <draw:frame draw:id="id9" presentation:style-name="a406" draw:name="フッター プレースホルダー 5" svg:x="0in" svg:y="11.10827in" svg:width="3.5878in" svg:height="0.58425in" presentation:class="footer" presentation:placeholder="false">
          <draw:text-box>
            <text:p text:style-name="a405" text:class-names="" text:cond-style-name=""><text:span text:style-name="a404" text:class-names=""/></text:p>
          </draw:text-box>
          <svg:title/>
          <svg:desc/>
        </draw:frame>
        <draw:frame draw:id="id10" presentation:style-name="a409" draw:name="スライド番号プレースホルダー 6" svg:x="4.67953in" svg:y="11.10827in" svg:width="3.5878in" svg:height="0.58425in" presentation:class="page-number" presentation:placeholder="false">
          <draw:text-box>
            <text:p text:style-name="a408" text:class-names="" text:cond-style-name=""><text:span text:style-name="a407" text:class-names=""><text:page-number style:num-format="1" text:fixed="false"/></text:span></text:p>
          </draw:text-box>
          <svg:title/>
          <svg:desc/>
        </draw:frame>
      </presentation:notes>
    </style:master-page>
    <style:master-page style:name="Master1-Layout8-objTx-タイトル付きの&#10;コンテンツ" style:page-layout-name="pageLayout1" draw:style-name="a411">
      <draw:frame draw:id="id47" presentation:style-name="a415" draw:name="タイトル 1" svg:x="0.75868in" svg:y="0.41319in" svg:width="3.55556in" svg:height="1.44792in" presentation:class="title" presentation:placeholder="false">
        <draw:text-box>
          <text:p text:style-name="a414" text:class-names="" text:cond-style-name=""><text:span text:style-name="a412" text:class-names="">マスター タイトルの書式設定</text:span><text:span text:style-name="a413" text:class-names=""/></text:p>
        </draw:text-box>
        <svg:title/>
        <svg:desc/>
      </draw:frame>
      <draw:frame draw:id="id48" presentation:style-name="a439" draw:name="コンテンツ プレースホルダー 2" svg:x="4.6875in" svg:y="0.89236in" svg:width="5.57986in" svg:height="4.40799in" presentation:class="object" presentation:placeholder="false">
        <draw:text-box>
          <text:p text:style-name="a417" text:class-names="" text:cond-style-name=""><text:span text:style-name="a416" text:class-names="">マスター テキストの書式設定</text:span></text:p>
          <text:list text:style-name="a422">
            <text:list-item>
              <text:list text:style-name="a422">
                <text:list-item>
                  <text:p text:style-name="a421" text:class-names="" text:cond-style-name=""><text:span text:style-name="a418" text:class-names="">第<text:s text:c="1"/></text:span><text:span text:style-name="a419" text:class-names="">2<text:s text:c="1"/></text:span><text:span text:style-name="a420" text:class-names="">レベル</text:span></text:p>
                </text:list-item>
              </text:list>
            </text:list-item>
          </text:list>
          <text:list text:style-name="a427">
            <text:list-item>
              <text:list text:style-name="a427">
                <text:list-item>
                  <text:list text:style-name="a427">
                    <text:list-item>
                      <text:p text:style-name="a426" text:class-names="" text:cond-style-name=""><text:span text:style-name="a423" text:class-names="">第<text:s text:c="1"/></text:span><text:span text:style-name="a424" text:class-names="">3<text:s text:c="1"/></text:span><text:span text:style-name="a425" text:class-names="">レベル</text:span></text:p>
                    </text:list-item>
                  </text:list>
                </text:list-item>
              </text:list>
            </text:list-item>
          </text:list>
          <text:list text:style-name="a432">
            <text:list-item>
              <text:list text:style-name="a432">
                <text:list-item>
                  <text:list text:style-name="a432">
                    <text:list-item>
                      <text:list text:style-name="a432">
                        <text:list-item>
                          <text:p text:style-name="a431" text:class-names="" text:cond-style-name=""><text:span text:style-name="a428" text:class-names="">第<text:s text:c="1"/></text:span><text:span text:style-name="a429" text:class-names="">4<text:s text:c="1"/></text:span><text:span text:style-name="a430" text:class-names="">レベル</text:span></text:p>
                        </text:list-item>
                      </text:list>
                    </text:list-item>
                  </text:list>
                </text:list-item>
              </text:list>
            </text:list-item>
          </text:list>
          <text:list text:style-name="a438">
            <text:list-item>
              <text:list text:style-name="a438">
                <text:list-item>
                  <text:list text:style-name="a438">
                    <text:list-item>
                      <text:list text:style-name="a438">
                        <text:list-item>
                          <text:list text:style-name="a438">
                            <text:list-item>
                              <text:p text:style-name="a437" text:class-names="" text:cond-style-name=""><text:span text:style-name="a433" text:class-names="">第<text:s text:c="1"/></text:span><text:span text:style-name="a434" text:class-names="">5<text:s text:c="1"/></text:span><text:span text:style-name="a435" text:class-names="">レベル</text:span><text:span text:style-name="a436" text:class-names=""/></text:p>
                            </text:list-item>
                          </text:list>
                        </text:list-item>
                      </text:list>
                    </text:list-item>
                  </text:list>
                </text:list-item>
              </text:list>
            </text:list-item>
          </text:list>
        </draw:text-box>
        <svg:title/>
        <svg:desc/>
      </draw:frame>
      <draw:frame draw:id="id49" presentation:style-name="a443" draw:name="テキスト プレースホルダー 3" svg:x="0.75868in" svg:y="1.86111in" svg:width="3.55556in" svg:height="3.44618in" presentation:class="outline" presentation:placeholder="false">
        <draw:text-box>
          <text:list text:style-name="a442">
            <text:list-item>
              <text:p text:style-name="a441" text:class-names="" text:cond-style-name=""><text:span text:style-name="a440" text:class-names="">マスター テキストの書式設定</text:span></text:p>
            </text:list-item>
          </text:list>
        </draw:text-box>
        <svg:title/>
        <svg:desc/>
      </draw:frame>
      <draw:frame draw:id="id50" presentation:style-name="a446" draw:name="日付プレースホルダー 4" svg:x="0.55118in" svg:y="5.64882in" svg:width="2.56811in" svg:height="0.42717in" presentation:class="date-time" presentation:placeholder="false">
        <draw:text-box>
          <text:p text:style-name="a445" text:class-names="" text:cond-style-name=""><text:span text:style-name="a444" text:class-names=""/></text:p>
        </draw:text-box>
        <svg:title/>
        <svg:desc/>
      </draw:frame>
      <draw:frame draw:id="id51" presentation:style-name="a449" draw:name="フッター プレースホルダー 5" svg:x="3.77008in" svg:y="5.64882in" svg:width="3.49409in" svg:height="0.42717in" presentation:class="footer" presentation:placeholder="false">
        <draw:text-box>
          <text:p text:style-name="a448" text:class-names="" text:cond-style-name=""><text:span text:style-name="a447" text:class-names=""/></text:p>
        </draw:text-box>
        <svg:title/>
        <svg:desc/>
      </draw:frame>
      <draw:frame draw:id="id52" presentation:style-name="a453" draw:name="スライド番号プレースホルダー 6" svg:x="7.90394in" svg:y="5.64882in" svg:width="2.56811in" svg:height="0.42717in" presentation:class="page-number" presentation:placeholder="false">
        <draw:text-box>
          <text:p text:style-name="a452" text:class-names="" text:cond-style-name=""><text:span text:style-name="a450" text:class-names=""><text:page-number style:num-format="1" text:fixed="false"/></text:span><text:span text:style-name="a451" text:class-names=""/></text:p>
        </draw:text-box>
        <svg:title/>
        <svg:desc/>
      </draw:frame>
      <presentation:notes style:page-layout-name="pageLayout2" draw:style-name="a470">
        <draw:page-thumbnail svg:x="0.23622in" svg:y="0.88858in" svg:width="7.79449in" svg:height="4.38425in" presentation:class="page" draw:id="id5" presentation:style-name="a454" draw:name="スライド イメージ プレースホルダー 1">
          <svg:title/>
          <svg:desc/>
        </draw:page-thumbnail>
        <draw:frame draw:id="id6" presentation:style-name="a457" draw:name="ノート プレースホルダー 2" svg:x="0.82677in" svg:y="5.55394in" svg:width="6.61378in" svg:height="5.26142in" presentation:class="notes" presentation:placeholder="false">
          <draw:text-box>
            <text:p text:style-name="a456" text:class-names="" text:cond-style-name=""><text:span text:style-name="a455" text:class-names=""/></text:p>
          </draw:text-box>
          <svg:title/>
          <svg:desc/>
        </draw:frame>
        <draw:frame draw:id="id7" presentation:style-name="a460" draw:name="ヘッダー プレースホルダー 3" svg:x="0in" svg:y="0in" svg:width="3.5878in" svg:height="0.58425in" presentation:class="header" presentation:placeholder="false">
          <draw:text-box>
            <text:p text:style-name="a459" text:class-names="" text:cond-style-name=""><text:span text:style-name="a458" text:class-names=""/></text:p>
          </draw:text-box>
          <svg:title/>
          <svg:desc/>
        </draw:frame>
        <draw:frame draw:id="id8" presentation:style-name="a463" draw:name="日付プレースホルダー 4" svg:x="4.67953in" svg:y="0in" svg:width="3.5878in" svg:height="0.58425in" presentation:class="date-time" presentation:placeholder="false">
          <draw:text-box>
            <text:p text:style-name="a462" text:class-names="" text:cond-style-name=""><text:span text:style-name="a461" text:class-names=""/></text:p>
          </draw:text-box>
          <svg:title/>
          <svg:desc/>
        </draw:frame>
        <draw:frame draw:id="id9" presentation:style-name="a466" draw:name="フッター プレースホルダー 5" svg:x="0in" svg:y="11.10827in" svg:width="3.5878in" svg:height="0.58425in" presentation:class="footer" presentation:placeholder="false">
          <draw:text-box>
            <text:p text:style-name="a465" text:class-names="" text:cond-style-name=""><text:span text:style-name="a464" text:class-names=""/></text:p>
          </draw:text-box>
          <svg:title/>
          <svg:desc/>
        </draw:frame>
        <draw:frame draw:id="id10" presentation:style-name="a469" draw:name="スライド番号プレースホルダー 6" svg:x="4.67953in" svg:y="11.10827in" svg:width="3.5878in" svg:height="0.58425in" presentation:class="page-number" presentation:placeholder="false">
          <draw:text-box>
            <text:p text:style-name="a468" text:class-names="" text:cond-style-name=""><text:span text:style-name="a467" text:class-names=""><text:page-number style:num-format="1" text:fixed="false"/></text:span></text:p>
          </draw:text-box>
          <svg:title/>
          <svg:desc/>
        </draw:frame>
      </presentation:notes>
    </style:master-page>
    <style:master-page style:name="Master1-Layout9-picTx-タイトル付きの図" style:page-layout-name="pageLayout1" draw:style-name="a471">
      <draw:frame draw:id="id53" presentation:style-name="a475" draw:name="タイトル 1" svg:x="0.75868in" svg:y="0.41319in" svg:width="3.55556in" svg:height="1.44792in" presentation:class="title" presentation:placeholder="false">
        <draw:text-box>
          <text:p text:style-name="a474" text:class-names="" text:cond-style-name=""><text:span text:style-name="a472" text:class-names="">マスター タイトルの書式設定</text:span><text:span text:style-name="a473" text:class-names=""/></text:p>
        </draw:text-box>
        <svg:title/>
        <svg:desc/>
      </draw:frame>
      <draw:frame draw:id="id54" presentation:style-name="a478" draw:name="図プレースホルダー 2" svg:x="4.6875in" svg:y="0.89236in" svg:width="5.57986in" svg:height="4.40799in" presentation:class="graphic" presentation:placeholder="false">
        <draw:text-box>
          <text:p text:style-name="a477" text:class-names="" text:cond-style-name=""><text:span text:style-name="a476" text:class-names=""/></text:p>
        </draw:text-box>
        <svg:title/>
        <svg:desc/>
      </draw:frame>
      <draw:frame draw:id="id55" presentation:style-name="a482" draw:name="テキスト プレースホルダー 3" svg:x="0.75868in" svg:y="1.86111in" svg:width="3.55556in" svg:height="3.44618in" presentation:class="outline" presentation:placeholder="false">
        <draw:text-box>
          <text:list text:style-name="a481">
            <text:list-item>
              <text:p text:style-name="a480" text:class-names="" text:cond-style-name=""><text:span text:style-name="a479" text:class-names="">マスター テキストの書式設定</text:span></text:p>
            </text:list-item>
          </text:list>
        </draw:text-box>
        <svg:title/>
        <svg:desc/>
      </draw:frame>
      <draw:frame draw:id="id56" presentation:style-name="a485" draw:name="日付プレースホルダー 4" svg:x="0.55118in" svg:y="5.64882in" svg:width="2.56811in" svg:height="0.42717in" presentation:class="date-time" presentation:placeholder="false">
        <draw:text-box>
          <text:p text:style-name="a484" text:class-names="" text:cond-style-name=""><text:span text:style-name="a483" text:class-names=""/></text:p>
        </draw:text-box>
        <svg:title/>
        <svg:desc/>
      </draw:frame>
      <draw:frame draw:id="id57" presentation:style-name="a488" draw:name="フッター プレースホルダー 5" svg:x="3.77008in" svg:y="5.64882in" svg:width="3.49409in" svg:height="0.42717in" presentation:class="footer" presentation:placeholder="false">
        <draw:text-box>
          <text:p text:style-name="a487" text:class-names="" text:cond-style-name=""><text:span text:style-name="a486" text:class-names=""/></text:p>
        </draw:text-box>
        <svg:title/>
        <svg:desc/>
      </draw:frame>
      <draw:frame draw:id="id58" presentation:style-name="a492" draw:name="スライド番号プレースホルダー 6" svg:x="7.90394in" svg:y="5.64882in" svg:width="2.56811in" svg:height="0.42717in" presentation:class="page-number" presentation:placeholder="false">
        <draw:text-box>
          <text:p text:style-name="a491" text:class-names="" text:cond-style-name=""><text:span text:style-name="a489" text:class-names=""><text:page-number style:num-format="1" text:fixed="false"/></text:span><text:span text:style-name="a490" text:class-names=""/></text:p>
        </draw:text-box>
        <svg:title/>
        <svg:desc/>
      </draw:frame>
      <presentation:notes style:page-layout-name="pageLayout2" draw:style-name="a509">
        <draw:page-thumbnail svg:x="0.23622in" svg:y="0.88858in" svg:width="7.79449in" svg:height="4.38425in" presentation:class="page" draw:id="id5" presentation:style-name="a493" draw:name="スライド イメージ プレースホルダー 1">
          <svg:title/>
          <svg:desc/>
        </draw:page-thumbnail>
        <draw:frame draw:id="id6" presentation:style-name="a496" draw:name="ノート プレースホルダー 2" svg:x="0.82677in" svg:y="5.55394in" svg:width="6.61378in" svg:height="5.26142in" presentation:class="notes" presentation:placeholder="false">
          <draw:text-box>
            <text:p text:style-name="a495" text:class-names="" text:cond-style-name=""><text:span text:style-name="a494" text:class-names=""/></text:p>
          </draw:text-box>
          <svg:title/>
          <svg:desc/>
        </draw:frame>
        <draw:frame draw:id="id7" presentation:style-name="a499" draw:name="ヘッダー プレースホルダー 3" svg:x="0in" svg:y="0in" svg:width="3.5878in" svg:height="0.58425in" presentation:class="header" presentation:placeholder="false">
          <draw:text-box>
            <text:p text:style-name="a498" text:class-names="" text:cond-style-name=""><text:span text:style-name="a497" text:class-names=""/></text:p>
          </draw:text-box>
          <svg:title/>
          <svg:desc/>
        </draw:frame>
        <draw:frame draw:id="id8" presentation:style-name="a502" draw:name="日付プレースホルダー 4" svg:x="4.67953in" svg:y="0in" svg:width="3.5878in" svg:height="0.58425in" presentation:class="date-time" presentation:placeholder="false">
          <draw:text-box>
            <text:p text:style-name="a501" text:class-names="" text:cond-style-name=""><text:span text:style-name="a500" text:class-names=""/></text:p>
          </draw:text-box>
          <svg:title/>
          <svg:desc/>
        </draw:frame>
        <draw:frame draw:id="id9" presentation:style-name="a505" draw:name="フッター プレースホルダー 5" svg:x="0in" svg:y="11.10827in" svg:width="3.5878in" svg:height="0.58425in" presentation:class="footer" presentation:placeholder="false">
          <draw:text-box>
            <text:p text:style-name="a504" text:class-names="" text:cond-style-name=""><text:span text:style-name="a503" text:class-names=""/></text:p>
          </draw:text-box>
          <svg:title/>
          <svg:desc/>
        </draw:frame>
        <draw:frame draw:id="id10" presentation:style-name="a508" draw:name="スライド番号プレースホルダー 6" svg:x="4.67953in" svg:y="11.10827in" svg:width="3.5878in" svg:height="0.58425in" presentation:class="page-number" presentation:placeholder="false">
          <draw:text-box>
            <text:p text:style-name="a507" text:class-names="" text:cond-style-name=""><text:span text:style-name="a506" text:class-names=""><text:page-number style:num-format="1" text:fixed="false"/></text:span></text:p>
          </draw:text-box>
          <svg:title/>
          <svg:desc/>
        </draw:frame>
      </presentation:notes>
    </style:master-page>
    <style:master-page style:name="Master1-Layout10-vertTx-タイトルと&#10;縦書きテキスト" style:page-layout-name="pageLayout1" draw:style-name="a510">
      <draw:frame draw:id="id59" presentation:style-name="a514" draw:name="タイトル 1" svg:x="0.55118in" svg:y="0.24724in" svg:width="9.92087in" svg:height="1.03504in" presentation:class="title" presentation:placeholder="false">
        <draw:text-box>
          <text:p text:style-name="a513" text:class-names="" text:cond-style-name=""><text:span text:style-name="a511" text:class-names="">マスター タイトルの書式設定</text:span><text:span text:style-name="a512" text:class-names=""/></text:p>
        </draw:text-box>
        <svg:title/>
        <svg:desc/>
      </draw:frame>
      <draw:frame draw:id="id60" presentation:style-name="a539" draw:name="縦書きテキスト プレースホルダー 2" svg:x="0.55118in" svg:y="1.45079in" svg:width="9.92087in" svg:height="3.59606in" presentation:class="outline" presentation:placeholder="false">
        <draw:text-box>
          <text:list text:style-name="a517">
            <text:list-item>
              <text:p text:style-name="a516" text:class-names="" text:cond-style-name=""><text:span text:style-name="a515" text:class-names="">マスター テキストの書式設定</text:span></text:p>
            </text:list-item>
          </text:list>
          <text:list text:style-name="a522">
            <text:list-item>
              <text:list text:style-name="a522">
                <text:list-item>
                  <text:p text:style-name="a521" text:class-names="" text:cond-style-name=""><text:span text:style-name="a518" text:class-names="">第<text:s text:c="1"/></text:span><text:span text:style-name="a519" text:class-names="">2<text:s text:c="1"/></text:span><text:span text:style-name="a520" text:class-names="">レベル</text:span></text:p>
                </text:list-item>
              </text:list>
            </text:list-item>
          </text:list>
          <text:list text:style-name="a527">
            <text:list-item>
              <text:list text:style-name="a527">
                <text:list-item>
                  <text:list text:style-name="a527">
                    <text:list-item>
                      <text:p text:style-name="a526" text:class-names="" text:cond-style-name=""><text:span text:style-name="a523" text:class-names="">第<text:s text:c="1"/></text:span><text:span text:style-name="a524" text:class-names="">3<text:s text:c="1"/></text:span><text:span text:style-name="a525" text:class-names="">レベル</text:span></text:p>
                    </text:list-item>
                  </text:list>
                </text:list-item>
              </text:list>
            </text:list-item>
          </text:list>
          <text:list text:style-name="a532">
            <text:list-item>
              <text:list text:style-name="a532">
                <text:list-item>
                  <text:list text:style-name="a532">
                    <text:list-item>
                      <text:list text:style-name="a532">
                        <text:list-item>
                          <text:p text:style-name="a531" text:class-names="" text:cond-style-name=""><text:span text:style-name="a528" text:class-names="">第<text:s text:c="1"/></text:span><text:span text:style-name="a529" text:class-names="">4<text:s text:c="1"/></text:span><text:span text:style-name="a530" text:class-names="">レベル</text:span></text:p>
                        </text:list-item>
                      </text:list>
                    </text:list-item>
                  </text:list>
                </text:list-item>
              </text:list>
            </text:list-item>
          </text:list>
          <text:list text:style-name="a538">
            <text:list-item>
              <text:list text:style-name="a538">
                <text:list-item>
                  <text:list text:style-name="a538">
                    <text:list-item>
                      <text:list text:style-name="a538">
                        <text:list-item>
                          <text:list text:style-name="a538">
                            <text:list-item>
                              <text:p text:style-name="a537" text:class-names="" text:cond-style-name=""><text:span text:style-name="a533" text:class-names="">第<text:s text:c="1"/></text:span><text:span text:style-name="a534" text:class-names="">5<text:s text:c="1"/></text:span><text:span text:style-name="a535" text:class-names="">レベル</text:span><text:span text:style-name="a536" text:class-names=""/></text:p>
                            </text:list-item>
                          </text:list>
                        </text:list-item>
                      </text:list>
                    </text:list-item>
                  </text:list>
                </text:list-item>
              </text:list>
            </text:list-item>
          </text:list>
        </draw:text-box>
        <svg:title/>
        <svg:desc/>
      </draw:frame>
      <draw:frame draw:id="id61" presentation:style-name="a542" draw:name="日付プレースホルダー 3" svg:x="0.55118in" svg:y="5.64882in" svg:width="2.56811in" svg:height="0.42717in" presentation:class="date-time" presentation:placeholder="false">
        <draw:text-box>
          <text:p text:style-name="a541" text:class-names="" text:cond-style-name=""><text:span text:style-name="a540" text:class-names=""/></text:p>
        </draw:text-box>
        <svg:title/>
        <svg:desc/>
      </draw:frame>
      <draw:frame draw:id="id62" presentation:style-name="a545" draw:name="フッター プレースホルダー 4" svg:x="3.77008in" svg:y="5.64882in" svg:width="3.49409in" svg:height="0.42717in" presentation:class="footer" presentation:placeholder="false">
        <draw:text-box>
          <text:p text:style-name="a544" text:class-names="" text:cond-style-name=""><text:span text:style-name="a543" text:class-names=""/></text:p>
        </draw:text-box>
        <svg:title/>
        <svg:desc/>
      </draw:frame>
      <draw:frame draw:id="id63" presentation:style-name="a549" draw:name="スライド番号プレースホルダー 5" svg:x="7.90394in" svg:y="5.64882in" svg:width="2.56811in" svg:height="0.42717in" presentation:class="page-number" presentation:placeholder="false">
        <draw:text-box>
          <text:p text:style-name="a548" text:class-names="" text:cond-style-name=""><text:span text:style-name="a546" text:class-names=""><text:page-number style:num-format="1" text:fixed="false"/></text:span><text:span text:style-name="a547" text:class-names=""/></text:p>
        </draw:text-box>
        <svg:title/>
        <svg:desc/>
      </draw:frame>
      <presentation:notes style:page-layout-name="pageLayout2" draw:style-name="a566">
        <draw:page-thumbnail svg:x="0.23622in" svg:y="0.88858in" svg:width="7.79449in" svg:height="4.38425in" presentation:class="page" draw:id="id5" presentation:style-name="a550" draw:name="スライド イメージ プレースホルダー 1">
          <svg:title/>
          <svg:desc/>
        </draw:page-thumbnail>
        <draw:frame draw:id="id6" presentation:style-name="a553" draw:name="ノート プレースホルダー 2" svg:x="0.82677in" svg:y="5.55394in" svg:width="6.61378in" svg:height="5.26142in" presentation:class="notes" presentation:placeholder="false">
          <draw:text-box>
            <text:p text:style-name="a552" text:class-names="" text:cond-style-name=""><text:span text:style-name="a551" text:class-names=""/></text:p>
          </draw:text-box>
          <svg:title/>
          <svg:desc/>
        </draw:frame>
        <draw:frame draw:id="id7" presentation:style-name="a556" draw:name="ヘッダー プレースホルダー 3" svg:x="0in" svg:y="0in" svg:width="3.5878in" svg:height="0.58425in" presentation:class="header" presentation:placeholder="false">
          <draw:text-box>
            <text:p text:style-name="a555" text:class-names="" text:cond-style-name=""><text:span text:style-name="a554" text:class-names=""/></text:p>
          </draw:text-box>
          <svg:title/>
          <svg:desc/>
        </draw:frame>
        <draw:frame draw:id="id8" presentation:style-name="a559" draw:name="日付プレースホルダー 4" svg:x="4.67953in" svg:y="0in" svg:width="3.5878in" svg:height="0.58425in" presentation:class="date-time" presentation:placeholder="false">
          <draw:text-box>
            <text:p text:style-name="a558" text:class-names="" text:cond-style-name=""><text:span text:style-name="a557" text:class-names=""/></text:p>
          </draw:text-box>
          <svg:title/>
          <svg:desc/>
        </draw:frame>
        <draw:frame draw:id="id9" presentation:style-name="a562" draw:name="フッター プレースホルダー 5" svg:x="0in" svg:y="11.10827in" svg:width="3.5878in" svg:height="0.58425in" presentation:class="footer" presentation:placeholder="false">
          <draw:text-box>
            <text:p text:style-name="a561" text:class-names="" text:cond-style-name=""><text:span text:style-name="a560" text:class-names=""/></text:p>
          </draw:text-box>
          <svg:title/>
          <svg:desc/>
        </draw:frame>
        <draw:frame draw:id="id10" presentation:style-name="a565" draw:name="スライド番号プレースホルダー 6" svg:x="4.67953in" svg:y="11.10827in" svg:width="3.5878in" svg:height="0.58425in" presentation:class="page-number" presentation:placeholder="false">
          <draw:text-box>
            <text:p text:style-name="a564" text:class-names="" text:cond-style-name=""><text:span text:style-name="a563" text:class-names=""><text:page-number style:num-format="1" text:fixed="false"/></text:span></text:p>
          </draw:text-box>
          <svg:title/>
          <svg:desc/>
        </draw:frame>
      </presentation:notes>
    </style:master-page>
    <style:master-page style:name="Master1-Layout11-vertTitleAndTx-縦書きタイトルと&#10;縦書きテキスト" style:page-layout-name="pageLayout1" draw:style-name="a567">
      <draw:frame draw:id="id64" presentation:style-name="a571" draw:name="縦書きタイトル 1" svg:x="7.99306in" svg:y="0.24653in" svg:width="2.47917in" svg:height="4.80035in" presentation:class="title" presentation:placeholder="false">
        <draw:text-box>
          <text:p text:style-name="a570" text:class-names="" text:cond-style-name=""><text:span text:style-name="a568" text:class-names="">マスター タイトルの書式設定</text:span><text:span text:style-name="a569" text:class-names=""/></text:p>
        </draw:text-box>
        <svg:title/>
        <svg:desc/>
      </draw:frame>
      <draw:frame draw:id="id65" presentation:style-name="a596" draw:name="縦書きテキスト プレースホルダー 2" svg:x="0.55035in" svg:y="0.24653in" svg:width="7.27604in" svg:height="4.80035in" presentation:class="outline" presentation:placeholder="false">
        <draw:text-box>
          <text:list text:style-name="a574">
            <text:list-item>
              <text:p text:style-name="a573" text:class-names="" text:cond-style-name=""><text:span text:style-name="a572" text:class-names="">マスター テキストの書式設定</text:span></text:p>
            </text:list-item>
          </text:list>
          <text:list text:style-name="a579">
            <text:list-item>
              <text:list text:style-name="a579">
                <text:list-item>
                  <text:p text:style-name="a578" text:class-names="" text:cond-style-name=""><text:span text:style-name="a575" text:class-names="">第<text:s text:c="1"/></text:span><text:span text:style-name="a576" text:class-names="">2<text:s text:c="1"/></text:span><text:span text:style-name="a577" text:class-names="">レベル</text:span></text:p>
                </text:list-item>
              </text:list>
            </text:list-item>
          </text:list>
          <text:list text:style-name="a584">
            <text:list-item>
              <text:list text:style-name="a584">
                <text:list-item>
                  <text:list text:style-name="a584">
                    <text:list-item>
                      <text:p text:style-name="a583" text:class-names="" text:cond-style-name=""><text:span text:style-name="a580" text:class-names="">第<text:s text:c="1"/></text:span><text:span text:style-name="a581" text:class-names="">3<text:s text:c="1"/></text:span><text:span text:style-name="a582" text:class-names="">レベル</text:span></text:p>
                    </text:list-item>
                  </text:list>
                </text:list-item>
              </text:list>
            </text:list-item>
          </text:list>
          <text:list text:style-name="a589">
            <text:list-item>
              <text:list text:style-name="a589">
                <text:list-item>
                  <text:list text:style-name="a589">
                    <text:list-item>
                      <text:list text:style-name="a589">
                        <text:list-item>
                          <text:p text:style-name="a588" text:class-names="" text:cond-style-name=""><text:span text:style-name="a585" text:class-names="">第<text:s text:c="1"/></text:span><text:span text:style-name="a586" text:class-names="">4<text:s text:c="1"/></text:span><text:span text:style-name="a587" text:class-names="">レベル</text:span></text:p>
                        </text:list-item>
                      </text:list>
                    </text:list-item>
                  </text:list>
                </text:list-item>
              </text:list>
            </text:list-item>
          </text:list>
          <text:list text:style-name="a595">
            <text:list-item>
              <text:list text:style-name="a595">
                <text:list-item>
                  <text:list text:style-name="a595">
                    <text:list-item>
                      <text:list text:style-name="a595">
                        <text:list-item>
                          <text:list text:style-name="a595">
                            <text:list-item>
                              <text:p text:style-name="a594" text:class-names="" text:cond-style-name=""><text:span text:style-name="a590" text:class-names="">第<text:s text:c="1"/></text:span><text:span text:style-name="a591" text:class-names="">5<text:s text:c="1"/></text:span><text:span text:style-name="a592" text:class-names="">レベル</text:span><text:span text:style-name="a593" text:class-names=""/></text:p>
                            </text:list-item>
                          </text:list>
                        </text:list-item>
                      </text:list>
                    </text:list-item>
                  </text:list>
                </text:list-item>
              </text:list>
            </text:list-item>
          </text:list>
        </draw:text-box>
        <svg:title/>
        <svg:desc/>
      </draw:frame>
      <draw:frame draw:id="id66" presentation:style-name="a599" draw:name="日付プレースホルダー 3" svg:x="0.55118in" svg:y="5.64882in" svg:width="2.56811in" svg:height="0.42717in" presentation:class="date-time" presentation:placeholder="false">
        <draw:text-box>
          <text:p text:style-name="a598" text:class-names="" text:cond-style-name=""><text:span text:style-name="a597" text:class-names=""/></text:p>
        </draw:text-box>
        <svg:title/>
        <svg:desc/>
      </draw:frame>
      <draw:frame draw:id="id67" presentation:style-name="a602" draw:name="フッター プレースホルダー 4" svg:x="3.77008in" svg:y="5.64882in" svg:width="3.49409in" svg:height="0.42717in" presentation:class="footer" presentation:placeholder="false">
        <draw:text-box>
          <text:p text:style-name="a601" text:class-names="" text:cond-style-name=""><text:span text:style-name="a600" text:class-names=""/></text:p>
        </draw:text-box>
        <svg:title/>
        <svg:desc/>
      </draw:frame>
      <draw:frame draw:id="id68" presentation:style-name="a606" draw:name="スライド番号プレースホルダー 5" svg:x="7.90394in" svg:y="5.64882in" svg:width="2.56811in" svg:height="0.42717in" presentation:class="page-number" presentation:placeholder="false">
        <draw:text-box>
          <text:p text:style-name="a605" text:class-names="" text:cond-style-name=""><text:span text:style-name="a603" text:class-names=""><text:page-number style:num-format="1" text:fixed="false"/></text:span><text:span text:style-name="a604" text:class-names=""/></text:p>
        </draw:text-box>
        <svg:title/>
        <svg:desc/>
      </draw:frame>
      <presentation:notes style:page-layout-name="pageLayout2" draw:style-name="a623">
        <draw:page-thumbnail svg:x="0.23622in" svg:y="0.88858in" svg:width="7.79449in" svg:height="4.38425in" presentation:class="page" draw:id="id5" presentation:style-name="a607" draw:name="スライド イメージ プレースホルダー 1">
          <svg:title/>
          <svg:desc/>
        </draw:page-thumbnail>
        <draw:frame draw:id="id6" presentation:style-name="a610" draw:name="ノート プレースホルダー 2" svg:x="0.82677in" svg:y="5.55394in" svg:width="6.61378in" svg:height="5.26142in" presentation:class="notes" presentation:placeholder="false">
          <draw:text-box>
            <text:p text:style-name="a609" text:class-names="" text:cond-style-name=""><text:span text:style-name="a608" text:class-names=""/></text:p>
          </draw:text-box>
          <svg:title/>
          <svg:desc/>
        </draw:frame>
        <draw:frame draw:id="id7" presentation:style-name="a613" draw:name="ヘッダー プレースホルダー 3" svg:x="0in" svg:y="0in" svg:width="3.5878in" svg:height="0.58425in" presentation:class="header" presentation:placeholder="false">
          <draw:text-box>
            <text:p text:style-name="a612" text:class-names="" text:cond-style-name=""><text:span text:style-name="a611" text:class-names=""/></text:p>
          </draw:text-box>
          <svg:title/>
          <svg:desc/>
        </draw:frame>
        <draw:frame draw:id="id8" presentation:style-name="a616" draw:name="日付プレースホルダー 4" svg:x="4.67953in" svg:y="0in" svg:width="3.5878in" svg:height="0.58425in" presentation:class="date-time" presentation:placeholder="false">
          <draw:text-box>
            <text:p text:style-name="a615" text:class-names="" text:cond-style-name=""><text:span text:style-name="a614" text:class-names=""/></text:p>
          </draw:text-box>
          <svg:title/>
          <svg:desc/>
        </draw:frame>
        <draw:frame draw:id="id9" presentation:style-name="a619" draw:name="フッター プレースホルダー 5" svg:x="0in" svg:y="11.10827in" svg:width="3.5878in" svg:height="0.58425in" presentation:class="footer" presentation:placeholder="false">
          <draw:text-box>
            <text:p text:style-name="a618" text:class-names="" text:cond-style-name=""><text:span text:style-name="a617" text:class-names=""/></text:p>
          </draw:text-box>
          <svg:title/>
          <svg:desc/>
        </draw:frame>
        <draw:frame draw:id="id10" presentation:style-name="a622" draw:name="スライド番号プレースホルダー 6" svg:x="4.67953in" svg:y="11.10827in" svg:width="3.5878in" svg:height="0.58425in" presentation:class="page-number" presentation:placeholder="false">
          <draw:text-box>
            <text:p text:style-name="a621" text:class-names="" text:cond-style-name=""><text:span text:style-name="a620" text:class-names=""><text:page-number style:num-format="1" text:fixed="false"/></text:span></text:p>
          </draw:text-box>
          <svg:title/>
          <svg:desc/>
        </draw:frame>
      </presentation:notes>
    </style:master-page>
    <style:handout-master style:page-layout-name="pageLayout3" draw:style-name="a624">
      <draw:frame draw:id="id69" presentation:style-name="a627" draw:name="ヘッダー プレースホルダー 1" svg:x="0in" svg:y="0in" svg:width="3.5878in" svg:height="0.58425in" presentation:class="header" presentation:placeholder="false">
        <draw:text-box>
          <text:p text:style-name="a626" text:class-names="" text:cond-style-name=""><text:span text:style-name="a625" text:class-names=""/></text:p>
        </draw:text-box>
        <svg:title/>
        <svg:desc/>
      </draw:frame>
      <draw:frame draw:id="id70" presentation:style-name="a630" draw:name="日付プレースホルダー 2" svg:x="4.67953in" svg:y="0in" svg:width="3.5878in" svg:height="0.58425in" presentation:class="date-time" presentation:placeholder="false">
        <draw:text-box>
          <text:p text:style-name="a629" text:class-names="" text:cond-style-name=""><text:span text:style-name="a628" text:class-names=""/></text:p>
        </draw:text-box>
        <svg:title/>
        <svg:desc/>
      </draw:frame>
      <draw:frame draw:id="id71" presentation:style-name="a633" draw:name="フッター プレースホルダー 3" svg:x="0in" svg:y="11.10827in" svg:width="3.5878in" svg:height="0.58425in" presentation:class="footer" presentation:placeholder="false">
        <draw:text-box>
          <text:p text:style-name="a632" text:class-names="" text:cond-style-name=""><text:span text:style-name="a631" text:class-names=""/></text:p>
        </draw:text-box>
        <svg:title/>
        <svg:desc/>
      </draw:frame>
      <draw:frame draw:id="id72" presentation:style-name="a636" draw:name="スライド番号プレースホルダー 4" svg:x="4.67953in" svg:y="11.10827in" svg:width="3.5878in" svg:height="0.58425in" presentation:class="page-number" presentation:placeholder="false">
        <draw:text-box>
          <text:p text:style-name="a635" text:class-names="" text:cond-style-name=""><text:span text:style-name="a634"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プレゼンテーション</dc:title>
    <dc:creator>出口 莉紗</dc:creator>
    <meta:creation-date>2021-05-28T23:57:23Z</meta:creation-date>
    <dc:date>2021-06-12T14:31:51Z</dc:date>
    <meta:editing-cycles>3</meta:editing-cycles>
    <meta:editing-duration>PT10655S</meta:editing-duration>
    <meta:document-statistic meta:paragraph-count="44" meta:word-count="93"/>
  </office:meta>
</office:document-meta>
</file>